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.6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9.6mm"/>
    </style:style>
    <style:style style:name="co4" style:family="table-column">
      <style:table-column-properties fo:break-before="auto" style:column-width="7.34mm"/>
    </style:style>
    <style:style style:name="co5" style:family="table-column">
      <style:table-column-properties fo:break-before="auto" style:column-width="18.59mm"/>
    </style:style>
    <style:style style:name="co6" style:family="table-column">
      <style:table-column-properties fo:break-before="auto" style:column-width="15.0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style:style style:name="ce1" style:family="table-cell" style:parent-style-name="Default" style:data-style-name="N84"/>
    <style:style style:name="ce2" style:family="table-cell" style:parent-style-name="Default" style:data-style-name="N125"/>
    <style:style style:name="ce3" style:family="table-cell" style:parent-style-name="Default" style:data-style-name="N99"/>
    <style:style style:name="ce4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ffcc00"/>
      <style:text-properties fo:font-weight="bold" style:font-weight-asian="bold" style:font-weight-complex="bold"/>
    </style:style>
    <style:style style:name="ce7" style:family="table-cell" style:parent-style-name="Default" style:data-style-name="N3"/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11"/>
    <style:style style:name="ce11" style:family="table-cell" style:parent-style-name="Default" style:data-style-name="N11">
      <style:text-properties style:font-name="Liberation Sans" style:font-name-asian="Noto Sans CJK SC Regular" style:font-name-complex="FreeSans"/>
    </style:style>
    <style:style style:name="ce12" style:family="table-cell" style:parent-style-name="Default">
      <style:text-properties style:font-name="Liberation Sans" style:font-name-asian="Noto Sans CJK SC Regular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9" table:style-name="ta1">
        <office:forms form:automatic-focus="false" form:apply-design-mode="false"/>
        <table:shapes>
          <draw:frame draw:z-index="0" draw:style-name="gr1" draw:text-style-name="P1" svg:width="216.78mm" svg:height="88.46mm" svg:x="127.02mm" svg:y="1.85mm">
            <loext:p draw:notify-on-update-of-ranges="Sheet9.B12:Sheet9.B849 Sheet9.C12:Sheet9.C84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17.12mm" svg:height="117.15mm" svg:x="126.47mm" svg:y="92.16mm">
            <loext:p draw:notify-on-update-of-ranges="Sheet9.B13:Sheet9.B50 Sheet9.C13:Sheet9.C35 Sheet9.E13:Sheet9.E5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2"/>
        <table:table-column table:style-name="co3" table:default-cell-style-name="ce7"/>
        <table:table-column table:style-name="co4" table:default-cell-style-name="Default"/>
        <table:table-column table:style-name="co5" table:default-cell-style-name="ce7"/>
        <table:table-column table:style-name="co2" table:default-cell-style-name="Default"/>
        <table:table-column table:style-name="co6" table:default-cell-style-name="Default"/>
        <table:table-column table:style-name="co2" table:number-columns-repeated="4" table:default-cell-style-name="Default"/>
        <table:table-row table:style-name="ro1">
          <table:table-cell table:style-name="Default" table:number-columns-repeated="3"/>
          <table:table-cell/>
          <table:table-cell table:style-name="ce9" office:value-type="string" calcext:value-type="string" table:number-columns-spanned="2" table:number-rows-spanned="1">
            <text:p>params</text:p>
          </table:table-cell>
          <table:covered-table-cell/>
          <table:table-cell table:number-columns-repeated="5"/>
        </table:table-row>
        <table:table-row table:style-name="ro1">
          <table:table-cell table:style-name="Default" table:number-columns-repeated="3"/>
          <table:table-cell/>
          <table:table-cell table:style-name="Default" office:value-type="float" office:value="1" calcext:value-type="float">
            <text:p>1</text:p>
          </table:table-cell>
          <table:table-cell office:value-type="float" office:value="-54126.453003963" calcext:value-type="float">
            <text:p>-54126,453003963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ce4" office:value-type="string" calcext:value-type="string">
            <text:p>sum error</text:p>
          </table:table-cell>
          <table:table-cell table:style-name="ce6" table:formula="of:=SQRT( AVERAGE([.F13:.F35]) )" office:value-type="float" office:value="0.666036314403141" calcext:value-type="float">
            <text:p>0,6660363144</text:p>
          </table:table-cell>
          <table:table-cell/>
          <table:table-cell table:style-name="Default" office:value-type="float" office:value="2" calcext:value-type="float">
            <text:p>2</text:p>
          </table:table-cell>
          <table:table-cell office:value-type="float" office:value="-0.42498746647241" calcext:value-type="float">
            <text:p>-0,4249874665</text:p>
          </table:table-cell>
          <table:table-cell table:number-columns-repeated="5"/>
        </table:table-row>
        <table:table-row table:style-name="ro1">
          <table:table-cell table:style-name="Default" table:number-columns-repeated="3"/>
          <table:table-cell/>
          <table:table-cell table:style-name="Default" office:value-type="float" office:value="3" calcext:value-type="float">
            <text:p>3</text:p>
          </table:table-cell>
          <table:table-cell office:value-type="float" office:value="41041.416200666" calcext:value-type="float">
            <text:p>41041,416200666</text:p>
          </table:table-cell>
          <table:table-cell table:number-columns-repeated="4"/>
          <table:table-cell table:style-name="ce3"/>
        </table:table-row>
        <table:table-row table:style-name="ro1">
          <table:table-cell table:style-name="Default" table:number-columns-repeated="3"/>
          <table:table-cell/>
          <table:table-cell table:style-name="Default" office:value-type="float" office:value="4" calcext:value-type="float">
            <text:p>4</text:p>
          </table:table-cell>
          <table:table-cell office:value-type="float" office:value="-0.079363132202121" calcext:value-type="float">
            <text:p>-0,0793631322</text:p>
          </table:table-cell>
          <table:table-cell table:number-columns-repeated="5"/>
        </table:table-row>
        <table:table-row table:style-name="ro1">
          <table:table-cell table:style-name="Default" table:number-columns-repeated="3"/>
          <table:table-cell/>
          <table:table-cell table:style-name="Default" office:value-type="float" office:value="5" calcext:value-type="float">
            <text:p>5</text:p>
          </table:table-cell>
          <table:table-cell office:value-type="float" office:value="10.239555483593" calcext:value-type="float">
            <text:p>10,2395554836</text:p>
          </table:table-cell>
          <table:table-cell table:number-columns-repeated="5"/>
        </table:table-row>
        <table:table-row table:style-name="ro1">
          <table:table-cell table:style-name="Default" table:number-columns-repeated="3"/>
          <table:table-cell/>
          <table:table-cell table:style-name="Default" office:value-type="float" office:value="6" calcext:value-type="float">
            <text:p>6</text:p>
          </table:table-cell>
          <table:table-cell office:value-type="float" office:value="0.7962876447606" calcext:value-type="float">
            <text:p>0,7962876448</text:p>
          </table:table-cell>
          <table:table-cell table:number-columns-repeated="5"/>
        </table:table-row>
        <table:table-row table:style-name="ro1">
          <table:table-cell table:style-name="Default" table:number-columns-repeated="3"/>
          <table:table-cell/>
          <table:table-cell table:style-name="Default" office:value-type="float" office:value="7" calcext:value-type="float">
            <text:p>7</text:p>
          </table:table-cell>
          <table:table-cell office:value-type="float" office:value="-21809.883880517" calcext:value-type="float">
            <text:p>-21809,883880517</text:p>
          </table:table-cell>
          <table:table-cell table:number-columns-repeated="5"/>
        </table:table-row>
        <table:table-row table:style-name="ro1">
          <table:table-cell table:style-name="Default" table:number-columns-repeated="3"/>
          <table:table-cell/>
          <table:table-cell table:style-name="Default"/>
          <table:table-cell table:number-columns-repeated="6"/>
        </table:table-row>
        <table:table-row table:style-name="ro1">
          <table:table-cell table:style-name="ce1"/>
          <table:table-cell table:style-name="Default" table:number-columns-repeated="2"/>
          <table:table-cell/>
          <table:table-cell table:style-name="Default"/>
          <table:table-cell table:number-columns-repeated="6"/>
        </table:table-row>
        <table:table-row table:style-name="ro1">
          <table:table-cell table:style-name="ce2"/>
          <table:table-cell table:style-name="ce5" office:value-type="string" calcext:value-type="string">
            <text:p>date</text:p>
          </table:table-cell>
          <table:table-cell table:style-name="ce5" office:value-type="string" calcext:value-type="string">
            <text:p>confirmed</text:p>
          </table:table-cell>
          <table:table-cell table:style-name="ce8"/>
          <table:table-cell table:style-name="ce5" office:value-type="string" calcext:value-type="string">
            <text:p>prediction</text:p>
          </table:table-cell>
          <table:table-cell table:style-name="ce5" office:value-type="string" calcext:value-type="string">
            <text:p>error</text:p>
          </table:table-cell>
          <table:table-cell table:style-name="ce5"/>
          <table:table-cell table:number-columns-repeated="4"/>
        </table:table-row>
        <table:table-row table:style-name="ro1">
          <table:table-cell table:style-name="ce2"/>
          <table:table-cell office:value-type="date" office:date-value="2019-01-21" calcext:value-type="date">
            <text:p>21-01-2019</text:p>
          </table:table-cell>
          <table:table-cell office:value-type="float" office:value="282" calcext:value-type="float">
            <text:p>282</text:p>
          </table:table-cell>
          <table:table-cell/>
          <table:table-cell table:formula="of:=[.C12]" office:value-type="float" office:value="282" calcext:value-type="float">
            <text:p>282</text:p>
          </table:table-cell>
          <table:table-cell table:number-columns-repeated="6"/>
        </table:table-row>
        <table:table-row table:style-name="ro1">
          <table:table-cell table:style-name="Default"/>
          <table:table-cell table:formula="of:=[.B12]+1" office:value-type="date" office:date-value="2019-01-22" calcext:value-type="date">
            <text:p>22-01-2019</text:p>
          </table:table-cell>
          <table:table-cell office:value-type="float" office:value="314" calcext:value-type="float">
            <text:p>314</text:p>
          </table:table-cell>
          <table:table-cell/>
          <table:table-cell table:formula="of:=[.F$2]*[.C12]^[.F$3]+[.F$4]*[.C12]^[.F$5]+[.F$6]*[.C12]^[.F$7]+[.F$8]" office:value-type="float" office:value="411.548904962503" calcext:value-type="float">
            <text:p>412</text:p>
          </table:table-cell>
          <table:table-cell table:style-name="ce10" table:formula="of:=( ([.C13]-[.E13]) / ([.C13]-[.C12]) ) ^ 2" office:value-type="percentage" office:value="9.29276255799164" calcext:value-type="percentage">
            <text:p>929,28%</text:p>
          </table:table-cell>
          <table:table-cell table:style-name="ce11"/>
          <table:table-cell table:style-name="ce12" table:number-columns-repeated="2"/>
          <table:table-cell table:number-columns-repeated="2"/>
        </table:table-row>
        <table:table-row table:style-name="ro1">
          <table:table-cell table:style-name="Default"/>
          <table:table-cell table:formula="of:=[.B13]+1" office:value-type="date" office:date-value="2019-01-23" calcext:value-type="date">
            <text:p>23-01-2019</text:p>
          </table:table-cell>
          <table:table-cell office:value-type="float" office:value="579" calcext:value-type="float">
            <text:p>579</text:p>
          </table:table-cell>
          <table:table-cell/>
          <table:table-cell table:formula="of:=[.F$2]*[.C13]^[.F$3]+[.F$4]*[.C13]^[.F$5]+[.F$6]*[.C13]^[.F$7]+[.F$8]" office:value-type="float" office:value="490.273444678925" calcext:value-type="float">
            <text:p>490</text:p>
          </table:table-cell>
          <table:table-cell table:style-name="ce10" table:formula="of:=( ([.C14]-[.E14]) / ([.C14]-[.C13]) ) ^ 2" office:value-type="percentage" office:value="0.112102550646404" calcext:value-type="percentage">
            <text:p>11,21%</text:p>
          </table:table-cell>
          <table:table-cell table:style-name="ce10"/>
          <table:table-cell table:style-name="ce12" table:number-columns-repeated="2"/>
          <table:table-cell table:number-columns-repeated="2"/>
        </table:table-row>
        <table:table-row table:style-name="ro1">
          <table:table-cell table:style-name="Default"/>
          <table:table-cell table:formula="of:=[.B14]+1" office:value-type="date" office:date-value="2019-01-24" calcext:value-type="date">
            <text:p>24-01-2019</text:p>
          </table:table-cell>
          <table:table-cell office:value-type="float" office:value="843" calcext:value-type="float">
            <text:p>843</text:p>
          </table:table-cell>
          <table:table-cell/>
          <table:table-cell table:formula="of:=[.F$2]*[.C14]^[.F$3]+[.F$4]*[.C14]^[.F$5]+[.F$6]*[.C14]^[.F$7]+[.F$8]" office:value-type="float" office:value="959.939299163558" calcext:value-type="float">
            <text:p>960</text:p>
          </table:table-cell>
          <table:table-cell table:style-name="ce10" table:formula="of:=( ([.C15]-[.E15]) / ([.C15]-[.C14]) ) ^ 2" office:value-type="percentage" office:value="0.19620637753765" calcext:value-type="percentage">
            <text:p>19,62%</text:p>
          </table:table-cell>
          <table:table-cell table:style-name="ce10"/>
          <table:table-cell table:style-name="ce12" table:number-columns-repeated="2"/>
          <table:table-cell table:number-columns-repeated="2"/>
        </table:table-row>
        <table:table-row table:style-name="ro1">
          <table:table-cell/>
          <table:table-cell table:formula="of:=[.B15]+1" office:value-type="date" office:date-value="2019-01-25" calcext:value-type="date">
            <text:p>25-01-2019</text:p>
          </table:table-cell>
          <table:table-cell office:value-type="float" office:value="1337" calcext:value-type="float">
            <text:p>1 337</text:p>
          </table:table-cell>
          <table:table-cell/>
          <table:table-cell table:formula="of:=[.F$2]*[.C15]^[.F$3]+[.F$4]*[.C15]^[.F$5]+[.F$6]*[.C15]^[.F$7]+[.F$8]" office:value-type="float" office:value="1332.91701510271" calcext:value-type="float">
            <text:p>1 333</text:p>
          </table:table-cell>
          <table:table-cell table:style-name="ce10" table:formula="of:=( ([.C16]-[.E16]) / ([.C16]-[.C15]) ) ^ 2" office:value-type="percentage" office:value="0.0000683127312015321" calcext:value-type="percentage">
            <text:p>0,01%</text:p>
          </table:table-cell>
          <table:table-cell table:style-name="ce10"/>
          <table:table-cell table:style-name="ce12" table:number-columns-repeated="2"/>
          <table:table-cell table:number-columns-repeated="2"/>
        </table:table-row>
        <table:table-row table:style-name="ro1">
          <table:table-cell/>
          <table:table-cell table:formula="of:=[.B16]+1" office:value-type="date" office:date-value="2019-01-26" calcext:value-type="date">
            <text:p>26-01-2019</text:p>
          </table:table-cell>
          <table:table-cell office:value-type="float" office:value="2014" calcext:value-type="float">
            <text:p>2 014</text:p>
          </table:table-cell>
          <table:table-cell/>
          <table:table-cell table:formula="of:=[.F$2]*[.C16]^[.F$3]+[.F$4]*[.C16]^[.F$5]+[.F$6]*[.C16]^[.F$7]+[.F$8]" office:value-type="float" office:value="1989.7878354079" calcext:value-type="float">
            <text:p>1 990</text:p>
          </table:table-cell>
          <table:table-cell table:style-name="ce10" table:formula="of:=( ([.C17]-[.E17]) / ([.C17]-[.C16]) ) ^ 2" office:value-type="percentage" office:value="0.0012790569966882" calcext:value-type="percentage">
            <text:p>0,13%</text:p>
          </table:table-cell>
          <table:table-cell table:style-name="ce10"/>
          <table:table-cell table:style-name="ce12" table:number-columns-repeated="2"/>
          <table:table-cell table:number-columns-repeated="2"/>
        </table:table-row>
        <table:table-row table:style-name="ro1">
          <table:table-cell/>
          <table:table-cell table:formula="of:=[.B17]+1" office:value-type="date" office:date-value="2019-01-27" calcext:value-type="date">
            <text:p>27-01-2019</text:p>
          </table:table-cell>
          <table:table-cell office:value-type="float" office:value="2798" calcext:value-type="float">
            <text:p>2 798</text:p>
          </table:table-cell>
          <table:table-cell/>
          <table:table-cell table:formula="of:=[.F$2]*[.C17]^[.F$3]+[.F$4]*[.C17]^[.F$5]+[.F$6]*[.C17]^[.F$7]+[.F$8]" office:value-type="float" office:value="2872.74588324072" calcext:value-type="float">
            <text:p>2 873</text:p>
          </table:table-cell>
          <table:table-cell table:style-name="ce10" table:formula="of:=( ([.C18]-[.E18]) / ([.C18]-[.C17]) ) ^ 2" office:value-type="percentage" office:value="0.0090895510032205" calcext:value-type="percentage">
            <text:p>0,91%</text:p>
          </table:table-cell>
          <table:table-cell table:style-name="ce10"/>
          <table:table-cell table:style-name="ce12" table:number-columns-repeated="2"/>
          <table:table-cell table:number-columns-repeated="2"/>
        </table:table-row>
        <table:table-row table:style-name="ro1">
          <table:table-cell/>
          <table:table-cell table:formula="of:=[.B18]+1" office:value-type="date" office:date-value="2019-01-28" calcext:value-type="date">
            <text:p>28-01-2019</text:p>
          </table:table-cell>
          <table:table-cell office:value-type="float" office:value="4593" calcext:value-type="float">
            <text:p>4 593</text:p>
          </table:table-cell>
          <table:table-cell/>
          <table:table-cell table:formula="of:=[.F$2]*[.C18]^[.F$3]+[.F$4]*[.C18]^[.F$5]+[.F$6]*[.C18]^[.F$7]+[.F$8]" office:value-type="float" office:value="3883.30107098738" calcext:value-type="float">
            <text:p>3 883</text:p>
          </table:table-cell>
          <table:table-cell table:style-name="ce10" table:formula="of:=( ([.C19]-[.E19]) / ([.C19]-[.C18]) ) ^ 2" office:value-type="percentage" office:value="0.156321744816273" calcext:value-type="percentage">
            <text:p>15,63%</text:p>
          </table:table-cell>
          <table:table-cell table:style-name="ce10"/>
          <table:table-cell table:style-name="ce12" table:number-columns-repeated="2"/>
          <table:table-cell table:number-columns-repeated="2"/>
        </table:table-row>
        <table:table-row table:style-name="ro1">
          <table:table-cell/>
          <table:table-cell table:formula="of:=[.B19]+1" office:value-type="date" office:date-value="2019-01-29" calcext:value-type="date">
            <text:p>29-01-2019</text:p>
          </table:table-cell>
          <table:table-cell office:value-type="float" office:value="6065" calcext:value-type="float">
            <text:p>6 065</text:p>
          </table:table-cell>
          <table:table-cell/>
          <table:table-cell table:formula="of:=[.F$2]*[.C19]^[.F$3]+[.F$4]*[.C19]^[.F$5]+[.F$6]*[.C19]^[.F$7]+[.F$8]" office:value-type="float" office:value="6144.93793530806" calcext:value-type="float">
            <text:p>6 145</text:p>
          </table:table-cell>
          <table:table-cell table:style-name="ce10" table:formula="of:=( ([.C20]-[.E20]) / ([.C20]-[.C19]) ) ^ 2" office:value-type="percentage" office:value="0.00294910498753699" calcext:value-type="percentage">
            <text:p>0,29%</text:p>
          </table:table-cell>
          <table:table-cell table:style-name="ce10"/>
          <table:table-cell table:style-name="ce12" table:number-columns-repeated="2"/>
          <table:table-cell table:number-columns-repeated="2"/>
        </table:table-row>
        <table:table-row table:style-name="ro1">
          <table:table-cell/>
          <table:table-cell table:formula="of:=[.B20]+1" office:value-type="date" office:date-value="2019-01-30" calcext:value-type="date">
            <text:p>30-01-2019</text:p>
          </table:table-cell>
          <table:table-cell office:value-type="float" office:value="7818" calcext:value-type="float">
            <text:p>7 818</text:p>
          </table:table-cell>
          <table:table-cell/>
          <table:table-cell table:formula="of:=[.F$2]*[.C20]^[.F$3]+[.F$4]*[.C20]^[.F$5]+[.F$6]*[.C20]^[.F$7]+[.F$8]" office:value-type="float" office:value="7945.22060965982" calcext:value-type="float">
            <text:p>7 945</text:p>
          </table:table-cell>
          <table:table-cell table:style-name="ce10" table:formula="of:=( ([.C21]-[.E21]) / ([.C21]-[.C20]) ) ^ 2" office:value-type="percentage" office:value="0.00526685197544667" calcext:value-type="percentage">
            <text:p>0,53%</text:p>
          </table:table-cell>
          <table:table-cell table:style-name="ce10"/>
          <table:table-cell table:style-name="ce12" table:number-columns-repeated="2"/>
          <table:table-cell table:number-columns-repeated="2"/>
        </table:table-row>
        <table:table-row table:style-name="ro1">
          <table:table-cell/>
          <table:table-cell table:formula="of:=[.B21]+1" office:value-type="date" office:date-value="2019-01-31" calcext:value-type="date">
            <text:p>31-01-2019</text:p>
          </table:table-cell>
          <table:table-cell office:value-type="float" office:value="9826" calcext:value-type="float">
            <text:p>9 826</text:p>
          </table:table-cell>
          <table:table-cell/>
          <table:table-cell table:formula="of:=[.F$2]*[.C21]^[.F$3]+[.F$4]*[.C21]^[.F$5]+[.F$6]*[.C21]^[.F$7]+[.F$8]" office:value-type="float" office:value="10031.4881937171" calcext:value-type="float">
            <text:p>10 031</text:p>
          </table:table-cell>
          <table:table-cell table:style-name="ce10" table:formula="of:=( ([.C22]-[.E22]) / ([.C22]-[.C21]) ) ^ 2" office:value-type="percentage" office:value="0.0104724026595624" calcext:value-type="percentage">
            <text:p>1,05%</text:p>
          </table:table-cell>
          <table:table-cell table:style-name="ce10"/>
          <table:table-cell table:number-columns-repeated="4"/>
        </table:table-row>
        <table:table-row table:style-name="ro1">
          <table:table-cell/>
          <table:table-cell table:formula="of:=[.B22]+1" office:value-type="date" office:date-value="2019-02-01" calcext:value-type="date">
            <text:p>01-02-2019</text:p>
          </table:table-cell>
          <table:table-cell office:value-type="float" office:value="11953" calcext:value-type="float">
            <text:p>11 953</text:p>
          </table:table-cell>
          <table:table-cell/>
          <table:table-cell table:formula="of:=[.F$2]*[.C22]^[.F$3]+[.F$4]*[.C22]^[.F$5]+[.F$6]*[.C22]^[.F$7]+[.F$8]" office:value-type="float" office:value="12354.1133994667" calcext:value-type="float">
            <text:p>12 354</text:p>
          </table:table-cell>
          <table:table-cell table:style-name="ce10" table:formula="of:=( ([.C23]-[.E23]) / ([.C23]-[.C22]) ) ^ 2" office:value-type="percentage" office:value="0.0355630794859584" calcext:value-type="percentage">
            <text:p>3,56%</text:p>
          </table:table-cell>
          <table:table-cell table:style-name="ce10"/>
          <table:table-cell table:number-columns-repeated="4"/>
        </table:table-row>
        <table:table-row table:style-name="ro1">
          <table:table-cell/>
          <table:table-cell table:formula="of:=[.B23]+1" office:value-type="date" office:date-value="2019-02-02" calcext:value-type="date">
            <text:p>02-02-2019</text:p>
          </table:table-cell>
          <table:table-cell office:value-type="float" office:value="14557" calcext:value-type="float">
            <text:p>14 557</text:p>
          </table:table-cell>
          <table:table-cell/>
          <table:table-cell table:formula="of:=[.F$2]*[.C23]^[.F$3]+[.F$4]*[.C23]^[.F$5]+[.F$6]*[.C23]^[.F$7]+[.F$8]" office:value-type="float" office:value="14747.2938844603" calcext:value-type="float">
            <text:p>14 747</text:p>
          </table:table-cell>
          <table:table-cell table:style-name="ce10" table:formula="of:=( ([.C24]-[.E24]) / ([.C24]-[.C23]) ) ^ 2" office:value-type="percentage" office:value="0.0053403251854923" calcext:value-type="percentage">
            <text:p>0,53%</text:p>
          </table:table-cell>
          <table:table-cell table:style-name="ce10"/>
          <table:table-cell table:number-columns-repeated="4"/>
        </table:table-row>
        <table:table-row table:style-name="ro1">
          <table:table-cell/>
          <table:table-cell table:formula="of:=[.B24]+1" office:value-type="date" office:date-value="2019-02-03" calcext:value-type="date">
            <text:p>03-02-2019</text:p>
          </table:table-cell>
          <table:table-cell office:value-type="float" office:value="17391" calcext:value-type="float">
            <text:p>17 391</text:p>
          </table:table-cell>
          <table:table-cell/>
          <table:table-cell table:formula="of:=[.F$2]*[.C24]^[.F$3]+[.F$4]*[.C24]^[.F$5]+[.F$6]*[.C24]^[.F$7]+[.F$8]" office:value-type="float" office:value="17597.1281544653" calcext:value-type="float">
            <text:p>17 597</text:p>
          </table:table-cell>
          <table:table-cell table:style-name="ce10" table:formula="of:=( ([.C25]-[.E25]) / ([.C25]-[.C24]) ) ^ 2" office:value-type="percentage" office:value="0.00529023467722205" calcext:value-type="percentage">
            <text:p>0,53%</text:p>
          </table:table-cell>
          <table:table-cell table:style-name="ce10"/>
          <table:table-cell table:number-columns-repeated="4"/>
        </table:table-row>
        <table:table-row table:style-name="ro1">
          <table:table-cell/>
          <table:table-cell table:formula="of:=[.B25]+1" office:value-type="date" office:date-value="2019-02-04" calcext:value-type="date">
            <text:p>04-02-2019</text:p>
          </table:table-cell>
          <table:table-cell office:value-type="float" office:value="20630" calcext:value-type="float">
            <text:p>20 630</text:p>
          </table:table-cell>
          <table:table-cell/>
          <table:table-cell table:formula="of:=[.F$2]*[.C25]^[.F$3]+[.F$4]*[.C25]^[.F$5]+[.F$6]*[.C25]^[.F$7]+[.F$8]" office:value-type="float" office:value="20613.4485848951" calcext:value-type="float">
            <text:p>20 613</text:p>
          </table:table-cell>
          <table:table-cell table:style-name="ce10" table:formula="of:=( ([.C26]-[.E26]) / ([.C26]-[.C25]) ) ^ 2" office:value-type="percentage" office:value="0.0000261124947442205" calcext:value-type="percentage">
            <text:p>0,00%</text:p>
          </table:table-cell>
          <table:table-cell table:style-name="ce10"/>
          <table:table-cell table:number-columns-repeated="4"/>
        </table:table-row>
        <table:table-row table:style-name="ro1">
          <table:table-cell/>
          <table:table-cell table:formula="of:=[.B26]+1" office:value-type="date" office:date-value="2019-02-05" calcext:value-type="date">
            <text:p>05-02-2019</text:p>
          </table:table-cell>
          <table:table-cell office:value-type="float" office:value="24554" calcext:value-type="float">
            <text:p>24 554</text:p>
          </table:table-cell>
          <table:table-cell/>
          <table:table-cell table:formula="of:=[.F$2]*[.C26]^[.F$3]+[.F$4]*[.C26]^[.F$5]+[.F$6]*[.C26]^[.F$7]+[.F$8]" office:value-type="float" office:value="23968.4562936856" calcext:value-type="float">
            <text:p>23 968</text:p>
          </table:table-cell>
          <table:table-cell table:style-name="ce10" table:formula="of:=( ([.C27]-[.E27]) / ([.C27]-[.C26]) ) ^ 2" office:value-type="percentage" office:value="0.0222669450448203" calcext:value-type="percentage">
            <text:p>2,23%</text:p>
          </table:table-cell>
          <table:table-cell table:style-name="ce10"/>
          <table:table-cell table:number-columns-repeated="4"/>
        </table:table-row>
        <table:table-row table:style-name="ro1">
          <table:table-cell/>
          <table:table-cell table:formula="of:=[.B27]+1" office:value-type="date" office:date-value="2019-02-06" calcext:value-type="date">
            <text:p>06-02-2019</text:p>
          </table:table-cell>
          <table:table-cell office:value-type="float" office:value="28276" calcext:value-type="float">
            <text:p>28 276</text:p>
          </table:table-cell>
          <table:table-cell/>
          <table:table-cell table:formula="of:=[.F$2]*[.C27]^[.F$3]+[.F$4]*[.C27]^[.F$5]+[.F$6]*[.C27]^[.F$7]+[.F$8]" office:value-type="float" office:value="27921.0786979562" calcext:value-type="float">
            <text:p>27 921</text:p>
          </table:table-cell>
          <table:table-cell table:style-name="ce10" table:formula="of:=( ([.C28]-[.E28]) / ([.C28]-[.C27]) ) ^ 2" office:value-type="percentage" office:value="0.00909308801035578" calcext:value-type="percentage">
            <text:p>0,91%</text:p>
          </table:table-cell>
          <table:table-cell table:style-name="ce10"/>
          <table:table-cell table:number-columns-repeated="4"/>
        </table:table-row>
        <table:table-row table:style-name="ro1">
          <table:table-cell/>
          <table:table-cell table:formula="of:=[.B28]+1" office:value-type="date" office:date-value="2019-02-07" calcext:value-type="date">
            <text:p>07-02-2019</text:p>
          </table:table-cell>
          <table:table-cell office:value-type="float" office:value="31481" calcext:value-type="float">
            <text:p>31 481</text:p>
          </table:table-cell>
          <table:table-cell/>
          <table:table-cell table:formula="of:=[.F$2]*[.C28]^[.F$3]+[.F$4]*[.C28]^[.F$5]+[.F$6]*[.C28]^[.F$7]+[.F$8]" office:value-type="float" office:value="31573.4912724896" calcext:value-type="float">
            <text:p>31 573</text:p>
          </table:table-cell>
          <table:table-cell table:style-name="ce10" table:formula="of:=( ([.C29]-[.E29]) / ([.C29]-[.C28]) ) ^ 2" office:value-type="percentage" office:value="0.000832809060214436" calcext:value-type="percentage">
            <text:p>0,08%</text:p>
          </table:table-cell>
          <table:table-cell table:style-name="ce10"/>
          <table:table-cell table:number-columns-repeated="4"/>
        </table:table-row>
        <table:table-row table:style-name="ro1">
          <table:table-cell/>
          <table:table-cell table:formula="of:=[.B29]+1" office:value-type="date" office:date-value="2019-02-08" calcext:value-type="date">
            <text:p>08-02-2019</text:p>
          </table:table-cell>
          <table:table-cell office:value-type="float" office:value="34886" calcext:value-type="float">
            <text:p>34 886</text:p>
          </table:table-cell>
          <table:table-cell/>
          <table:table-cell table:formula="of:=[.F$2]*[.C29]^[.F$3]+[.F$4]*[.C29]^[.F$5]+[.F$6]*[.C29]^[.F$7]+[.F$8]" office:value-type="float" office:value="34652.9897240074" calcext:value-type="float">
            <text:p>34 653</text:p>
          </table:table-cell>
          <table:table-cell table:style-name="ce10" table:formula="of:=( ([.C30]-[.E30]) / ([.C30]-[.C29]) ) ^ 2" office:value-type="percentage" office:value="0.00468291113035677" calcext:value-type="percentage">
            <text:p>0,47%</text:p>
          </table:table-cell>
          <table:table-cell table:style-name="ce10"/>
          <table:table-cell table:number-columns-repeated="4"/>
        </table:table-row>
        <table:table-row table:style-name="ro1">
          <table:table-cell/>
          <table:table-cell table:formula="of:=[.B30]+1" office:value-type="date" office:date-value="2019-02-09" calcext:value-type="date">
            <text:p>09-02-2019</text:p>
          </table:table-cell>
          <table:table-cell office:value-type="float" office:value="37198" calcext:value-type="float">
            <text:p>37 198</text:p>
          </table:table-cell>
          <table:table-cell/>
          <table:table-cell table:formula="of:=[.F$2]*[.C30]^[.F$3]+[.F$4]*[.C30]^[.F$5]+[.F$6]*[.C30]^[.F$7]+[.F$8]" office:value-type="float" office:value="37865.6701512592" calcext:value-type="float">
            <text:p>37 866</text:p>
          </table:table-cell>
          <table:table-cell table:style-name="ce10" table:formula="of:=( ([.C31]-[.E31]) / ([.C31]-[.C30]) ) ^ 2" office:value-type="percentage" office:value="0.0833965841828941" calcext:value-type="percentage">
            <text:p>8,34%</text:p>
          </table:table-cell>
          <table:table-cell table:style-name="ce10"/>
          <table:table-cell table:number-columns-repeated="4"/>
        </table:table-row>
        <table:table-row table:style-name="ro1">
          <table:table-cell/>
          <table:table-cell table:formula="of:=[.B31]+1" office:value-type="date" office:date-value="2019-02-10" calcext:value-type="date">
            <text:p>10-02-2019</text:p>
          </table:table-cell>
          <table:table-cell office:value-type="float" office:value="40490" calcext:value-type="float">
            <text:p>40 490</text:p>
          </table:table-cell>
          <table:table-cell/>
          <table:table-cell table:formula="of:=[.F$2]*[.C31]^[.F$3]+[.F$4]*[.C31]^[.F$5]+[.F$6]*[.C31]^[.F$7]+[.F$8]" office:value-type="float" office:value="40015.5738535572" calcext:value-type="float">
            <text:p>40 016</text:p>
          </table:table-cell>
          <table:table-cell table:style-name="ce10" table:formula="of:=( ([.C32]-[.E32]) / ([.C32]-[.C31]) ) ^ 2" office:value-type="percentage" office:value="0.0207690952650523" calcext:value-type="percentage">
            <text:p>2,08%</text:p>
          </table:table-cell>
          <table:table-cell table:style-name="ce10"/>
          <table:table-cell table:number-columns-repeated="4"/>
        </table:table-row>
        <table:table-row table:style-name="ro1">
          <table:table-cell/>
          <table:table-cell table:formula="of:=[.B32]+1" office:value-type="date" office:date-value="2019-02-11" calcext:value-type="date">
            <text:p>11-02-2019</text:p>
          </table:table-cell>
          <table:table-cell office:value-type="float" office:value="43107" calcext:value-type="float">
            <text:p>43 107</text:p>
          </table:table-cell>
          <table:table-cell/>
          <table:table-cell table:formula="of:=[.F$2]*[.C32]^[.F$3]+[.F$4]*[.C32]^[.F$5]+[.F$6]*[.C32]^[.F$7]+[.F$8]" office:value-type="float" office:value="43036.5028577438" calcext:value-type="float">
            <text:p>43 037</text:p>
          </table:table-cell>
          <table:table-cell table:style-name="ce10" table:formula="of:=( ([.C33]-[.E33]) / ([.C33]-[.C32]) ) ^ 2" office:value-type="percentage" office:value="0.000725664001721488" calcext:value-type="percentage">
            <text:p>0,07%</text:p>
          </table:table-cell>
          <table:table-cell table:style-name="ce10"/>
          <table:table-cell table:number-columns-repeated="4"/>
        </table:table-row>
        <table:table-row table:style-name="ro1">
          <table:table-cell/>
          <table:table-cell table:formula="of:=[.B33]+1" office:value-type="date" office:date-value="2019-02-12" calcext:value-type="date">
            <text:p>12-02-2019</text:p>
          </table:table-cell>
          <table:table-cell office:value-type="float" office:value="45174" calcext:value-type="float">
            <text:p>45 174</text:p>
          </table:table-cell>
          <table:table-cell/>
          <table:table-cell table:formula="of:=[.F$2]*[.C33]^[.F$3]+[.F$4]*[.C33]^[.F$5]+[.F$6]*[.C33]^[.F$7]+[.F$8]" office:value-type="float" office:value="45406.7017136727" calcext:value-type="float">
            <text:p>45 407</text:p>
          </table:table-cell>
          <table:table-cell table:style-name="ce10" table:formula="of:=( ([.C34]-[.E34]) / ([.C34]-[.C33]) ) ^ 2" office:value-type="percentage" office:value="0.0126741315299376" calcext:value-type="percentage">
            <text:p>1,27%</text:p>
          </table:table-cell>
          <table:table-cell table:style-name="ce10"/>
          <table:table-cell table:number-columns-repeated="4"/>
        </table:table-row>
        <table:table-row table:style-name="ro1">
          <table:table-cell/>
          <table:table-cell table:formula="of:=[.B34]+1" office:value-type="date" office:date-value="2019-02-13" calcext:value-type="date">
            <text:p>13-02-2019</text:p>
          </table:table-cell>
          <table:table-cell office:value-type="float" office:value="49070" calcext:value-type="float">
            <text:p>49 070</text:p>
          </table:table-cell>
          <table:table-cell/>
          <table:table-cell table:formula="of:=[.F$2]*[.C34]^[.F$3]+[.F$4]*[.C34]^[.F$5]+[.F$6]*[.C34]^[.F$7]+[.F$8]" office:value-type="float" office:value="47260.472331552" calcext:value-type="float">
            <text:p>47 260</text:p>
          </table:table-cell>
          <table:table-cell table:style-name="ce10" table:formula="of:=( ([.C35]-[.E35]) / ([.C35]-[.C34]) ) ^ 2" office:value-type="percentage" office:value="0.215721066971166" calcext:value-type="percentage">
            <text:p>21,57%</text:p>
          </table:table-cell>
          <table:table-cell table:style-name="ce10"/>
          <table:table-cell table:number-columns-repeated="4"/>
        </table:table-row>
        <table:table-row table:style-name="ro1">
          <table:table-cell/>
          <table:table-cell table:formula="of:=[.B35]+1" office:value-type="date" office:date-value="2019-02-14" calcext:value-type="date">
            <text:p>14-02-2019</text:p>
          </table:table-cell>
          <table:table-cell table:formula="of:=IF([.E36]&lt;10000000000;[.E36];10000000000)" office:value-type="float" office:value="50713.603260361" calcext:value-type="float">
            <text:p>50 714</text:p>
          </table:table-cell>
          <table:table-cell/>
          <table:table-cell table:formula="of:=[.F$2]*[.C35]^[.F$3]+[.F$4]*[.C35]^[.F$5]+[.F$6]*[.C35]^[.F$7]+[.F$8]" office:value-type="float" office:value="50713.603260361" calcext:value-type="float">
            <text:p>50 714</text:p>
          </table:table-cell>
          <table:table-cell table:number-columns-repeated="6"/>
        </table:table-row>
        <table:table-row table:style-name="ro1">
          <table:table-cell/>
          <table:table-cell table:formula="of:=[.B36]+1" office:value-type="date" office:date-value="2019-02-15" calcext:value-type="date">
            <text:p>15-02-2019</text:p>
          </table:table-cell>
          <table:table-cell table:formula="of:=IF([.E37]&lt;10000000000;[.E37];10000000000)" office:value-type="float" office:value="52155.2342569876" calcext:value-type="float">
            <text:p>52 155</text:p>
          </table:table-cell>
          <table:table-cell/>
          <table:table-cell table:formula="of:=[.F$2]*[.C36]^[.F$3]+[.F$4]*[.C36]^[.F$5]+[.F$6]*[.C36]^[.F$7]+[.F$8]" office:value-type="float" office:value="52155.2342569876" calcext:value-type="float">
            <text:p>52 155</text:p>
          </table:table-cell>
          <table:table-cell table:number-columns-repeated="6"/>
        </table:table-row>
        <table:table-row table:style-name="ro1">
          <table:table-cell/>
          <table:table-cell table:formula="of:=[.B37]+1" office:value-type="date" office:date-value="2019-02-16" calcext:value-type="date">
            <text:p>16-02-2019</text:p>
          </table:table-cell>
          <table:table-cell table:formula="of:=IF([.E38]&lt;10000000000;[.E38];10000000000)" office:value-type="float" office:value="53412.6894215134" calcext:value-type="float">
            <text:p>53 413</text:p>
          </table:table-cell>
          <table:table-cell/>
          <table:table-cell table:formula="of:=[.F$2]*[.C37]^[.F$3]+[.F$4]*[.C37]^[.F$5]+[.F$6]*[.C37]^[.F$7]+[.F$8]" office:value-type="float" office:value="53412.6894215134" calcext:value-type="float">
            <text:p>53 413</text:p>
          </table:table-cell>
          <table:table-cell table:number-columns-repeated="6"/>
        </table:table-row>
        <table:table-row table:style-name="ro1">
          <table:table-cell/>
          <table:table-cell table:formula="of:=[.B38]+1" office:value-type="date" office:date-value="2019-02-17" calcext:value-type="date">
            <text:p>17-02-2019</text:p>
          </table:table-cell>
          <table:table-cell table:formula="of:=IF([.E39]&lt;10000000000;[.E39];10000000000)" office:value-type="float" office:value="54504.3022083677" calcext:value-type="float">
            <text:p>54 504</text:p>
          </table:table-cell>
          <table:table-cell/>
          <table:table-cell table:formula="of:=[.F$2]*[.C38]^[.F$3]+[.F$4]*[.C38]^[.F$5]+[.F$6]*[.C38]^[.F$7]+[.F$8]" office:value-type="float" office:value="54504.3022083677" calcext:value-type="float">
            <text:p>54 504</text:p>
          </table:table-cell>
          <table:table-cell table:number-columns-repeated="6"/>
        </table:table-row>
        <table:table-row table:style-name="ro1">
          <table:table-cell/>
          <table:table-cell table:formula="of:=[.B39]+1" office:value-type="date" office:date-value="2019-02-18" calcext:value-type="date">
            <text:p>18-02-2019</text:p>
          </table:table-cell>
          <table:table-cell table:formula="of:=IF([.E40]&lt;10000000000;[.E40];10000000000)" office:value-type="float" office:value="55448.1212895755" calcext:value-type="float">
            <text:p>55 448</text:p>
          </table:table-cell>
          <table:table-cell/>
          <table:table-cell table:formula="of:=[.F$2]*[.C39]^[.F$3]+[.F$4]*[.C39]^[.F$5]+[.F$6]*[.C39]^[.F$7]+[.F$8]" office:value-type="float" office:value="55448.1212895755" calcext:value-type="float">
            <text:p>55 448</text:p>
          </table:table-cell>
          <table:table-cell table:number-columns-repeated="6"/>
        </table:table-row>
        <table:table-row table:style-name="ro1">
          <table:table-cell/>
          <table:table-cell table:formula="of:=[.B40]+1" office:value-type="date" office:date-value="2019-02-19" calcext:value-type="date">
            <text:p>19-02-2019</text:p>
          </table:table-cell>
          <table:table-cell table:formula="of:=IF([.E41]&lt;10000000000;[.E41];10000000000)" office:value-type="float" office:value="56261.355188038" calcext:value-type="float">
            <text:p>56 261</text:p>
          </table:table-cell>
          <table:table-cell/>
          <table:table-cell table:formula="of:=[.F$2]*[.C40]^[.F$3]+[.F$4]*[.C40]^[.F$5]+[.F$6]*[.C40]^[.F$7]+[.F$8]" office:value-type="float" office:value="56261.355188038" calcext:value-type="float">
            <text:p>56 261</text:p>
          </table:table-cell>
          <table:table-cell table:number-columns-repeated="6"/>
        </table:table-row>
        <table:table-row table:style-name="ro1">
          <table:table-cell/>
          <table:table-cell table:formula="of:=[.B41]+1" office:value-type="date" office:date-value="2019-02-20" calcext:value-type="date">
            <text:p>20-02-2019</text:p>
          </table:table-cell>
          <table:table-cell table:formula="of:=IF([.E42]&lt;10000000000;[.E42];10000000000)" office:value-type="float" office:value="56960.0271123532" calcext:value-type="float">
            <text:p>56 960</text:p>
          </table:table-cell>
          <table:table-cell/>
          <table:table-cell table:formula="of:=[.F$2]*[.C41]^[.F$3]+[.F$4]*[.C41]^[.F$5]+[.F$6]*[.C41]^[.F$7]+[.F$8]" office:value-type="float" office:value="56960.0271123532" calcext:value-type="float">
            <text:p>56 960</text:p>
          </table:table-cell>
          <table:table-cell table:number-columns-repeated="6"/>
        </table:table-row>
        <table:table-row table:style-name="ro1">
          <table:table-cell/>
          <table:table-cell table:formula="of:=[.B42]+1" office:value-type="date" office:date-value="2019-02-21" calcext:value-type="date">
            <text:p>21-02-2019</text:p>
          </table:table-cell>
          <table:table-cell table:formula="of:=IF([.E43]&lt;10000000000;[.E43];10000000000)" office:value-type="float" office:value="57558.7885812168" calcext:value-type="float">
            <text:p>57 559</text:p>
          </table:table-cell>
          <table:table-cell/>
          <table:table-cell table:formula="of:=[.F$2]*[.C42]^[.F$3]+[.F$4]*[.C42]^[.F$5]+[.F$6]*[.C42]^[.F$7]+[.F$8]" office:value-type="float" office:value="57558.7885812168" calcext:value-type="float">
            <text:p>57 559</text:p>
          </table:table-cell>
          <table:table-cell table:number-columns-repeated="6"/>
        </table:table-row>
        <table:table-row table:style-name="ro1">
          <table:table-cell/>
          <table:table-cell table:formula="of:=[.B43]+1" office:value-type="date" office:date-value="2019-02-22" calcext:value-type="date">
            <text:p>22-02-2019</text:p>
          </table:table-cell>
          <table:table-cell table:formula="of:=IF([.E44]&lt;10000000000;[.E44];10000000000)" office:value-type="float" office:value="58070.8481065123" calcext:value-type="float">
            <text:p>58 071</text:p>
          </table:table-cell>
          <table:table-cell/>
          <table:table-cell table:formula="of:=[.F$2]*[.C43]^[.F$3]+[.F$4]*[.C43]^[.F$5]+[.F$6]*[.C43]^[.F$7]+[.F$8]" office:value-type="float" office:value="58070.8481065123" calcext:value-type="float">
            <text:p>58 071</text:p>
          </table:table-cell>
          <table:table-cell table:number-columns-repeated="6"/>
        </table:table-row>
        <table:table-row table:style-name="ro1">
          <table:table-cell/>
          <table:table-cell table:formula="of:=[.B44]+1" office:value-type="date" office:date-value="2019-02-23" calcext:value-type="date">
            <text:p>23-02-2019</text:p>
          </table:table-cell>
          <table:table-cell table:formula="of:=IF([.E45]&lt;10000000000;[.E45];10000000000)" office:value-type="float" office:value="58507.9796072985" calcext:value-type="float">
            <text:p>58 508</text:p>
          </table:table-cell>
          <table:table-cell/>
          <table:table-cell table:formula="of:=[.F$2]*[.C44]^[.F$3]+[.F$4]*[.C44]^[.F$5]+[.F$6]*[.C44]^[.F$7]+[.F$8]" office:value-type="float" office:value="58507.9796072985" calcext:value-type="float">
            <text:p>58 508</text:p>
          </table:table-cell>
          <table:table-cell table:number-columns-repeated="6"/>
        </table:table-row>
        <table:table-row table:style-name="ro1">
          <table:table-cell/>
          <table:table-cell table:formula="of:=[.B45]+1" office:value-type="date" office:date-value="2019-02-24" calcext:value-type="date">
            <text:p>24-02-2019</text:p>
          </table:table-cell>
          <table:table-cell table:formula="of:=IF([.E46]&lt;10000000000;[.E46];10000000000)" office:value-type="float" office:value="58880.5831541235" calcext:value-type="float">
            <text:p>58 881</text:p>
          </table:table-cell>
          <table:table-cell/>
          <table:table-cell table:formula="of:=[.F$2]*[.C45]^[.F$3]+[.F$4]*[.C45]^[.F$5]+[.F$6]*[.C45]^[.F$7]+[.F$8]" office:value-type="float" office:value="58880.5831541235" calcext:value-type="float">
            <text:p>58 881</text:p>
          </table:table-cell>
          <table:table-cell table:number-columns-repeated="6"/>
        </table:table-row>
        <table:table-row table:style-name="ro1">
          <table:table-cell/>
          <table:table-cell table:formula="of:=[.B46]+1" office:value-type="date" office:date-value="2019-02-25" calcext:value-type="date">
            <text:p>25-02-2019</text:p>
          </table:table-cell>
          <table:table-cell table:formula="of:=IF([.E47]&lt;10000000000;[.E47];10000000000)" office:value-type="float" office:value="59197.7775245471" calcext:value-type="float">
            <text:p>59 198</text:p>
          </table:table-cell>
          <table:table-cell/>
          <table:table-cell table:formula="of:=[.F$2]*[.C46]^[.F$3]+[.F$4]*[.C46]^[.F$5]+[.F$6]*[.C46]^[.F$7]+[.F$8]" office:value-type="float" office:value="59197.7775245471" calcext:value-type="float">
            <text:p>59 198</text:p>
          </table:table-cell>
          <table:table-cell table:number-columns-repeated="6"/>
        </table:table-row>
        <table:table-row table:style-name="ro1">
          <table:table-cell/>
          <table:table-cell table:formula="of:=[.B47]+1" office:value-type="date" office:date-value="2019-02-26" calcext:value-type="date">
            <text:p>26-02-2019</text:p>
          </table:table-cell>
          <table:table-cell table:formula="of:=IF([.E48]&lt;10000000000;[.E48];10000000000)" office:value-type="float" office:value="59467.5097036636" calcext:value-type="float">
            <text:p>59 468</text:p>
          </table:table-cell>
          <table:table-cell/>
          <table:table-cell table:formula="of:=[.F$2]*[.C47]^[.F$3]+[.F$4]*[.C47]^[.F$5]+[.F$6]*[.C47]^[.F$7]+[.F$8]" office:value-type="float" office:value="59467.5097036636" calcext:value-type="float">
            <text:p>59 468</text:p>
          </table:table-cell>
          <table:table-cell table:number-columns-repeated="6"/>
        </table:table-row>
        <table:table-row table:style-name="ro1">
          <table:table-cell/>
          <table:table-cell table:formula="of:=[.B48]+1" office:value-type="date" office:date-value="2019-02-27" calcext:value-type="date">
            <text:p>27-02-2019</text:p>
          </table:table-cell>
          <table:table-cell table:formula="of:=IF([.E49]&lt;10000000000;[.E49];10000000000)" office:value-type="float" office:value="59696.670921745" calcext:value-type="float">
            <text:p>59 697</text:p>
          </table:table-cell>
          <table:table-cell/>
          <table:table-cell table:formula="of:=[.F$2]*[.C48]^[.F$3]+[.F$4]*[.C48]^[.F$5]+[.F$6]*[.C48]^[.F$7]+[.F$8]" office:value-type="float" office:value="59696.670921745" calcext:value-type="float">
            <text:p>59 697</text:p>
          </table:table-cell>
          <table:table-cell table:number-columns-repeated="6"/>
        </table:table-row>
        <table:table-row table:style-name="ro1">
          <table:table-cell/>
          <table:table-cell table:formula="of:=[.B49]+1" office:value-type="date" office:date-value="2019-02-28" calcext:value-type="date">
            <text:p>28-02-2019</text:p>
          </table:table-cell>
          <table:table-cell table:formula="of:=IF([.E50]&lt;10000000000;[.E50];10000000000)" office:value-type="float" office:value="59891.2122242238" calcext:value-type="float">
            <text:p>59 891</text:p>
          </table:table-cell>
          <table:table-cell/>
          <table:table-cell table:formula="of:=[.F$2]*[.C49]^[.F$3]+[.F$4]*[.C49]^[.F$5]+[.F$6]*[.C49]^[.F$7]+[.F$8]" office:value-type="float" office:value="59891.2122242238" calcext:value-type="float">
            <text:p>59 891</text:p>
          </table:table-cell>
          <table:table-cell table:number-columns-repeated="6"/>
        </table:table-row>
        <table:table-row table:style-name="ro1">
          <table:table-cell/>
          <table:table-cell table:formula="of:=[.B50]+1" office:value-type="date" office:date-value="2019-03-01" calcext:value-type="date">
            <text:p>01-03-2019</text:p>
          </table:table-cell>
          <table:table-cell table:formula="of:=IF([.E51]&lt;10000000000;[.E51];10000000000)" office:value-type="float" office:value="60056.2550943062" calcext:value-type="float">
            <text:p>60 056</text:p>
          </table:table-cell>
          <table:table-cell/>
          <table:table-cell table:formula="of:=[.F$2]*[.C50]^[.F$3]+[.F$4]*[.C50]^[.F$5]+[.F$6]*[.C50]^[.F$7]+[.F$8]" office:value-type="float" office:value="60056.2550943062" calcext:value-type="float">
            <text:p>60 056</text:p>
          </table:table-cell>
          <table:table-cell table:number-columns-repeated="6"/>
        </table:table-row>
        <table:table-row table:style-name="ro1">
          <table:table-cell/>
          <table:table-cell table:formula="of:=[.B51]+1" office:value-type="date" office:date-value="2019-03-02" calcext:value-type="date">
            <text:p>02-03-2019</text:p>
          </table:table-cell>
          <table:table-cell table:formula="of:=IF([.E52]&lt;10000000000;[.E52];10000000000)" office:value-type="float" office:value="60196.1944729802" calcext:value-type="float">
            <text:p>60 196</text:p>
          </table:table-cell>
          <table:table-cell/>
          <table:table-cell table:formula="of:=[.F$2]*[.C51]^[.F$3]+[.F$4]*[.C51]^[.F$5]+[.F$6]*[.C51]^[.F$7]+[.F$8]" office:value-type="float" office:value="60196.1944729802" calcext:value-type="float">
            <text:p>60 196</text:p>
          </table:table-cell>
          <table:table-cell table:number-columns-repeated="6"/>
        </table:table-row>
        <table:table-row table:style-name="ro1">
          <table:table-cell/>
          <table:table-cell table:formula="of:=[.B52]+1" office:value-type="date" office:date-value="2019-03-03" calcext:value-type="date">
            <text:p>03-03-2019</text:p>
          </table:table-cell>
          <table:table-cell table:formula="of:=IF([.E53]&lt;10000000000;[.E53];10000000000)" office:value-type="float" office:value="60314.792804205" calcext:value-type="float">
            <text:p>60 315</text:p>
          </table:table-cell>
          <table:table-cell/>
          <table:table-cell table:formula="of:=[.F$2]*[.C52]^[.F$3]+[.F$4]*[.C52]^[.F$5]+[.F$6]*[.C52]^[.F$7]+[.F$8]" office:value-type="float" office:value="60314.792804205" calcext:value-type="float">
            <text:p>60 315</text:p>
          </table:table-cell>
          <table:table-cell table:number-columns-repeated="6"/>
        </table:table-row>
        <table:table-row table:style-name="ro1">
          <table:table-cell/>
          <table:table-cell table:formula="of:=[.B53]+1" office:value-type="date" office:date-value="2019-03-04" calcext:value-type="date">
            <text:p>04-03-2019</text:p>
          </table:table-cell>
          <table:table-cell table:formula="of:=IF([.E54]&lt;10000000000;[.E54];10000000000)" office:value-type="float" office:value="60415.2646084447" calcext:value-type="float">
            <text:p>60 415</text:p>
          </table:table-cell>
          <table:table-cell/>
          <table:table-cell table:formula="of:=[.F$2]*[.C53]^[.F$3]+[.F$4]*[.C53]^[.F$5]+[.F$6]*[.C53]^[.F$7]+[.F$8]" office:value-type="float" office:value="60415.2646084447" calcext:value-type="float">
            <text:p>60 415</text:p>
          </table:table-cell>
          <table:table-cell table:number-columns-repeated="6"/>
        </table:table-row>
        <table:table-row table:style-name="ro1">
          <table:table-cell/>
          <table:table-cell table:formula="of:=[.B54]+1" office:value-type="date" office:date-value="2019-03-05" calcext:value-type="date">
            <text:p>05-03-2019</text:p>
          </table:table-cell>
          <table:table-cell table:formula="of:=IF([.E55]&lt;10000000000;[.E55];10000000000)" office:value-type="float" office:value="60500.3516631087" calcext:value-type="float">
            <text:p>60 500</text:p>
          </table:table-cell>
          <table:table-cell/>
          <table:table-cell table:formula="of:=[.F$2]*[.C54]^[.F$3]+[.F$4]*[.C54]^[.F$5]+[.F$6]*[.C54]^[.F$7]+[.F$8]" office:value-type="float" office:value="60500.3516631087" calcext:value-type="float">
            <text:p>60 500</text:p>
          </table:table-cell>
          <table:table-cell table:number-columns-repeated="6"/>
        </table:table-row>
        <table:table-row table:style-name="ro1">
          <table:table-cell/>
          <table:table-cell table:formula="of:=[.B55]+1" office:value-type="date" office:date-value="2019-03-06" calcext:value-type="date">
            <text:p>06-03-2019</text:p>
          </table:table-cell>
          <table:table-cell table:formula="of:=IF([.E56]&lt;10000000000;[.E56];10000000000)" office:value-type="float" office:value="60572.3892278357" calcext:value-type="float">
            <text:p>60 572</text:p>
          </table:table-cell>
          <table:table-cell/>
          <table:table-cell table:formula="of:=[.F$2]*[.C55]^[.F$3]+[.F$4]*[.C55]^[.F$5]+[.F$6]*[.C55]^[.F$7]+[.F$8]" office:value-type="float" office:value="60572.3892278357" calcext:value-type="float">
            <text:p>60 572</text:p>
          </table:table-cell>
          <table:table-cell table:number-columns-repeated="6"/>
        </table:table-row>
        <table:table-row table:style-name="ro1">
          <table:table-cell/>
          <table:table-cell table:formula="of:=[.B56]+1" office:value-type="date" office:date-value="2019-03-07" calcext:value-type="date">
            <text:p>07-03-2019</text:p>
          </table:table-cell>
          <table:table-cell table:formula="of:=IF([.E57]&lt;10000000000;[.E57];10000000000)" office:value-type="float" office:value="60633.3639597009" calcext:value-type="float">
            <text:p>60 633</text:p>
          </table:table-cell>
          <table:table-cell/>
          <table:table-cell table:formula="of:=[.F$2]*[.C56]^[.F$3]+[.F$4]*[.C56]^[.F$5]+[.F$6]*[.C56]^[.F$7]+[.F$8]" office:value-type="float" office:value="60633.3639597009" calcext:value-type="float">
            <text:p>60 633</text:p>
          </table:table-cell>
          <table:table-cell table:number-columns-repeated="6"/>
        </table:table-row>
        <table:table-row table:style-name="ro1">
          <table:table-cell/>
          <table:table-cell table:formula="of:=[.B57]+1" office:value-type="date" office:date-value="2019-03-08" calcext:value-type="date">
            <text:p>08-03-2019</text:p>
          </table:table-cell>
          <table:table-cell table:formula="of:=IF([.E58]&lt;10000000000;[.E58];10000000000)" office:value-type="float" office:value="60684.964265845" calcext:value-type="float">
            <text:p>60 685</text:p>
          </table:table-cell>
          <table:table-cell/>
          <table:table-cell table:formula="of:=[.F$2]*[.C57]^[.F$3]+[.F$4]*[.C57]^[.F$5]+[.F$6]*[.C57]^[.F$7]+[.F$8]" office:value-type="float" office:value="60684.964265845" calcext:value-type="float">
            <text:p>60 685</text:p>
          </table:table-cell>
          <table:table-cell table:number-columns-repeated="6"/>
        </table:table-row>
        <table:table-row table:style-name="ro1">
          <table:table-cell/>
          <table:table-cell table:formula="of:=[.B58]+1" office:value-type="date" office:date-value="2019-03-09" calcext:value-type="date">
            <text:p>09-03-2019</text:p>
          </table:table-cell>
          <table:table-cell table:formula="of:=IF([.E59]&lt;10000000000;[.E59];10000000000)" office:value-type="float" office:value="60728.6238734204" calcext:value-type="float">
            <text:p>60 729</text:p>
          </table:table-cell>
          <table:table-cell/>
          <table:table-cell table:formula="of:=[.F$2]*[.C58]^[.F$3]+[.F$4]*[.C58]^[.F$5]+[.F$6]*[.C58]^[.F$7]+[.F$8]" office:value-type="float" office:value="60728.6238734204" calcext:value-type="float">
            <text:p>60 729</text:p>
          </table:table-cell>
          <table:table-cell table:number-columns-repeated="6"/>
        </table:table-row>
        <table:table-row table:style-name="ro1">
          <table:table-cell/>
          <table:table-cell table:formula="of:=[.B59]+1" office:value-type="date" office:date-value="2019-03-10" calcext:value-type="date">
            <text:p>10-03-2019</text:p>
          </table:table-cell>
          <table:table-cell table:formula="of:=IF([.E60]&lt;10000000000;[.E60];10000000000)" office:value-type="float" office:value="60765.559384047" calcext:value-type="float">
            <text:p>60 766</text:p>
          </table:table-cell>
          <table:table-cell/>
          <table:table-cell table:formula="of:=[.F$2]*[.C59]^[.F$3]+[.F$4]*[.C59]^[.F$5]+[.F$6]*[.C59]^[.F$7]+[.F$8]" office:value-type="float" office:value="60765.559384047" calcext:value-type="float">
            <text:p>60 766</text:p>
          </table:table-cell>
          <table:table-cell table:number-columns-repeated="6"/>
        </table:table-row>
        <table:table-row table:style-name="ro1">
          <table:table-cell/>
          <table:table-cell table:formula="of:=[.B60]+1" office:value-type="date" office:date-value="2019-03-11" calcext:value-type="date">
            <text:p>11-03-2019</text:p>
          </table:table-cell>
          <table:table-cell table:formula="of:=IF([.E61]&lt;10000000000;[.E61];10000000000)" office:value-type="float" office:value="60796.8025397421" calcext:value-type="float">
            <text:p>60 797</text:p>
          </table:table-cell>
          <table:table-cell/>
          <table:table-cell table:formula="of:=[.F$2]*[.C60]^[.F$3]+[.F$4]*[.C60]^[.F$5]+[.F$6]*[.C60]^[.F$7]+[.F$8]" office:value-type="float" office:value="60796.8025397421" calcext:value-type="float">
            <text:p>60 797</text:p>
          </table:table-cell>
          <table:table-cell table:number-columns-repeated="6"/>
        </table:table-row>
        <table:table-row table:style-name="ro1">
          <table:table-cell/>
          <table:table-cell table:formula="of:=[.B61]+1" office:value-type="date" office:date-value="2019-03-12" calcext:value-type="date">
            <text:p>12-03-2019</text:p>
          </table:table-cell>
          <table:table-cell table:formula="of:=IF([.E62]&lt;10000000000;[.E62];10000000000)" office:value-type="float" office:value="60823.2278716945" calcext:value-type="float">
            <text:p>60 823</text:p>
          </table:table-cell>
          <table:table-cell/>
          <table:table-cell table:formula="of:=[.F$2]*[.C61]^[.F$3]+[.F$4]*[.C61]^[.F$5]+[.F$6]*[.C61]^[.F$7]+[.F$8]" office:value-type="float" office:value="60823.2278716945" calcext:value-type="float">
            <text:p>60 823</text:p>
          </table:table-cell>
          <table:table-cell table:number-columns-repeated="6"/>
        </table:table-row>
        <table:table-row table:style-name="ro1">
          <table:table-cell/>
          <table:table-cell table:formula="of:=[.B62]+1" office:value-type="date" office:date-value="2019-03-13" calcext:value-type="date">
            <text:p>13-03-2019</text:p>
          </table:table-cell>
          <table:table-cell table:formula="of:=IF([.E63]&lt;10000000000;[.E63];10000000000)" office:value-type="float" office:value="60845.5763405174" calcext:value-type="float">
            <text:p>60 846</text:p>
          </table:table-cell>
          <table:table-cell/>
          <table:table-cell table:formula="of:=[.F$2]*[.C62]^[.F$3]+[.F$4]*[.C62]^[.F$5]+[.F$6]*[.C62]^[.F$7]+[.F$8]" office:value-type="float" office:value="60845.5763405174" calcext:value-type="float">
            <text:p>60 846</text:p>
          </table:table-cell>
          <table:table-cell table:number-columns-repeated="6"/>
        </table:table-row>
        <table:table-row table:style-name="ro1">
          <table:table-cell/>
          <table:table-cell table:formula="of:=[.B63]+1" office:value-type="date" office:date-value="2019-03-14" calcext:value-type="date">
            <text:p>14-03-2019</text:p>
          </table:table-cell>
          <table:table-cell table:formula="of:=IF([.E64]&lt;10000000000;[.E64];10000000000)" office:value-type="float" office:value="60864.4755121482" calcext:value-type="float">
            <text:p>60 864</text:p>
          </table:table-cell>
          <table:table-cell/>
          <table:table-cell table:formula="of:=[.F$2]*[.C63]^[.F$3]+[.F$4]*[.C63]^[.F$5]+[.F$6]*[.C63]^[.F$7]+[.F$8]" office:value-type="float" office:value="60864.4755121482" calcext:value-type="float">
            <text:p>60 864</text:p>
          </table:table-cell>
          <table:table-cell table:number-columns-repeated="6"/>
        </table:table-row>
        <table:table-row table:style-name="ro1">
          <table:table-cell/>
          <table:table-cell table:formula="of:=[.B64]+1" office:value-type="date" office:date-value="2019-03-15" calcext:value-type="date">
            <text:p>15-03-2019</text:p>
          </table:table-cell>
          <table:table-cell table:formula="of:=IF([.E65]&lt;10000000000;[.E65];10000000000)" office:value-type="float" office:value="60880.4567507693" calcext:value-type="float">
            <text:p>60 880</text:p>
          </table:table-cell>
          <table:table-cell/>
          <table:table-cell table:formula="of:=[.F$2]*[.C64]^[.F$3]+[.F$4]*[.C64]^[.F$5]+[.F$6]*[.C64]^[.F$7]+[.F$8]" office:value-type="float" office:value="60880.4567507693" calcext:value-type="float">
            <text:p>60 880</text:p>
          </table:table-cell>
          <table:table-cell table:number-columns-repeated="6"/>
        </table:table-row>
        <table:table-row table:style-name="ro1">
          <table:table-cell/>
          <table:table-cell table:formula="of:=[.B65]+1" office:value-type="date" office:date-value="2019-03-16" calcext:value-type="date">
            <text:p>16-03-2019</text:p>
          </table:table-cell>
          <table:table-cell table:formula="of:=IF([.E66]&lt;10000000000;[.E66];10000000000)" office:value-type="float" office:value="60893.9698510589" calcext:value-type="float">
            <text:p>60 894</text:p>
          </table:table-cell>
          <table:table-cell/>
          <table:table-cell table:formula="of:=[.F$2]*[.C65]^[.F$3]+[.F$4]*[.C65]^[.F$5]+[.F$6]*[.C65]^[.F$7]+[.F$8]" office:value-type="float" office:value="60893.9698510589" calcext:value-type="float">
            <text:p>60 894</text:p>
          </table:table-cell>
          <table:table-cell table:number-columns-repeated="6"/>
        </table:table-row>
        <table:table-row table:style-name="ro1">
          <table:table-cell/>
          <table:table-cell table:formula="of:=[.B66]+1" office:value-type="date" office:date-value="2019-03-17" calcext:value-type="date">
            <text:p>17-03-2019</text:p>
          </table:table-cell>
          <table:table-cell table:formula="of:=IF([.E67]&lt;10000000000;[.E67];10000000000)" office:value-type="float" office:value="60905.3954778156" calcext:value-type="float">
            <text:p>60 905</text:p>
          </table:table-cell>
          <table:table-cell/>
          <table:table-cell table:formula="of:=[.F$2]*[.C66]^[.F$3]+[.F$4]*[.C66]^[.F$5]+[.F$6]*[.C66]^[.F$7]+[.F$8]" office:value-type="float" office:value="60905.3954778156" calcext:value-type="float">
            <text:p>60 905</text:p>
          </table:table-cell>
          <table:table-cell table:number-columns-repeated="6"/>
        </table:table-row>
        <table:table-row table:style-name="ro1">
          <table:table-cell/>
          <table:table-cell table:formula="of:=[.B67]+1" office:value-type="date" office:date-value="2019-03-18" calcext:value-type="date">
            <text:p>18-03-2019</text:p>
          </table:table-cell>
          <table:table-cell table:formula="of:=IF([.E68]&lt;10000000000;[.E68];10000000000)" office:value-type="float" office:value="60915.0557320175" calcext:value-type="float">
            <text:p>60 915</text:p>
          </table:table-cell>
          <table:table-cell/>
          <table:table-cell table:formula="of:=[.F$2]*[.C67]^[.F$3]+[.F$4]*[.C67]^[.F$5]+[.F$6]*[.C67]^[.F$7]+[.F$8]" office:value-type="float" office:value="60915.0557320175" calcext:value-type="float">
            <text:p>60 915</text:p>
          </table:table-cell>
          <table:table-cell table:number-columns-repeated="6"/>
        </table:table-row>
        <table:table-row table:style-name="ro1">
          <table:table-cell/>
          <table:table-cell table:formula="of:=[.B68]+1" office:value-type="date" office:date-value="2019-03-19" calcext:value-type="date">
            <text:p>19-03-2019</text:p>
          </table:table-cell>
          <table:table-cell table:formula="of:=IF([.E69]&lt;10000000000;[.E69];10000000000)" office:value-type="float" office:value="60923.2231187251" calcext:value-type="float">
            <text:p>60 923</text:p>
          </table:table-cell>
          <table:table-cell/>
          <table:table-cell table:formula="of:=[.F$2]*[.C68]^[.F$3]+[.F$4]*[.C68]^[.F$5]+[.F$6]*[.C68]^[.F$7]+[.F$8]" office:value-type="float" office:value="60923.2231187251" calcext:value-type="float">
            <text:p>60 923</text:p>
          </table:table-cell>
          <table:table-cell table:number-columns-repeated="6"/>
        </table:table-row>
        <table:table-row table:style-name="ro1">
          <table:table-cell/>
          <table:table-cell table:formula="of:=[.B69]+1" office:value-type="date" office:date-value="2019-03-20" calcext:value-type="date">
            <text:p>20-03-2019</text:p>
          </table:table-cell>
          <table:table-cell table:formula="of:=IF([.E70]&lt;10000000000;[.E70];10000000000)" office:value-type="float" office:value="60930.1281537225" calcext:value-type="float">
            <text:p>60 930</text:p>
          </table:table-cell>
          <table:table-cell/>
          <table:table-cell table:formula="of:=[.F$2]*[.C69]^[.F$3]+[.F$4]*[.C69]^[.F$5]+[.F$6]*[.C69]^[.F$7]+[.F$8]" office:value-type="float" office:value="60930.1281537225" calcext:value-type="float">
            <text:p>60 930</text:p>
          </table:table-cell>
          <table:table-cell table:number-columns-repeated="6"/>
        </table:table-row>
        <table:table-row table:style-name="ro1">
          <table:table-cell/>
          <table:table-cell table:formula="of:=[.B70]+1" office:value-type="date" office:date-value="2019-03-21" calcext:value-type="date">
            <text:p>21-03-2019</text:p>
          </table:table-cell>
          <table:table-cell table:formula="of:=IF([.E71]&lt;10000000000;[.E71];10000000000)" office:value-type="float" office:value="60935.9658120811" calcext:value-type="float">
            <text:p>60 936</text:p>
          </table:table-cell>
          <table:table-cell/>
          <table:table-cell table:formula="of:=[.F$2]*[.C70]^[.F$3]+[.F$4]*[.C70]^[.F$5]+[.F$6]*[.C70]^[.F$7]+[.F$8]" office:value-type="float" office:value="60935.9658120811" calcext:value-type="float">
            <text:p>60 936</text:p>
          </table:table-cell>
          <table:table-cell table:number-columns-repeated="6"/>
        </table:table-row>
        <table:table-row table:style-name="ro1">
          <table:table-cell/>
          <table:table-cell table:formula="of:=[.B71]+1" office:value-type="date" office:date-value="2019-03-22" calcext:value-type="date">
            <text:p>22-03-2019</text:p>
          </table:table-cell>
          <table:table-cell table:formula="of:=IF([.E72]&lt;10000000000;[.E72];10000000000)" office:value-type="float" office:value="60940.9009924977" calcext:value-type="float">
            <text:p>60 941</text:p>
          </table:table-cell>
          <table:table-cell/>
          <table:table-cell table:formula="of:=[.F$2]*[.C71]^[.F$3]+[.F$4]*[.C71]^[.F$5]+[.F$6]*[.C71]^[.F$7]+[.F$8]" office:value-type="float" office:value="60940.9009924977" calcext:value-type="float">
            <text:p>60 941</text:p>
          </table:table-cell>
          <table:table-cell table:number-columns-repeated="6"/>
        </table:table-row>
        <table:table-row table:style-name="ro1">
          <table:table-cell/>
          <table:table-cell table:formula="of:=[.B72]+1" office:value-type="date" office:date-value="2019-03-23" calcext:value-type="date">
            <text:p>23-03-2019</text:p>
          </table:table-cell>
          <table:table-cell table:formula="of:=IF([.E73]&lt;10000000000;[.E73];10000000000)" office:value-type="float" office:value="60945.0731458715" calcext:value-type="float">
            <text:p>60 945</text:p>
          </table:table-cell>
          <table:table-cell/>
          <table:table-cell table:formula="of:=[.F$2]*[.C72]^[.F$3]+[.F$4]*[.C72]^[.F$5]+[.F$6]*[.C72]^[.F$7]+[.F$8]" office:value-type="float" office:value="60945.0731458715" calcext:value-type="float">
            <text:p>60 945</text:p>
          </table:table-cell>
          <table:table-cell table:number-columns-repeated="6"/>
        </table:table-row>
        <table:table-row table:style-name="ro1">
          <table:table-cell/>
          <table:table-cell table:formula="of:=[.B73]+1" office:value-type="date" office:date-value="2019-03-24" calcext:value-type="date">
            <text:p>24-03-2019</text:p>
          </table:table-cell>
          <table:table-cell table:formula="of:=IF([.E74]&lt;10000000000;[.E74];10000000000)" office:value-type="float" office:value="60948.6001946943" calcext:value-type="float">
            <text:p>60 949</text:p>
          </table:table-cell>
          <table:table-cell/>
          <table:table-cell table:formula="of:=[.F$2]*[.C73]^[.F$3]+[.F$4]*[.C73]^[.F$5]+[.F$6]*[.C73]^[.F$7]+[.F$8]" office:value-type="float" office:value="60948.6001946943" calcext:value-type="float">
            <text:p>60 949</text:p>
          </table:table-cell>
          <table:table-cell table:number-columns-repeated="6"/>
        </table:table-row>
        <table:table-row table:style-name="ro1">
          <table:table-cell/>
          <table:table-cell table:formula="of:=[.B74]+1" office:value-type="date" office:date-value="2019-03-25" calcext:value-type="date">
            <text:p>25-03-2019</text:p>
          </table:table-cell>
          <table:table-cell table:formula="of:=IF([.E75]&lt;10000000000;[.E75];10000000000)" office:value-type="float" office:value="60951.5818510213" calcext:value-type="float">
            <text:p>60 952</text:p>
          </table:table-cell>
          <table:table-cell/>
          <table:table-cell table:formula="of:=[.F$2]*[.C74]^[.F$3]+[.F$4]*[.C74]^[.F$5]+[.F$6]*[.C74]^[.F$7]+[.F$8]" office:value-type="float" office:value="60951.5818510213" calcext:value-type="float">
            <text:p>60 952</text:p>
          </table:table-cell>
          <table:table-cell table:number-columns-repeated="6"/>
        </table:table-row>
        <table:table-row table:style-name="ro1">
          <table:table-cell/>
          <table:table-cell table:formula="of:=[.B75]+1" office:value-type="date" office:date-value="2019-03-26" calcext:value-type="date">
            <text:p>26-03-2019</text:p>
          </table:table-cell>
          <table:table-cell table:formula="of:=IF([.E76]&lt;10000000000;[.E76];10000000000)" office:value-type="float" office:value="60954.1024246687" calcext:value-type="float">
            <text:p>60 954</text:p>
          </table:table-cell>
          <table:table-cell/>
          <table:table-cell table:formula="of:=[.F$2]*[.C75]^[.F$3]+[.F$4]*[.C75]^[.F$5]+[.F$6]*[.C75]^[.F$7]+[.F$8]" office:value-type="float" office:value="60954.1024246687" calcext:value-type="float">
            <text:p>60 954</text:p>
          </table:table-cell>
          <table:table-cell table:number-columns-repeated="6"/>
        </table:table-row>
        <table:table-row table:style-name="ro1">
          <table:table-cell/>
          <table:table-cell table:formula="of:=[.B76]+1" office:value-type="date" office:date-value="2019-03-27" calcext:value-type="date">
            <text:p>27-03-2019</text:p>
          </table:table-cell>
          <table:table-cell table:formula="of:=IF([.E77]&lt;10000000000;[.E77];10000000000)" office:value-type="float" office:value="60956.2331995037" calcext:value-type="float">
            <text:p>60 956</text:p>
          </table:table-cell>
          <table:table-cell/>
          <table:table-cell table:formula="of:=[.F$2]*[.C76]^[.F$3]+[.F$4]*[.C76]^[.F$5]+[.F$6]*[.C76]^[.F$7]+[.F$8]" office:value-type="float" office:value="60956.2331995037" calcext:value-type="float">
            <text:p>60 956</text:p>
          </table:table-cell>
          <table:table-cell table:number-columns-repeated="6"/>
        </table:table-row>
        <table:table-row table:style-name="ro1">
          <table:table-cell/>
          <table:table-cell table:formula="of:=[.B77]+1" office:value-type="date" office:date-value="2019-03-28" calcext:value-type="date">
            <text:p>28-03-2019</text:p>
          </table:table-cell>
          <table:table-cell table:formula="of:=IF([.E78]&lt;10000000000;[.E78];10000000000)" office:value-type="float" office:value="60958.0344439303" calcext:value-type="float">
            <text:p>60 958</text:p>
          </table:table-cell>
          <table:table-cell/>
          <table:table-cell table:formula="of:=[.F$2]*[.C77]^[.F$3]+[.F$4]*[.C77]^[.F$5]+[.F$6]*[.C77]^[.F$7]+[.F$8]" office:value-type="float" office:value="60958.0344439303" calcext:value-type="float">
            <text:p>60 958</text:p>
          </table:table-cell>
          <table:table-cell table:number-columns-repeated="6"/>
        </table:table-row>
        <table:table-row table:style-name="ro1">
          <table:table-cell/>
          <table:table-cell table:formula="of:=[.B78]+1" office:value-type="date" office:date-value="2019-03-29" calcext:value-type="date">
            <text:p>29-03-2019</text:p>
          </table:table-cell>
          <table:table-cell table:formula="of:=IF([.E79]&lt;10000000000;[.E79];10000000000)" office:value-type="float" office:value="60959.5571116479" calcext:value-type="float">
            <text:p>60 960</text:p>
          </table:table-cell>
          <table:table-cell/>
          <table:table-cell table:formula="of:=[.F$2]*[.C78]^[.F$3]+[.F$4]*[.C78]^[.F$5]+[.F$6]*[.C78]^[.F$7]+[.F$8]" office:value-type="float" office:value="60959.5571116479" calcext:value-type="float">
            <text:p>60 960</text:p>
          </table:table-cell>
          <table:table-cell table:number-columns-repeated="6"/>
        </table:table-row>
        <table:table-row table:style-name="ro1">
          <table:table-cell/>
          <table:table-cell table:formula="of:=[.B79]+1" office:value-type="date" office:date-value="2019-03-30" calcext:value-type="date">
            <text:p>30-03-2019</text:p>
          </table:table-cell>
          <table:table-cell table:formula="of:=IF([.E80]&lt;10000000000;[.E80];10000000000)" office:value-type="float" office:value="60960.844280234" calcext:value-type="float">
            <text:p>60 961</text:p>
          </table:table-cell>
          <table:table-cell/>
          <table:table-cell table:formula="of:=[.F$2]*[.C79]^[.F$3]+[.F$4]*[.C79]^[.F$5]+[.F$6]*[.C79]^[.F$7]+[.F$8]" office:value-type="float" office:value="60960.844280234" calcext:value-type="float">
            <text:p>60 961</text:p>
          </table:table-cell>
          <table:table-cell table:number-columns-repeated="6"/>
        </table:table-row>
        <table:table-row table:style-name="ro1">
          <table:table-cell/>
          <table:table-cell table:formula="of:=[.B80]+1" office:value-type="date" office:date-value="2019-03-31" calcext:value-type="date">
            <text:p>31-03-2019</text:p>
          </table:table-cell>
          <table:table-cell table:formula="of:=IF([.E81]&lt;10000000000;[.E81];10000000000)" office:value-type="float" office:value="60961.932367845" calcext:value-type="float">
            <text:p>60 962</text:p>
          </table:table-cell>
          <table:table-cell/>
          <table:table-cell table:formula="of:=[.F$2]*[.C80]^[.F$3]+[.F$4]*[.C80]^[.F$5]+[.F$6]*[.C80]^[.F$7]+[.F$8]" office:value-type="float" office:value="60961.932367845" calcext:value-type="float">
            <text:p>60 962</text:p>
          </table:table-cell>
          <table:table-cell table:number-columns-repeated="6"/>
        </table:table-row>
        <table:table-row table:style-name="ro1">
          <table:table-cell/>
          <table:table-cell table:formula="of:=[.B81]+1" office:value-type="date" office:date-value="2019-04-01" calcext:value-type="date">
            <text:p>01-04-2019</text:p>
          </table:table-cell>
          <table:table-cell table:formula="of:=IF([.E82]&lt;10000000000;[.E82];10000000000)" office:value-type="float" office:value="60962.8521621746" calcext:value-type="float">
            <text:p>60 963</text:p>
          </table:table-cell>
          <table:table-cell/>
          <table:table-cell table:formula="of:=[.F$2]*[.C81]^[.F$3]+[.F$4]*[.C81]^[.F$5]+[.F$6]*[.C81]^[.F$7]+[.F$8]" office:value-type="float" office:value="60962.8521621746" calcext:value-type="float">
            <text:p>60 963</text:p>
          </table:table-cell>
          <table:table-cell table:number-columns-repeated="6"/>
        </table:table-row>
        <table:table-row table:style-name="ro1">
          <table:table-cell/>
          <table:table-cell table:formula="of:=[.B82]+1" office:value-type="date" office:date-value="2019-04-02" calcext:value-type="date">
            <text:p>02-04-2019</text:p>
          </table:table-cell>
          <table:table-cell table:formula="of:=IF([.E83]&lt;10000000000;[.E83];10000000000)" office:value-type="float" office:value="60963.6296905769" calcext:value-type="float">
            <text:p>60 964</text:p>
          </table:table-cell>
          <table:table-cell/>
          <table:table-cell table:formula="of:=[.F$2]*[.C82]^[.F$3]+[.F$4]*[.C82]^[.F$5]+[.F$6]*[.C82]^[.F$7]+[.F$8]" office:value-type="float" office:value="60963.6296905769" calcext:value-type="float">
            <text:p>60 964</text:p>
          </table:table-cell>
          <table:table-cell table:number-columns-repeated="6"/>
        </table:table-row>
        <table:table-row table:style-name="ro1">
          <table:table-cell/>
          <table:table-cell table:formula="of:=[.B83]+1" office:value-type="date" office:date-value="2019-04-03" calcext:value-type="date">
            <text:p>03-04-2019</text:p>
          </table:table-cell>
          <table:table-cell table:formula="of:=IF([.E84]&lt;10000000000;[.E84];10000000000)" office:value-type="float" office:value="60964.2869558311" calcext:value-type="float">
            <text:p>60 964</text:p>
          </table:table-cell>
          <table:table-cell/>
          <table:table-cell table:formula="of:=[.F$2]*[.C83]^[.F$3]+[.F$4]*[.C83]^[.F$5]+[.F$6]*[.C83]^[.F$7]+[.F$8]" office:value-type="float" office:value="60964.2869558311" calcext:value-type="float">
            <text:p>60 964</text:p>
          </table:table-cell>
          <table:table-cell table:number-columns-repeated="6"/>
        </table:table-row>
        <table:table-row table:style-name="ro1">
          <table:table-cell/>
          <table:table-cell table:formula="of:=[.B84]+1" office:value-type="date" office:date-value="2019-04-04" calcext:value-type="date">
            <text:p>04-04-2019</text:p>
          </table:table-cell>
          <table:table-cell table:formula="of:=IF([.E85]&lt;10000000000;[.E85];10000000000)" office:value-type="float" office:value="60964.8425582621" calcext:value-type="float">
            <text:p>60 965</text:p>
          </table:table-cell>
          <table:table-cell/>
          <table:table-cell table:formula="of:=[.F$2]*[.C84]^[.F$3]+[.F$4]*[.C84]^[.F$5]+[.F$6]*[.C84]^[.F$7]+[.F$8]" office:value-type="float" office:value="60964.8425582621" calcext:value-type="float">
            <text:p>60 965</text:p>
          </table:table-cell>
          <table:table-cell table:number-columns-repeated="6"/>
        </table:table-row>
        <table:table-row table:style-name="ro1">
          <table:table-cell/>
          <table:table-cell table:formula="of:=[.B85]+1" office:value-type="date" office:date-value="2019-04-05" calcext:value-type="date">
            <text:p>05-04-2019</text:p>
          </table:table-cell>
          <table:table-cell table:formula="of:=IF([.E86]&lt;10000000000;[.E86];10000000000)" office:value-type="float" office:value="60965.3122217491" calcext:value-type="float">
            <text:p>60 965</text:p>
          </table:table-cell>
          <table:table-cell/>
          <table:table-cell table:formula="of:=[.F$2]*[.C85]^[.F$3]+[.F$4]*[.C85]^[.F$5]+[.F$6]*[.C85]^[.F$7]+[.F$8]" office:value-type="float" office:value="60965.3122217491" calcext:value-type="float">
            <text:p>60 965</text:p>
          </table:table-cell>
          <table:table-cell table:number-columns-repeated="6"/>
        </table:table-row>
        <table:table-row table:style-name="ro1">
          <table:table-cell/>
          <table:table-cell table:formula="of:=[.B86]+1" office:value-type="date" office:date-value="2019-04-06" calcext:value-type="date">
            <text:p>06-04-2019</text:p>
          </table:table-cell>
          <table:table-cell table:formula="of:=IF([.E87]&lt;10000000000;[.E87];10000000000)" office:value-type="float" office:value="60965.7092384544" calcext:value-type="float">
            <text:p>60 966</text:p>
          </table:table-cell>
          <table:table-cell/>
          <table:table-cell table:formula="of:=[.F$2]*[.C86]^[.F$3]+[.F$4]*[.C86]^[.F$5]+[.F$6]*[.C86]^[.F$7]+[.F$8]" office:value-type="float" office:value="60965.7092384544" calcext:value-type="float">
            <text:p>60 966</text:p>
          </table:table-cell>
          <table:table-cell table:number-columns-repeated="6"/>
        </table:table-row>
        <table:table-row table:style-name="ro1">
          <table:table-cell/>
          <table:table-cell table:formula="of:=[.B87]+1" office:value-type="date" office:date-value="2019-04-07" calcext:value-type="date">
            <text:p>07-04-2019</text:p>
          </table:table-cell>
          <table:table-cell table:formula="of:=IF([.E88]&lt;10000000000;[.E88];10000000000)" office:value-type="float" office:value="60966.0448448208" calcext:value-type="float">
            <text:p>60 966</text:p>
          </table:table-cell>
          <table:table-cell/>
          <table:table-cell table:formula="of:=[.F$2]*[.C87]^[.F$3]+[.F$4]*[.C87]^[.F$5]+[.F$6]*[.C87]^[.F$7]+[.F$8]" office:value-type="float" office:value="60966.0448448208" calcext:value-type="float">
            <text:p>60 966</text:p>
          </table:table-cell>
          <table:table-cell table:number-columns-repeated="6"/>
        </table:table-row>
        <table:table-row table:style-name="ro1">
          <table:table-cell/>
          <table:table-cell table:formula="of:=[.B88]+1" office:value-type="date" office:date-value="2019-04-08" calcext:value-type="date">
            <text:p>08-04-2019</text:p>
          </table:table-cell>
          <table:table-cell table:formula="of:=IF([.E89]&lt;10000000000;[.E89];10000000000)" office:value-type="float" office:value="60966.3285394512" calcext:value-type="float">
            <text:p>60 966</text:p>
          </table:table-cell>
          <table:table-cell/>
          <table:table-cell table:formula="of:=[.F$2]*[.C88]^[.F$3]+[.F$4]*[.C88]^[.F$5]+[.F$6]*[.C88]^[.F$7]+[.F$8]" office:value-type="float" office:value="60966.3285394512" calcext:value-type="float">
            <text:p>60 966</text:p>
          </table:table-cell>
          <table:table-cell table:number-columns-repeated="6"/>
        </table:table-row>
        <table:table-row table:style-name="ro1">
          <table:table-cell/>
          <table:table-cell table:formula="of:=[.B89]+1" office:value-type="date" office:date-value="2019-04-09" calcext:value-type="date">
            <text:p>09-04-2019</text:p>
          </table:table-cell>
          <table:table-cell table:formula="of:=IF([.E90]&lt;10000000000;[.E90];10000000000)" office:value-type="float" office:value="60966.568351849" calcext:value-type="float">
            <text:p>60 967</text:p>
          </table:table-cell>
          <table:table-cell/>
          <table:table-cell table:formula="of:=[.F$2]*[.C89]^[.F$3]+[.F$4]*[.C89]^[.F$5]+[.F$6]*[.C89]^[.F$7]+[.F$8]" office:value-type="float" office:value="60966.568351849" calcext:value-type="float">
            <text:p>60 967</text:p>
          </table:table-cell>
          <table:table-cell table:number-columns-repeated="6"/>
        </table:table-row>
        <table:table-row table:style-name="ro1">
          <table:table-cell/>
          <table:table-cell table:formula="of:=[.B90]+1" office:value-type="date" office:date-value="2019-04-10" calcext:value-type="date">
            <text:p>10-04-2019</text:p>
          </table:table-cell>
          <table:table-cell table:formula="of:=IF([.E91]&lt;10000000000;[.E91];10000000000)" office:value-type="float" office:value="60966.77106961" calcext:value-type="float">
            <text:p>60 967</text:p>
          </table:table-cell>
          <table:table-cell/>
          <table:table-cell table:formula="of:=[.F$2]*[.C90]^[.F$3]+[.F$4]*[.C90]^[.F$5]+[.F$6]*[.C90]^[.F$7]+[.F$8]" office:value-type="float" office:value="60966.77106961" calcext:value-type="float">
            <text:p>60 967</text:p>
          </table:table-cell>
          <table:table-cell table:number-columns-repeated="6"/>
        </table:table-row>
        <table:table-row table:style-name="ro1">
          <table:table-cell/>
          <table:table-cell table:formula="of:=[.B91]+1" office:value-type="date" office:date-value="2019-04-11" calcext:value-type="date">
            <text:p>11-04-2019</text:p>
          </table:table-cell>
          <table:table-cell table:formula="of:=IF([.E92]&lt;10000000000;[.E92];10000000000)" office:value-type="float" office:value="60966.9424304876" calcext:value-type="float">
            <text:p>60 967</text:p>
          </table:table-cell>
          <table:table-cell/>
          <table:table-cell table:formula="of:=[.F$2]*[.C91]^[.F$3]+[.F$4]*[.C91]^[.F$5]+[.F$6]*[.C91]^[.F$7]+[.F$8]" office:value-type="float" office:value="60966.9424304876" calcext:value-type="float">
            <text:p>60 967</text:p>
          </table:table-cell>
          <table:table-cell table:number-columns-repeated="6"/>
        </table:table-row>
        <table:table-row table:style-name="ro1">
          <table:table-cell/>
          <table:table-cell table:formula="of:=[.B92]+1" office:value-type="date" office:date-value="2019-04-12" calcext:value-type="date">
            <text:p>12-04-2019</text:p>
          </table:table-cell>
          <table:table-cell table:formula="of:=IF([.E93]&lt;10000000000;[.E93];10000000000)" office:value-type="float" office:value="60967.0872847593" calcext:value-type="float">
            <text:p>60 967</text:p>
          </table:table-cell>
          <table:table-cell/>
          <table:table-cell table:formula="of:=[.F$2]*[.C92]^[.F$3]+[.F$4]*[.C92]^[.F$5]+[.F$6]*[.C92]^[.F$7]+[.F$8]" office:value-type="float" office:value="60967.0872847593" calcext:value-type="float">
            <text:p>60 967</text:p>
          </table:table-cell>
          <table:table-cell table:number-columns-repeated="6"/>
        </table:table-row>
        <table:table-row table:style-name="ro1">
          <table:table-cell/>
          <table:table-cell table:formula="of:=[.B93]+1" office:value-type="date" office:date-value="2019-04-13" calcext:value-type="date">
            <text:p>13-04-2019</text:p>
          </table:table-cell>
          <table:table-cell table:formula="of:=IF([.E94]&lt;10000000000;[.E94];10000000000)" office:value-type="float" office:value="60967.2097324862" calcext:value-type="float">
            <text:p>60 967</text:p>
          </table:table-cell>
          <table:table-cell/>
          <table:table-cell table:formula="of:=[.F$2]*[.C93]^[.F$3]+[.F$4]*[.C93]^[.F$5]+[.F$6]*[.C93]^[.F$7]+[.F$8]" office:value-type="float" office:value="60967.2097324862" calcext:value-type="float">
            <text:p>60 967</text:p>
          </table:table-cell>
          <table:table-cell table:number-columns-repeated="6"/>
        </table:table-row>
        <table:table-row table:style-name="ro1">
          <table:table-cell/>
          <table:table-cell table:formula="of:=[.B94]+1" office:value-type="date" office:date-value="2019-04-14" calcext:value-type="date">
            <text:p>14-04-2019</text:p>
          </table:table-cell>
          <table:table-cell table:formula="of:=IF([.E95]&lt;10000000000;[.E95];10000000000)" office:value-type="float" office:value="60967.3132395456" calcext:value-type="float">
            <text:p>60 967</text:p>
          </table:table-cell>
          <table:table-cell/>
          <table:table-cell table:formula="of:=[.F$2]*[.C94]^[.F$3]+[.F$4]*[.C94]^[.F$5]+[.F$6]*[.C94]^[.F$7]+[.F$8]" office:value-type="float" office:value="60967.3132395456" calcext:value-type="float">
            <text:p>60 967</text:p>
          </table:table-cell>
          <table:table-cell table:number-columns-repeated="6"/>
        </table:table-row>
        <table:table-row table:style-name="ro1">
          <table:table-cell/>
          <table:table-cell table:formula="of:=[.B95]+1" office:value-type="date" office:date-value="2019-04-15" calcext:value-type="date">
            <text:p>15-04-2019</text:p>
          </table:table-cell>
          <table:table-cell table:formula="of:=IF([.E96]&lt;10000000000;[.E96];10000000000)" office:value-type="float" office:value="60967.40073572" calcext:value-type="float">
            <text:p>60 967</text:p>
          </table:table-cell>
          <table:table-cell/>
          <table:table-cell table:formula="of:=[.F$2]*[.C95]^[.F$3]+[.F$4]*[.C95]^[.F$5]+[.F$6]*[.C95]^[.F$7]+[.F$8]" office:value-type="float" office:value="60967.40073572" calcext:value-type="float">
            <text:p>60 967</text:p>
          </table:table-cell>
          <table:table-cell table:number-columns-repeated="6"/>
        </table:table-row>
        <table:table-row table:style-name="ro1">
          <table:table-cell/>
          <table:table-cell table:formula="of:=[.B96]+1" office:value-type="date" office:date-value="2019-04-16" calcext:value-type="date">
            <text:p>16-04-2019</text:p>
          </table:table-cell>
          <table:table-cell table:formula="of:=IF([.E97]&lt;10000000000;[.E97];10000000000)" office:value-type="float" office:value="60967.4746976155" calcext:value-type="float">
            <text:p>60 967</text:p>
          </table:table-cell>
          <table:table-cell/>
          <table:table-cell table:formula="of:=[.F$2]*[.C96]^[.F$3]+[.F$4]*[.C96]^[.F$5]+[.F$6]*[.C96]^[.F$7]+[.F$8]" office:value-type="float" office:value="60967.4746976155" calcext:value-type="float">
            <text:p>60 967</text:p>
          </table:table-cell>
          <table:table-cell table:number-columns-repeated="6"/>
        </table:table-row>
        <table:table-row table:style-name="ro1">
          <table:table-cell/>
          <table:table-cell table:formula="of:=[.B97]+1" office:value-type="date" office:date-value="2019-04-17" calcext:value-type="date">
            <text:p>17-04-2019</text:p>
          </table:table-cell>
          <table:table-cell table:formula="of:=IF([.E98]&lt;10000000000;[.E98];10000000000)" office:value-type="float" office:value="60967.5372187562" calcext:value-type="float">
            <text:p>60 968</text:p>
          </table:table-cell>
          <table:table-cell/>
          <table:table-cell table:formula="of:=[.F$2]*[.C97]^[.F$3]+[.F$4]*[.C97]^[.F$5]+[.F$6]*[.C97]^[.F$7]+[.F$8]" office:value-type="float" office:value="60967.5372187562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98]+1" office:value-type="date" office:date-value="2019-04-18" calcext:value-type="date">
            <text:p>18-04-2019</text:p>
          </table:table-cell>
          <table:table-cell table:formula="of:=IF([.E99]&lt;10000000000;[.E99];10000000000)" office:value-type="float" office:value="60967.590068838" calcext:value-type="float">
            <text:p>60 968</text:p>
          </table:table-cell>
          <table:table-cell/>
          <table:table-cell table:formula="of:=[.F$2]*[.C98]^[.F$3]+[.F$4]*[.C98]^[.F$5]+[.F$6]*[.C98]^[.F$7]+[.F$8]" office:value-type="float" office:value="60967.590068838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99]+1" office:value-type="date" office:date-value="2019-04-19" calcext:value-type="date">
            <text:p>19-04-2019</text:p>
          </table:table-cell>
          <table:table-cell table:formula="of:=IF([.E100]&lt;10000000000;[.E100];10000000000)" office:value-type="float" office:value="60967.6347438172" calcext:value-type="float">
            <text:p>60 968</text:p>
          </table:table-cell>
          <table:table-cell/>
          <table:table-cell table:formula="of:=[.F$2]*[.C99]^[.F$3]+[.F$4]*[.C99]^[.F$5]+[.F$6]*[.C99]^[.F$7]+[.F$8]" office:value-type="float" office:value="60967.6347438172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100]+1" office:value-type="date" office:date-value="2019-04-20" calcext:value-type="date">
            <text:p>20-04-2019</text:p>
          </table:table-cell>
          <table:table-cell table:formula="of:=IF([.E101]&lt;10000000000;[.E101];10000000000)" office:value-type="float" office:value="60967.6725082519" calcext:value-type="float">
            <text:p>60 968</text:p>
          </table:table-cell>
          <table:table-cell/>
          <table:table-cell table:formula="of:=[.F$2]*[.C100]^[.F$3]+[.F$4]*[.C100]^[.F$5]+[.F$6]*[.C100]^[.F$7]+[.F$8]" office:value-type="float" office:value="60967.6725082519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101]+1" office:value-type="date" office:date-value="2019-04-21" calcext:value-type="date">
            <text:p>21-04-2019</text:p>
          </table:table-cell>
          <table:table-cell table:formula="of:=IF([.E102]&lt;10000000000;[.E102];10000000000)" office:value-type="float" office:value="60967.704431095" calcext:value-type="float">
            <text:p>60 968</text:p>
          </table:table-cell>
          <table:table-cell/>
          <table:table-cell table:formula="of:=[.F$2]*[.C101]^[.F$3]+[.F$4]*[.C101]^[.F$5]+[.F$6]*[.C101]^[.F$7]+[.F$8]" office:value-type="float" office:value="60967.704431095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102]+1" office:value-type="date" office:date-value="2019-04-22" calcext:value-type="date">
            <text:p>22-04-2019</text:p>
          </table:table-cell>
          <table:table-cell table:formula="of:=IF([.E103]&lt;10000000000;[.E103];10000000000)" office:value-type="float" office:value="60967.7314159503" calcext:value-type="float">
            <text:p>60 968</text:p>
          </table:table-cell>
          <table:table-cell/>
          <table:table-cell table:formula="of:=[.F$2]*[.C102]^[.F$3]+[.F$4]*[.C102]^[.F$5]+[.F$6]*[.C102]^[.F$7]+[.F$8]" office:value-type="float" office:value="60967.7314159503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103]+1" office:value-type="date" office:date-value="2019-04-23" calcext:value-type="date">
            <text:p>23-04-2019</text:p>
          </table:table-cell>
          <table:table-cell table:formula="of:=IF([.E104]&lt;10000000000;[.E104];10000000000)" office:value-type="float" office:value="60967.7542266487" calcext:value-type="float">
            <text:p>60 968</text:p>
          </table:table-cell>
          <table:table-cell/>
          <table:table-cell table:formula="of:=[.F$2]*[.C103]^[.F$3]+[.F$4]*[.C103]^[.F$5]+[.F$6]*[.C103]^[.F$7]+[.F$8]" office:value-type="float" office:value="60967.7542266487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104]+1" office:value-type="date" office:date-value="2019-04-24" calcext:value-type="date">
            <text:p>24-04-2019</text:p>
          </table:table-cell>
          <table:table-cell table:formula="of:=IF([.E105]&lt;10000000000;[.E105];10000000000)" office:value-type="float" office:value="60967.7735088691" calcext:value-type="float">
            <text:p>60 968</text:p>
          </table:table-cell>
          <table:table-cell/>
          <table:table-cell table:formula="of:=[.F$2]*[.C104]^[.F$3]+[.F$4]*[.C104]^[.F$5]+[.F$6]*[.C104]^[.F$7]+[.F$8]" office:value-type="float" office:value="60967.7735088691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105]+1" office:value-type="date" office:date-value="2019-04-25" calcext:value-type="date">
            <text:p>25-04-2019</text:p>
          </table:table-cell>
          <table:table-cell table:formula="of:=IF([.E106]&lt;10000000000;[.E106];10000000000)" office:value-type="float" office:value="60967.7898084137" calcext:value-type="float">
            <text:p>60 968</text:p>
          </table:table-cell>
          <table:table-cell/>
          <table:table-cell table:formula="of:=[.F$2]*[.C105]^[.F$3]+[.F$4]*[.C105]^[.F$5]+[.F$6]*[.C105]^[.F$7]+[.F$8]" office:value-type="float" office:value="60967.7898084137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106]+1" office:value-type="date" office:date-value="2019-04-26" calcext:value-type="date">
            <text:p>26-04-2019</text:p>
          </table:table-cell>
          <table:table-cell table:formula="of:=IF([.E107]&lt;10000000000;[.E107];10000000000)" office:value-type="float" office:value="60967.8035866578" calcext:value-type="float">
            <text:p>60 968</text:p>
          </table:table-cell>
          <table:table-cell/>
          <table:table-cell table:formula="of:=[.F$2]*[.C106]^[.F$3]+[.F$4]*[.C106]^[.F$5]+[.F$6]*[.C106]^[.F$7]+[.F$8]" office:value-type="float" office:value="60967.8035866578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107]+1" office:value-type="date" office:date-value="2019-04-27" calcext:value-type="date">
            <text:p>27-04-2019</text:p>
          </table:table-cell>
          <table:table-cell table:formula="of:=IF([.E108]&lt;10000000000;[.E108];10000000000)" office:value-type="float" office:value="60967.8152336092" calcext:value-type="float">
            <text:p>60 968</text:p>
          </table:table-cell>
          <table:table-cell/>
          <table:table-cell table:formula="of:=[.F$2]*[.C107]^[.F$3]+[.F$4]*[.C107]^[.F$5]+[.F$6]*[.C107]^[.F$7]+[.F$8]" office:value-type="float" office:value="60967.8152336092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108]+1" office:value-type="date" office:date-value="2019-04-28" calcext:value-type="date">
            <text:p>28-04-2019</text:p>
          </table:table-cell>
          <table:table-cell table:formula="of:=IF([.E109]&lt;10000000000;[.E109];10000000000)" office:value-type="float" office:value="60967.8250789472" calcext:value-type="float">
            <text:p>60 968</text:p>
          </table:table-cell>
          <table:table-cell/>
          <table:table-cell table:formula="of:=[.F$2]*[.C108]^[.F$3]+[.F$4]*[.C108]^[.F$5]+[.F$6]*[.C108]^[.F$7]+[.F$8]" office:value-type="float" office:value="60967.8250789472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109]+1" office:value-type="date" office:date-value="2019-04-29" calcext:value-type="date">
            <text:p>29-04-2019</text:p>
          </table:table-cell>
          <table:table-cell table:formula="of:=IF([.E110]&lt;10000000000;[.E110];10000000000)" office:value-type="float" office:value="60967.8334013549" calcext:value-type="float">
            <text:p>60 968</text:p>
          </table:table-cell>
          <table:table-cell/>
          <table:table-cell table:formula="of:=[.F$2]*[.C109]^[.F$3]+[.F$4]*[.C109]^[.F$5]+[.F$6]*[.C109]^[.F$7]+[.F$8]" office:value-type="float" office:value="60967.8334013549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110]+1" office:value-type="date" office:date-value="2019-04-30" calcext:value-type="date">
            <text:p>30-04-2019</text:p>
          </table:table-cell>
          <table:table-cell table:formula="of:=IF([.E111]&lt;10000000000;[.E111];10000000000)" office:value-type="float" office:value="60967.8404364072" calcext:value-type="float">
            <text:p>60 968</text:p>
          </table:table-cell>
          <table:table-cell/>
          <table:table-cell table:formula="of:=[.F$2]*[.C110]^[.F$3]+[.F$4]*[.C110]^[.F$5]+[.F$6]*[.C110]^[.F$7]+[.F$8]" office:value-type="float" office:value="60967.8404364072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111]+1" office:value-type="date" office:date-value="2019-05-01" calcext:value-type="date">
            <text:p>01-05-2019</text:p>
          </table:table-cell>
          <table:table-cell table:formula="of:=IF([.E112]&lt;10000000000;[.E112];10000000000)" office:value-type="float" office:value="60967.8463832391" calcext:value-type="float">
            <text:p>60 968</text:p>
          </table:table-cell>
          <table:table-cell/>
          <table:table-cell table:formula="of:=[.F$2]*[.C111]^[.F$3]+[.F$4]*[.C111]^[.F$5]+[.F$6]*[.C111]^[.F$7]+[.F$8]" office:value-type="float" office:value="60967.8463832391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112]+1" office:value-type="date" office:date-value="2019-05-02" calcext:value-type="date">
            <text:p>02-05-2019</text:p>
          </table:table-cell>
          <table:table-cell table:formula="of:=IF([.E113]&lt;10000000000;[.E113];10000000000)" office:value-type="float" office:value="60967.8514101824" calcext:value-type="float">
            <text:p>60 968</text:p>
          </table:table-cell>
          <table:table-cell/>
          <table:table-cell table:formula="of:=[.F$2]*[.C112]^[.F$3]+[.F$4]*[.C112]^[.F$5]+[.F$6]*[.C112]^[.F$7]+[.F$8]" office:value-type="float" office:value="60967.85141018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113]+1" office:value-type="date" office:date-value="2019-05-03" calcext:value-type="date">
            <text:p>03-05-2019</text:p>
          </table:table-cell>
          <table:table-cell table:formula="of:=IF([.E114]&lt;10000000000;[.E114];10000000000)" office:value-type="float" office:value="60967.8556595305" calcext:value-type="float">
            <text:p>60 968</text:p>
          </table:table-cell>
          <table:table-cell/>
          <table:table-cell table:formula="of:=[.F$2]*[.C113]^[.F$3]+[.F$4]*[.C113]^[.F$5]+[.F$6]*[.C113]^[.F$7]+[.F$8]" office:value-type="float" office:value="60967.8556595305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114]+1" office:value-type="date" office:date-value="2019-05-04" calcext:value-type="date">
            <text:p>04-05-2019</text:p>
          </table:table-cell>
          <table:table-cell table:formula="of:=IF([.E115]&lt;10000000000;[.E115];10000000000)" office:value-type="float" office:value="60967.8592515659" calcext:value-type="float">
            <text:p>60 968</text:p>
          </table:table-cell>
          <table:table-cell/>
          <table:table-cell table:formula="of:=[.F$2]*[.C114]^[.F$3]+[.F$4]*[.C114]^[.F$5]+[.F$6]*[.C114]^[.F$7]+[.F$8]" office:value-type="float" office:value="60967.8592515659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115]+1" office:value-type="date" office:date-value="2019-05-05" calcext:value-type="date">
            <text:p>05-05-2019</text:p>
          </table:table-cell>
          <table:table-cell table:formula="of:=IF([.E116]&lt;10000000000;[.E116];10000000000)" office:value-type="float" office:value="60967.8622879655" calcext:value-type="float">
            <text:p>60 968</text:p>
          </table:table-cell>
          <table:table-cell/>
          <table:table-cell table:formula="of:=[.F$2]*[.C115]^[.F$3]+[.F$4]*[.C115]^[.F$5]+[.F$6]*[.C115]^[.F$7]+[.F$8]" office:value-type="float" office:value="60967.8622879655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116]+1" office:value-type="date" office:date-value="2019-05-06" calcext:value-type="date">
            <text:p>06-05-2019</text:p>
          </table:table-cell>
          <table:table-cell table:formula="of:=IF([.E117]&lt;10000000000;[.E117];10000000000)" office:value-type="float" office:value="60967.864854678" calcext:value-type="float">
            <text:p>60 968</text:p>
          </table:table-cell>
          <table:table-cell/>
          <table:table-cell table:formula="of:=[.F$2]*[.C116]^[.F$3]+[.F$4]*[.C116]^[.F$5]+[.F$6]*[.C116]^[.F$7]+[.F$8]" office:value-type="float" office:value="60967.864854678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117]+1" office:value-type="date" office:date-value="2019-05-07" calcext:value-type="date">
            <text:p>07-05-2019</text:p>
          </table:table-cell>
          <table:table-cell table:formula="of:=IF([.E118]&lt;10000000000;[.E118];10000000000)" office:value-type="float" office:value="60967.8670243572" calcext:value-type="float">
            <text:p>60 968</text:p>
          </table:table-cell>
          <table:table-cell/>
          <table:table-cell table:formula="of:=[.F$2]*[.C117]^[.F$3]+[.F$4]*[.C117]^[.F$5]+[.F$6]*[.C117]^[.F$7]+[.F$8]" office:value-type="float" office:value="60967.8670243572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118]+1" office:value-type="date" office:date-value="2019-05-08" calcext:value-type="date">
            <text:p>08-05-2019</text:p>
          </table:table-cell>
          <table:table-cell table:formula="of:=IF([.E119]&lt;10000000000;[.E119];10000000000)" office:value-type="float" office:value="60967.8688584183" calcext:value-type="float">
            <text:p>60 968</text:p>
          </table:table-cell>
          <table:table-cell/>
          <table:table-cell table:formula="of:=[.F$2]*[.C118]^[.F$3]+[.F$4]*[.C118]^[.F$5]+[.F$6]*[.C118]^[.F$7]+[.F$8]" office:value-type="float" office:value="60967.8688584183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119]+1" office:value-type="date" office:date-value="2019-05-09" calcext:value-type="date">
            <text:p>09-05-2019</text:p>
          </table:table-cell>
          <table:table-cell table:formula="of:=IF([.E120]&lt;10000000000;[.E120];10000000000)" office:value-type="float" office:value="60967.8704087767" calcext:value-type="float">
            <text:p>60 968</text:p>
          </table:table-cell>
          <table:table-cell/>
          <table:table-cell table:formula="of:=[.F$2]*[.C119]^[.F$3]+[.F$4]*[.C119]^[.F$5]+[.F$6]*[.C119]^[.F$7]+[.F$8]" office:value-type="float" office:value="60967.8704087767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120]+1" office:value-type="date" office:date-value="2019-05-10" calcext:value-type="date">
            <text:p>10-05-2019</text:p>
          </table:table-cell>
          <table:table-cell table:formula="of:=IF([.E121]&lt;10000000000;[.E121];10000000000)" office:value-type="float" office:value="60967.8717193171" calcext:value-type="float">
            <text:p>60 968</text:p>
          </table:table-cell>
          <table:table-cell/>
          <table:table-cell table:formula="of:=[.F$2]*[.C120]^[.F$3]+[.F$4]*[.C120]^[.F$5]+[.F$6]*[.C120]^[.F$7]+[.F$8]" office:value-type="float" office:value="60967.8717193171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121]+1" office:value-type="date" office:date-value="2019-05-11" calcext:value-type="date">
            <text:p>11-05-2019</text:p>
          </table:table-cell>
          <table:table-cell table:formula="of:=IF([.E122]&lt;10000000000;[.E122];10000000000)" office:value-type="float" office:value="60967.8728271358" calcext:value-type="float">
            <text:p>60 968</text:p>
          </table:table-cell>
          <table:table-cell/>
          <table:table-cell table:formula="of:=[.F$2]*[.C121]^[.F$3]+[.F$4]*[.C121]^[.F$5]+[.F$6]*[.C121]^[.F$7]+[.F$8]" office:value-type="float" office:value="60967.8728271358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122]+1" office:value-type="date" office:date-value="2019-05-12" calcext:value-type="date">
            <text:p>12-05-2019</text:p>
          </table:table-cell>
          <table:table-cell table:formula="of:=IF([.E123]&lt;10000000000;[.E123];10000000000)" office:value-type="float" office:value="60967.8737635909" calcext:value-type="float">
            <text:p>60 968</text:p>
          </table:table-cell>
          <table:table-cell/>
          <table:table-cell table:formula="of:=[.F$2]*[.C122]^[.F$3]+[.F$4]*[.C122]^[.F$5]+[.F$6]*[.C122]^[.F$7]+[.F$8]" office:value-type="float" office:value="60967.8737635909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123]+1" office:value-type="date" office:date-value="2019-05-13" calcext:value-type="date">
            <text:p>13-05-2019</text:p>
          </table:table-cell>
          <table:table-cell table:formula="of:=IF([.E124]&lt;10000000000;[.E124];10000000000)" office:value-type="float" office:value="60967.8745551899" calcext:value-type="float">
            <text:p>60 968</text:p>
          </table:table-cell>
          <table:table-cell/>
          <table:table-cell table:formula="of:=[.F$2]*[.C123]^[.F$3]+[.F$4]*[.C123]^[.F$5]+[.F$6]*[.C123]^[.F$7]+[.F$8]" office:value-type="float" office:value="60967.8745551899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124]+1" office:value-type="date" office:date-value="2019-05-14" calcext:value-type="date">
            <text:p>14-05-2019</text:p>
          </table:table-cell>
          <table:table-cell table:formula="of:=IF([.E125]&lt;10000000000;[.E125];10000000000)" office:value-type="float" office:value="60967.87522434" calcext:value-type="float">
            <text:p>60 968</text:p>
          </table:table-cell>
          <table:table-cell/>
          <table:table-cell table:formula="of:=[.F$2]*[.C124]^[.F$3]+[.F$4]*[.C124]^[.F$5]+[.F$6]*[.C124]^[.F$7]+[.F$8]" office:value-type="float" office:value="60967.8752243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125]+1" office:value-type="date" office:date-value="2019-05-15" calcext:value-type="date">
            <text:p>15-05-2019</text:p>
          </table:table-cell>
          <table:table-cell table:formula="of:=IF([.E126]&lt;10000000000;[.E126];10000000000)" office:value-type="float" office:value="60967.8757899822" calcext:value-type="float">
            <text:p>60 968</text:p>
          </table:table-cell>
          <table:table-cell/>
          <table:table-cell table:formula="of:=[.F$2]*[.C125]^[.F$3]+[.F$4]*[.C125]^[.F$5]+[.F$6]*[.C125]^[.F$7]+[.F$8]" office:value-type="float" office:value="60967.8757899822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126]+1" office:value-type="date" office:date-value="2019-05-16" calcext:value-type="date">
            <text:p>16-05-2019</text:p>
          </table:table-cell>
          <table:table-cell table:formula="of:=IF([.E127]&lt;10000000000;[.E127];10000000000)" office:value-type="float" office:value="60967.8762681278" calcext:value-type="float">
            <text:p>60 968</text:p>
          </table:table-cell>
          <table:table-cell/>
          <table:table-cell table:formula="of:=[.F$2]*[.C126]^[.F$3]+[.F$4]*[.C126]^[.F$5]+[.F$6]*[.C126]^[.F$7]+[.F$8]" office:value-type="float" office:value="60967.8762681278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127]+1" office:value-type="date" office:date-value="2019-05-17" calcext:value-type="date">
            <text:p>17-05-2019</text:p>
          </table:table-cell>
          <table:table-cell table:formula="of:=IF([.E128]&lt;10000000000;[.E128];10000000000)" office:value-type="float" office:value="60967.8766723111" calcext:value-type="float">
            <text:p>60 968</text:p>
          </table:table-cell>
          <table:table-cell/>
          <table:table-cell table:formula="of:=[.F$2]*[.C127]^[.F$3]+[.F$4]*[.C127]^[.F$5]+[.F$6]*[.C127]^[.F$7]+[.F$8]" office:value-type="float" office:value="60967.8766723111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128]+1" office:value-type="date" office:date-value="2019-05-18" calcext:value-type="date">
            <text:p>18-05-2019</text:p>
          </table:table-cell>
          <table:table-cell table:formula="of:=IF([.E129]&lt;10000000000;[.E129];10000000000)" office:value-type="float" office:value="60967.8770139731" calcext:value-type="float">
            <text:p>60 968</text:p>
          </table:table-cell>
          <table:table-cell/>
          <table:table-cell table:formula="of:=[.F$2]*[.C128]^[.F$3]+[.F$4]*[.C128]^[.F$5]+[.F$6]*[.C128]^[.F$7]+[.F$8]" office:value-type="float" office:value="60967.8770139731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129]+1" office:value-type="date" office:date-value="2019-05-19" calcext:value-type="date">
            <text:p>19-05-2019</text:p>
          </table:table-cell>
          <table:table-cell table:formula="of:=IF([.E130]&lt;10000000000;[.E130];10000000000)" office:value-type="float" office:value="60967.8773027849" calcext:value-type="float">
            <text:p>60 968</text:p>
          </table:table-cell>
          <table:table-cell/>
          <table:table-cell table:formula="of:=[.F$2]*[.C129]^[.F$3]+[.F$4]*[.C129]^[.F$5]+[.F$6]*[.C129]^[.F$7]+[.F$8]" office:value-type="float" office:value="60967.8773027849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130]+1" office:value-type="date" office:date-value="2019-05-20" calcext:value-type="date">
            <text:p>20-05-2019</text:p>
          </table:table-cell>
          <table:table-cell table:formula="of:=IF([.E131]&lt;10000000000;[.E131];10000000000)" office:value-type="float" office:value="60967.8775469217" calcext:value-type="float">
            <text:p>60 968</text:p>
          </table:table-cell>
          <table:table-cell/>
          <table:table-cell table:formula="of:=[.F$2]*[.C130]^[.F$3]+[.F$4]*[.C130]^[.F$5]+[.F$6]*[.C130]^[.F$7]+[.F$8]" office:value-type="float" office:value="60967.8775469217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131]+1" office:value-type="date" office:date-value="2019-05-21" calcext:value-type="date">
            <text:p>21-05-2019</text:p>
          </table:table-cell>
          <table:table-cell table:formula="of:=IF([.E132]&lt;10000000000;[.E132];10000000000)" office:value-type="float" office:value="60967.877753294" calcext:value-type="float">
            <text:p>60 968</text:p>
          </table:table-cell>
          <table:table-cell/>
          <table:table-cell table:formula="of:=[.F$2]*[.C131]^[.F$3]+[.F$4]*[.C131]^[.F$5]+[.F$6]*[.C131]^[.F$7]+[.F$8]" office:value-type="float" office:value="60967.87775329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132]+1" office:value-type="date" office:date-value="2019-05-22" calcext:value-type="date">
            <text:p>22-05-2019</text:p>
          </table:table-cell>
          <table:table-cell table:formula="of:=IF([.E133]&lt;10000000000;[.E133];10000000000)" office:value-type="float" office:value="60967.8779277435" calcext:value-type="float">
            <text:p>60 968</text:p>
          </table:table-cell>
          <table:table-cell/>
          <table:table-cell table:formula="of:=[.F$2]*[.C132]^[.F$3]+[.F$4]*[.C132]^[.F$5]+[.F$6]*[.C132]^[.F$7]+[.F$8]" office:value-type="float" office:value="60967.8779277435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133]+1" office:value-type="date" office:date-value="2019-05-23" calcext:value-type="date">
            <text:p>23-05-2019</text:p>
          </table:table-cell>
          <table:table-cell table:formula="of:=IF([.E134]&lt;10000000000;[.E134];10000000000)" office:value-type="float" office:value="60967.8780752082" calcext:value-type="float">
            <text:p>60 968</text:p>
          </table:table-cell>
          <table:table-cell/>
          <table:table-cell table:formula="of:=[.F$2]*[.C133]^[.F$3]+[.F$4]*[.C133]^[.F$5]+[.F$6]*[.C133]^[.F$7]+[.F$8]" office:value-type="float" office:value="60967.8780752082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134]+1" office:value-type="date" office:date-value="2019-05-24" calcext:value-type="date">
            <text:p>24-05-2019</text:p>
          </table:table-cell>
          <table:table-cell table:formula="of:=IF([.E135]&lt;10000000000;[.E135];10000000000)" office:value-type="float" office:value="60967.8781998623" calcext:value-type="float">
            <text:p>60 968</text:p>
          </table:table-cell>
          <table:table-cell/>
          <table:table-cell table:formula="of:=[.F$2]*[.C134]^[.F$3]+[.F$4]*[.C134]^[.F$5]+[.F$6]*[.C134]^[.F$7]+[.F$8]" office:value-type="float" office:value="60967.8781998623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135]+1" office:value-type="date" office:date-value="2019-05-25" calcext:value-type="date">
            <text:p>25-05-2019</text:p>
          </table:table-cell>
          <table:table-cell table:formula="of:=IF([.E136]&lt;10000000000;[.E136];10000000000)" office:value-type="float" office:value="60967.8783052341" calcext:value-type="float">
            <text:p>60 968</text:p>
          </table:table-cell>
          <table:table-cell/>
          <table:table-cell table:formula="of:=[.F$2]*[.C135]^[.F$3]+[.F$4]*[.C135]^[.F$5]+[.F$6]*[.C135]^[.F$7]+[.F$8]" office:value-type="float" office:value="60967.8783052341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136]+1" office:value-type="date" office:date-value="2019-05-26" calcext:value-type="date">
            <text:p>26-05-2019</text:p>
          </table:table-cell>
          <table:table-cell table:formula="of:=IF([.E137]&lt;10000000000;[.E137];10000000000)" office:value-type="float" office:value="60967.8783943065" calcext:value-type="float">
            <text:p>60 968</text:p>
          </table:table-cell>
          <table:table-cell/>
          <table:table-cell table:formula="of:=[.F$2]*[.C136]^[.F$3]+[.F$4]*[.C136]^[.F$5]+[.F$6]*[.C136]^[.F$7]+[.F$8]" office:value-type="float" office:value="60967.8783943065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137]+1" office:value-type="date" office:date-value="2019-05-27" calcext:value-type="date">
            <text:p>27-05-2019</text:p>
          </table:table-cell>
          <table:table-cell table:formula="of:=IF([.E138]&lt;10000000000;[.E138];10000000000)" office:value-type="float" office:value="60967.8784696006" calcext:value-type="float">
            <text:p>60 968</text:p>
          </table:table-cell>
          <table:table-cell/>
          <table:table-cell table:formula="of:=[.F$2]*[.C137]^[.F$3]+[.F$4]*[.C137]^[.F$5]+[.F$6]*[.C137]^[.F$7]+[.F$8]" office:value-type="float" office:value="60967.8784696006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138]+1" office:value-type="date" office:date-value="2019-05-28" calcext:value-type="date">
            <text:p>28-05-2019</text:p>
          </table:table-cell>
          <table:table-cell table:formula="of:=IF([.E139]&lt;10000000000;[.E139];10000000000)" office:value-type="float" office:value="60967.8785332478" calcext:value-type="float">
            <text:p>60 968</text:p>
          </table:table-cell>
          <table:table-cell/>
          <table:table-cell table:formula="of:=[.F$2]*[.C138]^[.F$3]+[.F$4]*[.C138]^[.F$5]+[.F$6]*[.C138]^[.F$7]+[.F$8]" office:value-type="float" office:value="60967.8785332478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139]+1" office:value-type="date" office:date-value="2019-05-29" calcext:value-type="date">
            <text:p>29-05-2019</text:p>
          </table:table-cell>
          <table:table-cell table:formula="of:=IF([.E140]&lt;10000000000;[.E140];10000000000)" office:value-type="float" office:value="60967.8785870497" calcext:value-type="float">
            <text:p>60 968</text:p>
          </table:table-cell>
          <table:table-cell/>
          <table:table-cell table:formula="of:=[.F$2]*[.C139]^[.F$3]+[.F$4]*[.C139]^[.F$5]+[.F$6]*[.C139]^[.F$7]+[.F$8]" office:value-type="float" office:value="60967.8785870497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140]+1" office:value-type="date" office:date-value="2019-05-30" calcext:value-type="date">
            <text:p>30-05-2019</text:p>
          </table:table-cell>
          <table:table-cell table:formula="of:=IF([.E141]&lt;10000000000;[.E141];10000000000)" office:value-type="float" office:value="60967.8786325293" calcext:value-type="float">
            <text:p>60 968</text:p>
          </table:table-cell>
          <table:table-cell/>
          <table:table-cell table:formula="of:=[.F$2]*[.C140]^[.F$3]+[.F$4]*[.C140]^[.F$5]+[.F$6]*[.C140]^[.F$7]+[.F$8]" office:value-type="float" office:value="60967.8786325293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141]+1" office:value-type="date" office:date-value="2019-05-31" calcext:value-type="date">
            <text:p>31-05-2019</text:p>
          </table:table-cell>
          <table:table-cell table:formula="of:=IF([.E142]&lt;10000000000;[.E142];10000000000)" office:value-type="float" office:value="60967.8786709738" calcext:value-type="float">
            <text:p>60 968</text:p>
          </table:table-cell>
          <table:table-cell/>
          <table:table-cell table:formula="of:=[.F$2]*[.C141]^[.F$3]+[.F$4]*[.C141]^[.F$5]+[.F$6]*[.C141]^[.F$7]+[.F$8]" office:value-type="float" office:value="60967.8786709738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142]+1" office:value-type="date" office:date-value="2019-06-01" calcext:value-type="date">
            <text:p>01-06-2019</text:p>
          </table:table-cell>
          <table:table-cell table:formula="of:=IF([.E143]&lt;10000000000;[.E143];10000000000)" office:value-type="float" office:value="60967.8787034715" calcext:value-type="float">
            <text:p>60 968</text:p>
          </table:table-cell>
          <table:table-cell/>
          <table:table-cell table:formula="of:=[.F$2]*[.C142]^[.F$3]+[.F$4]*[.C142]^[.F$5]+[.F$6]*[.C142]^[.F$7]+[.F$8]" office:value-type="float" office:value="60967.8787034715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143]+1" office:value-type="date" office:date-value="2019-06-02" calcext:value-type="date">
            <text:p>02-06-2019</text:p>
          </table:table-cell>
          <table:table-cell table:formula="of:=IF([.E144]&lt;10000000000;[.E144];10000000000)" office:value-type="float" office:value="60967.8787309423" calcext:value-type="float">
            <text:p>60 968</text:p>
          </table:table-cell>
          <table:table-cell/>
          <table:table-cell table:formula="of:=[.F$2]*[.C143]^[.F$3]+[.F$4]*[.C143]^[.F$5]+[.F$6]*[.C143]^[.F$7]+[.F$8]" office:value-type="float" office:value="60967.8787309423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144]+1" office:value-type="date" office:date-value="2019-06-03" calcext:value-type="date">
            <text:p>03-06-2019</text:p>
          </table:table-cell>
          <table:table-cell table:formula="of:=IF([.E145]&lt;10000000000;[.E145];10000000000)" office:value-type="float" office:value="60967.8787541637" calcext:value-type="float">
            <text:p>60 968</text:p>
          </table:table-cell>
          <table:table-cell/>
          <table:table-cell table:formula="of:=[.F$2]*[.C144]^[.F$3]+[.F$4]*[.C144]^[.F$5]+[.F$6]*[.C144]^[.F$7]+[.F$8]" office:value-type="float" office:value="60967.8787541637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145]+1" office:value-type="date" office:date-value="2019-06-04" calcext:value-type="date">
            <text:p>04-06-2019</text:p>
          </table:table-cell>
          <table:table-cell table:formula="of:=IF([.E146]&lt;10000000000;[.E146];10000000000)" office:value-type="float" office:value="60967.8787737931" calcext:value-type="float">
            <text:p>60 968</text:p>
          </table:table-cell>
          <table:table-cell/>
          <table:table-cell table:formula="of:=[.F$2]*[.C145]^[.F$3]+[.F$4]*[.C145]^[.F$5]+[.F$6]*[.C145]^[.F$7]+[.F$8]" office:value-type="float" office:value="60967.8787737931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146]+1" office:value-type="date" office:date-value="2019-06-05" calcext:value-type="date">
            <text:p>05-06-2019</text:p>
          </table:table-cell>
          <table:table-cell table:formula="of:=IF([.E147]&lt;10000000000;[.E147];10000000000)" office:value-type="float" office:value="60967.8787903861" calcext:value-type="float">
            <text:p>60 968</text:p>
          </table:table-cell>
          <table:table-cell/>
          <table:table-cell table:formula="of:=[.F$2]*[.C146]^[.F$3]+[.F$4]*[.C146]^[.F$5]+[.F$6]*[.C146]^[.F$7]+[.F$8]" office:value-type="float" office:value="60967.8787903861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147]+1" office:value-type="date" office:date-value="2019-06-06" calcext:value-type="date">
            <text:p>06-06-2019</text:p>
          </table:table-cell>
          <table:table-cell table:formula="of:=IF([.E148]&lt;10000000000;[.E148];10000000000)" office:value-type="float" office:value="60967.8788044125" calcext:value-type="float">
            <text:p>60 968</text:p>
          </table:table-cell>
          <table:table-cell/>
          <table:table-cell table:formula="of:=[.F$2]*[.C147]^[.F$3]+[.F$4]*[.C147]^[.F$5]+[.F$6]*[.C147]^[.F$7]+[.F$8]" office:value-type="float" office:value="60967.8788044125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148]+1" office:value-type="date" office:date-value="2019-06-07" calcext:value-type="date">
            <text:p>07-06-2019</text:p>
          </table:table-cell>
          <table:table-cell table:formula="of:=IF([.E149]&lt;10000000000;[.E149];10000000000)" office:value-type="float" office:value="60967.8788162691" calcext:value-type="float">
            <text:p>60 968</text:p>
          </table:table-cell>
          <table:table-cell/>
          <table:table-cell table:formula="of:=[.F$2]*[.C148]^[.F$3]+[.F$4]*[.C148]^[.F$5]+[.F$6]*[.C148]^[.F$7]+[.F$8]" office:value-type="float" office:value="60967.8788162691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149]+1" office:value-type="date" office:date-value="2019-06-08" calcext:value-type="date">
            <text:p>08-06-2019</text:p>
          </table:table-cell>
          <table:table-cell table:formula="of:=IF([.E150]&lt;10000000000;[.E150];10000000000)" office:value-type="float" office:value="60967.8788262917" calcext:value-type="float">
            <text:p>60 968</text:p>
          </table:table-cell>
          <table:table-cell/>
          <table:table-cell table:formula="of:=[.F$2]*[.C149]^[.F$3]+[.F$4]*[.C149]^[.F$5]+[.F$6]*[.C149]^[.F$7]+[.F$8]" office:value-type="float" office:value="60967.8788262917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150]+1" office:value-type="date" office:date-value="2019-06-09" calcext:value-type="date">
            <text:p>09-06-2019</text:p>
          </table:table-cell>
          <table:table-cell table:formula="of:=IF([.E151]&lt;10000000000;[.E151];10000000000)" office:value-type="float" office:value="60967.878834764" calcext:value-type="float">
            <text:p>60 968</text:p>
          </table:table-cell>
          <table:table-cell/>
          <table:table-cell table:formula="of:=[.F$2]*[.C150]^[.F$3]+[.F$4]*[.C150]^[.F$5]+[.F$6]*[.C150]^[.F$7]+[.F$8]" office:value-type="float" office:value="60967.87883476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151]+1" office:value-type="date" office:date-value="2019-06-10" calcext:value-type="date">
            <text:p>10-06-2019</text:p>
          </table:table-cell>
          <table:table-cell table:formula="of:=IF([.E152]&lt;10000000000;[.E152];10000000000)" office:value-type="float" office:value="60967.8788419257" calcext:value-type="float">
            <text:p>60 968</text:p>
          </table:table-cell>
          <table:table-cell/>
          <table:table-cell table:formula="of:=[.F$2]*[.C151]^[.F$3]+[.F$4]*[.C151]^[.F$5]+[.F$6]*[.C151]^[.F$7]+[.F$8]" office:value-type="float" office:value="60967.8788419257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152]+1" office:value-type="date" office:date-value="2019-06-11" calcext:value-type="date">
            <text:p>11-06-2019</text:p>
          </table:table-cell>
          <table:table-cell table:formula="of:=IF([.E153]&lt;10000000000;[.E153];10000000000)" office:value-type="float" office:value="60967.8788479796" calcext:value-type="float">
            <text:p>60 968</text:p>
          </table:table-cell>
          <table:table-cell/>
          <table:table-cell table:formula="of:=[.F$2]*[.C152]^[.F$3]+[.F$4]*[.C152]^[.F$5]+[.F$6]*[.C152]^[.F$7]+[.F$8]" office:value-type="float" office:value="60967.8788479796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153]+1" office:value-type="date" office:date-value="2019-06-12" calcext:value-type="date">
            <text:p>12-06-2019</text:p>
          </table:table-cell>
          <table:table-cell table:formula="of:=IF([.E154]&lt;10000000000;[.E154];10000000000)" office:value-type="float" office:value="60967.878853097" calcext:value-type="float">
            <text:p>60 968</text:p>
          </table:table-cell>
          <table:table-cell/>
          <table:table-cell table:formula="of:=[.F$2]*[.C153]^[.F$3]+[.F$4]*[.C153]^[.F$5]+[.F$6]*[.C153]^[.F$7]+[.F$8]" office:value-type="float" office:value="60967.878853097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154]+1" office:value-type="date" office:date-value="2019-06-13" calcext:value-type="date">
            <text:p>13-06-2019</text:p>
          </table:table-cell>
          <table:table-cell table:formula="of:=IF([.E155]&lt;10000000000;[.E155];10000000000)" office:value-type="float" office:value="60967.8788574229" calcext:value-type="float">
            <text:p>60 968</text:p>
          </table:table-cell>
          <table:table-cell/>
          <table:table-cell table:formula="of:=[.F$2]*[.C154]^[.F$3]+[.F$4]*[.C154]^[.F$5]+[.F$6]*[.C154]^[.F$7]+[.F$8]" office:value-type="float" office:value="60967.8788574229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155]+1" office:value-type="date" office:date-value="2019-06-14" calcext:value-type="date">
            <text:p>14-06-2019</text:p>
          </table:table-cell>
          <table:table-cell table:formula="of:=IF([.E156]&lt;10000000000;[.E156];10000000000)" office:value-type="float" office:value="60967.8788610796" calcext:value-type="float">
            <text:p>60 968</text:p>
          </table:table-cell>
          <table:table-cell/>
          <table:table-cell table:formula="of:=[.F$2]*[.C155]^[.F$3]+[.F$4]*[.C155]^[.F$5]+[.F$6]*[.C155]^[.F$7]+[.F$8]" office:value-type="float" office:value="60967.8788610796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156]+1" office:value-type="date" office:date-value="2019-06-15" calcext:value-type="date">
            <text:p>15-06-2019</text:p>
          </table:table-cell>
          <table:table-cell table:formula="of:=IF([.E157]&lt;10000000000;[.E157];10000000000)" office:value-type="float" office:value="60967.8788641707" calcext:value-type="float">
            <text:p>60 968</text:p>
          </table:table-cell>
          <table:table-cell/>
          <table:table-cell table:formula="of:=[.F$2]*[.C156]^[.F$3]+[.F$4]*[.C156]^[.F$5]+[.F$6]*[.C156]^[.F$7]+[.F$8]" office:value-type="float" office:value="60967.8788641707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157]+1" office:value-type="date" office:date-value="2019-06-16" calcext:value-type="date">
            <text:p>16-06-2019</text:p>
          </table:table-cell>
          <table:table-cell table:formula="of:=IF([.E158]&lt;10000000000;[.E158];10000000000)" office:value-type="float" office:value="60967.8788667836" calcext:value-type="float">
            <text:p>60 968</text:p>
          </table:table-cell>
          <table:table-cell/>
          <table:table-cell table:formula="of:=[.F$2]*[.C157]^[.F$3]+[.F$4]*[.C157]^[.F$5]+[.F$6]*[.C157]^[.F$7]+[.F$8]" office:value-type="float" office:value="60967.8788667836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158]+1" office:value-type="date" office:date-value="2019-06-17" calcext:value-type="date">
            <text:p>17-06-2019</text:p>
          </table:table-cell>
          <table:table-cell table:formula="of:=IF([.E159]&lt;10000000000;[.E159];10000000000)" office:value-type="float" office:value="60967.8788689923" calcext:value-type="float">
            <text:p>60 968</text:p>
          </table:table-cell>
          <table:table-cell/>
          <table:table-cell table:formula="of:=[.F$2]*[.C158]^[.F$3]+[.F$4]*[.C158]^[.F$5]+[.F$6]*[.C158]^[.F$7]+[.F$8]" office:value-type="float" office:value="60967.8788689923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159]+1" office:value-type="date" office:date-value="2019-06-18" calcext:value-type="date">
            <text:p>18-06-2019</text:p>
          </table:table-cell>
          <table:table-cell table:formula="of:=IF([.E160]&lt;10000000000;[.E160];10000000000)" office:value-type="float" office:value="60967.8788708594" calcext:value-type="float">
            <text:p>60 968</text:p>
          </table:table-cell>
          <table:table-cell/>
          <table:table-cell table:formula="of:=[.F$2]*[.C159]^[.F$3]+[.F$4]*[.C159]^[.F$5]+[.F$6]*[.C159]^[.F$7]+[.F$8]" office:value-type="float" office:value="60967.878870859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160]+1" office:value-type="date" office:date-value="2019-06-19" calcext:value-type="date">
            <text:p>19-06-2019</text:p>
          </table:table-cell>
          <table:table-cell table:formula="of:=IF([.E161]&lt;10000000000;[.E161];10000000000)" office:value-type="float" office:value="60967.8788724377" calcext:value-type="float">
            <text:p>60 968</text:p>
          </table:table-cell>
          <table:table-cell/>
          <table:table-cell table:formula="of:=[.F$2]*[.C160]^[.F$3]+[.F$4]*[.C160]^[.F$5]+[.F$6]*[.C160]^[.F$7]+[.F$8]" office:value-type="float" office:value="60967.8788724377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161]+1" office:value-type="date" office:date-value="2019-06-20" calcext:value-type="date">
            <text:p>20-06-2019</text:p>
          </table:table-cell>
          <table:table-cell table:formula="of:=IF([.E162]&lt;10000000000;[.E162];10000000000)" office:value-type="float" office:value="60967.8788737718" calcext:value-type="float">
            <text:p>60 968</text:p>
          </table:table-cell>
          <table:table-cell/>
          <table:table-cell table:formula="of:=[.F$2]*[.C161]^[.F$3]+[.F$4]*[.C161]^[.F$5]+[.F$6]*[.C161]^[.F$7]+[.F$8]" office:value-type="float" office:value="60967.8788737718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162]+1" office:value-type="date" office:date-value="2019-06-21" calcext:value-type="date">
            <text:p>21-06-2019</text:p>
          </table:table-cell>
          <table:table-cell table:formula="of:=IF([.E163]&lt;10000000000;[.E163];10000000000)" office:value-type="float" office:value="60967.8788748996" calcext:value-type="float">
            <text:p>60 968</text:p>
          </table:table-cell>
          <table:table-cell/>
          <table:table-cell table:formula="of:=[.F$2]*[.C162]^[.F$3]+[.F$4]*[.C162]^[.F$5]+[.F$6]*[.C162]^[.F$7]+[.F$8]" office:value-type="float" office:value="60967.8788748996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163]+1" office:value-type="date" office:date-value="2019-06-22" calcext:value-type="date">
            <text:p>22-06-2019</text:p>
          </table:table-cell>
          <table:table-cell table:formula="of:=IF([.E164]&lt;10000000000;[.E164];10000000000)" office:value-type="float" office:value="60967.8788758529" calcext:value-type="float">
            <text:p>60 968</text:p>
          </table:table-cell>
          <table:table-cell/>
          <table:table-cell table:formula="of:=[.F$2]*[.C163]^[.F$3]+[.F$4]*[.C163]^[.F$5]+[.F$6]*[.C163]^[.F$7]+[.F$8]" office:value-type="float" office:value="60967.8788758529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164]+1" office:value-type="date" office:date-value="2019-06-23" calcext:value-type="date">
            <text:p>23-06-2019</text:p>
          </table:table-cell>
          <table:table-cell table:formula="of:=IF([.E165]&lt;10000000000;[.E165];10000000000)" office:value-type="float" office:value="60967.8788766588" calcext:value-type="float">
            <text:p>60 968</text:p>
          </table:table-cell>
          <table:table-cell/>
          <table:table-cell table:formula="of:=[.F$2]*[.C164]^[.F$3]+[.F$4]*[.C164]^[.F$5]+[.F$6]*[.C164]^[.F$7]+[.F$8]" office:value-type="float" office:value="60967.8788766588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165]+1" office:value-type="date" office:date-value="2019-06-24" calcext:value-type="date">
            <text:p>24-06-2019</text:p>
          </table:table-cell>
          <table:table-cell table:formula="of:=IF([.E166]&lt;10000000000;[.E166];10000000000)" office:value-type="float" office:value="60967.8788773399" calcext:value-type="float">
            <text:p>60 968</text:p>
          </table:table-cell>
          <table:table-cell/>
          <table:table-cell table:formula="of:=[.F$2]*[.C165]^[.F$3]+[.F$4]*[.C165]^[.F$5]+[.F$6]*[.C165]^[.F$7]+[.F$8]" office:value-type="float" office:value="60967.8788773399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166]+1" office:value-type="date" office:date-value="2019-06-25" calcext:value-type="date">
            <text:p>25-06-2019</text:p>
          </table:table-cell>
          <table:table-cell table:formula="of:=IF([.E167]&lt;10000000000;[.E167];10000000000)" office:value-type="float" office:value="60967.8788779158" calcext:value-type="float">
            <text:p>60 968</text:p>
          </table:table-cell>
          <table:table-cell/>
          <table:table-cell table:formula="of:=[.F$2]*[.C166]^[.F$3]+[.F$4]*[.C166]^[.F$5]+[.F$6]*[.C166]^[.F$7]+[.F$8]" office:value-type="float" office:value="60967.8788779158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167]+1" office:value-type="date" office:date-value="2019-06-26" calcext:value-type="date">
            <text:p>26-06-2019</text:p>
          </table:table-cell>
          <table:table-cell table:formula="of:=IF([.E168]&lt;10000000000;[.E168];10000000000)" office:value-type="float" office:value="60967.8788784025" calcext:value-type="float">
            <text:p>60 968</text:p>
          </table:table-cell>
          <table:table-cell/>
          <table:table-cell table:formula="of:=[.F$2]*[.C167]^[.F$3]+[.F$4]*[.C167]^[.F$5]+[.F$6]*[.C167]^[.F$7]+[.F$8]" office:value-type="float" office:value="60967.8788784025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168]+1" office:value-type="date" office:date-value="2019-06-27" calcext:value-type="date">
            <text:p>27-06-2019</text:p>
          </table:table-cell>
          <table:table-cell table:formula="of:=IF([.E169]&lt;10000000000;[.E169];10000000000)" office:value-type="float" office:value="60967.878878814" calcext:value-type="float">
            <text:p>60 968</text:p>
          </table:table-cell>
          <table:table-cell/>
          <table:table-cell table:formula="of:=[.F$2]*[.C168]^[.F$3]+[.F$4]*[.C168]^[.F$5]+[.F$6]*[.C168]^[.F$7]+[.F$8]" office:value-type="float" office:value="60967.87887881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169]+1" office:value-type="date" office:date-value="2019-06-28" calcext:value-type="date">
            <text:p>28-06-2019</text:p>
          </table:table-cell>
          <table:table-cell table:formula="of:=IF([.E170]&lt;10000000000;[.E170];10000000000)" office:value-type="float" office:value="60967.8788791618" calcext:value-type="float">
            <text:p>60 968</text:p>
          </table:table-cell>
          <table:table-cell/>
          <table:table-cell table:formula="of:=[.F$2]*[.C169]^[.F$3]+[.F$4]*[.C169]^[.F$5]+[.F$6]*[.C169]^[.F$7]+[.F$8]" office:value-type="float" office:value="60967.8788791618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170]+1" office:value-type="date" office:date-value="2019-06-29" calcext:value-type="date">
            <text:p>29-06-2019</text:p>
          </table:table-cell>
          <table:table-cell table:formula="of:=IF([.E171]&lt;10000000000;[.E171];10000000000)" office:value-type="float" office:value="60967.8788794558" calcext:value-type="float">
            <text:p>60 968</text:p>
          </table:table-cell>
          <table:table-cell/>
          <table:table-cell table:formula="of:=[.F$2]*[.C170]^[.F$3]+[.F$4]*[.C170]^[.F$5]+[.F$6]*[.C170]^[.F$7]+[.F$8]" office:value-type="float" office:value="60967.8788794558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171]+1" office:value-type="date" office:date-value="2019-06-30" calcext:value-type="date">
            <text:p>30-06-2019</text:p>
          </table:table-cell>
          <table:table-cell table:formula="of:=IF([.E172]&lt;10000000000;[.E172];10000000000)" office:value-type="float" office:value="60967.8788797044" calcext:value-type="float">
            <text:p>60 968</text:p>
          </table:table-cell>
          <table:table-cell/>
          <table:table-cell table:formula="of:=[.F$2]*[.C171]^[.F$3]+[.F$4]*[.C171]^[.F$5]+[.F$6]*[.C171]^[.F$7]+[.F$8]" office:value-type="float" office:value="60967.878879704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172]+1" office:value-type="date" office:date-value="2019-07-01" calcext:value-type="date">
            <text:p>01-07-2019</text:p>
          </table:table-cell>
          <table:table-cell table:formula="of:=IF([.E173]&lt;10000000000;[.E173];10000000000)" office:value-type="float" office:value="60967.8788799144" calcext:value-type="float">
            <text:p>60 968</text:p>
          </table:table-cell>
          <table:table-cell/>
          <table:table-cell table:formula="of:=[.F$2]*[.C172]^[.F$3]+[.F$4]*[.C172]^[.F$5]+[.F$6]*[.C172]^[.F$7]+[.F$8]" office:value-type="float" office:value="60967.878879914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173]+1" office:value-type="date" office:date-value="2019-07-02" calcext:value-type="date">
            <text:p>02-07-2019</text:p>
          </table:table-cell>
          <table:table-cell table:formula="of:=IF([.E174]&lt;10000000000;[.E174];10000000000)" office:value-type="float" office:value="60967.878880092" calcext:value-type="float">
            <text:p>60 968</text:p>
          </table:table-cell>
          <table:table-cell/>
          <table:table-cell table:formula="of:=[.F$2]*[.C173]^[.F$3]+[.F$4]*[.C173]^[.F$5]+[.F$6]*[.C173]^[.F$7]+[.F$8]" office:value-type="float" office:value="60967.878880092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174]+1" office:value-type="date" office:date-value="2019-07-03" calcext:value-type="date">
            <text:p>03-07-2019</text:p>
          </table:table-cell>
          <table:table-cell table:formula="of:=IF([.E175]&lt;10000000000;[.E175];10000000000)" office:value-type="float" office:value="60967.8788802422" calcext:value-type="float">
            <text:p>60 968</text:p>
          </table:table-cell>
          <table:table-cell/>
          <table:table-cell table:formula="of:=[.F$2]*[.C174]^[.F$3]+[.F$4]*[.C174]^[.F$5]+[.F$6]*[.C174]^[.F$7]+[.F$8]" office:value-type="float" office:value="60967.8788802422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175]+1" office:value-type="date" office:date-value="2019-07-04" calcext:value-type="date">
            <text:p>04-07-2019</text:p>
          </table:table-cell>
          <table:table-cell table:formula="of:=IF([.E176]&lt;10000000000;[.E176];10000000000)" office:value-type="float" office:value="60967.8788803691" calcext:value-type="float">
            <text:p>60 968</text:p>
          </table:table-cell>
          <table:table-cell/>
          <table:table-cell table:formula="of:=[.F$2]*[.C175]^[.F$3]+[.F$4]*[.C175]^[.F$5]+[.F$6]*[.C175]^[.F$7]+[.F$8]" office:value-type="float" office:value="60967.8788803691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176]+1" office:value-type="date" office:date-value="2019-07-05" calcext:value-type="date">
            <text:p>05-07-2019</text:p>
          </table:table-cell>
          <table:table-cell table:formula="of:=IF([.E177]&lt;10000000000;[.E177];10000000000)" office:value-type="float" office:value="60967.8788804763" calcext:value-type="float">
            <text:p>60 968</text:p>
          </table:table-cell>
          <table:table-cell/>
          <table:table-cell table:formula="of:=[.F$2]*[.C176]^[.F$3]+[.F$4]*[.C176]^[.F$5]+[.F$6]*[.C176]^[.F$7]+[.F$8]" office:value-type="float" office:value="60967.8788804763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177]+1" office:value-type="date" office:date-value="2019-07-06" calcext:value-type="date">
            <text:p>06-07-2019</text:p>
          </table:table-cell>
          <table:table-cell table:formula="of:=IF([.E178]&lt;10000000000;[.E178];10000000000)" office:value-type="float" office:value="60967.878880567" calcext:value-type="float">
            <text:p>60 968</text:p>
          </table:table-cell>
          <table:table-cell/>
          <table:table-cell table:formula="of:=[.F$2]*[.C177]^[.F$3]+[.F$4]*[.C177]^[.F$5]+[.F$6]*[.C177]^[.F$7]+[.F$8]" office:value-type="float" office:value="60967.878880567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178]+1" office:value-type="date" office:date-value="2019-07-07" calcext:value-type="date">
            <text:p>07-07-2019</text:p>
          </table:table-cell>
          <table:table-cell table:formula="of:=IF([.E179]&lt;10000000000;[.E179];10000000000)" office:value-type="float" office:value="60967.8788806436" calcext:value-type="float">
            <text:p>60 968</text:p>
          </table:table-cell>
          <table:table-cell/>
          <table:table-cell table:formula="of:=[.F$2]*[.C178]^[.F$3]+[.F$4]*[.C178]^[.F$5]+[.F$6]*[.C178]^[.F$7]+[.F$8]" office:value-type="float" office:value="60967.8788806436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179]+1" office:value-type="date" office:date-value="2019-07-08" calcext:value-type="date">
            <text:p>08-07-2019</text:p>
          </table:table-cell>
          <table:table-cell table:formula="of:=IF([.E180]&lt;10000000000;[.E180];10000000000)" office:value-type="float" office:value="60967.8788807084" calcext:value-type="float">
            <text:p>60 968</text:p>
          </table:table-cell>
          <table:table-cell/>
          <table:table-cell table:formula="of:=[.F$2]*[.C179]^[.F$3]+[.F$4]*[.C179]^[.F$5]+[.F$6]*[.C179]^[.F$7]+[.F$8]" office:value-type="float" office:value="60967.878880708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180]+1" office:value-type="date" office:date-value="2019-07-09" calcext:value-type="date">
            <text:p>09-07-2019</text:p>
          </table:table-cell>
          <table:table-cell table:formula="of:=IF([.E181]&lt;10000000000;[.E181];10000000000)" office:value-type="float" office:value="60967.8788807632" calcext:value-type="float">
            <text:p>60 968</text:p>
          </table:table-cell>
          <table:table-cell/>
          <table:table-cell table:formula="of:=[.F$2]*[.C180]^[.F$3]+[.F$4]*[.C180]^[.F$5]+[.F$6]*[.C180]^[.F$7]+[.F$8]" office:value-type="float" office:value="60967.8788807632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181]+1" office:value-type="date" office:date-value="2019-07-10" calcext:value-type="date">
            <text:p>10-07-2019</text:p>
          </table:table-cell>
          <table:table-cell table:formula="of:=IF([.E182]&lt;10000000000;[.E182];10000000000)" office:value-type="float" office:value="60967.8788808095" calcext:value-type="float">
            <text:p>60 968</text:p>
          </table:table-cell>
          <table:table-cell/>
          <table:table-cell table:formula="of:=[.F$2]*[.C181]^[.F$3]+[.F$4]*[.C181]^[.F$5]+[.F$6]*[.C181]^[.F$7]+[.F$8]" office:value-type="float" office:value="60967.8788808095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182]+1" office:value-type="date" office:date-value="2019-07-11" calcext:value-type="date">
            <text:p>11-07-2019</text:p>
          </table:table-cell>
          <table:table-cell table:formula="of:=IF([.E183]&lt;10000000000;[.E183];10000000000)" office:value-type="float" office:value="60967.8788808487" calcext:value-type="float">
            <text:p>60 968</text:p>
          </table:table-cell>
          <table:table-cell/>
          <table:table-cell table:formula="of:=[.F$2]*[.C182]^[.F$3]+[.F$4]*[.C182]^[.F$5]+[.F$6]*[.C182]^[.F$7]+[.F$8]" office:value-type="float" office:value="60967.8788808487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183]+1" office:value-type="date" office:date-value="2019-07-12" calcext:value-type="date">
            <text:p>12-07-2019</text:p>
          </table:table-cell>
          <table:table-cell table:formula="of:=IF([.E184]&lt;10000000000;[.E184];10000000000)" office:value-type="float" office:value="60967.8788808817" calcext:value-type="float">
            <text:p>60 968</text:p>
          </table:table-cell>
          <table:table-cell/>
          <table:table-cell table:formula="of:=[.F$2]*[.C183]^[.F$3]+[.F$4]*[.C183]^[.F$5]+[.F$6]*[.C183]^[.F$7]+[.F$8]" office:value-type="float" office:value="60967.8788808817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184]+1" office:value-type="date" office:date-value="2019-07-13" calcext:value-type="date">
            <text:p>13-07-2019</text:p>
          </table:table-cell>
          <table:table-cell table:formula="of:=IF([.E185]&lt;10000000000;[.E185];10000000000)" office:value-type="float" office:value="60967.8788809097" calcext:value-type="float">
            <text:p>60 968</text:p>
          </table:table-cell>
          <table:table-cell/>
          <table:table-cell table:formula="of:=[.F$2]*[.C184]^[.F$3]+[.F$4]*[.C184]^[.F$5]+[.F$6]*[.C184]^[.F$7]+[.F$8]" office:value-type="float" office:value="60967.8788809097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185]+1" office:value-type="date" office:date-value="2019-07-14" calcext:value-type="date">
            <text:p>14-07-2019</text:p>
          </table:table-cell>
          <table:table-cell table:formula="of:=IF([.E186]&lt;10000000000;[.E186];10000000000)" office:value-type="float" office:value="60967.8788809333" calcext:value-type="float">
            <text:p>60 968</text:p>
          </table:table-cell>
          <table:table-cell/>
          <table:table-cell table:formula="of:=[.F$2]*[.C185]^[.F$3]+[.F$4]*[.C185]^[.F$5]+[.F$6]*[.C185]^[.F$7]+[.F$8]" office:value-type="float" office:value="60967.8788809333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186]+1" office:value-type="date" office:date-value="2019-07-15" calcext:value-type="date">
            <text:p>15-07-2019</text:p>
          </table:table-cell>
          <table:table-cell table:formula="of:=IF([.E187]&lt;10000000000;[.E187];10000000000)" office:value-type="float" office:value="60967.8788809533" calcext:value-type="float">
            <text:p>60 968</text:p>
          </table:table-cell>
          <table:table-cell/>
          <table:table-cell table:formula="of:=[.F$2]*[.C186]^[.F$3]+[.F$4]*[.C186]^[.F$5]+[.F$6]*[.C186]^[.F$7]+[.F$8]" office:value-type="float" office:value="60967.8788809533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187]+1" office:value-type="date" office:date-value="2019-07-16" calcext:value-type="date">
            <text:p>16-07-2019</text:p>
          </table:table-cell>
          <table:table-cell table:formula="of:=IF([.E188]&lt;10000000000;[.E188];10000000000)" office:value-type="float" office:value="60967.8788809702" calcext:value-type="float">
            <text:p>60 968</text:p>
          </table:table-cell>
          <table:table-cell/>
          <table:table-cell table:formula="of:=[.F$2]*[.C187]^[.F$3]+[.F$4]*[.C187]^[.F$5]+[.F$6]*[.C187]^[.F$7]+[.F$8]" office:value-type="float" office:value="60967.8788809702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188]+1" office:value-type="date" office:date-value="2019-07-17" calcext:value-type="date">
            <text:p>17-07-2019</text:p>
          </table:table-cell>
          <table:table-cell table:formula="of:=IF([.E189]&lt;10000000000;[.E189];10000000000)" office:value-type="float" office:value="60967.8788809845" calcext:value-type="float">
            <text:p>60 968</text:p>
          </table:table-cell>
          <table:table-cell/>
          <table:table-cell table:formula="of:=[.F$2]*[.C188]^[.F$3]+[.F$4]*[.C188]^[.F$5]+[.F$6]*[.C188]^[.F$7]+[.F$8]" office:value-type="float" office:value="60967.8788809845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189]+1" office:value-type="date" office:date-value="2019-07-18" calcext:value-type="date">
            <text:p>18-07-2019</text:p>
          </table:table-cell>
          <table:table-cell table:formula="of:=IF([.E190]&lt;10000000000;[.E190];10000000000)" office:value-type="float" office:value="60967.8788809966" calcext:value-type="float">
            <text:p>60 968</text:p>
          </table:table-cell>
          <table:table-cell/>
          <table:table-cell table:formula="of:=[.F$2]*[.C189]^[.F$3]+[.F$4]*[.C189]^[.F$5]+[.F$6]*[.C189]^[.F$7]+[.F$8]" office:value-type="float" office:value="60967.8788809966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190]+1" office:value-type="date" office:date-value="2019-07-19" calcext:value-type="date">
            <text:p>19-07-2019</text:p>
          </table:table-cell>
          <table:table-cell table:formula="of:=IF([.E191]&lt;10000000000;[.E191];10000000000)" office:value-type="float" office:value="60967.8788810068" calcext:value-type="float">
            <text:p>60 968</text:p>
          </table:table-cell>
          <table:table-cell/>
          <table:table-cell table:formula="of:=[.F$2]*[.C190]^[.F$3]+[.F$4]*[.C190]^[.F$5]+[.F$6]*[.C190]^[.F$7]+[.F$8]" office:value-type="float" office:value="60967.8788810068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191]+1" office:value-type="date" office:date-value="2019-07-20" calcext:value-type="date">
            <text:p>20-07-2019</text:p>
          </table:table-cell>
          <table:table-cell table:formula="of:=IF([.E192]&lt;10000000000;[.E192];10000000000)" office:value-type="float" office:value="60967.8788810154" calcext:value-type="float">
            <text:p>60 968</text:p>
          </table:table-cell>
          <table:table-cell/>
          <table:table-cell table:formula="of:=[.F$2]*[.C191]^[.F$3]+[.F$4]*[.C191]^[.F$5]+[.F$6]*[.C191]^[.F$7]+[.F$8]" office:value-type="float" office:value="60967.878881015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192]+1" office:value-type="date" office:date-value="2019-07-21" calcext:value-type="date">
            <text:p>21-07-2019</text:p>
          </table:table-cell>
          <table:table-cell table:formula="of:=IF([.E193]&lt;10000000000;[.E193];10000000000)" office:value-type="float" office:value="60967.8788810227" calcext:value-type="float">
            <text:p>60 968</text:p>
          </table:table-cell>
          <table:table-cell/>
          <table:table-cell table:formula="of:=[.F$2]*[.C192]^[.F$3]+[.F$4]*[.C192]^[.F$5]+[.F$6]*[.C192]^[.F$7]+[.F$8]" office:value-type="float" office:value="60967.8788810227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193]+1" office:value-type="date" office:date-value="2019-07-22" calcext:value-type="date">
            <text:p>22-07-2019</text:p>
          </table:table-cell>
          <table:table-cell table:formula="of:=IF([.E194]&lt;10000000000;[.E194];10000000000)" office:value-type="float" office:value="60967.8788810288" calcext:value-type="float">
            <text:p>60 968</text:p>
          </table:table-cell>
          <table:table-cell/>
          <table:table-cell table:formula="of:=[.F$2]*[.C193]^[.F$3]+[.F$4]*[.C193]^[.F$5]+[.F$6]*[.C193]^[.F$7]+[.F$8]" office:value-type="float" office:value="60967.8788810288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194]+1" office:value-type="date" office:date-value="2019-07-23" calcext:value-type="date">
            <text:p>23-07-2019</text:p>
          </table:table-cell>
          <table:table-cell table:formula="of:=IF([.E195]&lt;10000000000;[.E195];10000000000)" office:value-type="float" office:value="60967.8788810341" calcext:value-type="float">
            <text:p>60 968</text:p>
          </table:table-cell>
          <table:table-cell/>
          <table:table-cell table:formula="of:=[.F$2]*[.C194]^[.F$3]+[.F$4]*[.C194]^[.F$5]+[.F$6]*[.C194]^[.F$7]+[.F$8]" office:value-type="float" office:value="60967.8788810341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195]+1" office:value-type="date" office:date-value="2019-07-24" calcext:value-type="date">
            <text:p>24-07-2019</text:p>
          </table:table-cell>
          <table:table-cell table:formula="of:=IF([.E196]&lt;10000000000;[.E196];10000000000)" office:value-type="float" office:value="60967.8788810384" calcext:value-type="float">
            <text:p>60 968</text:p>
          </table:table-cell>
          <table:table-cell/>
          <table:table-cell table:formula="of:=[.F$2]*[.C195]^[.F$3]+[.F$4]*[.C195]^[.F$5]+[.F$6]*[.C195]^[.F$7]+[.F$8]" office:value-type="float" office:value="60967.878881038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196]+1" office:value-type="date" office:date-value="2019-07-25" calcext:value-type="date">
            <text:p>25-07-2019</text:p>
          </table:table-cell>
          <table:table-cell table:formula="of:=IF([.E197]&lt;10000000000;[.E197];10000000000)" office:value-type="float" office:value="60967.8788810422" calcext:value-type="float">
            <text:p>60 968</text:p>
          </table:table-cell>
          <table:table-cell/>
          <table:table-cell table:formula="of:=[.F$2]*[.C196]^[.F$3]+[.F$4]*[.C196]^[.F$5]+[.F$6]*[.C196]^[.F$7]+[.F$8]" office:value-type="float" office:value="60967.8788810422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197]+1" office:value-type="date" office:date-value="2019-07-26" calcext:value-type="date">
            <text:p>26-07-2019</text:p>
          </table:table-cell>
          <table:table-cell table:formula="of:=IF([.E198]&lt;10000000000;[.E198];10000000000)" office:value-type="float" office:value="60967.8788810454" calcext:value-type="float">
            <text:p>60 968</text:p>
          </table:table-cell>
          <table:table-cell/>
          <table:table-cell table:formula="of:=[.F$2]*[.C197]^[.F$3]+[.F$4]*[.C197]^[.F$5]+[.F$6]*[.C197]^[.F$7]+[.F$8]" office:value-type="float" office:value="60967.878881045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198]+1" office:value-type="date" office:date-value="2019-07-27" calcext:value-type="date">
            <text:p>27-07-2019</text:p>
          </table:table-cell>
          <table:table-cell table:formula="of:=IF([.E199]&lt;10000000000;[.E199];10000000000)" office:value-type="float" office:value="60967.878881048" calcext:value-type="float">
            <text:p>60 968</text:p>
          </table:table-cell>
          <table:table-cell/>
          <table:table-cell table:formula="of:=[.F$2]*[.C198]^[.F$3]+[.F$4]*[.C198]^[.F$5]+[.F$6]*[.C198]^[.F$7]+[.F$8]" office:value-type="float" office:value="60967.878881048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199]+1" office:value-type="date" office:date-value="2019-07-28" calcext:value-type="date">
            <text:p>28-07-2019</text:p>
          </table:table-cell>
          <table:table-cell table:formula="of:=IF([.E200]&lt;10000000000;[.E200];10000000000)" office:value-type="float" office:value="60967.8788810503" calcext:value-type="float">
            <text:p>60 968</text:p>
          </table:table-cell>
          <table:table-cell/>
          <table:table-cell table:formula="of:=[.F$2]*[.C199]^[.F$3]+[.F$4]*[.C199]^[.F$5]+[.F$6]*[.C199]^[.F$7]+[.F$8]" office:value-type="float" office:value="60967.8788810503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200]+1" office:value-type="date" office:date-value="2019-07-29" calcext:value-type="date">
            <text:p>29-07-2019</text:p>
          </table:table-cell>
          <table:table-cell table:formula="of:=IF([.E201]&lt;10000000000;[.E201];10000000000)" office:value-type="float" office:value="60967.8788810521" calcext:value-type="float">
            <text:p>60 968</text:p>
          </table:table-cell>
          <table:table-cell/>
          <table:table-cell table:formula="of:=[.F$2]*[.C200]^[.F$3]+[.F$4]*[.C200]^[.F$5]+[.F$6]*[.C200]^[.F$7]+[.F$8]" office:value-type="float" office:value="60967.8788810521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201]+1" office:value-type="date" office:date-value="2019-07-30" calcext:value-type="date">
            <text:p>30-07-2019</text:p>
          </table:table-cell>
          <table:table-cell table:formula="of:=IF([.E202]&lt;10000000000;[.E202];10000000000)" office:value-type="float" office:value="60967.8788810537" calcext:value-type="float">
            <text:p>60 968</text:p>
          </table:table-cell>
          <table:table-cell/>
          <table:table-cell table:formula="of:=[.F$2]*[.C201]^[.F$3]+[.F$4]*[.C201]^[.F$5]+[.F$6]*[.C201]^[.F$7]+[.F$8]" office:value-type="float" office:value="60967.8788810537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202]+1" office:value-type="date" office:date-value="2019-07-31" calcext:value-type="date">
            <text:p>31-07-2019</text:p>
          </table:table-cell>
          <table:table-cell table:formula="of:=IF([.E203]&lt;10000000000;[.E203];10000000000)" office:value-type="float" office:value="60967.8788810551" calcext:value-type="float">
            <text:p>60 968</text:p>
          </table:table-cell>
          <table:table-cell/>
          <table:table-cell table:formula="of:=[.F$2]*[.C202]^[.F$3]+[.F$4]*[.C202]^[.F$5]+[.F$6]*[.C202]^[.F$7]+[.F$8]" office:value-type="float" office:value="60967.8788810551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203]+1" office:value-type="date" office:date-value="2019-08-01" calcext:value-type="date">
            <text:p>01-08-2019</text:p>
          </table:table-cell>
          <table:table-cell table:formula="of:=IF([.E204]&lt;10000000000;[.E204];10000000000)" office:value-type="float" office:value="60967.8788810563" calcext:value-type="float">
            <text:p>60 968</text:p>
          </table:table-cell>
          <table:table-cell/>
          <table:table-cell table:formula="of:=[.F$2]*[.C203]^[.F$3]+[.F$4]*[.C203]^[.F$5]+[.F$6]*[.C203]^[.F$7]+[.F$8]" office:value-type="float" office:value="60967.8788810563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204]+1" office:value-type="date" office:date-value="2019-08-02" calcext:value-type="date">
            <text:p>02-08-2019</text:p>
          </table:table-cell>
          <table:table-cell table:formula="of:=IF([.E205]&lt;10000000000;[.E205];10000000000)" office:value-type="float" office:value="60967.8788810572" calcext:value-type="float">
            <text:p>60 968</text:p>
          </table:table-cell>
          <table:table-cell/>
          <table:table-cell table:formula="of:=[.F$2]*[.C204]^[.F$3]+[.F$4]*[.C204]^[.F$5]+[.F$6]*[.C204]^[.F$7]+[.F$8]" office:value-type="float" office:value="60967.8788810572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205]+1" office:value-type="date" office:date-value="2019-08-03" calcext:value-type="date">
            <text:p>03-08-2019</text:p>
          </table:table-cell>
          <table:table-cell table:formula="of:=IF([.E206]&lt;10000000000;[.E206];10000000000)" office:value-type="float" office:value="60967.8788810581" calcext:value-type="float">
            <text:p>60 968</text:p>
          </table:table-cell>
          <table:table-cell/>
          <table:table-cell table:formula="of:=[.F$2]*[.C205]^[.F$3]+[.F$4]*[.C205]^[.F$5]+[.F$6]*[.C205]^[.F$7]+[.F$8]" office:value-type="float" office:value="60967.8788810581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206]+1" office:value-type="date" office:date-value="2019-08-04" calcext:value-type="date">
            <text:p>04-08-2019</text:p>
          </table:table-cell>
          <table:table-cell table:formula="of:=IF([.E207]&lt;10000000000;[.E207];10000000000)" office:value-type="float" office:value="60967.8788810587" calcext:value-type="float">
            <text:p>60 968</text:p>
          </table:table-cell>
          <table:table-cell/>
          <table:table-cell table:formula="of:=[.F$2]*[.C206]^[.F$3]+[.F$4]*[.C206]^[.F$5]+[.F$6]*[.C206]^[.F$7]+[.F$8]" office:value-type="float" office:value="60967.8788810587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207]+1" office:value-type="date" office:date-value="2019-08-05" calcext:value-type="date">
            <text:p>05-08-2019</text:p>
          </table:table-cell>
          <table:table-cell table:formula="of:=IF([.E208]&lt;10000000000;[.E208];10000000000)" office:value-type="float" office:value="60967.8788810593" calcext:value-type="float">
            <text:p>60 968</text:p>
          </table:table-cell>
          <table:table-cell/>
          <table:table-cell table:formula="of:=[.F$2]*[.C207]^[.F$3]+[.F$4]*[.C207]^[.F$5]+[.F$6]*[.C207]^[.F$7]+[.F$8]" office:value-type="float" office:value="60967.8788810593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208]+1" office:value-type="date" office:date-value="2019-08-06" calcext:value-type="date">
            <text:p>06-08-2019</text:p>
          </table:table-cell>
          <table:table-cell table:formula="of:=IF([.E209]&lt;10000000000;[.E209];10000000000)" office:value-type="float" office:value="60967.8788810598" calcext:value-type="float">
            <text:p>60 968</text:p>
          </table:table-cell>
          <table:table-cell/>
          <table:table-cell table:formula="of:=[.F$2]*[.C208]^[.F$3]+[.F$4]*[.C208]^[.F$5]+[.F$6]*[.C208]^[.F$7]+[.F$8]" office:value-type="float" office:value="60967.8788810598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209]+1" office:value-type="date" office:date-value="2019-08-07" calcext:value-type="date">
            <text:p>07-08-2019</text:p>
          </table:table-cell>
          <table:table-cell table:formula="of:=IF([.E210]&lt;10000000000;[.E210];10000000000)" office:value-type="float" office:value="60967.8788810603" calcext:value-type="float">
            <text:p>60 968</text:p>
          </table:table-cell>
          <table:table-cell/>
          <table:table-cell table:formula="of:=[.F$2]*[.C209]^[.F$3]+[.F$4]*[.C209]^[.F$5]+[.F$6]*[.C209]^[.F$7]+[.F$8]" office:value-type="float" office:value="60967.8788810603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210]+1" office:value-type="date" office:date-value="2019-08-08" calcext:value-type="date">
            <text:p>08-08-2019</text:p>
          </table:table-cell>
          <table:table-cell table:formula="of:=IF([.E211]&lt;10000000000;[.E211];10000000000)" office:value-type="float" office:value="60967.8788810606" calcext:value-type="float">
            <text:p>60 968</text:p>
          </table:table-cell>
          <table:table-cell/>
          <table:table-cell table:formula="of:=[.F$2]*[.C210]^[.F$3]+[.F$4]*[.C210]^[.F$5]+[.F$6]*[.C210]^[.F$7]+[.F$8]" office:value-type="float" office:value="60967.8788810606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211]+1" office:value-type="date" office:date-value="2019-08-09" calcext:value-type="date">
            <text:p>09-08-2019</text:p>
          </table:table-cell>
          <table:table-cell table:formula="of:=IF([.E212]&lt;10000000000;[.E212];10000000000)" office:value-type="float" office:value="60967.8788810609" calcext:value-type="float">
            <text:p>60 968</text:p>
          </table:table-cell>
          <table:table-cell/>
          <table:table-cell table:formula="of:=[.F$2]*[.C211]^[.F$3]+[.F$4]*[.C211]^[.F$5]+[.F$6]*[.C211]^[.F$7]+[.F$8]" office:value-type="float" office:value="60967.8788810609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212]+1" office:value-type="date" office:date-value="2019-08-10" calcext:value-type="date">
            <text:p>10-08-2019</text:p>
          </table:table-cell>
          <table:table-cell table:formula="of:=IF([.E213]&lt;10000000000;[.E213];10000000000)" office:value-type="float" office:value="60967.8788810612" calcext:value-type="float">
            <text:p>60 968</text:p>
          </table:table-cell>
          <table:table-cell/>
          <table:table-cell table:formula="of:=[.F$2]*[.C212]^[.F$3]+[.F$4]*[.C212]^[.F$5]+[.F$6]*[.C212]^[.F$7]+[.F$8]" office:value-type="float" office:value="60967.8788810612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213]+1" office:value-type="date" office:date-value="2019-08-11" calcext:value-type="date">
            <text:p>11-08-2019</text:p>
          </table:table-cell>
          <table:table-cell table:formula="of:=IF([.E214]&lt;10000000000;[.E214];10000000000)" office:value-type="float" office:value="60967.8788810614" calcext:value-type="float">
            <text:p>60 968</text:p>
          </table:table-cell>
          <table:table-cell/>
          <table:table-cell table:formula="of:=[.F$2]*[.C213]^[.F$3]+[.F$4]*[.C213]^[.F$5]+[.F$6]*[.C213]^[.F$7]+[.F$8]" office:value-type="float" office:value="60967.878881061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214]+1" office:value-type="date" office:date-value="2019-08-12" calcext:value-type="date">
            <text:p>12-08-2019</text:p>
          </table:table-cell>
          <table:table-cell table:formula="of:=IF([.E215]&lt;10000000000;[.E215];10000000000)" office:value-type="float" office:value="60967.8788810616" calcext:value-type="float">
            <text:p>60 968</text:p>
          </table:table-cell>
          <table:table-cell/>
          <table:table-cell table:formula="of:=[.F$2]*[.C214]^[.F$3]+[.F$4]*[.C214]^[.F$5]+[.F$6]*[.C214]^[.F$7]+[.F$8]" office:value-type="float" office:value="60967.8788810616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215]+1" office:value-type="date" office:date-value="2019-08-13" calcext:value-type="date">
            <text:p>13-08-2019</text:p>
          </table:table-cell>
          <table:table-cell table:formula="of:=IF([.E216]&lt;10000000000;[.E216];10000000000)" office:value-type="float" office:value="60967.8788810617" calcext:value-type="float">
            <text:p>60 968</text:p>
          </table:table-cell>
          <table:table-cell/>
          <table:table-cell table:formula="of:=[.F$2]*[.C215]^[.F$3]+[.F$4]*[.C215]^[.F$5]+[.F$6]*[.C215]^[.F$7]+[.F$8]" office:value-type="float" office:value="60967.8788810617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216]+1" office:value-type="date" office:date-value="2019-08-14" calcext:value-type="date">
            <text:p>14-08-2019</text:p>
          </table:table-cell>
          <table:table-cell table:formula="of:=IF([.E217]&lt;10000000000;[.E217];10000000000)" office:value-type="float" office:value="60967.8788810618" calcext:value-type="float">
            <text:p>60 968</text:p>
          </table:table-cell>
          <table:table-cell/>
          <table:table-cell table:formula="of:=[.F$2]*[.C216]^[.F$3]+[.F$4]*[.C216]^[.F$5]+[.F$6]*[.C216]^[.F$7]+[.F$8]" office:value-type="float" office:value="60967.8788810618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217]+1" office:value-type="date" office:date-value="2019-08-15" calcext:value-type="date">
            <text:p>15-08-2019</text:p>
          </table:table-cell>
          <table:table-cell table:formula="of:=IF([.E218]&lt;10000000000;[.E218];10000000000)" office:value-type="float" office:value="60967.8788810619" calcext:value-type="float">
            <text:p>60 968</text:p>
          </table:table-cell>
          <table:table-cell/>
          <table:table-cell table:formula="of:=[.F$2]*[.C217]^[.F$3]+[.F$4]*[.C217]^[.F$5]+[.F$6]*[.C217]^[.F$7]+[.F$8]" office:value-type="float" office:value="60967.8788810619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218]+1" office:value-type="date" office:date-value="2019-08-16" calcext:value-type="date">
            <text:p>16-08-2019</text:p>
          </table:table-cell>
          <table:table-cell table:formula="of:=IF([.E219]&lt;10000000000;[.E219];10000000000)" office:value-type="float" office:value="60967.878881062" calcext:value-type="float">
            <text:p>60 968</text:p>
          </table:table-cell>
          <table:table-cell/>
          <table:table-cell table:formula="of:=[.F$2]*[.C218]^[.F$3]+[.F$4]*[.C218]^[.F$5]+[.F$6]*[.C218]^[.F$7]+[.F$8]" office:value-type="float" office:value="60967.878881062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219]+1" office:value-type="date" office:date-value="2019-08-17" calcext:value-type="date">
            <text:p>17-08-2019</text:p>
          </table:table-cell>
          <table:table-cell table:formula="of:=IF([.E220]&lt;10000000000;[.E220];10000000000)" office:value-type="float" office:value="60967.8788810621" calcext:value-type="float">
            <text:p>60 968</text:p>
          </table:table-cell>
          <table:table-cell/>
          <table:table-cell table:formula="of:=[.F$2]*[.C219]^[.F$3]+[.F$4]*[.C219]^[.F$5]+[.F$6]*[.C219]^[.F$7]+[.F$8]" office:value-type="float" office:value="60967.8788810621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220]+1" office:value-type="date" office:date-value="2019-08-18" calcext:value-type="date">
            <text:p>18-08-2019</text:p>
          </table:table-cell>
          <table:table-cell table:formula="of:=IF([.E221]&lt;10000000000;[.E221];10000000000)" office:value-type="float" office:value="60967.8788810621" calcext:value-type="float">
            <text:p>60 968</text:p>
          </table:table-cell>
          <table:table-cell/>
          <table:table-cell table:formula="of:=[.F$2]*[.C220]^[.F$3]+[.F$4]*[.C220]^[.F$5]+[.F$6]*[.C220]^[.F$7]+[.F$8]" office:value-type="float" office:value="60967.8788810621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221]+1" office:value-type="date" office:date-value="2019-08-19" calcext:value-type="date">
            <text:p>19-08-2019</text:p>
          </table:table-cell>
          <table:table-cell table:formula="of:=IF([.E222]&lt;10000000000;[.E222];10000000000)" office:value-type="float" office:value="60967.8788810622" calcext:value-type="float">
            <text:p>60 968</text:p>
          </table:table-cell>
          <table:table-cell/>
          <table:table-cell table:formula="of:=[.F$2]*[.C221]^[.F$3]+[.F$4]*[.C221]^[.F$5]+[.F$6]*[.C221]^[.F$7]+[.F$8]" office:value-type="float" office:value="60967.8788810622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222]+1" office:value-type="date" office:date-value="2019-08-20" calcext:value-type="date">
            <text:p>20-08-2019</text:p>
          </table:table-cell>
          <table:table-cell table:formula="of:=IF([.E223]&lt;10000000000;[.E223];10000000000)" office:value-type="float" office:value="60967.8788810622" calcext:value-type="float">
            <text:p>60 968</text:p>
          </table:table-cell>
          <table:table-cell/>
          <table:table-cell table:formula="of:=[.F$2]*[.C222]^[.F$3]+[.F$4]*[.C222]^[.F$5]+[.F$6]*[.C222]^[.F$7]+[.F$8]" office:value-type="float" office:value="60967.8788810622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223]+1" office:value-type="date" office:date-value="2019-08-21" calcext:value-type="date">
            <text:p>21-08-2019</text:p>
          </table:table-cell>
          <table:table-cell table:formula="of:=IF([.E224]&lt;10000000000;[.E224];10000000000)" office:value-type="float" office:value="60967.8788810623" calcext:value-type="float">
            <text:p>60 968</text:p>
          </table:table-cell>
          <table:table-cell/>
          <table:table-cell table:formula="of:=[.F$2]*[.C223]^[.F$3]+[.F$4]*[.C223]^[.F$5]+[.F$6]*[.C223]^[.F$7]+[.F$8]" office:value-type="float" office:value="60967.8788810623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224]+1" office:value-type="date" office:date-value="2019-08-22" calcext:value-type="date">
            <text:p>22-08-2019</text:p>
          </table:table-cell>
          <table:table-cell table:formula="of:=IF([.E225]&lt;10000000000;[.E225];10000000000)" office:value-type="float" office:value="60967.8788810623" calcext:value-type="float">
            <text:p>60 968</text:p>
          </table:table-cell>
          <table:table-cell/>
          <table:table-cell table:formula="of:=[.F$2]*[.C224]^[.F$3]+[.F$4]*[.C224]^[.F$5]+[.F$6]*[.C224]^[.F$7]+[.F$8]" office:value-type="float" office:value="60967.8788810623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225]+1" office:value-type="date" office:date-value="2019-08-23" calcext:value-type="date">
            <text:p>23-08-2019</text:p>
          </table:table-cell>
          <table:table-cell table:formula="of:=IF([.E226]&lt;10000000000;[.E226];10000000000)" office:value-type="float" office:value="60967.8788810624" calcext:value-type="float">
            <text:p>60 968</text:p>
          </table:table-cell>
          <table:table-cell/>
          <table:table-cell table:formula="of:=[.F$2]*[.C225]^[.F$3]+[.F$4]*[.C225]^[.F$5]+[.F$6]*[.C225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226]+1" office:value-type="date" office:date-value="2019-08-24" calcext:value-type="date">
            <text:p>24-08-2019</text:p>
          </table:table-cell>
          <table:table-cell table:formula="of:=IF([.E227]&lt;10000000000;[.E227];10000000000)" office:value-type="float" office:value="60967.8788810624" calcext:value-type="float">
            <text:p>60 968</text:p>
          </table:table-cell>
          <table:table-cell/>
          <table:table-cell table:formula="of:=[.F$2]*[.C226]^[.F$3]+[.F$4]*[.C226]^[.F$5]+[.F$6]*[.C226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227]+1" office:value-type="date" office:date-value="2019-08-25" calcext:value-type="date">
            <text:p>25-08-2019</text:p>
          </table:table-cell>
          <table:table-cell table:formula="of:=IF([.E228]&lt;10000000000;[.E228];10000000000)" office:value-type="float" office:value="60967.8788810624" calcext:value-type="float">
            <text:p>60 968</text:p>
          </table:table-cell>
          <table:table-cell/>
          <table:table-cell table:formula="of:=[.F$2]*[.C227]^[.F$3]+[.F$4]*[.C227]^[.F$5]+[.F$6]*[.C227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228]+1" office:value-type="date" office:date-value="2019-08-26" calcext:value-type="date">
            <text:p>26-08-2019</text:p>
          </table:table-cell>
          <table:table-cell table:formula="of:=IF([.E229]&lt;10000000000;[.E229];10000000000)" office:value-type="float" office:value="60967.8788810624" calcext:value-type="float">
            <text:p>60 968</text:p>
          </table:table-cell>
          <table:table-cell/>
          <table:table-cell table:formula="of:=[.F$2]*[.C228]^[.F$3]+[.F$4]*[.C228]^[.F$5]+[.F$6]*[.C228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229]+1" office:value-type="date" office:date-value="2019-08-27" calcext:value-type="date">
            <text:p>27-08-2019</text:p>
          </table:table-cell>
          <table:table-cell table:formula="of:=IF([.E230]&lt;10000000000;[.E230];10000000000)" office:value-type="float" office:value="60967.8788810624" calcext:value-type="float">
            <text:p>60 968</text:p>
          </table:table-cell>
          <table:table-cell/>
          <table:table-cell table:formula="of:=[.F$2]*[.C229]^[.F$3]+[.F$4]*[.C229]^[.F$5]+[.F$6]*[.C229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230]+1" office:value-type="date" office:date-value="2019-08-28" calcext:value-type="date">
            <text:p>28-08-2019</text:p>
          </table:table-cell>
          <table:table-cell table:formula="of:=IF([.E231]&lt;10000000000;[.E231];10000000000)" office:value-type="float" office:value="60967.8788810624" calcext:value-type="float">
            <text:p>60 968</text:p>
          </table:table-cell>
          <table:table-cell/>
          <table:table-cell table:formula="of:=[.F$2]*[.C230]^[.F$3]+[.F$4]*[.C230]^[.F$5]+[.F$6]*[.C230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231]+1" office:value-type="date" office:date-value="2019-08-29" calcext:value-type="date">
            <text:p>29-08-2019</text:p>
          </table:table-cell>
          <table:table-cell table:formula="of:=IF([.E232]&lt;10000000000;[.E232];10000000000)" office:value-type="float" office:value="60967.8788810624" calcext:value-type="float">
            <text:p>60 968</text:p>
          </table:table-cell>
          <table:table-cell/>
          <table:table-cell table:formula="of:=[.F$2]*[.C231]^[.F$3]+[.F$4]*[.C231]^[.F$5]+[.F$6]*[.C231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232]+1" office:value-type="date" office:date-value="2019-08-30" calcext:value-type="date">
            <text:p>30-08-2019</text:p>
          </table:table-cell>
          <table:table-cell table:formula="of:=IF([.E233]&lt;10000000000;[.E233];10000000000)" office:value-type="float" office:value="60967.8788810624" calcext:value-type="float">
            <text:p>60 968</text:p>
          </table:table-cell>
          <table:table-cell/>
          <table:table-cell table:formula="of:=[.F$2]*[.C232]^[.F$3]+[.F$4]*[.C232]^[.F$5]+[.F$6]*[.C232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233]+1" office:value-type="date" office:date-value="2019-08-31" calcext:value-type="date">
            <text:p>31-08-2019</text:p>
          </table:table-cell>
          <table:table-cell table:formula="of:=IF([.E234]&lt;10000000000;[.E234];10000000000)" office:value-type="float" office:value="60967.8788810624" calcext:value-type="float">
            <text:p>60 968</text:p>
          </table:table-cell>
          <table:table-cell/>
          <table:table-cell table:formula="of:=[.F$2]*[.C233]^[.F$3]+[.F$4]*[.C233]^[.F$5]+[.F$6]*[.C233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234]+1" office:value-type="date" office:date-value="2019-09-01" calcext:value-type="date">
            <text:p>01-09-2019</text:p>
          </table:table-cell>
          <table:table-cell table:formula="of:=IF([.E235]&lt;10000000000;[.E235];10000000000)" office:value-type="float" office:value="60967.8788810624" calcext:value-type="float">
            <text:p>60 968</text:p>
          </table:table-cell>
          <table:table-cell/>
          <table:table-cell table:formula="of:=[.F$2]*[.C234]^[.F$3]+[.F$4]*[.C234]^[.F$5]+[.F$6]*[.C234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235]+1" office:value-type="date" office:date-value="2019-09-02" calcext:value-type="date">
            <text:p>02-09-2019</text:p>
          </table:table-cell>
          <table:table-cell table:formula="of:=IF([.E236]&lt;10000000000;[.E236];10000000000)" office:value-type="float" office:value="60967.8788810624" calcext:value-type="float">
            <text:p>60 968</text:p>
          </table:table-cell>
          <table:table-cell/>
          <table:table-cell table:formula="of:=[.F$2]*[.C235]^[.F$3]+[.F$4]*[.C235]^[.F$5]+[.F$6]*[.C235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236]+1" office:value-type="date" office:date-value="2019-09-03" calcext:value-type="date">
            <text:p>03-09-2019</text:p>
          </table:table-cell>
          <table:table-cell table:formula="of:=IF([.E237]&lt;10000000000;[.E237];10000000000)" office:value-type="float" office:value="60967.8788810624" calcext:value-type="float">
            <text:p>60 968</text:p>
          </table:table-cell>
          <table:table-cell/>
          <table:table-cell table:formula="of:=[.F$2]*[.C236]^[.F$3]+[.F$4]*[.C236]^[.F$5]+[.F$6]*[.C236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237]+1" office:value-type="date" office:date-value="2019-09-04" calcext:value-type="date">
            <text:p>04-09-2019</text:p>
          </table:table-cell>
          <table:table-cell table:formula="of:=IF([.E238]&lt;10000000000;[.E238];10000000000)" office:value-type="float" office:value="60967.8788810624" calcext:value-type="float">
            <text:p>60 968</text:p>
          </table:table-cell>
          <table:table-cell/>
          <table:table-cell table:formula="of:=[.F$2]*[.C237]^[.F$3]+[.F$4]*[.C237]^[.F$5]+[.F$6]*[.C237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238]+1" office:value-type="date" office:date-value="2019-09-05" calcext:value-type="date">
            <text:p>05-09-2019</text:p>
          </table:table-cell>
          <table:table-cell table:formula="of:=IF([.E239]&lt;10000000000;[.E239];10000000000)" office:value-type="float" office:value="60967.8788810624" calcext:value-type="float">
            <text:p>60 968</text:p>
          </table:table-cell>
          <table:table-cell/>
          <table:table-cell table:formula="of:=[.F$2]*[.C238]^[.F$3]+[.F$4]*[.C238]^[.F$5]+[.F$6]*[.C238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239]+1" office:value-type="date" office:date-value="2019-09-06" calcext:value-type="date">
            <text:p>06-09-2019</text:p>
          </table:table-cell>
          <table:table-cell table:formula="of:=IF([.E240]&lt;10000000000;[.E240];10000000000)" office:value-type="float" office:value="60967.8788810624" calcext:value-type="float">
            <text:p>60 968</text:p>
          </table:table-cell>
          <table:table-cell/>
          <table:table-cell table:formula="of:=[.F$2]*[.C239]^[.F$3]+[.F$4]*[.C239]^[.F$5]+[.F$6]*[.C239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240]+1" office:value-type="date" office:date-value="2019-09-07" calcext:value-type="date">
            <text:p>07-09-2019</text:p>
          </table:table-cell>
          <table:table-cell table:formula="of:=IF([.E241]&lt;10000000000;[.E241];10000000000)" office:value-type="float" office:value="60967.8788810624" calcext:value-type="float">
            <text:p>60 968</text:p>
          </table:table-cell>
          <table:table-cell/>
          <table:table-cell table:formula="of:=[.F$2]*[.C240]^[.F$3]+[.F$4]*[.C240]^[.F$5]+[.F$6]*[.C240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241]+1" office:value-type="date" office:date-value="2019-09-08" calcext:value-type="date">
            <text:p>08-09-2019</text:p>
          </table:table-cell>
          <table:table-cell table:formula="of:=IF([.E242]&lt;10000000000;[.E242];10000000000)" office:value-type="float" office:value="60967.8788810624" calcext:value-type="float">
            <text:p>60 968</text:p>
          </table:table-cell>
          <table:table-cell/>
          <table:table-cell table:formula="of:=[.F$2]*[.C241]^[.F$3]+[.F$4]*[.C241]^[.F$5]+[.F$6]*[.C241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242]+1" office:value-type="date" office:date-value="2019-09-09" calcext:value-type="date">
            <text:p>09-09-2019</text:p>
          </table:table-cell>
          <table:table-cell table:formula="of:=IF([.E243]&lt;10000000000;[.E243];10000000000)" office:value-type="float" office:value="60967.8788810624" calcext:value-type="float">
            <text:p>60 968</text:p>
          </table:table-cell>
          <table:table-cell/>
          <table:table-cell table:formula="of:=[.F$2]*[.C242]^[.F$3]+[.F$4]*[.C242]^[.F$5]+[.F$6]*[.C242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243]+1" office:value-type="date" office:date-value="2019-09-10" calcext:value-type="date">
            <text:p>10-09-2019</text:p>
          </table:table-cell>
          <table:table-cell table:formula="of:=IF([.E244]&lt;10000000000;[.E244];10000000000)" office:value-type="float" office:value="60967.8788810624" calcext:value-type="float">
            <text:p>60 968</text:p>
          </table:table-cell>
          <table:table-cell/>
          <table:table-cell table:formula="of:=[.F$2]*[.C243]^[.F$3]+[.F$4]*[.C243]^[.F$5]+[.F$6]*[.C243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244]+1" office:value-type="date" office:date-value="2019-09-11" calcext:value-type="date">
            <text:p>11-09-2019</text:p>
          </table:table-cell>
          <table:table-cell table:formula="of:=IF([.E245]&lt;10000000000;[.E245];10000000000)" office:value-type="float" office:value="60967.8788810624" calcext:value-type="float">
            <text:p>60 968</text:p>
          </table:table-cell>
          <table:table-cell/>
          <table:table-cell table:formula="of:=[.F$2]*[.C244]^[.F$3]+[.F$4]*[.C244]^[.F$5]+[.F$6]*[.C244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245]+1" office:value-type="date" office:date-value="2019-09-12" calcext:value-type="date">
            <text:p>12-09-2019</text:p>
          </table:table-cell>
          <table:table-cell table:formula="of:=IF([.E246]&lt;10000000000;[.E246];10000000000)" office:value-type="float" office:value="60967.8788810624" calcext:value-type="float">
            <text:p>60 968</text:p>
          </table:table-cell>
          <table:table-cell/>
          <table:table-cell table:formula="of:=[.F$2]*[.C245]^[.F$3]+[.F$4]*[.C245]^[.F$5]+[.F$6]*[.C245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246]+1" office:value-type="date" office:date-value="2019-09-13" calcext:value-type="date">
            <text:p>13-09-2019</text:p>
          </table:table-cell>
          <table:table-cell table:formula="of:=IF([.E247]&lt;10000000000;[.E247];10000000000)" office:value-type="float" office:value="60967.8788810624" calcext:value-type="float">
            <text:p>60 968</text:p>
          </table:table-cell>
          <table:table-cell/>
          <table:table-cell table:formula="of:=[.F$2]*[.C246]^[.F$3]+[.F$4]*[.C246]^[.F$5]+[.F$6]*[.C246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247]+1" office:value-type="date" office:date-value="2019-09-14" calcext:value-type="date">
            <text:p>14-09-2019</text:p>
          </table:table-cell>
          <table:table-cell table:formula="of:=IF([.E248]&lt;10000000000;[.E248];10000000000)" office:value-type="float" office:value="60967.8788810624" calcext:value-type="float">
            <text:p>60 968</text:p>
          </table:table-cell>
          <table:table-cell/>
          <table:table-cell table:formula="of:=[.F$2]*[.C247]^[.F$3]+[.F$4]*[.C247]^[.F$5]+[.F$6]*[.C247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248]+1" office:value-type="date" office:date-value="2019-09-15" calcext:value-type="date">
            <text:p>15-09-2019</text:p>
          </table:table-cell>
          <table:table-cell table:formula="of:=IF([.E249]&lt;10000000000;[.E249];10000000000)" office:value-type="float" office:value="60967.8788810624" calcext:value-type="float">
            <text:p>60 968</text:p>
          </table:table-cell>
          <table:table-cell/>
          <table:table-cell table:formula="of:=[.F$2]*[.C248]^[.F$3]+[.F$4]*[.C248]^[.F$5]+[.F$6]*[.C248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249]+1" office:value-type="date" office:date-value="2019-09-16" calcext:value-type="date">
            <text:p>16-09-2019</text:p>
          </table:table-cell>
          <table:table-cell table:formula="of:=IF([.E250]&lt;10000000000;[.E250];10000000000)" office:value-type="float" office:value="60967.8788810624" calcext:value-type="float">
            <text:p>60 968</text:p>
          </table:table-cell>
          <table:table-cell/>
          <table:table-cell table:formula="of:=[.F$2]*[.C249]^[.F$3]+[.F$4]*[.C249]^[.F$5]+[.F$6]*[.C249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250]+1" office:value-type="date" office:date-value="2019-09-17" calcext:value-type="date">
            <text:p>17-09-2019</text:p>
          </table:table-cell>
          <table:table-cell table:formula="of:=IF([.E251]&lt;10000000000;[.E251];10000000000)" office:value-type="float" office:value="60967.8788810624" calcext:value-type="float">
            <text:p>60 968</text:p>
          </table:table-cell>
          <table:table-cell/>
          <table:table-cell table:formula="of:=[.F$2]*[.C250]^[.F$3]+[.F$4]*[.C250]^[.F$5]+[.F$6]*[.C250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251]+1" office:value-type="date" office:date-value="2019-09-18" calcext:value-type="date">
            <text:p>18-09-2019</text:p>
          </table:table-cell>
          <table:table-cell table:formula="of:=IF([.E252]&lt;10000000000;[.E252];10000000000)" office:value-type="float" office:value="60967.8788810624" calcext:value-type="float">
            <text:p>60 968</text:p>
          </table:table-cell>
          <table:table-cell/>
          <table:table-cell table:formula="of:=[.F$2]*[.C251]^[.F$3]+[.F$4]*[.C251]^[.F$5]+[.F$6]*[.C251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252]+1" office:value-type="date" office:date-value="2019-09-19" calcext:value-type="date">
            <text:p>19-09-2019</text:p>
          </table:table-cell>
          <table:table-cell table:formula="of:=IF([.E253]&lt;10000000000;[.E253];10000000000)" office:value-type="float" office:value="60967.8788810624" calcext:value-type="float">
            <text:p>60 968</text:p>
          </table:table-cell>
          <table:table-cell/>
          <table:table-cell table:formula="of:=[.F$2]*[.C252]^[.F$3]+[.F$4]*[.C252]^[.F$5]+[.F$6]*[.C252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253]+1" office:value-type="date" office:date-value="2019-09-20" calcext:value-type="date">
            <text:p>20-09-2019</text:p>
          </table:table-cell>
          <table:table-cell table:formula="of:=IF([.E254]&lt;10000000000;[.E254];10000000000)" office:value-type="float" office:value="60967.8788810624" calcext:value-type="float">
            <text:p>60 968</text:p>
          </table:table-cell>
          <table:table-cell/>
          <table:table-cell table:formula="of:=[.F$2]*[.C253]^[.F$3]+[.F$4]*[.C253]^[.F$5]+[.F$6]*[.C253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254]+1" office:value-type="date" office:date-value="2019-09-21" calcext:value-type="date">
            <text:p>21-09-2019</text:p>
          </table:table-cell>
          <table:table-cell table:formula="of:=IF([.E255]&lt;10000000000;[.E255];10000000000)" office:value-type="float" office:value="60967.8788810624" calcext:value-type="float">
            <text:p>60 968</text:p>
          </table:table-cell>
          <table:table-cell/>
          <table:table-cell table:formula="of:=[.F$2]*[.C254]^[.F$3]+[.F$4]*[.C254]^[.F$5]+[.F$6]*[.C254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255]+1" office:value-type="date" office:date-value="2019-09-22" calcext:value-type="date">
            <text:p>22-09-2019</text:p>
          </table:table-cell>
          <table:table-cell table:formula="of:=IF([.E256]&lt;10000000000;[.E256];10000000000)" office:value-type="float" office:value="60967.8788810624" calcext:value-type="float">
            <text:p>60 968</text:p>
          </table:table-cell>
          <table:table-cell/>
          <table:table-cell table:formula="of:=[.F$2]*[.C255]^[.F$3]+[.F$4]*[.C255]^[.F$5]+[.F$6]*[.C255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256]+1" office:value-type="date" office:date-value="2019-09-23" calcext:value-type="date">
            <text:p>23-09-2019</text:p>
          </table:table-cell>
          <table:table-cell table:formula="of:=IF([.E257]&lt;10000000000;[.E257];10000000000)" office:value-type="float" office:value="60967.8788810624" calcext:value-type="float">
            <text:p>60 968</text:p>
          </table:table-cell>
          <table:table-cell/>
          <table:table-cell table:formula="of:=[.F$2]*[.C256]^[.F$3]+[.F$4]*[.C256]^[.F$5]+[.F$6]*[.C256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257]+1" office:value-type="date" office:date-value="2019-09-24" calcext:value-type="date">
            <text:p>24-09-2019</text:p>
          </table:table-cell>
          <table:table-cell table:formula="of:=IF([.E258]&lt;10000000000;[.E258];10000000000)" office:value-type="float" office:value="60967.8788810624" calcext:value-type="float">
            <text:p>60 968</text:p>
          </table:table-cell>
          <table:table-cell/>
          <table:table-cell table:formula="of:=[.F$2]*[.C257]^[.F$3]+[.F$4]*[.C257]^[.F$5]+[.F$6]*[.C257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258]+1" office:value-type="date" office:date-value="2019-09-25" calcext:value-type="date">
            <text:p>25-09-2019</text:p>
          </table:table-cell>
          <table:table-cell table:formula="of:=IF([.E259]&lt;10000000000;[.E259];10000000000)" office:value-type="float" office:value="60967.8788810624" calcext:value-type="float">
            <text:p>60 968</text:p>
          </table:table-cell>
          <table:table-cell/>
          <table:table-cell table:formula="of:=[.F$2]*[.C258]^[.F$3]+[.F$4]*[.C258]^[.F$5]+[.F$6]*[.C258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259]+1" office:value-type="date" office:date-value="2019-09-26" calcext:value-type="date">
            <text:p>26-09-2019</text:p>
          </table:table-cell>
          <table:table-cell table:formula="of:=IF([.E260]&lt;10000000000;[.E260];10000000000)" office:value-type="float" office:value="60967.8788810624" calcext:value-type="float">
            <text:p>60 968</text:p>
          </table:table-cell>
          <table:table-cell/>
          <table:table-cell table:formula="of:=[.F$2]*[.C259]^[.F$3]+[.F$4]*[.C259]^[.F$5]+[.F$6]*[.C259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260]+1" office:value-type="date" office:date-value="2019-09-27" calcext:value-type="date">
            <text:p>27-09-2019</text:p>
          </table:table-cell>
          <table:table-cell table:formula="of:=IF([.E261]&lt;10000000000;[.E261];10000000000)" office:value-type="float" office:value="60967.8788810624" calcext:value-type="float">
            <text:p>60 968</text:p>
          </table:table-cell>
          <table:table-cell/>
          <table:table-cell table:formula="of:=[.F$2]*[.C260]^[.F$3]+[.F$4]*[.C260]^[.F$5]+[.F$6]*[.C260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261]+1" office:value-type="date" office:date-value="2019-09-28" calcext:value-type="date">
            <text:p>28-09-2019</text:p>
          </table:table-cell>
          <table:table-cell table:formula="of:=IF([.E262]&lt;10000000000;[.E262];10000000000)" office:value-type="float" office:value="60967.8788810624" calcext:value-type="float">
            <text:p>60 968</text:p>
          </table:table-cell>
          <table:table-cell/>
          <table:table-cell table:formula="of:=[.F$2]*[.C261]^[.F$3]+[.F$4]*[.C261]^[.F$5]+[.F$6]*[.C261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262]+1" office:value-type="date" office:date-value="2019-09-29" calcext:value-type="date">
            <text:p>29-09-2019</text:p>
          </table:table-cell>
          <table:table-cell table:formula="of:=IF([.E263]&lt;10000000000;[.E263];10000000000)" office:value-type="float" office:value="60967.8788810624" calcext:value-type="float">
            <text:p>60 968</text:p>
          </table:table-cell>
          <table:table-cell/>
          <table:table-cell table:formula="of:=[.F$2]*[.C262]^[.F$3]+[.F$4]*[.C262]^[.F$5]+[.F$6]*[.C262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263]+1" office:value-type="date" office:date-value="2019-09-30" calcext:value-type="date">
            <text:p>30-09-2019</text:p>
          </table:table-cell>
          <table:table-cell table:formula="of:=IF([.E264]&lt;10000000000;[.E264];10000000000)" office:value-type="float" office:value="60967.8788810624" calcext:value-type="float">
            <text:p>60 968</text:p>
          </table:table-cell>
          <table:table-cell/>
          <table:table-cell table:formula="of:=[.F$2]*[.C263]^[.F$3]+[.F$4]*[.C263]^[.F$5]+[.F$6]*[.C263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264]+1" office:value-type="date" office:date-value="2019-10-01" calcext:value-type="date">
            <text:p>01-10-2019</text:p>
          </table:table-cell>
          <table:table-cell table:formula="of:=IF([.E265]&lt;10000000000;[.E265];10000000000)" office:value-type="float" office:value="60967.8788810624" calcext:value-type="float">
            <text:p>60 968</text:p>
          </table:table-cell>
          <table:table-cell/>
          <table:table-cell table:formula="of:=[.F$2]*[.C264]^[.F$3]+[.F$4]*[.C264]^[.F$5]+[.F$6]*[.C264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265]+1" office:value-type="date" office:date-value="2019-10-02" calcext:value-type="date">
            <text:p>02-10-2019</text:p>
          </table:table-cell>
          <table:table-cell table:formula="of:=IF([.E266]&lt;10000000000;[.E266];10000000000)" office:value-type="float" office:value="60967.8788810624" calcext:value-type="float">
            <text:p>60 968</text:p>
          </table:table-cell>
          <table:table-cell/>
          <table:table-cell table:formula="of:=[.F$2]*[.C265]^[.F$3]+[.F$4]*[.C265]^[.F$5]+[.F$6]*[.C265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266]+1" office:value-type="date" office:date-value="2019-10-03" calcext:value-type="date">
            <text:p>03-10-2019</text:p>
          </table:table-cell>
          <table:table-cell table:formula="of:=IF([.E267]&lt;10000000000;[.E267];10000000000)" office:value-type="float" office:value="60967.8788810624" calcext:value-type="float">
            <text:p>60 968</text:p>
          </table:table-cell>
          <table:table-cell/>
          <table:table-cell table:formula="of:=[.F$2]*[.C266]^[.F$3]+[.F$4]*[.C266]^[.F$5]+[.F$6]*[.C266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267]+1" office:value-type="date" office:date-value="2019-10-04" calcext:value-type="date">
            <text:p>04-10-2019</text:p>
          </table:table-cell>
          <table:table-cell table:formula="of:=IF([.E268]&lt;10000000000;[.E268];10000000000)" office:value-type="float" office:value="60967.8788810624" calcext:value-type="float">
            <text:p>60 968</text:p>
          </table:table-cell>
          <table:table-cell/>
          <table:table-cell table:formula="of:=[.F$2]*[.C267]^[.F$3]+[.F$4]*[.C267]^[.F$5]+[.F$6]*[.C267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268]+1" office:value-type="date" office:date-value="2019-10-05" calcext:value-type="date">
            <text:p>05-10-2019</text:p>
          </table:table-cell>
          <table:table-cell table:formula="of:=IF([.E269]&lt;10000000000;[.E269];10000000000)" office:value-type="float" office:value="60967.8788810624" calcext:value-type="float">
            <text:p>60 968</text:p>
          </table:table-cell>
          <table:table-cell/>
          <table:table-cell table:formula="of:=[.F$2]*[.C268]^[.F$3]+[.F$4]*[.C268]^[.F$5]+[.F$6]*[.C268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269]+1" office:value-type="date" office:date-value="2019-10-06" calcext:value-type="date">
            <text:p>06-10-2019</text:p>
          </table:table-cell>
          <table:table-cell table:formula="of:=IF([.E270]&lt;10000000000;[.E270];10000000000)" office:value-type="float" office:value="60967.8788810624" calcext:value-type="float">
            <text:p>60 968</text:p>
          </table:table-cell>
          <table:table-cell/>
          <table:table-cell table:formula="of:=[.F$2]*[.C269]^[.F$3]+[.F$4]*[.C269]^[.F$5]+[.F$6]*[.C269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270]+1" office:value-type="date" office:date-value="2019-10-07" calcext:value-type="date">
            <text:p>07-10-2019</text:p>
          </table:table-cell>
          <table:table-cell table:formula="of:=IF([.E271]&lt;10000000000;[.E271];10000000000)" office:value-type="float" office:value="60967.8788810624" calcext:value-type="float">
            <text:p>60 968</text:p>
          </table:table-cell>
          <table:table-cell/>
          <table:table-cell table:formula="of:=[.F$2]*[.C270]^[.F$3]+[.F$4]*[.C270]^[.F$5]+[.F$6]*[.C270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271]+1" office:value-type="date" office:date-value="2019-10-08" calcext:value-type="date">
            <text:p>08-10-2019</text:p>
          </table:table-cell>
          <table:table-cell table:formula="of:=IF([.E272]&lt;10000000000;[.E272];10000000000)" office:value-type="float" office:value="60967.8788810624" calcext:value-type="float">
            <text:p>60 968</text:p>
          </table:table-cell>
          <table:table-cell/>
          <table:table-cell table:formula="of:=[.F$2]*[.C271]^[.F$3]+[.F$4]*[.C271]^[.F$5]+[.F$6]*[.C271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272]+1" office:value-type="date" office:date-value="2019-10-09" calcext:value-type="date">
            <text:p>09-10-2019</text:p>
          </table:table-cell>
          <table:table-cell table:formula="of:=IF([.E273]&lt;10000000000;[.E273];10000000000)" office:value-type="float" office:value="60967.8788810624" calcext:value-type="float">
            <text:p>60 968</text:p>
          </table:table-cell>
          <table:table-cell/>
          <table:table-cell table:formula="of:=[.F$2]*[.C272]^[.F$3]+[.F$4]*[.C272]^[.F$5]+[.F$6]*[.C272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273]+1" office:value-type="date" office:date-value="2019-10-10" calcext:value-type="date">
            <text:p>10-10-2019</text:p>
          </table:table-cell>
          <table:table-cell table:formula="of:=IF([.E274]&lt;10000000000;[.E274];10000000000)" office:value-type="float" office:value="60967.8788810624" calcext:value-type="float">
            <text:p>60 968</text:p>
          </table:table-cell>
          <table:table-cell/>
          <table:table-cell table:formula="of:=[.F$2]*[.C273]^[.F$3]+[.F$4]*[.C273]^[.F$5]+[.F$6]*[.C273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274]+1" office:value-type="date" office:date-value="2019-10-11" calcext:value-type="date">
            <text:p>11-10-2019</text:p>
          </table:table-cell>
          <table:table-cell table:formula="of:=IF([.E275]&lt;10000000000;[.E275];10000000000)" office:value-type="float" office:value="60967.8788810624" calcext:value-type="float">
            <text:p>60 968</text:p>
          </table:table-cell>
          <table:table-cell/>
          <table:table-cell table:formula="of:=[.F$2]*[.C274]^[.F$3]+[.F$4]*[.C274]^[.F$5]+[.F$6]*[.C274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275]+1" office:value-type="date" office:date-value="2019-10-12" calcext:value-type="date">
            <text:p>12-10-2019</text:p>
          </table:table-cell>
          <table:table-cell table:formula="of:=IF([.E276]&lt;10000000000;[.E276];10000000000)" office:value-type="float" office:value="60967.8788810624" calcext:value-type="float">
            <text:p>60 968</text:p>
          </table:table-cell>
          <table:table-cell/>
          <table:table-cell table:formula="of:=[.F$2]*[.C275]^[.F$3]+[.F$4]*[.C275]^[.F$5]+[.F$6]*[.C275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276]+1" office:value-type="date" office:date-value="2019-10-13" calcext:value-type="date">
            <text:p>13-10-2019</text:p>
          </table:table-cell>
          <table:table-cell table:formula="of:=IF([.E277]&lt;10000000000;[.E277];10000000000)" office:value-type="float" office:value="60967.8788810624" calcext:value-type="float">
            <text:p>60 968</text:p>
          </table:table-cell>
          <table:table-cell/>
          <table:table-cell table:formula="of:=[.F$2]*[.C276]^[.F$3]+[.F$4]*[.C276]^[.F$5]+[.F$6]*[.C276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277]+1" office:value-type="date" office:date-value="2019-10-14" calcext:value-type="date">
            <text:p>14-10-2019</text:p>
          </table:table-cell>
          <table:table-cell table:formula="of:=IF([.E278]&lt;10000000000;[.E278];10000000000)" office:value-type="float" office:value="60967.8788810624" calcext:value-type="float">
            <text:p>60 968</text:p>
          </table:table-cell>
          <table:table-cell/>
          <table:table-cell table:formula="of:=[.F$2]*[.C277]^[.F$3]+[.F$4]*[.C277]^[.F$5]+[.F$6]*[.C277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278]+1" office:value-type="date" office:date-value="2019-10-15" calcext:value-type="date">
            <text:p>15-10-2019</text:p>
          </table:table-cell>
          <table:table-cell table:formula="of:=IF([.E279]&lt;10000000000;[.E279];10000000000)" office:value-type="float" office:value="60967.8788810624" calcext:value-type="float">
            <text:p>60 968</text:p>
          </table:table-cell>
          <table:table-cell/>
          <table:table-cell table:formula="of:=[.F$2]*[.C278]^[.F$3]+[.F$4]*[.C278]^[.F$5]+[.F$6]*[.C278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279]+1" office:value-type="date" office:date-value="2019-10-16" calcext:value-type="date">
            <text:p>16-10-2019</text:p>
          </table:table-cell>
          <table:table-cell table:formula="of:=IF([.E280]&lt;10000000000;[.E280];10000000000)" office:value-type="float" office:value="60967.8788810624" calcext:value-type="float">
            <text:p>60 968</text:p>
          </table:table-cell>
          <table:table-cell/>
          <table:table-cell table:formula="of:=[.F$2]*[.C279]^[.F$3]+[.F$4]*[.C279]^[.F$5]+[.F$6]*[.C279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280]+1" office:value-type="date" office:date-value="2019-10-17" calcext:value-type="date">
            <text:p>17-10-2019</text:p>
          </table:table-cell>
          <table:table-cell table:formula="of:=IF([.E281]&lt;10000000000;[.E281];10000000000)" office:value-type="float" office:value="60967.8788810624" calcext:value-type="float">
            <text:p>60 968</text:p>
          </table:table-cell>
          <table:table-cell/>
          <table:table-cell table:formula="of:=[.F$2]*[.C280]^[.F$3]+[.F$4]*[.C280]^[.F$5]+[.F$6]*[.C280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281]+1" office:value-type="date" office:date-value="2019-10-18" calcext:value-type="date">
            <text:p>18-10-2019</text:p>
          </table:table-cell>
          <table:table-cell table:formula="of:=IF([.E282]&lt;10000000000;[.E282];10000000000)" office:value-type="float" office:value="60967.8788810624" calcext:value-type="float">
            <text:p>60 968</text:p>
          </table:table-cell>
          <table:table-cell/>
          <table:table-cell table:formula="of:=[.F$2]*[.C281]^[.F$3]+[.F$4]*[.C281]^[.F$5]+[.F$6]*[.C281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282]+1" office:value-type="date" office:date-value="2019-10-19" calcext:value-type="date">
            <text:p>19-10-2019</text:p>
          </table:table-cell>
          <table:table-cell table:formula="of:=IF([.E283]&lt;10000000000;[.E283];10000000000)" office:value-type="float" office:value="60967.8788810624" calcext:value-type="float">
            <text:p>60 968</text:p>
          </table:table-cell>
          <table:table-cell/>
          <table:table-cell table:formula="of:=[.F$2]*[.C282]^[.F$3]+[.F$4]*[.C282]^[.F$5]+[.F$6]*[.C282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283]+1" office:value-type="date" office:date-value="2019-10-20" calcext:value-type="date">
            <text:p>20-10-2019</text:p>
          </table:table-cell>
          <table:table-cell table:formula="of:=IF([.E284]&lt;10000000000;[.E284];10000000000)" office:value-type="float" office:value="60967.8788810624" calcext:value-type="float">
            <text:p>60 968</text:p>
          </table:table-cell>
          <table:table-cell/>
          <table:table-cell table:formula="of:=[.F$2]*[.C283]^[.F$3]+[.F$4]*[.C283]^[.F$5]+[.F$6]*[.C283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284]+1" office:value-type="date" office:date-value="2019-10-21" calcext:value-type="date">
            <text:p>21-10-2019</text:p>
          </table:table-cell>
          <table:table-cell table:formula="of:=IF([.E285]&lt;10000000000;[.E285];10000000000)" office:value-type="float" office:value="60967.8788810624" calcext:value-type="float">
            <text:p>60 968</text:p>
          </table:table-cell>
          <table:table-cell/>
          <table:table-cell table:formula="of:=[.F$2]*[.C284]^[.F$3]+[.F$4]*[.C284]^[.F$5]+[.F$6]*[.C284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285]+1" office:value-type="date" office:date-value="2019-10-22" calcext:value-type="date">
            <text:p>22-10-2019</text:p>
          </table:table-cell>
          <table:table-cell table:formula="of:=IF([.E286]&lt;10000000000;[.E286];10000000000)" office:value-type="float" office:value="60967.8788810624" calcext:value-type="float">
            <text:p>60 968</text:p>
          </table:table-cell>
          <table:table-cell/>
          <table:table-cell table:formula="of:=[.F$2]*[.C285]^[.F$3]+[.F$4]*[.C285]^[.F$5]+[.F$6]*[.C285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286]+1" office:value-type="date" office:date-value="2019-10-23" calcext:value-type="date">
            <text:p>23-10-2019</text:p>
          </table:table-cell>
          <table:table-cell table:formula="of:=IF([.E287]&lt;10000000000;[.E287];10000000000)" office:value-type="float" office:value="60967.8788810624" calcext:value-type="float">
            <text:p>60 968</text:p>
          </table:table-cell>
          <table:table-cell/>
          <table:table-cell table:formula="of:=[.F$2]*[.C286]^[.F$3]+[.F$4]*[.C286]^[.F$5]+[.F$6]*[.C286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287]+1" office:value-type="date" office:date-value="2019-10-24" calcext:value-type="date">
            <text:p>24-10-2019</text:p>
          </table:table-cell>
          <table:table-cell table:formula="of:=IF([.E288]&lt;10000000000;[.E288];10000000000)" office:value-type="float" office:value="60967.8788810624" calcext:value-type="float">
            <text:p>60 968</text:p>
          </table:table-cell>
          <table:table-cell/>
          <table:table-cell table:formula="of:=[.F$2]*[.C287]^[.F$3]+[.F$4]*[.C287]^[.F$5]+[.F$6]*[.C287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288]+1" office:value-type="date" office:date-value="2019-10-25" calcext:value-type="date">
            <text:p>25-10-2019</text:p>
          </table:table-cell>
          <table:table-cell table:formula="of:=IF([.E289]&lt;10000000000;[.E289];10000000000)" office:value-type="float" office:value="60967.8788810624" calcext:value-type="float">
            <text:p>60 968</text:p>
          </table:table-cell>
          <table:table-cell/>
          <table:table-cell table:formula="of:=[.F$2]*[.C288]^[.F$3]+[.F$4]*[.C288]^[.F$5]+[.F$6]*[.C288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289]+1" office:value-type="date" office:date-value="2019-10-26" calcext:value-type="date">
            <text:p>26-10-2019</text:p>
          </table:table-cell>
          <table:table-cell table:formula="of:=IF([.E290]&lt;10000000000;[.E290];10000000000)" office:value-type="float" office:value="60967.8788810624" calcext:value-type="float">
            <text:p>60 968</text:p>
          </table:table-cell>
          <table:table-cell/>
          <table:table-cell table:formula="of:=[.F$2]*[.C289]^[.F$3]+[.F$4]*[.C289]^[.F$5]+[.F$6]*[.C289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290]+1" office:value-type="date" office:date-value="2019-10-27" calcext:value-type="date">
            <text:p>27-10-2019</text:p>
          </table:table-cell>
          <table:table-cell table:formula="of:=IF([.E291]&lt;10000000000;[.E291];10000000000)" office:value-type="float" office:value="60967.8788810624" calcext:value-type="float">
            <text:p>60 968</text:p>
          </table:table-cell>
          <table:table-cell/>
          <table:table-cell table:formula="of:=[.F$2]*[.C290]^[.F$3]+[.F$4]*[.C290]^[.F$5]+[.F$6]*[.C290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291]+1" office:value-type="date" office:date-value="2019-10-28" calcext:value-type="date">
            <text:p>28-10-2019</text:p>
          </table:table-cell>
          <table:table-cell table:formula="of:=IF([.E292]&lt;10000000000;[.E292];10000000000)" office:value-type="float" office:value="60967.8788810624" calcext:value-type="float">
            <text:p>60 968</text:p>
          </table:table-cell>
          <table:table-cell/>
          <table:table-cell table:formula="of:=[.F$2]*[.C291]^[.F$3]+[.F$4]*[.C291]^[.F$5]+[.F$6]*[.C291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292]+1" office:value-type="date" office:date-value="2019-10-29" calcext:value-type="date">
            <text:p>29-10-2019</text:p>
          </table:table-cell>
          <table:table-cell table:formula="of:=IF([.E293]&lt;10000000000;[.E293];10000000000)" office:value-type="float" office:value="60967.8788810624" calcext:value-type="float">
            <text:p>60 968</text:p>
          </table:table-cell>
          <table:table-cell/>
          <table:table-cell table:formula="of:=[.F$2]*[.C292]^[.F$3]+[.F$4]*[.C292]^[.F$5]+[.F$6]*[.C292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293]+1" office:value-type="date" office:date-value="2019-10-30" calcext:value-type="date">
            <text:p>30-10-2019</text:p>
          </table:table-cell>
          <table:table-cell table:formula="of:=IF([.E294]&lt;10000000000;[.E294];10000000000)" office:value-type="float" office:value="60967.8788810624" calcext:value-type="float">
            <text:p>60 968</text:p>
          </table:table-cell>
          <table:table-cell/>
          <table:table-cell table:formula="of:=[.F$2]*[.C293]^[.F$3]+[.F$4]*[.C293]^[.F$5]+[.F$6]*[.C293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294]+1" office:value-type="date" office:date-value="2019-10-31" calcext:value-type="date">
            <text:p>31-10-2019</text:p>
          </table:table-cell>
          <table:table-cell table:formula="of:=IF([.E295]&lt;10000000000;[.E295];10000000000)" office:value-type="float" office:value="60967.8788810624" calcext:value-type="float">
            <text:p>60 968</text:p>
          </table:table-cell>
          <table:table-cell/>
          <table:table-cell table:formula="of:=[.F$2]*[.C294]^[.F$3]+[.F$4]*[.C294]^[.F$5]+[.F$6]*[.C294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295]+1" office:value-type="date" office:date-value="2019-11-01" calcext:value-type="date">
            <text:p>01-11-2019</text:p>
          </table:table-cell>
          <table:table-cell table:formula="of:=IF([.E296]&lt;10000000000;[.E296];10000000000)" office:value-type="float" office:value="60967.8788810624" calcext:value-type="float">
            <text:p>60 968</text:p>
          </table:table-cell>
          <table:table-cell/>
          <table:table-cell table:formula="of:=[.F$2]*[.C295]^[.F$3]+[.F$4]*[.C295]^[.F$5]+[.F$6]*[.C295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296]+1" office:value-type="date" office:date-value="2019-11-02" calcext:value-type="date">
            <text:p>02-11-2019</text:p>
          </table:table-cell>
          <table:table-cell table:formula="of:=IF([.E297]&lt;10000000000;[.E297];10000000000)" office:value-type="float" office:value="60967.8788810624" calcext:value-type="float">
            <text:p>60 968</text:p>
          </table:table-cell>
          <table:table-cell/>
          <table:table-cell table:formula="of:=[.F$2]*[.C296]^[.F$3]+[.F$4]*[.C296]^[.F$5]+[.F$6]*[.C296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297]+1" office:value-type="date" office:date-value="2019-11-03" calcext:value-type="date">
            <text:p>03-11-2019</text:p>
          </table:table-cell>
          <table:table-cell table:formula="of:=IF([.E298]&lt;10000000000;[.E298];10000000000)" office:value-type="float" office:value="60967.8788810624" calcext:value-type="float">
            <text:p>60 968</text:p>
          </table:table-cell>
          <table:table-cell/>
          <table:table-cell table:formula="of:=[.F$2]*[.C297]^[.F$3]+[.F$4]*[.C297]^[.F$5]+[.F$6]*[.C297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298]+1" office:value-type="date" office:date-value="2019-11-04" calcext:value-type="date">
            <text:p>04-11-2019</text:p>
          </table:table-cell>
          <table:table-cell table:formula="of:=IF([.E299]&lt;10000000000;[.E299];10000000000)" office:value-type="float" office:value="60967.8788810624" calcext:value-type="float">
            <text:p>60 968</text:p>
          </table:table-cell>
          <table:table-cell/>
          <table:table-cell table:formula="of:=[.F$2]*[.C298]^[.F$3]+[.F$4]*[.C298]^[.F$5]+[.F$6]*[.C298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299]+1" office:value-type="date" office:date-value="2019-11-05" calcext:value-type="date">
            <text:p>05-11-2019</text:p>
          </table:table-cell>
          <table:table-cell table:formula="of:=IF([.E300]&lt;10000000000;[.E300];10000000000)" office:value-type="float" office:value="60967.8788810624" calcext:value-type="float">
            <text:p>60 968</text:p>
          </table:table-cell>
          <table:table-cell/>
          <table:table-cell table:formula="of:=[.F$2]*[.C299]^[.F$3]+[.F$4]*[.C299]^[.F$5]+[.F$6]*[.C299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300]+1" office:value-type="date" office:date-value="2019-11-06" calcext:value-type="date">
            <text:p>06-11-2019</text:p>
          </table:table-cell>
          <table:table-cell table:formula="of:=IF([.E301]&lt;10000000000;[.E301];10000000000)" office:value-type="float" office:value="60967.8788810624" calcext:value-type="float">
            <text:p>60 968</text:p>
          </table:table-cell>
          <table:table-cell/>
          <table:table-cell table:formula="of:=[.F$2]*[.C300]^[.F$3]+[.F$4]*[.C300]^[.F$5]+[.F$6]*[.C300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301]+1" office:value-type="date" office:date-value="2019-11-07" calcext:value-type="date">
            <text:p>07-11-2019</text:p>
          </table:table-cell>
          <table:table-cell table:formula="of:=IF([.E302]&lt;10000000000;[.E302];10000000000)" office:value-type="float" office:value="60967.8788810624" calcext:value-type="float">
            <text:p>60 968</text:p>
          </table:table-cell>
          <table:table-cell/>
          <table:table-cell table:formula="of:=[.F$2]*[.C301]^[.F$3]+[.F$4]*[.C301]^[.F$5]+[.F$6]*[.C301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302]+1" office:value-type="date" office:date-value="2019-11-08" calcext:value-type="date">
            <text:p>08-11-2019</text:p>
          </table:table-cell>
          <table:table-cell table:formula="of:=IF([.E303]&lt;10000000000;[.E303];10000000000)" office:value-type="float" office:value="60967.8788810624" calcext:value-type="float">
            <text:p>60 968</text:p>
          </table:table-cell>
          <table:table-cell/>
          <table:table-cell table:formula="of:=[.F$2]*[.C302]^[.F$3]+[.F$4]*[.C302]^[.F$5]+[.F$6]*[.C302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303]+1" office:value-type="date" office:date-value="2019-11-09" calcext:value-type="date">
            <text:p>09-11-2019</text:p>
          </table:table-cell>
          <table:table-cell table:formula="of:=IF([.E304]&lt;10000000000;[.E304];10000000000)" office:value-type="float" office:value="60967.8788810624" calcext:value-type="float">
            <text:p>60 968</text:p>
          </table:table-cell>
          <table:table-cell/>
          <table:table-cell table:formula="of:=[.F$2]*[.C303]^[.F$3]+[.F$4]*[.C303]^[.F$5]+[.F$6]*[.C303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304]+1" office:value-type="date" office:date-value="2019-11-10" calcext:value-type="date">
            <text:p>10-11-2019</text:p>
          </table:table-cell>
          <table:table-cell table:formula="of:=IF([.E305]&lt;10000000000;[.E305];10000000000)" office:value-type="float" office:value="60967.8788810624" calcext:value-type="float">
            <text:p>60 968</text:p>
          </table:table-cell>
          <table:table-cell/>
          <table:table-cell table:formula="of:=[.F$2]*[.C304]^[.F$3]+[.F$4]*[.C304]^[.F$5]+[.F$6]*[.C304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305]+1" office:value-type="date" office:date-value="2019-11-11" calcext:value-type="date">
            <text:p>11-11-2019</text:p>
          </table:table-cell>
          <table:table-cell table:formula="of:=IF([.E306]&lt;10000000000;[.E306];10000000000)" office:value-type="float" office:value="60967.8788810624" calcext:value-type="float">
            <text:p>60 968</text:p>
          </table:table-cell>
          <table:table-cell/>
          <table:table-cell table:formula="of:=[.F$2]*[.C305]^[.F$3]+[.F$4]*[.C305]^[.F$5]+[.F$6]*[.C305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306]+1" office:value-type="date" office:date-value="2019-11-12" calcext:value-type="date">
            <text:p>12-11-2019</text:p>
          </table:table-cell>
          <table:table-cell table:formula="of:=IF([.E307]&lt;10000000000;[.E307];10000000000)" office:value-type="float" office:value="60967.8788810624" calcext:value-type="float">
            <text:p>60 968</text:p>
          </table:table-cell>
          <table:table-cell/>
          <table:table-cell table:formula="of:=[.F$2]*[.C306]^[.F$3]+[.F$4]*[.C306]^[.F$5]+[.F$6]*[.C306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307]+1" office:value-type="date" office:date-value="2019-11-13" calcext:value-type="date">
            <text:p>13-11-2019</text:p>
          </table:table-cell>
          <table:table-cell table:formula="of:=IF([.E308]&lt;10000000000;[.E308];10000000000)" office:value-type="float" office:value="60967.8788810624" calcext:value-type="float">
            <text:p>60 968</text:p>
          </table:table-cell>
          <table:table-cell/>
          <table:table-cell table:formula="of:=[.F$2]*[.C307]^[.F$3]+[.F$4]*[.C307]^[.F$5]+[.F$6]*[.C307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308]+1" office:value-type="date" office:date-value="2019-11-14" calcext:value-type="date">
            <text:p>14-11-2019</text:p>
          </table:table-cell>
          <table:table-cell table:formula="of:=IF([.E309]&lt;10000000000;[.E309];10000000000)" office:value-type="float" office:value="60967.8788810624" calcext:value-type="float">
            <text:p>60 968</text:p>
          </table:table-cell>
          <table:table-cell/>
          <table:table-cell table:formula="of:=[.F$2]*[.C308]^[.F$3]+[.F$4]*[.C308]^[.F$5]+[.F$6]*[.C308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309]+1" office:value-type="date" office:date-value="2019-11-15" calcext:value-type="date">
            <text:p>15-11-2019</text:p>
          </table:table-cell>
          <table:table-cell table:formula="of:=IF([.E310]&lt;10000000000;[.E310];10000000000)" office:value-type="float" office:value="60967.8788810624" calcext:value-type="float">
            <text:p>60 968</text:p>
          </table:table-cell>
          <table:table-cell/>
          <table:table-cell table:formula="of:=[.F$2]*[.C309]^[.F$3]+[.F$4]*[.C309]^[.F$5]+[.F$6]*[.C309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310]+1" office:value-type="date" office:date-value="2019-11-16" calcext:value-type="date">
            <text:p>16-11-2019</text:p>
          </table:table-cell>
          <table:table-cell table:formula="of:=IF([.E311]&lt;10000000000;[.E311];10000000000)" office:value-type="float" office:value="60967.8788810624" calcext:value-type="float">
            <text:p>60 968</text:p>
          </table:table-cell>
          <table:table-cell/>
          <table:table-cell table:formula="of:=[.F$2]*[.C310]^[.F$3]+[.F$4]*[.C310]^[.F$5]+[.F$6]*[.C310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311]+1" office:value-type="date" office:date-value="2019-11-17" calcext:value-type="date">
            <text:p>17-11-2019</text:p>
          </table:table-cell>
          <table:table-cell table:formula="of:=IF([.E312]&lt;10000000000;[.E312];10000000000)" office:value-type="float" office:value="60967.8788810624" calcext:value-type="float">
            <text:p>60 968</text:p>
          </table:table-cell>
          <table:table-cell/>
          <table:table-cell table:formula="of:=[.F$2]*[.C311]^[.F$3]+[.F$4]*[.C311]^[.F$5]+[.F$6]*[.C311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312]+1" office:value-type="date" office:date-value="2019-11-18" calcext:value-type="date">
            <text:p>18-11-2019</text:p>
          </table:table-cell>
          <table:table-cell table:formula="of:=IF([.E313]&lt;10000000000;[.E313];10000000000)" office:value-type="float" office:value="60967.8788810624" calcext:value-type="float">
            <text:p>60 968</text:p>
          </table:table-cell>
          <table:table-cell/>
          <table:table-cell table:formula="of:=[.F$2]*[.C312]^[.F$3]+[.F$4]*[.C312]^[.F$5]+[.F$6]*[.C312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313]+1" office:value-type="date" office:date-value="2019-11-19" calcext:value-type="date">
            <text:p>19-11-2019</text:p>
          </table:table-cell>
          <table:table-cell table:formula="of:=IF([.E314]&lt;10000000000;[.E314];10000000000)" office:value-type="float" office:value="60967.8788810624" calcext:value-type="float">
            <text:p>60 968</text:p>
          </table:table-cell>
          <table:table-cell/>
          <table:table-cell table:formula="of:=[.F$2]*[.C313]^[.F$3]+[.F$4]*[.C313]^[.F$5]+[.F$6]*[.C313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314]+1" office:value-type="date" office:date-value="2019-11-20" calcext:value-type="date">
            <text:p>20-11-2019</text:p>
          </table:table-cell>
          <table:table-cell table:formula="of:=IF([.E315]&lt;10000000000;[.E315];10000000000)" office:value-type="float" office:value="60967.8788810624" calcext:value-type="float">
            <text:p>60 968</text:p>
          </table:table-cell>
          <table:table-cell/>
          <table:table-cell table:formula="of:=[.F$2]*[.C314]^[.F$3]+[.F$4]*[.C314]^[.F$5]+[.F$6]*[.C314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315]+1" office:value-type="date" office:date-value="2019-11-21" calcext:value-type="date">
            <text:p>21-11-2019</text:p>
          </table:table-cell>
          <table:table-cell table:formula="of:=IF([.E316]&lt;10000000000;[.E316];10000000000)" office:value-type="float" office:value="60967.8788810624" calcext:value-type="float">
            <text:p>60 968</text:p>
          </table:table-cell>
          <table:table-cell/>
          <table:table-cell table:formula="of:=[.F$2]*[.C315]^[.F$3]+[.F$4]*[.C315]^[.F$5]+[.F$6]*[.C315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316]+1" office:value-type="date" office:date-value="2019-11-22" calcext:value-type="date">
            <text:p>22-11-2019</text:p>
          </table:table-cell>
          <table:table-cell table:formula="of:=IF([.E317]&lt;10000000000;[.E317];10000000000)" office:value-type="float" office:value="60967.8788810624" calcext:value-type="float">
            <text:p>60 968</text:p>
          </table:table-cell>
          <table:table-cell/>
          <table:table-cell table:formula="of:=[.F$2]*[.C316]^[.F$3]+[.F$4]*[.C316]^[.F$5]+[.F$6]*[.C316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317]+1" office:value-type="date" office:date-value="2019-11-23" calcext:value-type="date">
            <text:p>23-11-2019</text:p>
          </table:table-cell>
          <table:table-cell table:formula="of:=IF([.E318]&lt;10000000000;[.E318];10000000000)" office:value-type="float" office:value="60967.8788810624" calcext:value-type="float">
            <text:p>60 968</text:p>
          </table:table-cell>
          <table:table-cell/>
          <table:table-cell table:formula="of:=[.F$2]*[.C317]^[.F$3]+[.F$4]*[.C317]^[.F$5]+[.F$6]*[.C317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318]+1" office:value-type="date" office:date-value="2019-11-24" calcext:value-type="date">
            <text:p>24-11-2019</text:p>
          </table:table-cell>
          <table:table-cell table:formula="of:=IF([.E319]&lt;10000000000;[.E319];10000000000)" office:value-type="float" office:value="60967.8788810624" calcext:value-type="float">
            <text:p>60 968</text:p>
          </table:table-cell>
          <table:table-cell/>
          <table:table-cell table:formula="of:=[.F$2]*[.C318]^[.F$3]+[.F$4]*[.C318]^[.F$5]+[.F$6]*[.C318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319]+1" office:value-type="date" office:date-value="2019-11-25" calcext:value-type="date">
            <text:p>25-11-2019</text:p>
          </table:table-cell>
          <table:table-cell table:formula="of:=IF([.E320]&lt;10000000000;[.E320];10000000000)" office:value-type="float" office:value="60967.8788810624" calcext:value-type="float">
            <text:p>60 968</text:p>
          </table:table-cell>
          <table:table-cell/>
          <table:table-cell table:formula="of:=[.F$2]*[.C319]^[.F$3]+[.F$4]*[.C319]^[.F$5]+[.F$6]*[.C319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320]+1" office:value-type="date" office:date-value="2019-11-26" calcext:value-type="date">
            <text:p>26-11-2019</text:p>
          </table:table-cell>
          <table:table-cell table:formula="of:=IF([.E321]&lt;10000000000;[.E321];10000000000)" office:value-type="float" office:value="60967.8788810624" calcext:value-type="float">
            <text:p>60 968</text:p>
          </table:table-cell>
          <table:table-cell/>
          <table:table-cell table:formula="of:=[.F$2]*[.C320]^[.F$3]+[.F$4]*[.C320]^[.F$5]+[.F$6]*[.C320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321]+1" office:value-type="date" office:date-value="2019-11-27" calcext:value-type="date">
            <text:p>27-11-2019</text:p>
          </table:table-cell>
          <table:table-cell table:formula="of:=IF([.E322]&lt;10000000000;[.E322];10000000000)" office:value-type="float" office:value="60967.8788810624" calcext:value-type="float">
            <text:p>60 968</text:p>
          </table:table-cell>
          <table:table-cell/>
          <table:table-cell table:formula="of:=[.F$2]*[.C321]^[.F$3]+[.F$4]*[.C321]^[.F$5]+[.F$6]*[.C321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322]+1" office:value-type="date" office:date-value="2019-11-28" calcext:value-type="date">
            <text:p>28-11-2019</text:p>
          </table:table-cell>
          <table:table-cell table:formula="of:=IF([.E323]&lt;10000000000;[.E323];10000000000)" office:value-type="float" office:value="60967.8788810624" calcext:value-type="float">
            <text:p>60 968</text:p>
          </table:table-cell>
          <table:table-cell/>
          <table:table-cell table:formula="of:=[.F$2]*[.C322]^[.F$3]+[.F$4]*[.C322]^[.F$5]+[.F$6]*[.C322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323]+1" office:value-type="date" office:date-value="2019-11-29" calcext:value-type="date">
            <text:p>29-11-2019</text:p>
          </table:table-cell>
          <table:table-cell table:formula="of:=IF([.E324]&lt;10000000000;[.E324];10000000000)" office:value-type="float" office:value="60967.8788810624" calcext:value-type="float">
            <text:p>60 968</text:p>
          </table:table-cell>
          <table:table-cell/>
          <table:table-cell table:formula="of:=[.F$2]*[.C323]^[.F$3]+[.F$4]*[.C323]^[.F$5]+[.F$6]*[.C323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324]+1" office:value-type="date" office:date-value="2019-11-30" calcext:value-type="date">
            <text:p>30-11-2019</text:p>
          </table:table-cell>
          <table:table-cell table:formula="of:=IF([.E325]&lt;10000000000;[.E325];10000000000)" office:value-type="float" office:value="60967.8788810624" calcext:value-type="float">
            <text:p>60 968</text:p>
          </table:table-cell>
          <table:table-cell/>
          <table:table-cell table:formula="of:=[.F$2]*[.C324]^[.F$3]+[.F$4]*[.C324]^[.F$5]+[.F$6]*[.C324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325]+1" office:value-type="date" office:date-value="2019-12-01" calcext:value-type="date">
            <text:p>01-12-2019</text:p>
          </table:table-cell>
          <table:table-cell table:formula="of:=IF([.E326]&lt;10000000000;[.E326];10000000000)" office:value-type="float" office:value="60967.8788810624" calcext:value-type="float">
            <text:p>60 968</text:p>
          </table:table-cell>
          <table:table-cell/>
          <table:table-cell table:formula="of:=[.F$2]*[.C325]^[.F$3]+[.F$4]*[.C325]^[.F$5]+[.F$6]*[.C325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326]+1" office:value-type="date" office:date-value="2019-12-02" calcext:value-type="date">
            <text:p>02-12-2019</text:p>
          </table:table-cell>
          <table:table-cell table:formula="of:=IF([.E327]&lt;10000000000;[.E327];10000000000)" office:value-type="float" office:value="60967.8788810624" calcext:value-type="float">
            <text:p>60 968</text:p>
          </table:table-cell>
          <table:table-cell/>
          <table:table-cell table:formula="of:=[.F$2]*[.C326]^[.F$3]+[.F$4]*[.C326]^[.F$5]+[.F$6]*[.C326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327]+1" office:value-type="date" office:date-value="2019-12-03" calcext:value-type="date">
            <text:p>03-12-2019</text:p>
          </table:table-cell>
          <table:table-cell table:formula="of:=IF([.E328]&lt;10000000000;[.E328];10000000000)" office:value-type="float" office:value="60967.8788810624" calcext:value-type="float">
            <text:p>60 968</text:p>
          </table:table-cell>
          <table:table-cell/>
          <table:table-cell table:formula="of:=[.F$2]*[.C327]^[.F$3]+[.F$4]*[.C327]^[.F$5]+[.F$6]*[.C327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328]+1" office:value-type="date" office:date-value="2019-12-04" calcext:value-type="date">
            <text:p>04-12-2019</text:p>
          </table:table-cell>
          <table:table-cell table:formula="of:=IF([.E329]&lt;10000000000;[.E329];10000000000)" office:value-type="float" office:value="60967.8788810624" calcext:value-type="float">
            <text:p>60 968</text:p>
          </table:table-cell>
          <table:table-cell/>
          <table:table-cell table:formula="of:=[.F$2]*[.C328]^[.F$3]+[.F$4]*[.C328]^[.F$5]+[.F$6]*[.C328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329]+1" office:value-type="date" office:date-value="2019-12-05" calcext:value-type="date">
            <text:p>05-12-2019</text:p>
          </table:table-cell>
          <table:table-cell table:formula="of:=IF([.E330]&lt;10000000000;[.E330];10000000000)" office:value-type="float" office:value="60967.8788810624" calcext:value-type="float">
            <text:p>60 968</text:p>
          </table:table-cell>
          <table:table-cell/>
          <table:table-cell table:formula="of:=[.F$2]*[.C329]^[.F$3]+[.F$4]*[.C329]^[.F$5]+[.F$6]*[.C329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330]+1" office:value-type="date" office:date-value="2019-12-06" calcext:value-type="date">
            <text:p>06-12-2019</text:p>
          </table:table-cell>
          <table:table-cell table:formula="of:=IF([.E331]&lt;10000000000;[.E331];10000000000)" office:value-type="float" office:value="60967.8788810624" calcext:value-type="float">
            <text:p>60 968</text:p>
          </table:table-cell>
          <table:table-cell/>
          <table:table-cell table:formula="of:=[.F$2]*[.C330]^[.F$3]+[.F$4]*[.C330]^[.F$5]+[.F$6]*[.C330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331]+1" office:value-type="date" office:date-value="2019-12-07" calcext:value-type="date">
            <text:p>07-12-2019</text:p>
          </table:table-cell>
          <table:table-cell table:formula="of:=IF([.E332]&lt;10000000000;[.E332];10000000000)" office:value-type="float" office:value="60967.8788810624" calcext:value-type="float">
            <text:p>60 968</text:p>
          </table:table-cell>
          <table:table-cell/>
          <table:table-cell table:formula="of:=[.F$2]*[.C331]^[.F$3]+[.F$4]*[.C331]^[.F$5]+[.F$6]*[.C331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332]+1" office:value-type="date" office:date-value="2019-12-08" calcext:value-type="date">
            <text:p>08-12-2019</text:p>
          </table:table-cell>
          <table:table-cell table:formula="of:=IF([.E333]&lt;10000000000;[.E333];10000000000)" office:value-type="float" office:value="60967.8788810624" calcext:value-type="float">
            <text:p>60 968</text:p>
          </table:table-cell>
          <table:table-cell/>
          <table:table-cell table:formula="of:=[.F$2]*[.C332]^[.F$3]+[.F$4]*[.C332]^[.F$5]+[.F$6]*[.C332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333]+1" office:value-type="date" office:date-value="2019-12-09" calcext:value-type="date">
            <text:p>09-12-2019</text:p>
          </table:table-cell>
          <table:table-cell table:formula="of:=IF([.E334]&lt;10000000000;[.E334];10000000000)" office:value-type="float" office:value="60967.8788810624" calcext:value-type="float">
            <text:p>60 968</text:p>
          </table:table-cell>
          <table:table-cell/>
          <table:table-cell table:formula="of:=[.F$2]*[.C333]^[.F$3]+[.F$4]*[.C333]^[.F$5]+[.F$6]*[.C333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334]+1" office:value-type="date" office:date-value="2019-12-10" calcext:value-type="date">
            <text:p>10-12-2019</text:p>
          </table:table-cell>
          <table:table-cell table:formula="of:=IF([.E335]&lt;10000000000;[.E335];10000000000)" office:value-type="float" office:value="60967.8788810624" calcext:value-type="float">
            <text:p>60 968</text:p>
          </table:table-cell>
          <table:table-cell/>
          <table:table-cell table:formula="of:=[.F$2]*[.C334]^[.F$3]+[.F$4]*[.C334]^[.F$5]+[.F$6]*[.C334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335]+1" office:value-type="date" office:date-value="2019-12-11" calcext:value-type="date">
            <text:p>11-12-2019</text:p>
          </table:table-cell>
          <table:table-cell table:formula="of:=IF([.E336]&lt;10000000000;[.E336];10000000000)" office:value-type="float" office:value="60967.8788810624" calcext:value-type="float">
            <text:p>60 968</text:p>
          </table:table-cell>
          <table:table-cell/>
          <table:table-cell table:formula="of:=[.F$2]*[.C335]^[.F$3]+[.F$4]*[.C335]^[.F$5]+[.F$6]*[.C335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336]+1" office:value-type="date" office:date-value="2019-12-12" calcext:value-type="date">
            <text:p>12-12-2019</text:p>
          </table:table-cell>
          <table:table-cell table:formula="of:=IF([.E337]&lt;10000000000;[.E337];10000000000)" office:value-type="float" office:value="60967.8788810624" calcext:value-type="float">
            <text:p>60 968</text:p>
          </table:table-cell>
          <table:table-cell/>
          <table:table-cell table:formula="of:=[.F$2]*[.C336]^[.F$3]+[.F$4]*[.C336]^[.F$5]+[.F$6]*[.C336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337]+1" office:value-type="date" office:date-value="2019-12-13" calcext:value-type="date">
            <text:p>13-12-2019</text:p>
          </table:table-cell>
          <table:table-cell table:formula="of:=IF([.E338]&lt;10000000000;[.E338];10000000000)" office:value-type="float" office:value="60967.8788810624" calcext:value-type="float">
            <text:p>60 968</text:p>
          </table:table-cell>
          <table:table-cell/>
          <table:table-cell table:formula="of:=[.F$2]*[.C337]^[.F$3]+[.F$4]*[.C337]^[.F$5]+[.F$6]*[.C337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338]+1" office:value-type="date" office:date-value="2019-12-14" calcext:value-type="date">
            <text:p>14-12-2019</text:p>
          </table:table-cell>
          <table:table-cell table:formula="of:=IF([.E339]&lt;10000000000;[.E339];10000000000)" office:value-type="float" office:value="60967.8788810624" calcext:value-type="float">
            <text:p>60 968</text:p>
          </table:table-cell>
          <table:table-cell/>
          <table:table-cell table:formula="of:=[.F$2]*[.C338]^[.F$3]+[.F$4]*[.C338]^[.F$5]+[.F$6]*[.C338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339]+1" office:value-type="date" office:date-value="2019-12-15" calcext:value-type="date">
            <text:p>15-12-2019</text:p>
          </table:table-cell>
          <table:table-cell table:formula="of:=IF([.E340]&lt;10000000000;[.E340];10000000000)" office:value-type="float" office:value="60967.8788810624" calcext:value-type="float">
            <text:p>60 968</text:p>
          </table:table-cell>
          <table:table-cell/>
          <table:table-cell table:formula="of:=[.F$2]*[.C339]^[.F$3]+[.F$4]*[.C339]^[.F$5]+[.F$6]*[.C339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340]+1" office:value-type="date" office:date-value="2019-12-16" calcext:value-type="date">
            <text:p>16-12-2019</text:p>
          </table:table-cell>
          <table:table-cell table:formula="of:=IF([.E341]&lt;10000000000;[.E341];10000000000)" office:value-type="float" office:value="60967.8788810624" calcext:value-type="float">
            <text:p>60 968</text:p>
          </table:table-cell>
          <table:table-cell/>
          <table:table-cell table:formula="of:=[.F$2]*[.C340]^[.F$3]+[.F$4]*[.C340]^[.F$5]+[.F$6]*[.C340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341]+1" office:value-type="date" office:date-value="2019-12-17" calcext:value-type="date">
            <text:p>17-12-2019</text:p>
          </table:table-cell>
          <table:table-cell table:formula="of:=IF([.E342]&lt;10000000000;[.E342];10000000000)" office:value-type="float" office:value="60967.8788810624" calcext:value-type="float">
            <text:p>60 968</text:p>
          </table:table-cell>
          <table:table-cell/>
          <table:table-cell table:formula="of:=[.F$2]*[.C341]^[.F$3]+[.F$4]*[.C341]^[.F$5]+[.F$6]*[.C341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342]+1" office:value-type="date" office:date-value="2019-12-18" calcext:value-type="date">
            <text:p>18-12-2019</text:p>
          </table:table-cell>
          <table:table-cell table:formula="of:=IF([.E343]&lt;10000000000;[.E343];10000000000)" office:value-type="float" office:value="60967.8788810624" calcext:value-type="float">
            <text:p>60 968</text:p>
          </table:table-cell>
          <table:table-cell/>
          <table:table-cell table:formula="of:=[.F$2]*[.C342]^[.F$3]+[.F$4]*[.C342]^[.F$5]+[.F$6]*[.C342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343]+1" office:value-type="date" office:date-value="2019-12-19" calcext:value-type="date">
            <text:p>19-12-2019</text:p>
          </table:table-cell>
          <table:table-cell table:formula="of:=IF([.E344]&lt;10000000000;[.E344];10000000000)" office:value-type="float" office:value="60967.8788810624" calcext:value-type="float">
            <text:p>60 968</text:p>
          </table:table-cell>
          <table:table-cell/>
          <table:table-cell table:formula="of:=[.F$2]*[.C343]^[.F$3]+[.F$4]*[.C343]^[.F$5]+[.F$6]*[.C343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344]+1" office:value-type="date" office:date-value="2019-12-20" calcext:value-type="date">
            <text:p>20-12-2019</text:p>
          </table:table-cell>
          <table:table-cell table:formula="of:=IF([.E345]&lt;10000000000;[.E345];10000000000)" office:value-type="float" office:value="60967.8788810624" calcext:value-type="float">
            <text:p>60 968</text:p>
          </table:table-cell>
          <table:table-cell/>
          <table:table-cell table:formula="of:=[.F$2]*[.C344]^[.F$3]+[.F$4]*[.C344]^[.F$5]+[.F$6]*[.C344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345]+1" office:value-type="date" office:date-value="2019-12-21" calcext:value-type="date">
            <text:p>21-12-2019</text:p>
          </table:table-cell>
          <table:table-cell table:formula="of:=IF([.E346]&lt;10000000000;[.E346];10000000000)" office:value-type="float" office:value="60967.8788810624" calcext:value-type="float">
            <text:p>60 968</text:p>
          </table:table-cell>
          <table:table-cell/>
          <table:table-cell table:formula="of:=[.F$2]*[.C345]^[.F$3]+[.F$4]*[.C345]^[.F$5]+[.F$6]*[.C345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346]+1" office:value-type="date" office:date-value="2019-12-22" calcext:value-type="date">
            <text:p>22-12-2019</text:p>
          </table:table-cell>
          <table:table-cell table:formula="of:=IF([.E347]&lt;10000000000;[.E347];10000000000)" office:value-type="float" office:value="60967.8788810624" calcext:value-type="float">
            <text:p>60 968</text:p>
          </table:table-cell>
          <table:table-cell/>
          <table:table-cell table:formula="of:=[.F$2]*[.C346]^[.F$3]+[.F$4]*[.C346]^[.F$5]+[.F$6]*[.C346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347]+1" office:value-type="date" office:date-value="2019-12-23" calcext:value-type="date">
            <text:p>23-12-2019</text:p>
          </table:table-cell>
          <table:table-cell table:formula="of:=IF([.E348]&lt;10000000000;[.E348];10000000000)" office:value-type="float" office:value="60967.8788810624" calcext:value-type="float">
            <text:p>60 968</text:p>
          </table:table-cell>
          <table:table-cell/>
          <table:table-cell table:formula="of:=[.F$2]*[.C347]^[.F$3]+[.F$4]*[.C347]^[.F$5]+[.F$6]*[.C347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348]+1" office:value-type="date" office:date-value="2019-12-24" calcext:value-type="date">
            <text:p>24-12-2019</text:p>
          </table:table-cell>
          <table:table-cell table:formula="of:=IF([.E349]&lt;10000000000;[.E349];10000000000)" office:value-type="float" office:value="60967.8788810624" calcext:value-type="float">
            <text:p>60 968</text:p>
          </table:table-cell>
          <table:table-cell/>
          <table:table-cell table:formula="of:=[.F$2]*[.C348]^[.F$3]+[.F$4]*[.C348]^[.F$5]+[.F$6]*[.C348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349]+1" office:value-type="date" office:date-value="2019-12-25" calcext:value-type="date">
            <text:p>25-12-2019</text:p>
          </table:table-cell>
          <table:table-cell table:formula="of:=IF([.E350]&lt;10000000000;[.E350];10000000000)" office:value-type="float" office:value="60967.8788810624" calcext:value-type="float">
            <text:p>60 968</text:p>
          </table:table-cell>
          <table:table-cell/>
          <table:table-cell table:formula="of:=[.F$2]*[.C349]^[.F$3]+[.F$4]*[.C349]^[.F$5]+[.F$6]*[.C349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350]+1" office:value-type="date" office:date-value="2019-12-26" calcext:value-type="date">
            <text:p>26-12-2019</text:p>
          </table:table-cell>
          <table:table-cell table:formula="of:=IF([.E351]&lt;10000000000;[.E351];10000000000)" office:value-type="float" office:value="60967.8788810624" calcext:value-type="float">
            <text:p>60 968</text:p>
          </table:table-cell>
          <table:table-cell/>
          <table:table-cell table:formula="of:=[.F$2]*[.C350]^[.F$3]+[.F$4]*[.C350]^[.F$5]+[.F$6]*[.C350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351]+1" office:value-type="date" office:date-value="2019-12-27" calcext:value-type="date">
            <text:p>27-12-2019</text:p>
          </table:table-cell>
          <table:table-cell table:formula="of:=IF([.E352]&lt;10000000000;[.E352];10000000000)" office:value-type="float" office:value="60967.8788810624" calcext:value-type="float">
            <text:p>60 968</text:p>
          </table:table-cell>
          <table:table-cell/>
          <table:table-cell table:formula="of:=[.F$2]*[.C351]^[.F$3]+[.F$4]*[.C351]^[.F$5]+[.F$6]*[.C351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352]+1" office:value-type="date" office:date-value="2019-12-28" calcext:value-type="date">
            <text:p>28-12-2019</text:p>
          </table:table-cell>
          <table:table-cell table:formula="of:=IF([.E353]&lt;10000000000;[.E353];10000000000)" office:value-type="float" office:value="60967.8788810624" calcext:value-type="float">
            <text:p>60 968</text:p>
          </table:table-cell>
          <table:table-cell/>
          <table:table-cell table:formula="of:=[.F$2]*[.C352]^[.F$3]+[.F$4]*[.C352]^[.F$5]+[.F$6]*[.C352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353]+1" office:value-type="date" office:date-value="2019-12-29" calcext:value-type="date">
            <text:p>29-12-2019</text:p>
          </table:table-cell>
          <table:table-cell table:formula="of:=IF([.E354]&lt;10000000000;[.E354];10000000000)" office:value-type="float" office:value="60967.8788810624" calcext:value-type="float">
            <text:p>60 968</text:p>
          </table:table-cell>
          <table:table-cell/>
          <table:table-cell table:formula="of:=[.F$2]*[.C353]^[.F$3]+[.F$4]*[.C353]^[.F$5]+[.F$6]*[.C353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354]+1" office:value-type="date" office:date-value="2019-12-30" calcext:value-type="date">
            <text:p>30-12-2019</text:p>
          </table:table-cell>
          <table:table-cell table:formula="of:=IF([.E355]&lt;10000000000;[.E355];10000000000)" office:value-type="float" office:value="60967.8788810624" calcext:value-type="float">
            <text:p>60 968</text:p>
          </table:table-cell>
          <table:table-cell/>
          <table:table-cell table:formula="of:=[.F$2]*[.C354]^[.F$3]+[.F$4]*[.C354]^[.F$5]+[.F$6]*[.C354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355]+1" office:value-type="date" office:date-value="2019-12-31" calcext:value-type="date">
            <text:p>31-12-2019</text:p>
          </table:table-cell>
          <table:table-cell table:formula="of:=IF([.E356]&lt;10000000000;[.E356];10000000000)" office:value-type="float" office:value="60967.8788810624" calcext:value-type="float">
            <text:p>60 968</text:p>
          </table:table-cell>
          <table:table-cell/>
          <table:table-cell table:formula="of:=[.F$2]*[.C355]^[.F$3]+[.F$4]*[.C355]^[.F$5]+[.F$6]*[.C355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356]+1" office:value-type="date" office:date-value="2020-01-01" calcext:value-type="date">
            <text:p>01-01-2020</text:p>
          </table:table-cell>
          <table:table-cell table:formula="of:=IF([.E357]&lt;10000000000;[.E357];10000000000)" office:value-type="float" office:value="60967.8788810624" calcext:value-type="float">
            <text:p>60 968</text:p>
          </table:table-cell>
          <table:table-cell/>
          <table:table-cell table:formula="of:=[.F$2]*[.C356]^[.F$3]+[.F$4]*[.C356]^[.F$5]+[.F$6]*[.C356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357]+1" office:value-type="date" office:date-value="2020-01-02" calcext:value-type="date">
            <text:p>02-01-2020</text:p>
          </table:table-cell>
          <table:table-cell table:formula="of:=IF([.E358]&lt;10000000000;[.E358];10000000000)" office:value-type="float" office:value="60967.8788810624" calcext:value-type="float">
            <text:p>60 968</text:p>
          </table:table-cell>
          <table:table-cell/>
          <table:table-cell table:formula="of:=[.F$2]*[.C357]^[.F$3]+[.F$4]*[.C357]^[.F$5]+[.F$6]*[.C357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358]+1" office:value-type="date" office:date-value="2020-01-03" calcext:value-type="date">
            <text:p>03-01-2020</text:p>
          </table:table-cell>
          <table:table-cell table:formula="of:=IF([.E359]&lt;10000000000;[.E359];10000000000)" office:value-type="float" office:value="60967.8788810624" calcext:value-type="float">
            <text:p>60 968</text:p>
          </table:table-cell>
          <table:table-cell/>
          <table:table-cell table:formula="of:=[.F$2]*[.C358]^[.F$3]+[.F$4]*[.C358]^[.F$5]+[.F$6]*[.C358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359]+1" office:value-type="date" office:date-value="2020-01-04" calcext:value-type="date">
            <text:p>04-01-2020</text:p>
          </table:table-cell>
          <table:table-cell table:formula="of:=IF([.E360]&lt;10000000000;[.E360];10000000000)" office:value-type="float" office:value="60967.8788810624" calcext:value-type="float">
            <text:p>60 968</text:p>
          </table:table-cell>
          <table:table-cell/>
          <table:table-cell table:formula="of:=[.F$2]*[.C359]^[.F$3]+[.F$4]*[.C359]^[.F$5]+[.F$6]*[.C359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360]+1" office:value-type="date" office:date-value="2020-01-05" calcext:value-type="date">
            <text:p>05-01-2020</text:p>
          </table:table-cell>
          <table:table-cell table:formula="of:=IF([.E361]&lt;10000000000;[.E361];10000000000)" office:value-type="float" office:value="60967.8788810624" calcext:value-type="float">
            <text:p>60 968</text:p>
          </table:table-cell>
          <table:table-cell/>
          <table:table-cell table:formula="of:=[.F$2]*[.C360]^[.F$3]+[.F$4]*[.C360]^[.F$5]+[.F$6]*[.C360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361]+1" office:value-type="date" office:date-value="2020-01-06" calcext:value-type="date">
            <text:p>06-01-2020</text:p>
          </table:table-cell>
          <table:table-cell table:formula="of:=IF([.E362]&lt;10000000000;[.E362];10000000000)" office:value-type="float" office:value="60967.8788810624" calcext:value-type="float">
            <text:p>60 968</text:p>
          </table:table-cell>
          <table:table-cell/>
          <table:table-cell table:formula="of:=[.F$2]*[.C361]^[.F$3]+[.F$4]*[.C361]^[.F$5]+[.F$6]*[.C361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362]+1" office:value-type="date" office:date-value="2020-01-07" calcext:value-type="date">
            <text:p>07-01-2020</text:p>
          </table:table-cell>
          <table:table-cell table:formula="of:=IF([.E363]&lt;10000000000;[.E363];10000000000)" office:value-type="float" office:value="60967.8788810624" calcext:value-type="float">
            <text:p>60 968</text:p>
          </table:table-cell>
          <table:table-cell/>
          <table:table-cell table:formula="of:=[.F$2]*[.C362]^[.F$3]+[.F$4]*[.C362]^[.F$5]+[.F$6]*[.C362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363]+1" office:value-type="date" office:date-value="2020-01-08" calcext:value-type="date">
            <text:p>08-01-2020</text:p>
          </table:table-cell>
          <table:table-cell table:formula="of:=IF([.E364]&lt;10000000000;[.E364];10000000000)" office:value-type="float" office:value="60967.8788810624" calcext:value-type="float">
            <text:p>60 968</text:p>
          </table:table-cell>
          <table:table-cell/>
          <table:table-cell table:formula="of:=[.F$2]*[.C363]^[.F$3]+[.F$4]*[.C363]^[.F$5]+[.F$6]*[.C363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364]+1" office:value-type="date" office:date-value="2020-01-09" calcext:value-type="date">
            <text:p>09-01-2020</text:p>
          </table:table-cell>
          <table:table-cell table:formula="of:=IF([.E365]&lt;10000000000;[.E365];10000000000)" office:value-type="float" office:value="60967.8788810624" calcext:value-type="float">
            <text:p>60 968</text:p>
          </table:table-cell>
          <table:table-cell/>
          <table:table-cell table:formula="of:=[.F$2]*[.C364]^[.F$3]+[.F$4]*[.C364]^[.F$5]+[.F$6]*[.C364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365]+1" office:value-type="date" office:date-value="2020-01-10" calcext:value-type="date">
            <text:p>10-01-2020</text:p>
          </table:table-cell>
          <table:table-cell table:formula="of:=IF([.E366]&lt;10000000000;[.E366];10000000000)" office:value-type="float" office:value="60967.8788810624" calcext:value-type="float">
            <text:p>60 968</text:p>
          </table:table-cell>
          <table:table-cell/>
          <table:table-cell table:formula="of:=[.F$2]*[.C365]^[.F$3]+[.F$4]*[.C365]^[.F$5]+[.F$6]*[.C365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366]+1" office:value-type="date" office:date-value="2020-01-11" calcext:value-type="date">
            <text:p>11-01-2020</text:p>
          </table:table-cell>
          <table:table-cell table:formula="of:=IF([.E367]&lt;10000000000;[.E367];10000000000)" office:value-type="float" office:value="60967.8788810624" calcext:value-type="float">
            <text:p>60 968</text:p>
          </table:table-cell>
          <table:table-cell/>
          <table:table-cell table:formula="of:=[.F$2]*[.C366]^[.F$3]+[.F$4]*[.C366]^[.F$5]+[.F$6]*[.C366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367]+1" office:value-type="date" office:date-value="2020-01-12" calcext:value-type="date">
            <text:p>12-01-2020</text:p>
          </table:table-cell>
          <table:table-cell table:formula="of:=IF([.E368]&lt;10000000000;[.E368];10000000000)" office:value-type="float" office:value="60967.8788810624" calcext:value-type="float">
            <text:p>60 968</text:p>
          </table:table-cell>
          <table:table-cell/>
          <table:table-cell table:formula="of:=[.F$2]*[.C367]^[.F$3]+[.F$4]*[.C367]^[.F$5]+[.F$6]*[.C367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368]+1" office:value-type="date" office:date-value="2020-01-13" calcext:value-type="date">
            <text:p>13-01-2020</text:p>
          </table:table-cell>
          <table:table-cell table:formula="of:=IF([.E369]&lt;10000000000;[.E369];10000000000)" office:value-type="float" office:value="60967.8788810624" calcext:value-type="float">
            <text:p>60 968</text:p>
          </table:table-cell>
          <table:table-cell/>
          <table:table-cell table:formula="of:=[.F$2]*[.C368]^[.F$3]+[.F$4]*[.C368]^[.F$5]+[.F$6]*[.C368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369]+1" office:value-type="date" office:date-value="2020-01-14" calcext:value-type="date">
            <text:p>14-01-2020</text:p>
          </table:table-cell>
          <table:table-cell table:formula="of:=IF([.E370]&lt;10000000000;[.E370];10000000000)" office:value-type="float" office:value="60967.8788810624" calcext:value-type="float">
            <text:p>60 968</text:p>
          </table:table-cell>
          <table:table-cell/>
          <table:table-cell table:formula="of:=[.F$2]*[.C369]^[.F$3]+[.F$4]*[.C369]^[.F$5]+[.F$6]*[.C369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370]+1" office:value-type="date" office:date-value="2020-01-15" calcext:value-type="date">
            <text:p>15-01-2020</text:p>
          </table:table-cell>
          <table:table-cell table:formula="of:=IF([.E371]&lt;10000000000;[.E371];10000000000)" office:value-type="float" office:value="60967.8788810624" calcext:value-type="float">
            <text:p>60 968</text:p>
          </table:table-cell>
          <table:table-cell/>
          <table:table-cell table:formula="of:=[.F$2]*[.C370]^[.F$3]+[.F$4]*[.C370]^[.F$5]+[.F$6]*[.C370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371]+1" office:value-type="date" office:date-value="2020-01-16" calcext:value-type="date">
            <text:p>16-01-2020</text:p>
          </table:table-cell>
          <table:table-cell table:formula="of:=IF([.E372]&lt;10000000000;[.E372];10000000000)" office:value-type="float" office:value="60967.8788810624" calcext:value-type="float">
            <text:p>60 968</text:p>
          </table:table-cell>
          <table:table-cell/>
          <table:table-cell table:formula="of:=[.F$2]*[.C371]^[.F$3]+[.F$4]*[.C371]^[.F$5]+[.F$6]*[.C371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372]+1" office:value-type="date" office:date-value="2020-01-17" calcext:value-type="date">
            <text:p>17-01-2020</text:p>
          </table:table-cell>
          <table:table-cell table:formula="of:=IF([.E373]&lt;10000000000;[.E373];10000000000)" office:value-type="float" office:value="60967.8788810624" calcext:value-type="float">
            <text:p>60 968</text:p>
          </table:table-cell>
          <table:table-cell/>
          <table:table-cell table:formula="of:=[.F$2]*[.C372]^[.F$3]+[.F$4]*[.C372]^[.F$5]+[.F$6]*[.C372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373]+1" office:value-type="date" office:date-value="2020-01-18" calcext:value-type="date">
            <text:p>18-01-2020</text:p>
          </table:table-cell>
          <table:table-cell table:formula="of:=IF([.E374]&lt;10000000000;[.E374];10000000000)" office:value-type="float" office:value="60967.8788810624" calcext:value-type="float">
            <text:p>60 968</text:p>
          </table:table-cell>
          <table:table-cell/>
          <table:table-cell table:formula="of:=[.F$2]*[.C373]^[.F$3]+[.F$4]*[.C373]^[.F$5]+[.F$6]*[.C373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374]+1" office:value-type="date" office:date-value="2020-01-19" calcext:value-type="date">
            <text:p>19-01-2020</text:p>
          </table:table-cell>
          <table:table-cell table:formula="of:=IF([.E375]&lt;10000000000;[.E375];10000000000)" office:value-type="float" office:value="60967.8788810624" calcext:value-type="float">
            <text:p>60 968</text:p>
          </table:table-cell>
          <table:table-cell/>
          <table:table-cell table:formula="of:=[.F$2]*[.C374]^[.F$3]+[.F$4]*[.C374]^[.F$5]+[.F$6]*[.C374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375]+1" office:value-type="date" office:date-value="2020-01-20" calcext:value-type="date">
            <text:p>20-01-2020</text:p>
          </table:table-cell>
          <table:table-cell table:formula="of:=IF([.E376]&lt;10000000000;[.E376];10000000000)" office:value-type="float" office:value="60967.8788810624" calcext:value-type="float">
            <text:p>60 968</text:p>
          </table:table-cell>
          <table:table-cell/>
          <table:table-cell table:formula="of:=[.F$2]*[.C375]^[.F$3]+[.F$4]*[.C375]^[.F$5]+[.F$6]*[.C375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376]+1" office:value-type="date" office:date-value="2020-01-21" calcext:value-type="date">
            <text:p>21-01-2020</text:p>
          </table:table-cell>
          <table:table-cell table:formula="of:=IF([.E377]&lt;10000000000;[.E377];10000000000)" office:value-type="float" office:value="60967.8788810624" calcext:value-type="float">
            <text:p>60 968</text:p>
          </table:table-cell>
          <table:table-cell/>
          <table:table-cell table:formula="of:=[.F$2]*[.C376]^[.F$3]+[.F$4]*[.C376]^[.F$5]+[.F$6]*[.C376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377]+1" office:value-type="date" office:date-value="2020-01-22" calcext:value-type="date">
            <text:p>22-01-2020</text:p>
          </table:table-cell>
          <table:table-cell table:formula="of:=IF([.E378]&lt;10000000000;[.E378];10000000000)" office:value-type="float" office:value="60967.8788810624" calcext:value-type="float">
            <text:p>60 968</text:p>
          </table:table-cell>
          <table:table-cell/>
          <table:table-cell table:formula="of:=[.F$2]*[.C377]^[.F$3]+[.F$4]*[.C377]^[.F$5]+[.F$6]*[.C377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378]+1" office:value-type="date" office:date-value="2020-01-23" calcext:value-type="date">
            <text:p>23-01-2020</text:p>
          </table:table-cell>
          <table:table-cell table:formula="of:=IF([.E379]&lt;10000000000;[.E379];10000000000)" office:value-type="float" office:value="60967.8788810624" calcext:value-type="float">
            <text:p>60 968</text:p>
          </table:table-cell>
          <table:table-cell/>
          <table:table-cell table:formula="of:=[.F$2]*[.C378]^[.F$3]+[.F$4]*[.C378]^[.F$5]+[.F$6]*[.C378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379]+1" office:value-type="date" office:date-value="2020-01-24" calcext:value-type="date">
            <text:p>24-01-2020</text:p>
          </table:table-cell>
          <table:table-cell table:formula="of:=IF([.E380]&lt;10000000000;[.E380];10000000000)" office:value-type="float" office:value="60967.8788810624" calcext:value-type="float">
            <text:p>60 968</text:p>
          </table:table-cell>
          <table:table-cell/>
          <table:table-cell table:formula="of:=[.F$2]*[.C379]^[.F$3]+[.F$4]*[.C379]^[.F$5]+[.F$6]*[.C379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380]+1" office:value-type="date" office:date-value="2020-01-25" calcext:value-type="date">
            <text:p>25-01-2020</text:p>
          </table:table-cell>
          <table:table-cell table:formula="of:=IF([.E381]&lt;10000000000;[.E381];10000000000)" office:value-type="float" office:value="60967.8788810624" calcext:value-type="float">
            <text:p>60 968</text:p>
          </table:table-cell>
          <table:table-cell/>
          <table:table-cell table:formula="of:=[.F$2]*[.C380]^[.F$3]+[.F$4]*[.C380]^[.F$5]+[.F$6]*[.C380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381]+1" office:value-type="date" office:date-value="2020-01-26" calcext:value-type="date">
            <text:p>26-01-2020</text:p>
          </table:table-cell>
          <table:table-cell table:formula="of:=IF([.E382]&lt;10000000000;[.E382];10000000000)" office:value-type="float" office:value="60967.8788810624" calcext:value-type="float">
            <text:p>60 968</text:p>
          </table:table-cell>
          <table:table-cell/>
          <table:table-cell table:formula="of:=[.F$2]*[.C381]^[.F$3]+[.F$4]*[.C381]^[.F$5]+[.F$6]*[.C381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382]+1" office:value-type="date" office:date-value="2020-01-27" calcext:value-type="date">
            <text:p>27-01-2020</text:p>
          </table:table-cell>
          <table:table-cell table:formula="of:=IF([.E383]&lt;10000000000;[.E383];10000000000)" office:value-type="float" office:value="60967.8788810624" calcext:value-type="float">
            <text:p>60 968</text:p>
          </table:table-cell>
          <table:table-cell/>
          <table:table-cell table:formula="of:=[.F$2]*[.C382]^[.F$3]+[.F$4]*[.C382]^[.F$5]+[.F$6]*[.C382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383]+1" office:value-type="date" office:date-value="2020-01-28" calcext:value-type="date">
            <text:p>28-01-2020</text:p>
          </table:table-cell>
          <table:table-cell table:formula="of:=IF([.E384]&lt;10000000000;[.E384];10000000000)" office:value-type="float" office:value="60967.8788810624" calcext:value-type="float">
            <text:p>60 968</text:p>
          </table:table-cell>
          <table:table-cell/>
          <table:table-cell table:formula="of:=[.F$2]*[.C383]^[.F$3]+[.F$4]*[.C383]^[.F$5]+[.F$6]*[.C383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384]+1" office:value-type="date" office:date-value="2020-01-29" calcext:value-type="date">
            <text:p>29-01-2020</text:p>
          </table:table-cell>
          <table:table-cell table:formula="of:=IF([.E385]&lt;10000000000;[.E385];10000000000)" office:value-type="float" office:value="60967.8788810624" calcext:value-type="float">
            <text:p>60 968</text:p>
          </table:table-cell>
          <table:table-cell/>
          <table:table-cell table:formula="of:=[.F$2]*[.C384]^[.F$3]+[.F$4]*[.C384]^[.F$5]+[.F$6]*[.C384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385]+1" office:value-type="date" office:date-value="2020-01-30" calcext:value-type="date">
            <text:p>30-01-2020</text:p>
          </table:table-cell>
          <table:table-cell table:formula="of:=IF([.E386]&lt;10000000000;[.E386];10000000000)" office:value-type="float" office:value="60967.8788810624" calcext:value-type="float">
            <text:p>60 968</text:p>
          </table:table-cell>
          <table:table-cell/>
          <table:table-cell table:formula="of:=[.F$2]*[.C385]^[.F$3]+[.F$4]*[.C385]^[.F$5]+[.F$6]*[.C385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386]+1" office:value-type="date" office:date-value="2020-01-31" calcext:value-type="date">
            <text:p>31-01-2020</text:p>
          </table:table-cell>
          <table:table-cell table:formula="of:=IF([.E387]&lt;10000000000;[.E387];10000000000)" office:value-type="float" office:value="60967.8788810624" calcext:value-type="float">
            <text:p>60 968</text:p>
          </table:table-cell>
          <table:table-cell/>
          <table:table-cell table:formula="of:=[.F$2]*[.C386]^[.F$3]+[.F$4]*[.C386]^[.F$5]+[.F$6]*[.C386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387]+1" office:value-type="date" office:date-value="2020-02-01" calcext:value-type="date">
            <text:p>01-02-2020</text:p>
          </table:table-cell>
          <table:table-cell table:formula="of:=IF([.E388]&lt;10000000000;[.E388];10000000000)" office:value-type="float" office:value="60967.8788810624" calcext:value-type="float">
            <text:p>60 968</text:p>
          </table:table-cell>
          <table:table-cell/>
          <table:table-cell table:formula="of:=[.F$2]*[.C387]^[.F$3]+[.F$4]*[.C387]^[.F$5]+[.F$6]*[.C387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388]+1" office:value-type="date" office:date-value="2020-02-02" calcext:value-type="date">
            <text:p>02-02-2020</text:p>
          </table:table-cell>
          <table:table-cell table:formula="of:=IF([.E389]&lt;10000000000;[.E389];10000000000)" office:value-type="float" office:value="60967.8788810624" calcext:value-type="float">
            <text:p>60 968</text:p>
          </table:table-cell>
          <table:table-cell/>
          <table:table-cell table:formula="of:=[.F$2]*[.C388]^[.F$3]+[.F$4]*[.C388]^[.F$5]+[.F$6]*[.C388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389]+1" office:value-type="date" office:date-value="2020-02-03" calcext:value-type="date">
            <text:p>03-02-2020</text:p>
          </table:table-cell>
          <table:table-cell table:formula="of:=IF([.E390]&lt;10000000000;[.E390];10000000000)" office:value-type="float" office:value="60967.8788810624" calcext:value-type="float">
            <text:p>60 968</text:p>
          </table:table-cell>
          <table:table-cell/>
          <table:table-cell table:formula="of:=[.F$2]*[.C389]^[.F$3]+[.F$4]*[.C389]^[.F$5]+[.F$6]*[.C389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390]+1" office:value-type="date" office:date-value="2020-02-04" calcext:value-type="date">
            <text:p>04-02-2020</text:p>
          </table:table-cell>
          <table:table-cell table:formula="of:=IF([.E391]&lt;10000000000;[.E391];10000000000)" office:value-type="float" office:value="60967.8788810624" calcext:value-type="float">
            <text:p>60 968</text:p>
          </table:table-cell>
          <table:table-cell/>
          <table:table-cell table:formula="of:=[.F$2]*[.C390]^[.F$3]+[.F$4]*[.C390]^[.F$5]+[.F$6]*[.C390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391]+1" office:value-type="date" office:date-value="2020-02-05" calcext:value-type="date">
            <text:p>05-02-2020</text:p>
          </table:table-cell>
          <table:table-cell table:formula="of:=IF([.E392]&lt;10000000000;[.E392];10000000000)" office:value-type="float" office:value="60967.8788810624" calcext:value-type="float">
            <text:p>60 968</text:p>
          </table:table-cell>
          <table:table-cell/>
          <table:table-cell table:formula="of:=[.F$2]*[.C391]^[.F$3]+[.F$4]*[.C391]^[.F$5]+[.F$6]*[.C391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392]+1" office:value-type="date" office:date-value="2020-02-06" calcext:value-type="date">
            <text:p>06-02-2020</text:p>
          </table:table-cell>
          <table:table-cell table:formula="of:=IF([.E393]&lt;10000000000;[.E393];10000000000)" office:value-type="float" office:value="60967.8788810624" calcext:value-type="float">
            <text:p>60 968</text:p>
          </table:table-cell>
          <table:table-cell/>
          <table:table-cell table:formula="of:=[.F$2]*[.C392]^[.F$3]+[.F$4]*[.C392]^[.F$5]+[.F$6]*[.C392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393]+1" office:value-type="date" office:date-value="2020-02-07" calcext:value-type="date">
            <text:p>07-02-2020</text:p>
          </table:table-cell>
          <table:table-cell table:formula="of:=IF([.E394]&lt;10000000000;[.E394];10000000000)" office:value-type="float" office:value="60967.8788810624" calcext:value-type="float">
            <text:p>60 968</text:p>
          </table:table-cell>
          <table:table-cell/>
          <table:table-cell table:formula="of:=[.F$2]*[.C393]^[.F$3]+[.F$4]*[.C393]^[.F$5]+[.F$6]*[.C393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394]+1" office:value-type="date" office:date-value="2020-02-08" calcext:value-type="date">
            <text:p>08-02-2020</text:p>
          </table:table-cell>
          <table:table-cell table:formula="of:=IF([.E395]&lt;10000000000;[.E395];10000000000)" office:value-type="float" office:value="60967.8788810624" calcext:value-type="float">
            <text:p>60 968</text:p>
          </table:table-cell>
          <table:table-cell/>
          <table:table-cell table:formula="of:=[.F$2]*[.C394]^[.F$3]+[.F$4]*[.C394]^[.F$5]+[.F$6]*[.C394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395]+1" office:value-type="date" office:date-value="2020-02-09" calcext:value-type="date">
            <text:p>09-02-2020</text:p>
          </table:table-cell>
          <table:table-cell table:formula="of:=IF([.E396]&lt;10000000000;[.E396];10000000000)" office:value-type="float" office:value="60967.8788810624" calcext:value-type="float">
            <text:p>60 968</text:p>
          </table:table-cell>
          <table:table-cell/>
          <table:table-cell table:formula="of:=[.F$2]*[.C395]^[.F$3]+[.F$4]*[.C395]^[.F$5]+[.F$6]*[.C395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396]+1" office:value-type="date" office:date-value="2020-02-10" calcext:value-type="date">
            <text:p>10-02-2020</text:p>
          </table:table-cell>
          <table:table-cell table:formula="of:=IF([.E397]&lt;10000000000;[.E397];10000000000)" office:value-type="float" office:value="60967.8788810624" calcext:value-type="float">
            <text:p>60 968</text:p>
          </table:table-cell>
          <table:table-cell/>
          <table:table-cell table:formula="of:=[.F$2]*[.C396]^[.F$3]+[.F$4]*[.C396]^[.F$5]+[.F$6]*[.C396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397]+1" office:value-type="date" office:date-value="2020-02-11" calcext:value-type="date">
            <text:p>11-02-2020</text:p>
          </table:table-cell>
          <table:table-cell table:formula="of:=IF([.E398]&lt;10000000000;[.E398];10000000000)" office:value-type="float" office:value="60967.8788810624" calcext:value-type="float">
            <text:p>60 968</text:p>
          </table:table-cell>
          <table:table-cell/>
          <table:table-cell table:formula="of:=[.F$2]*[.C397]^[.F$3]+[.F$4]*[.C397]^[.F$5]+[.F$6]*[.C397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398]+1" office:value-type="date" office:date-value="2020-02-12" calcext:value-type="date">
            <text:p>12-02-2020</text:p>
          </table:table-cell>
          <table:table-cell table:formula="of:=IF([.E399]&lt;10000000000;[.E399];10000000000)" office:value-type="float" office:value="60967.8788810624" calcext:value-type="float">
            <text:p>60 968</text:p>
          </table:table-cell>
          <table:table-cell/>
          <table:table-cell table:formula="of:=[.F$2]*[.C398]^[.F$3]+[.F$4]*[.C398]^[.F$5]+[.F$6]*[.C398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399]+1" office:value-type="date" office:date-value="2020-02-13" calcext:value-type="date">
            <text:p>13-02-2020</text:p>
          </table:table-cell>
          <table:table-cell table:formula="of:=IF([.E400]&lt;10000000000;[.E400];10000000000)" office:value-type="float" office:value="60967.8788810624" calcext:value-type="float">
            <text:p>60 968</text:p>
          </table:table-cell>
          <table:table-cell/>
          <table:table-cell table:formula="of:=[.F$2]*[.C399]^[.F$3]+[.F$4]*[.C399]^[.F$5]+[.F$6]*[.C399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400]+1" office:value-type="date" office:date-value="2020-02-14" calcext:value-type="date">
            <text:p>14-02-2020</text:p>
          </table:table-cell>
          <table:table-cell table:formula="of:=IF([.E401]&lt;10000000000;[.E401];10000000000)" office:value-type="float" office:value="60967.8788810624" calcext:value-type="float">
            <text:p>60 968</text:p>
          </table:table-cell>
          <table:table-cell/>
          <table:table-cell table:formula="of:=[.F$2]*[.C400]^[.F$3]+[.F$4]*[.C400]^[.F$5]+[.F$6]*[.C400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401]+1" office:value-type="date" office:date-value="2020-02-15" calcext:value-type="date">
            <text:p>15-02-2020</text:p>
          </table:table-cell>
          <table:table-cell table:formula="of:=IF([.E402]&lt;10000000000;[.E402];10000000000)" office:value-type="float" office:value="60967.8788810624" calcext:value-type="float">
            <text:p>60 968</text:p>
          </table:table-cell>
          <table:table-cell/>
          <table:table-cell table:formula="of:=[.F$2]*[.C401]^[.F$3]+[.F$4]*[.C401]^[.F$5]+[.F$6]*[.C401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402]+1" office:value-type="date" office:date-value="2020-02-16" calcext:value-type="date">
            <text:p>16-02-2020</text:p>
          </table:table-cell>
          <table:table-cell table:formula="of:=IF([.E403]&lt;10000000000;[.E403];10000000000)" office:value-type="float" office:value="60967.8788810624" calcext:value-type="float">
            <text:p>60 968</text:p>
          </table:table-cell>
          <table:table-cell/>
          <table:table-cell table:formula="of:=[.F$2]*[.C402]^[.F$3]+[.F$4]*[.C402]^[.F$5]+[.F$6]*[.C402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403]+1" office:value-type="date" office:date-value="2020-02-17" calcext:value-type="date">
            <text:p>17-02-2020</text:p>
          </table:table-cell>
          <table:table-cell table:formula="of:=IF([.E404]&lt;10000000000;[.E404];10000000000)" office:value-type="float" office:value="60967.8788810624" calcext:value-type="float">
            <text:p>60 968</text:p>
          </table:table-cell>
          <table:table-cell/>
          <table:table-cell table:formula="of:=[.F$2]*[.C403]^[.F$3]+[.F$4]*[.C403]^[.F$5]+[.F$6]*[.C403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404]+1" office:value-type="date" office:date-value="2020-02-18" calcext:value-type="date">
            <text:p>18-02-2020</text:p>
          </table:table-cell>
          <table:table-cell table:formula="of:=IF([.E405]&lt;10000000000;[.E405];10000000000)" office:value-type="float" office:value="60967.8788810624" calcext:value-type="float">
            <text:p>60 968</text:p>
          </table:table-cell>
          <table:table-cell/>
          <table:table-cell table:formula="of:=[.F$2]*[.C404]^[.F$3]+[.F$4]*[.C404]^[.F$5]+[.F$6]*[.C404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405]+1" office:value-type="date" office:date-value="2020-02-19" calcext:value-type="date">
            <text:p>19-02-2020</text:p>
          </table:table-cell>
          <table:table-cell table:formula="of:=IF([.E406]&lt;10000000000;[.E406];10000000000)" office:value-type="float" office:value="60967.8788810624" calcext:value-type="float">
            <text:p>60 968</text:p>
          </table:table-cell>
          <table:table-cell/>
          <table:table-cell table:formula="of:=[.F$2]*[.C405]^[.F$3]+[.F$4]*[.C405]^[.F$5]+[.F$6]*[.C405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406]+1" office:value-type="date" office:date-value="2020-02-20" calcext:value-type="date">
            <text:p>20-02-2020</text:p>
          </table:table-cell>
          <table:table-cell table:formula="of:=IF([.E407]&lt;10000000000;[.E407];10000000000)" office:value-type="float" office:value="60967.8788810624" calcext:value-type="float">
            <text:p>60 968</text:p>
          </table:table-cell>
          <table:table-cell/>
          <table:table-cell table:formula="of:=[.F$2]*[.C406]^[.F$3]+[.F$4]*[.C406]^[.F$5]+[.F$6]*[.C406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407]+1" office:value-type="date" office:date-value="2020-02-21" calcext:value-type="date">
            <text:p>21-02-2020</text:p>
          </table:table-cell>
          <table:table-cell table:formula="of:=IF([.E408]&lt;10000000000;[.E408];10000000000)" office:value-type="float" office:value="60967.8788810624" calcext:value-type="float">
            <text:p>60 968</text:p>
          </table:table-cell>
          <table:table-cell/>
          <table:table-cell table:formula="of:=[.F$2]*[.C407]^[.F$3]+[.F$4]*[.C407]^[.F$5]+[.F$6]*[.C407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408]+1" office:value-type="date" office:date-value="2020-02-22" calcext:value-type="date">
            <text:p>22-02-2020</text:p>
          </table:table-cell>
          <table:table-cell table:formula="of:=IF([.E409]&lt;10000000000;[.E409];10000000000)" office:value-type="float" office:value="60967.8788810624" calcext:value-type="float">
            <text:p>60 968</text:p>
          </table:table-cell>
          <table:table-cell/>
          <table:table-cell table:formula="of:=[.F$2]*[.C408]^[.F$3]+[.F$4]*[.C408]^[.F$5]+[.F$6]*[.C408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409]+1" office:value-type="date" office:date-value="2020-02-23" calcext:value-type="date">
            <text:p>23-02-2020</text:p>
          </table:table-cell>
          <table:table-cell table:formula="of:=IF([.E410]&lt;10000000000;[.E410];10000000000)" office:value-type="float" office:value="60967.8788810624" calcext:value-type="float">
            <text:p>60 968</text:p>
          </table:table-cell>
          <table:table-cell/>
          <table:table-cell table:formula="of:=[.F$2]*[.C409]^[.F$3]+[.F$4]*[.C409]^[.F$5]+[.F$6]*[.C409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410]+1" office:value-type="date" office:date-value="2020-02-24" calcext:value-type="date">
            <text:p>24-02-2020</text:p>
          </table:table-cell>
          <table:table-cell table:formula="of:=IF([.E411]&lt;10000000000;[.E411];10000000000)" office:value-type="float" office:value="60967.8788810624" calcext:value-type="float">
            <text:p>60 968</text:p>
          </table:table-cell>
          <table:table-cell/>
          <table:table-cell table:formula="of:=[.F$2]*[.C410]^[.F$3]+[.F$4]*[.C410]^[.F$5]+[.F$6]*[.C410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411]+1" office:value-type="date" office:date-value="2020-02-25" calcext:value-type="date">
            <text:p>25-02-2020</text:p>
          </table:table-cell>
          <table:table-cell table:formula="of:=IF([.E412]&lt;10000000000;[.E412];10000000000)" office:value-type="float" office:value="60967.8788810624" calcext:value-type="float">
            <text:p>60 968</text:p>
          </table:table-cell>
          <table:table-cell/>
          <table:table-cell table:formula="of:=[.F$2]*[.C411]^[.F$3]+[.F$4]*[.C411]^[.F$5]+[.F$6]*[.C411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412]+1" office:value-type="date" office:date-value="2020-02-26" calcext:value-type="date">
            <text:p>26-02-2020</text:p>
          </table:table-cell>
          <table:table-cell table:formula="of:=IF([.E413]&lt;10000000000;[.E413];10000000000)" office:value-type="float" office:value="60967.8788810624" calcext:value-type="float">
            <text:p>60 968</text:p>
          </table:table-cell>
          <table:table-cell/>
          <table:table-cell table:formula="of:=[.F$2]*[.C412]^[.F$3]+[.F$4]*[.C412]^[.F$5]+[.F$6]*[.C412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413]+1" office:value-type="date" office:date-value="2020-02-27" calcext:value-type="date">
            <text:p>27-02-2020</text:p>
          </table:table-cell>
          <table:table-cell table:formula="of:=IF([.E414]&lt;10000000000;[.E414];10000000000)" office:value-type="float" office:value="60967.8788810624" calcext:value-type="float">
            <text:p>60 968</text:p>
          </table:table-cell>
          <table:table-cell/>
          <table:table-cell table:formula="of:=[.F$2]*[.C413]^[.F$3]+[.F$4]*[.C413]^[.F$5]+[.F$6]*[.C413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414]+1" office:value-type="date" office:date-value="2020-02-28" calcext:value-type="date">
            <text:p>28-02-2020</text:p>
          </table:table-cell>
          <table:table-cell table:formula="of:=IF([.E415]&lt;10000000000;[.E415];10000000000)" office:value-type="float" office:value="60967.8788810624" calcext:value-type="float">
            <text:p>60 968</text:p>
          </table:table-cell>
          <table:table-cell/>
          <table:table-cell table:formula="of:=[.F$2]*[.C414]^[.F$3]+[.F$4]*[.C414]^[.F$5]+[.F$6]*[.C414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415]+1" office:value-type="date" office:date-value="2020-02-29" calcext:value-type="date">
            <text:p>29-02-2020</text:p>
          </table:table-cell>
          <table:table-cell table:formula="of:=IF([.E416]&lt;10000000000;[.E416];10000000000)" office:value-type="float" office:value="60967.8788810624" calcext:value-type="float">
            <text:p>60 968</text:p>
          </table:table-cell>
          <table:table-cell/>
          <table:table-cell table:formula="of:=[.F$2]*[.C415]^[.F$3]+[.F$4]*[.C415]^[.F$5]+[.F$6]*[.C415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416]+1" office:value-type="date" office:date-value="2020-03-01" calcext:value-type="date">
            <text:p>01-03-2020</text:p>
          </table:table-cell>
          <table:table-cell table:formula="of:=IF([.E417]&lt;10000000000;[.E417];10000000000)" office:value-type="float" office:value="60967.8788810624" calcext:value-type="float">
            <text:p>60 968</text:p>
          </table:table-cell>
          <table:table-cell/>
          <table:table-cell table:formula="of:=[.F$2]*[.C416]^[.F$3]+[.F$4]*[.C416]^[.F$5]+[.F$6]*[.C416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417]+1" office:value-type="date" office:date-value="2020-03-02" calcext:value-type="date">
            <text:p>02-03-2020</text:p>
          </table:table-cell>
          <table:table-cell table:formula="of:=IF([.E418]&lt;10000000000;[.E418];10000000000)" office:value-type="float" office:value="60967.8788810624" calcext:value-type="float">
            <text:p>60 968</text:p>
          </table:table-cell>
          <table:table-cell/>
          <table:table-cell table:formula="of:=[.F$2]*[.C417]^[.F$3]+[.F$4]*[.C417]^[.F$5]+[.F$6]*[.C417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418]+1" office:value-type="date" office:date-value="2020-03-03" calcext:value-type="date">
            <text:p>03-03-2020</text:p>
          </table:table-cell>
          <table:table-cell table:formula="of:=IF([.E419]&lt;10000000000;[.E419];10000000000)" office:value-type="float" office:value="60967.8788810624" calcext:value-type="float">
            <text:p>60 968</text:p>
          </table:table-cell>
          <table:table-cell/>
          <table:table-cell table:formula="of:=[.F$2]*[.C418]^[.F$3]+[.F$4]*[.C418]^[.F$5]+[.F$6]*[.C418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419]+1" office:value-type="date" office:date-value="2020-03-04" calcext:value-type="date">
            <text:p>04-03-2020</text:p>
          </table:table-cell>
          <table:table-cell table:formula="of:=IF([.E420]&lt;10000000000;[.E420];10000000000)" office:value-type="float" office:value="60967.8788810624" calcext:value-type="float">
            <text:p>60 968</text:p>
          </table:table-cell>
          <table:table-cell/>
          <table:table-cell table:formula="of:=[.F$2]*[.C419]^[.F$3]+[.F$4]*[.C419]^[.F$5]+[.F$6]*[.C419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420]+1" office:value-type="date" office:date-value="2020-03-05" calcext:value-type="date">
            <text:p>05-03-2020</text:p>
          </table:table-cell>
          <table:table-cell table:formula="of:=IF([.E421]&lt;10000000000;[.E421];10000000000)" office:value-type="float" office:value="60967.8788810624" calcext:value-type="float">
            <text:p>60 968</text:p>
          </table:table-cell>
          <table:table-cell/>
          <table:table-cell table:formula="of:=[.F$2]*[.C420]^[.F$3]+[.F$4]*[.C420]^[.F$5]+[.F$6]*[.C420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421]+1" office:value-type="date" office:date-value="2020-03-06" calcext:value-type="date">
            <text:p>06-03-2020</text:p>
          </table:table-cell>
          <table:table-cell table:formula="of:=IF([.E422]&lt;10000000000;[.E422];10000000000)" office:value-type="float" office:value="60967.8788810624" calcext:value-type="float">
            <text:p>60 968</text:p>
          </table:table-cell>
          <table:table-cell/>
          <table:table-cell table:formula="of:=[.F$2]*[.C421]^[.F$3]+[.F$4]*[.C421]^[.F$5]+[.F$6]*[.C421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422]+1" office:value-type="date" office:date-value="2020-03-07" calcext:value-type="date">
            <text:p>07-03-2020</text:p>
          </table:table-cell>
          <table:table-cell table:formula="of:=IF([.E423]&lt;10000000000;[.E423];10000000000)" office:value-type="float" office:value="60967.8788810624" calcext:value-type="float">
            <text:p>60 968</text:p>
          </table:table-cell>
          <table:table-cell/>
          <table:table-cell table:formula="of:=[.F$2]*[.C422]^[.F$3]+[.F$4]*[.C422]^[.F$5]+[.F$6]*[.C422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423]+1" office:value-type="date" office:date-value="2020-03-08" calcext:value-type="date">
            <text:p>08-03-2020</text:p>
          </table:table-cell>
          <table:table-cell table:formula="of:=IF([.E424]&lt;10000000000;[.E424];10000000000)" office:value-type="float" office:value="60967.8788810624" calcext:value-type="float">
            <text:p>60 968</text:p>
          </table:table-cell>
          <table:table-cell/>
          <table:table-cell table:formula="of:=[.F$2]*[.C423]^[.F$3]+[.F$4]*[.C423]^[.F$5]+[.F$6]*[.C423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424]+1" office:value-type="date" office:date-value="2020-03-09" calcext:value-type="date">
            <text:p>09-03-2020</text:p>
          </table:table-cell>
          <table:table-cell table:formula="of:=IF([.E425]&lt;10000000000;[.E425];10000000000)" office:value-type="float" office:value="60967.8788810624" calcext:value-type="float">
            <text:p>60 968</text:p>
          </table:table-cell>
          <table:table-cell/>
          <table:table-cell table:formula="of:=[.F$2]*[.C424]^[.F$3]+[.F$4]*[.C424]^[.F$5]+[.F$6]*[.C424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425]+1" office:value-type="date" office:date-value="2020-03-10" calcext:value-type="date">
            <text:p>10-03-2020</text:p>
          </table:table-cell>
          <table:table-cell table:formula="of:=IF([.E426]&lt;10000000000;[.E426];10000000000)" office:value-type="float" office:value="60967.8788810624" calcext:value-type="float">
            <text:p>60 968</text:p>
          </table:table-cell>
          <table:table-cell/>
          <table:table-cell table:formula="of:=[.F$2]*[.C425]^[.F$3]+[.F$4]*[.C425]^[.F$5]+[.F$6]*[.C425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426]+1" office:value-type="date" office:date-value="2020-03-11" calcext:value-type="date">
            <text:p>11-03-2020</text:p>
          </table:table-cell>
          <table:table-cell table:formula="of:=IF([.E427]&lt;10000000000;[.E427];10000000000)" office:value-type="float" office:value="60967.8788810624" calcext:value-type="float">
            <text:p>60 968</text:p>
          </table:table-cell>
          <table:table-cell/>
          <table:table-cell table:formula="of:=[.F$2]*[.C426]^[.F$3]+[.F$4]*[.C426]^[.F$5]+[.F$6]*[.C426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427]+1" office:value-type="date" office:date-value="2020-03-12" calcext:value-type="date">
            <text:p>12-03-2020</text:p>
          </table:table-cell>
          <table:table-cell table:formula="of:=IF([.E428]&lt;10000000000;[.E428];10000000000)" office:value-type="float" office:value="60967.8788810624" calcext:value-type="float">
            <text:p>60 968</text:p>
          </table:table-cell>
          <table:table-cell/>
          <table:table-cell table:formula="of:=[.F$2]*[.C427]^[.F$3]+[.F$4]*[.C427]^[.F$5]+[.F$6]*[.C427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428]+1" office:value-type="date" office:date-value="2020-03-13" calcext:value-type="date">
            <text:p>13-03-2020</text:p>
          </table:table-cell>
          <table:table-cell table:formula="of:=IF([.E429]&lt;10000000000;[.E429];10000000000)" office:value-type="float" office:value="60967.8788810624" calcext:value-type="float">
            <text:p>60 968</text:p>
          </table:table-cell>
          <table:table-cell/>
          <table:table-cell table:formula="of:=[.F$2]*[.C428]^[.F$3]+[.F$4]*[.C428]^[.F$5]+[.F$6]*[.C428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429]+1" office:value-type="date" office:date-value="2020-03-14" calcext:value-type="date">
            <text:p>14-03-2020</text:p>
          </table:table-cell>
          <table:table-cell table:formula="of:=IF([.E430]&lt;10000000000;[.E430];10000000000)" office:value-type="float" office:value="60967.8788810624" calcext:value-type="float">
            <text:p>60 968</text:p>
          </table:table-cell>
          <table:table-cell/>
          <table:table-cell table:formula="of:=[.F$2]*[.C429]^[.F$3]+[.F$4]*[.C429]^[.F$5]+[.F$6]*[.C429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430]+1" office:value-type="date" office:date-value="2020-03-15" calcext:value-type="date">
            <text:p>15-03-2020</text:p>
          </table:table-cell>
          <table:table-cell table:formula="of:=IF([.E431]&lt;10000000000;[.E431];10000000000)" office:value-type="float" office:value="60967.8788810624" calcext:value-type="float">
            <text:p>60 968</text:p>
          </table:table-cell>
          <table:table-cell/>
          <table:table-cell table:formula="of:=[.F$2]*[.C430]^[.F$3]+[.F$4]*[.C430]^[.F$5]+[.F$6]*[.C430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431]+1" office:value-type="date" office:date-value="2020-03-16" calcext:value-type="date">
            <text:p>16-03-2020</text:p>
          </table:table-cell>
          <table:table-cell table:formula="of:=IF([.E432]&lt;10000000000;[.E432];10000000000)" office:value-type="float" office:value="60967.8788810624" calcext:value-type="float">
            <text:p>60 968</text:p>
          </table:table-cell>
          <table:table-cell/>
          <table:table-cell table:formula="of:=[.F$2]*[.C431]^[.F$3]+[.F$4]*[.C431]^[.F$5]+[.F$6]*[.C431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432]+1" office:value-type="date" office:date-value="2020-03-17" calcext:value-type="date">
            <text:p>17-03-2020</text:p>
          </table:table-cell>
          <table:table-cell table:formula="of:=IF([.E433]&lt;10000000000;[.E433];10000000000)" office:value-type="float" office:value="60967.8788810624" calcext:value-type="float">
            <text:p>60 968</text:p>
          </table:table-cell>
          <table:table-cell/>
          <table:table-cell table:formula="of:=[.F$2]*[.C432]^[.F$3]+[.F$4]*[.C432]^[.F$5]+[.F$6]*[.C432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433]+1" office:value-type="date" office:date-value="2020-03-18" calcext:value-type="date">
            <text:p>18-03-2020</text:p>
          </table:table-cell>
          <table:table-cell table:formula="of:=IF([.E434]&lt;10000000000;[.E434];10000000000)" office:value-type="float" office:value="60967.8788810624" calcext:value-type="float">
            <text:p>60 968</text:p>
          </table:table-cell>
          <table:table-cell/>
          <table:table-cell table:formula="of:=[.F$2]*[.C433]^[.F$3]+[.F$4]*[.C433]^[.F$5]+[.F$6]*[.C433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434]+1" office:value-type="date" office:date-value="2020-03-19" calcext:value-type="date">
            <text:p>19-03-2020</text:p>
          </table:table-cell>
          <table:table-cell table:formula="of:=IF([.E435]&lt;10000000000;[.E435];10000000000)" office:value-type="float" office:value="60967.8788810624" calcext:value-type="float">
            <text:p>60 968</text:p>
          </table:table-cell>
          <table:table-cell/>
          <table:table-cell table:formula="of:=[.F$2]*[.C434]^[.F$3]+[.F$4]*[.C434]^[.F$5]+[.F$6]*[.C434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435]+1" office:value-type="date" office:date-value="2020-03-20" calcext:value-type="date">
            <text:p>20-03-2020</text:p>
          </table:table-cell>
          <table:table-cell table:formula="of:=IF([.E436]&lt;10000000000;[.E436];10000000000)" office:value-type="float" office:value="60967.8788810624" calcext:value-type="float">
            <text:p>60 968</text:p>
          </table:table-cell>
          <table:table-cell/>
          <table:table-cell table:formula="of:=[.F$2]*[.C435]^[.F$3]+[.F$4]*[.C435]^[.F$5]+[.F$6]*[.C435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436]+1" office:value-type="date" office:date-value="2020-03-21" calcext:value-type="date">
            <text:p>21-03-2020</text:p>
          </table:table-cell>
          <table:table-cell table:formula="of:=IF([.E437]&lt;10000000000;[.E437];10000000000)" office:value-type="float" office:value="60967.8788810624" calcext:value-type="float">
            <text:p>60 968</text:p>
          </table:table-cell>
          <table:table-cell/>
          <table:table-cell table:formula="of:=[.F$2]*[.C436]^[.F$3]+[.F$4]*[.C436]^[.F$5]+[.F$6]*[.C436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437]+1" office:value-type="date" office:date-value="2020-03-22" calcext:value-type="date">
            <text:p>22-03-2020</text:p>
          </table:table-cell>
          <table:table-cell table:formula="of:=IF([.E438]&lt;10000000000;[.E438];10000000000)" office:value-type="float" office:value="60967.8788810624" calcext:value-type="float">
            <text:p>60 968</text:p>
          </table:table-cell>
          <table:table-cell/>
          <table:table-cell table:formula="of:=[.F$2]*[.C437]^[.F$3]+[.F$4]*[.C437]^[.F$5]+[.F$6]*[.C437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438]+1" office:value-type="date" office:date-value="2020-03-23" calcext:value-type="date">
            <text:p>23-03-2020</text:p>
          </table:table-cell>
          <table:table-cell table:formula="of:=IF([.E439]&lt;10000000000;[.E439];10000000000)" office:value-type="float" office:value="60967.8788810624" calcext:value-type="float">
            <text:p>60 968</text:p>
          </table:table-cell>
          <table:table-cell/>
          <table:table-cell table:formula="of:=[.F$2]*[.C438]^[.F$3]+[.F$4]*[.C438]^[.F$5]+[.F$6]*[.C438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439]+1" office:value-type="date" office:date-value="2020-03-24" calcext:value-type="date">
            <text:p>24-03-2020</text:p>
          </table:table-cell>
          <table:table-cell table:formula="of:=IF([.E440]&lt;10000000000;[.E440];10000000000)" office:value-type="float" office:value="60967.8788810624" calcext:value-type="float">
            <text:p>60 968</text:p>
          </table:table-cell>
          <table:table-cell/>
          <table:table-cell table:formula="of:=[.F$2]*[.C439]^[.F$3]+[.F$4]*[.C439]^[.F$5]+[.F$6]*[.C439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440]+1" office:value-type="date" office:date-value="2020-03-25" calcext:value-type="date">
            <text:p>25-03-2020</text:p>
          </table:table-cell>
          <table:table-cell table:formula="of:=IF([.E441]&lt;10000000000;[.E441];10000000000)" office:value-type="float" office:value="60967.8788810624" calcext:value-type="float">
            <text:p>60 968</text:p>
          </table:table-cell>
          <table:table-cell/>
          <table:table-cell table:formula="of:=[.F$2]*[.C440]^[.F$3]+[.F$4]*[.C440]^[.F$5]+[.F$6]*[.C440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441]+1" office:value-type="date" office:date-value="2020-03-26" calcext:value-type="date">
            <text:p>26-03-2020</text:p>
          </table:table-cell>
          <table:table-cell table:formula="of:=IF([.E442]&lt;10000000000;[.E442];10000000000)" office:value-type="float" office:value="60967.8788810624" calcext:value-type="float">
            <text:p>60 968</text:p>
          </table:table-cell>
          <table:table-cell/>
          <table:table-cell table:formula="of:=[.F$2]*[.C441]^[.F$3]+[.F$4]*[.C441]^[.F$5]+[.F$6]*[.C441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442]+1" office:value-type="date" office:date-value="2020-03-27" calcext:value-type="date">
            <text:p>27-03-2020</text:p>
          </table:table-cell>
          <table:table-cell table:formula="of:=IF([.E443]&lt;10000000000;[.E443];10000000000)" office:value-type="float" office:value="60967.8788810624" calcext:value-type="float">
            <text:p>60 968</text:p>
          </table:table-cell>
          <table:table-cell/>
          <table:table-cell table:formula="of:=[.F$2]*[.C442]^[.F$3]+[.F$4]*[.C442]^[.F$5]+[.F$6]*[.C442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443]+1" office:value-type="date" office:date-value="2020-03-28" calcext:value-type="date">
            <text:p>28-03-2020</text:p>
          </table:table-cell>
          <table:table-cell table:formula="of:=IF([.E444]&lt;10000000000;[.E444];10000000000)" office:value-type="float" office:value="60967.8788810624" calcext:value-type="float">
            <text:p>60 968</text:p>
          </table:table-cell>
          <table:table-cell/>
          <table:table-cell table:formula="of:=[.F$2]*[.C443]^[.F$3]+[.F$4]*[.C443]^[.F$5]+[.F$6]*[.C443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444]+1" office:value-type="date" office:date-value="2020-03-29" calcext:value-type="date">
            <text:p>29-03-2020</text:p>
          </table:table-cell>
          <table:table-cell table:formula="of:=IF([.E445]&lt;10000000000;[.E445];10000000000)" office:value-type="float" office:value="60967.8788810624" calcext:value-type="float">
            <text:p>60 968</text:p>
          </table:table-cell>
          <table:table-cell/>
          <table:table-cell table:formula="of:=[.F$2]*[.C444]^[.F$3]+[.F$4]*[.C444]^[.F$5]+[.F$6]*[.C444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445]+1" office:value-type="date" office:date-value="2020-03-30" calcext:value-type="date">
            <text:p>30-03-2020</text:p>
          </table:table-cell>
          <table:table-cell table:formula="of:=IF([.E446]&lt;10000000000;[.E446];10000000000)" office:value-type="float" office:value="60967.8788810624" calcext:value-type="float">
            <text:p>60 968</text:p>
          </table:table-cell>
          <table:table-cell/>
          <table:table-cell table:formula="of:=[.F$2]*[.C445]^[.F$3]+[.F$4]*[.C445]^[.F$5]+[.F$6]*[.C445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446]+1" office:value-type="date" office:date-value="2020-03-31" calcext:value-type="date">
            <text:p>31-03-2020</text:p>
          </table:table-cell>
          <table:table-cell table:formula="of:=IF([.E447]&lt;10000000000;[.E447];10000000000)" office:value-type="float" office:value="60967.8788810624" calcext:value-type="float">
            <text:p>60 968</text:p>
          </table:table-cell>
          <table:table-cell/>
          <table:table-cell table:formula="of:=[.F$2]*[.C446]^[.F$3]+[.F$4]*[.C446]^[.F$5]+[.F$6]*[.C446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447]+1" office:value-type="date" office:date-value="2020-04-01" calcext:value-type="date">
            <text:p>01-04-2020</text:p>
          </table:table-cell>
          <table:table-cell table:formula="of:=IF([.E448]&lt;10000000000;[.E448];10000000000)" office:value-type="float" office:value="60967.8788810624" calcext:value-type="float">
            <text:p>60 968</text:p>
          </table:table-cell>
          <table:table-cell/>
          <table:table-cell table:formula="of:=[.F$2]*[.C447]^[.F$3]+[.F$4]*[.C447]^[.F$5]+[.F$6]*[.C447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448]+1" office:value-type="date" office:date-value="2020-04-02" calcext:value-type="date">
            <text:p>02-04-2020</text:p>
          </table:table-cell>
          <table:table-cell table:formula="of:=IF([.E449]&lt;10000000000;[.E449];10000000000)" office:value-type="float" office:value="60967.8788810624" calcext:value-type="float">
            <text:p>60 968</text:p>
          </table:table-cell>
          <table:table-cell/>
          <table:table-cell table:formula="of:=[.F$2]*[.C448]^[.F$3]+[.F$4]*[.C448]^[.F$5]+[.F$6]*[.C448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449]+1" office:value-type="date" office:date-value="2020-04-03" calcext:value-type="date">
            <text:p>03-04-2020</text:p>
          </table:table-cell>
          <table:table-cell table:formula="of:=IF([.E450]&lt;10000000000;[.E450];10000000000)" office:value-type="float" office:value="60967.8788810624" calcext:value-type="float">
            <text:p>60 968</text:p>
          </table:table-cell>
          <table:table-cell/>
          <table:table-cell table:formula="of:=[.F$2]*[.C449]^[.F$3]+[.F$4]*[.C449]^[.F$5]+[.F$6]*[.C449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450]+1" office:value-type="date" office:date-value="2020-04-04" calcext:value-type="date">
            <text:p>04-04-2020</text:p>
          </table:table-cell>
          <table:table-cell table:formula="of:=IF([.E451]&lt;10000000000;[.E451];10000000000)" office:value-type="float" office:value="60967.8788810624" calcext:value-type="float">
            <text:p>60 968</text:p>
          </table:table-cell>
          <table:table-cell/>
          <table:table-cell table:formula="of:=[.F$2]*[.C450]^[.F$3]+[.F$4]*[.C450]^[.F$5]+[.F$6]*[.C450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451]+1" office:value-type="date" office:date-value="2020-04-05" calcext:value-type="date">
            <text:p>05-04-2020</text:p>
          </table:table-cell>
          <table:table-cell table:formula="of:=IF([.E452]&lt;10000000000;[.E452];10000000000)" office:value-type="float" office:value="60967.8788810624" calcext:value-type="float">
            <text:p>60 968</text:p>
          </table:table-cell>
          <table:table-cell/>
          <table:table-cell table:formula="of:=[.F$2]*[.C451]^[.F$3]+[.F$4]*[.C451]^[.F$5]+[.F$6]*[.C451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452]+1" office:value-type="date" office:date-value="2020-04-06" calcext:value-type="date">
            <text:p>06-04-2020</text:p>
          </table:table-cell>
          <table:table-cell table:formula="of:=IF([.E453]&lt;10000000000;[.E453];10000000000)" office:value-type="float" office:value="60967.8788810624" calcext:value-type="float">
            <text:p>60 968</text:p>
          </table:table-cell>
          <table:table-cell/>
          <table:table-cell table:formula="of:=[.F$2]*[.C452]^[.F$3]+[.F$4]*[.C452]^[.F$5]+[.F$6]*[.C452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453]+1" office:value-type="date" office:date-value="2020-04-07" calcext:value-type="date">
            <text:p>07-04-2020</text:p>
          </table:table-cell>
          <table:table-cell table:formula="of:=IF([.E454]&lt;10000000000;[.E454];10000000000)" office:value-type="float" office:value="60967.8788810624" calcext:value-type="float">
            <text:p>60 968</text:p>
          </table:table-cell>
          <table:table-cell/>
          <table:table-cell table:formula="of:=[.F$2]*[.C453]^[.F$3]+[.F$4]*[.C453]^[.F$5]+[.F$6]*[.C453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454]+1" office:value-type="date" office:date-value="2020-04-08" calcext:value-type="date">
            <text:p>08-04-2020</text:p>
          </table:table-cell>
          <table:table-cell table:formula="of:=IF([.E455]&lt;10000000000;[.E455];10000000000)" office:value-type="float" office:value="60967.8788810624" calcext:value-type="float">
            <text:p>60 968</text:p>
          </table:table-cell>
          <table:table-cell/>
          <table:table-cell table:formula="of:=[.F$2]*[.C454]^[.F$3]+[.F$4]*[.C454]^[.F$5]+[.F$6]*[.C454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455]+1" office:value-type="date" office:date-value="2020-04-09" calcext:value-type="date">
            <text:p>09-04-2020</text:p>
          </table:table-cell>
          <table:table-cell table:formula="of:=IF([.E456]&lt;10000000000;[.E456];10000000000)" office:value-type="float" office:value="60967.8788810624" calcext:value-type="float">
            <text:p>60 968</text:p>
          </table:table-cell>
          <table:table-cell/>
          <table:table-cell table:formula="of:=[.F$2]*[.C455]^[.F$3]+[.F$4]*[.C455]^[.F$5]+[.F$6]*[.C455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456]+1" office:value-type="date" office:date-value="2020-04-10" calcext:value-type="date">
            <text:p>10-04-2020</text:p>
          </table:table-cell>
          <table:table-cell table:formula="of:=IF([.E457]&lt;10000000000;[.E457];10000000000)" office:value-type="float" office:value="60967.8788810624" calcext:value-type="float">
            <text:p>60 968</text:p>
          </table:table-cell>
          <table:table-cell/>
          <table:table-cell table:formula="of:=[.F$2]*[.C456]^[.F$3]+[.F$4]*[.C456]^[.F$5]+[.F$6]*[.C456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457]+1" office:value-type="date" office:date-value="2020-04-11" calcext:value-type="date">
            <text:p>11-04-2020</text:p>
          </table:table-cell>
          <table:table-cell table:formula="of:=IF([.E458]&lt;10000000000;[.E458];10000000000)" office:value-type="float" office:value="60967.8788810624" calcext:value-type="float">
            <text:p>60 968</text:p>
          </table:table-cell>
          <table:table-cell/>
          <table:table-cell table:formula="of:=[.F$2]*[.C457]^[.F$3]+[.F$4]*[.C457]^[.F$5]+[.F$6]*[.C457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458]+1" office:value-type="date" office:date-value="2020-04-12" calcext:value-type="date">
            <text:p>12-04-2020</text:p>
          </table:table-cell>
          <table:table-cell table:formula="of:=IF([.E459]&lt;10000000000;[.E459];10000000000)" office:value-type="float" office:value="60967.8788810624" calcext:value-type="float">
            <text:p>60 968</text:p>
          </table:table-cell>
          <table:table-cell/>
          <table:table-cell table:formula="of:=[.F$2]*[.C458]^[.F$3]+[.F$4]*[.C458]^[.F$5]+[.F$6]*[.C458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459]+1" office:value-type="date" office:date-value="2020-04-13" calcext:value-type="date">
            <text:p>13-04-2020</text:p>
          </table:table-cell>
          <table:table-cell table:formula="of:=IF([.E460]&lt;10000000000;[.E460];10000000000)" office:value-type="float" office:value="60967.8788810624" calcext:value-type="float">
            <text:p>60 968</text:p>
          </table:table-cell>
          <table:table-cell/>
          <table:table-cell table:formula="of:=[.F$2]*[.C459]^[.F$3]+[.F$4]*[.C459]^[.F$5]+[.F$6]*[.C459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460]+1" office:value-type="date" office:date-value="2020-04-14" calcext:value-type="date">
            <text:p>14-04-2020</text:p>
          </table:table-cell>
          <table:table-cell table:formula="of:=IF([.E461]&lt;10000000000;[.E461];10000000000)" office:value-type="float" office:value="60967.8788810624" calcext:value-type="float">
            <text:p>60 968</text:p>
          </table:table-cell>
          <table:table-cell/>
          <table:table-cell table:formula="of:=[.F$2]*[.C460]^[.F$3]+[.F$4]*[.C460]^[.F$5]+[.F$6]*[.C460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461]+1" office:value-type="date" office:date-value="2020-04-15" calcext:value-type="date">
            <text:p>15-04-2020</text:p>
          </table:table-cell>
          <table:table-cell table:formula="of:=IF([.E462]&lt;10000000000;[.E462];10000000000)" office:value-type="float" office:value="60967.8788810624" calcext:value-type="float">
            <text:p>60 968</text:p>
          </table:table-cell>
          <table:table-cell/>
          <table:table-cell table:formula="of:=[.F$2]*[.C461]^[.F$3]+[.F$4]*[.C461]^[.F$5]+[.F$6]*[.C461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462]+1" office:value-type="date" office:date-value="2020-04-16" calcext:value-type="date">
            <text:p>16-04-2020</text:p>
          </table:table-cell>
          <table:table-cell table:formula="of:=IF([.E463]&lt;10000000000;[.E463];10000000000)" office:value-type="float" office:value="60967.8788810624" calcext:value-type="float">
            <text:p>60 968</text:p>
          </table:table-cell>
          <table:table-cell/>
          <table:table-cell table:formula="of:=[.F$2]*[.C462]^[.F$3]+[.F$4]*[.C462]^[.F$5]+[.F$6]*[.C462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463]+1" office:value-type="date" office:date-value="2020-04-17" calcext:value-type="date">
            <text:p>17-04-2020</text:p>
          </table:table-cell>
          <table:table-cell table:formula="of:=IF([.E464]&lt;10000000000;[.E464];10000000000)" office:value-type="float" office:value="60967.8788810624" calcext:value-type="float">
            <text:p>60 968</text:p>
          </table:table-cell>
          <table:table-cell/>
          <table:table-cell table:formula="of:=[.F$2]*[.C463]^[.F$3]+[.F$4]*[.C463]^[.F$5]+[.F$6]*[.C463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464]+1" office:value-type="date" office:date-value="2020-04-18" calcext:value-type="date">
            <text:p>18-04-2020</text:p>
          </table:table-cell>
          <table:table-cell table:formula="of:=IF([.E465]&lt;10000000000;[.E465];10000000000)" office:value-type="float" office:value="60967.8788810624" calcext:value-type="float">
            <text:p>60 968</text:p>
          </table:table-cell>
          <table:table-cell/>
          <table:table-cell table:formula="of:=[.F$2]*[.C464]^[.F$3]+[.F$4]*[.C464]^[.F$5]+[.F$6]*[.C464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465]+1" office:value-type="date" office:date-value="2020-04-19" calcext:value-type="date">
            <text:p>19-04-2020</text:p>
          </table:table-cell>
          <table:table-cell table:formula="of:=IF([.E466]&lt;10000000000;[.E466];10000000000)" office:value-type="float" office:value="60967.8788810624" calcext:value-type="float">
            <text:p>60 968</text:p>
          </table:table-cell>
          <table:table-cell/>
          <table:table-cell table:formula="of:=[.F$2]*[.C465]^[.F$3]+[.F$4]*[.C465]^[.F$5]+[.F$6]*[.C465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466]+1" office:value-type="date" office:date-value="2020-04-20" calcext:value-type="date">
            <text:p>20-04-2020</text:p>
          </table:table-cell>
          <table:table-cell table:formula="of:=IF([.E467]&lt;10000000000;[.E467];10000000000)" office:value-type="float" office:value="60967.8788810624" calcext:value-type="float">
            <text:p>60 968</text:p>
          </table:table-cell>
          <table:table-cell/>
          <table:table-cell table:formula="of:=[.F$2]*[.C466]^[.F$3]+[.F$4]*[.C466]^[.F$5]+[.F$6]*[.C466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467]+1" office:value-type="date" office:date-value="2020-04-21" calcext:value-type="date">
            <text:p>21-04-2020</text:p>
          </table:table-cell>
          <table:table-cell table:formula="of:=IF([.E468]&lt;10000000000;[.E468];10000000000)" office:value-type="float" office:value="60967.8788810624" calcext:value-type="float">
            <text:p>60 968</text:p>
          </table:table-cell>
          <table:table-cell/>
          <table:table-cell table:formula="of:=[.F$2]*[.C467]^[.F$3]+[.F$4]*[.C467]^[.F$5]+[.F$6]*[.C467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468]+1" office:value-type="date" office:date-value="2020-04-22" calcext:value-type="date">
            <text:p>22-04-2020</text:p>
          </table:table-cell>
          <table:table-cell table:formula="of:=IF([.E469]&lt;10000000000;[.E469];10000000000)" office:value-type="float" office:value="60967.8788810624" calcext:value-type="float">
            <text:p>60 968</text:p>
          </table:table-cell>
          <table:table-cell/>
          <table:table-cell table:formula="of:=[.F$2]*[.C468]^[.F$3]+[.F$4]*[.C468]^[.F$5]+[.F$6]*[.C468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469]+1" office:value-type="date" office:date-value="2020-04-23" calcext:value-type="date">
            <text:p>23-04-2020</text:p>
          </table:table-cell>
          <table:table-cell table:formula="of:=IF([.E470]&lt;10000000000;[.E470];10000000000)" office:value-type="float" office:value="60967.8788810624" calcext:value-type="float">
            <text:p>60 968</text:p>
          </table:table-cell>
          <table:table-cell/>
          <table:table-cell table:formula="of:=[.F$2]*[.C469]^[.F$3]+[.F$4]*[.C469]^[.F$5]+[.F$6]*[.C469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470]+1" office:value-type="date" office:date-value="2020-04-24" calcext:value-type="date">
            <text:p>24-04-2020</text:p>
          </table:table-cell>
          <table:table-cell table:formula="of:=IF([.E471]&lt;10000000000;[.E471];10000000000)" office:value-type="float" office:value="60967.8788810624" calcext:value-type="float">
            <text:p>60 968</text:p>
          </table:table-cell>
          <table:table-cell/>
          <table:table-cell table:formula="of:=[.F$2]*[.C470]^[.F$3]+[.F$4]*[.C470]^[.F$5]+[.F$6]*[.C470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471]+1" office:value-type="date" office:date-value="2020-04-25" calcext:value-type="date">
            <text:p>25-04-2020</text:p>
          </table:table-cell>
          <table:table-cell table:formula="of:=IF([.E472]&lt;10000000000;[.E472];10000000000)" office:value-type="float" office:value="60967.8788810624" calcext:value-type="float">
            <text:p>60 968</text:p>
          </table:table-cell>
          <table:table-cell/>
          <table:table-cell table:formula="of:=[.F$2]*[.C471]^[.F$3]+[.F$4]*[.C471]^[.F$5]+[.F$6]*[.C471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472]+1" office:value-type="date" office:date-value="2020-04-26" calcext:value-type="date">
            <text:p>26-04-2020</text:p>
          </table:table-cell>
          <table:table-cell table:formula="of:=IF([.E473]&lt;10000000000;[.E473];10000000000)" office:value-type="float" office:value="60967.8788810624" calcext:value-type="float">
            <text:p>60 968</text:p>
          </table:table-cell>
          <table:table-cell/>
          <table:table-cell table:formula="of:=[.F$2]*[.C472]^[.F$3]+[.F$4]*[.C472]^[.F$5]+[.F$6]*[.C472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473]+1" office:value-type="date" office:date-value="2020-04-27" calcext:value-type="date">
            <text:p>27-04-2020</text:p>
          </table:table-cell>
          <table:table-cell table:formula="of:=IF([.E474]&lt;10000000000;[.E474];10000000000)" office:value-type="float" office:value="60967.8788810624" calcext:value-type="float">
            <text:p>60 968</text:p>
          </table:table-cell>
          <table:table-cell/>
          <table:table-cell table:formula="of:=[.F$2]*[.C473]^[.F$3]+[.F$4]*[.C473]^[.F$5]+[.F$6]*[.C473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474]+1" office:value-type="date" office:date-value="2020-04-28" calcext:value-type="date">
            <text:p>28-04-2020</text:p>
          </table:table-cell>
          <table:table-cell table:formula="of:=IF([.E475]&lt;10000000000;[.E475];10000000000)" office:value-type="float" office:value="60967.8788810624" calcext:value-type="float">
            <text:p>60 968</text:p>
          </table:table-cell>
          <table:table-cell/>
          <table:table-cell table:formula="of:=[.F$2]*[.C474]^[.F$3]+[.F$4]*[.C474]^[.F$5]+[.F$6]*[.C474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475]+1" office:value-type="date" office:date-value="2020-04-29" calcext:value-type="date">
            <text:p>29-04-2020</text:p>
          </table:table-cell>
          <table:table-cell table:formula="of:=IF([.E476]&lt;10000000000;[.E476];10000000000)" office:value-type="float" office:value="60967.8788810624" calcext:value-type="float">
            <text:p>60 968</text:p>
          </table:table-cell>
          <table:table-cell/>
          <table:table-cell table:formula="of:=[.F$2]*[.C475]^[.F$3]+[.F$4]*[.C475]^[.F$5]+[.F$6]*[.C475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476]+1" office:value-type="date" office:date-value="2020-04-30" calcext:value-type="date">
            <text:p>30-04-2020</text:p>
          </table:table-cell>
          <table:table-cell table:formula="of:=IF([.E477]&lt;10000000000;[.E477];10000000000)" office:value-type="float" office:value="60967.8788810624" calcext:value-type="float">
            <text:p>60 968</text:p>
          </table:table-cell>
          <table:table-cell/>
          <table:table-cell table:formula="of:=[.F$2]*[.C476]^[.F$3]+[.F$4]*[.C476]^[.F$5]+[.F$6]*[.C476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477]+1" office:value-type="date" office:date-value="2020-05-01" calcext:value-type="date">
            <text:p>01-05-2020</text:p>
          </table:table-cell>
          <table:table-cell table:formula="of:=IF([.E478]&lt;10000000000;[.E478];10000000000)" office:value-type="float" office:value="60967.8788810624" calcext:value-type="float">
            <text:p>60 968</text:p>
          </table:table-cell>
          <table:table-cell/>
          <table:table-cell table:formula="of:=[.F$2]*[.C477]^[.F$3]+[.F$4]*[.C477]^[.F$5]+[.F$6]*[.C477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478]+1" office:value-type="date" office:date-value="2020-05-02" calcext:value-type="date">
            <text:p>02-05-2020</text:p>
          </table:table-cell>
          <table:table-cell table:formula="of:=IF([.E479]&lt;10000000000;[.E479];10000000000)" office:value-type="float" office:value="60967.8788810624" calcext:value-type="float">
            <text:p>60 968</text:p>
          </table:table-cell>
          <table:table-cell/>
          <table:table-cell table:formula="of:=[.F$2]*[.C478]^[.F$3]+[.F$4]*[.C478]^[.F$5]+[.F$6]*[.C478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479]+1" office:value-type="date" office:date-value="2020-05-03" calcext:value-type="date">
            <text:p>03-05-2020</text:p>
          </table:table-cell>
          <table:table-cell table:formula="of:=IF([.E480]&lt;10000000000;[.E480];10000000000)" office:value-type="float" office:value="60967.8788810624" calcext:value-type="float">
            <text:p>60 968</text:p>
          </table:table-cell>
          <table:table-cell/>
          <table:table-cell table:formula="of:=[.F$2]*[.C479]^[.F$3]+[.F$4]*[.C479]^[.F$5]+[.F$6]*[.C479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480]+1" office:value-type="date" office:date-value="2020-05-04" calcext:value-type="date">
            <text:p>04-05-2020</text:p>
          </table:table-cell>
          <table:table-cell table:formula="of:=IF([.E481]&lt;10000000000;[.E481];10000000000)" office:value-type="float" office:value="60967.8788810624" calcext:value-type="float">
            <text:p>60 968</text:p>
          </table:table-cell>
          <table:table-cell/>
          <table:table-cell table:formula="of:=[.F$2]*[.C480]^[.F$3]+[.F$4]*[.C480]^[.F$5]+[.F$6]*[.C480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481]+1" office:value-type="date" office:date-value="2020-05-05" calcext:value-type="date">
            <text:p>05-05-2020</text:p>
          </table:table-cell>
          <table:table-cell table:formula="of:=IF([.E482]&lt;10000000000;[.E482];10000000000)" office:value-type="float" office:value="60967.8788810624" calcext:value-type="float">
            <text:p>60 968</text:p>
          </table:table-cell>
          <table:table-cell/>
          <table:table-cell table:formula="of:=[.F$2]*[.C481]^[.F$3]+[.F$4]*[.C481]^[.F$5]+[.F$6]*[.C481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482]+1" office:value-type="date" office:date-value="2020-05-06" calcext:value-type="date">
            <text:p>06-05-2020</text:p>
          </table:table-cell>
          <table:table-cell table:formula="of:=IF([.E483]&lt;10000000000;[.E483];10000000000)" office:value-type="float" office:value="60967.8788810624" calcext:value-type="float">
            <text:p>60 968</text:p>
          </table:table-cell>
          <table:table-cell/>
          <table:table-cell table:formula="of:=[.F$2]*[.C482]^[.F$3]+[.F$4]*[.C482]^[.F$5]+[.F$6]*[.C482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483]+1" office:value-type="date" office:date-value="2020-05-07" calcext:value-type="date">
            <text:p>07-05-2020</text:p>
          </table:table-cell>
          <table:table-cell table:formula="of:=IF([.E484]&lt;10000000000;[.E484];10000000000)" office:value-type="float" office:value="60967.8788810624" calcext:value-type="float">
            <text:p>60 968</text:p>
          </table:table-cell>
          <table:table-cell/>
          <table:table-cell table:formula="of:=[.F$2]*[.C483]^[.F$3]+[.F$4]*[.C483]^[.F$5]+[.F$6]*[.C483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484]+1" office:value-type="date" office:date-value="2020-05-08" calcext:value-type="date">
            <text:p>08-05-2020</text:p>
          </table:table-cell>
          <table:table-cell table:formula="of:=IF([.E485]&lt;10000000000;[.E485];10000000000)" office:value-type="float" office:value="60967.8788810624" calcext:value-type="float">
            <text:p>60 968</text:p>
          </table:table-cell>
          <table:table-cell/>
          <table:table-cell table:formula="of:=[.F$2]*[.C484]^[.F$3]+[.F$4]*[.C484]^[.F$5]+[.F$6]*[.C484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485]+1" office:value-type="date" office:date-value="2020-05-09" calcext:value-type="date">
            <text:p>09-05-2020</text:p>
          </table:table-cell>
          <table:table-cell table:formula="of:=IF([.E486]&lt;10000000000;[.E486];10000000000)" office:value-type="float" office:value="60967.8788810624" calcext:value-type="float">
            <text:p>60 968</text:p>
          </table:table-cell>
          <table:table-cell/>
          <table:table-cell table:formula="of:=[.F$2]*[.C485]^[.F$3]+[.F$4]*[.C485]^[.F$5]+[.F$6]*[.C485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486]+1" office:value-type="date" office:date-value="2020-05-10" calcext:value-type="date">
            <text:p>10-05-2020</text:p>
          </table:table-cell>
          <table:table-cell table:formula="of:=IF([.E487]&lt;10000000000;[.E487];10000000000)" office:value-type="float" office:value="60967.8788810624" calcext:value-type="float">
            <text:p>60 968</text:p>
          </table:table-cell>
          <table:table-cell/>
          <table:table-cell table:formula="of:=[.F$2]*[.C486]^[.F$3]+[.F$4]*[.C486]^[.F$5]+[.F$6]*[.C486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487]+1" office:value-type="date" office:date-value="2020-05-11" calcext:value-type="date">
            <text:p>11-05-2020</text:p>
          </table:table-cell>
          <table:table-cell table:formula="of:=IF([.E488]&lt;10000000000;[.E488];10000000000)" office:value-type="float" office:value="60967.8788810624" calcext:value-type="float">
            <text:p>60 968</text:p>
          </table:table-cell>
          <table:table-cell/>
          <table:table-cell table:formula="of:=[.F$2]*[.C487]^[.F$3]+[.F$4]*[.C487]^[.F$5]+[.F$6]*[.C487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488]+1" office:value-type="date" office:date-value="2020-05-12" calcext:value-type="date">
            <text:p>12-05-2020</text:p>
          </table:table-cell>
          <table:table-cell table:formula="of:=IF([.E489]&lt;10000000000;[.E489];10000000000)" office:value-type="float" office:value="60967.8788810624" calcext:value-type="float">
            <text:p>60 968</text:p>
          </table:table-cell>
          <table:table-cell/>
          <table:table-cell table:formula="of:=[.F$2]*[.C488]^[.F$3]+[.F$4]*[.C488]^[.F$5]+[.F$6]*[.C488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489]+1" office:value-type="date" office:date-value="2020-05-13" calcext:value-type="date">
            <text:p>13-05-2020</text:p>
          </table:table-cell>
          <table:table-cell table:formula="of:=IF([.E490]&lt;10000000000;[.E490];10000000000)" office:value-type="float" office:value="60967.8788810624" calcext:value-type="float">
            <text:p>60 968</text:p>
          </table:table-cell>
          <table:table-cell/>
          <table:table-cell table:formula="of:=[.F$2]*[.C489]^[.F$3]+[.F$4]*[.C489]^[.F$5]+[.F$6]*[.C489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490]+1" office:value-type="date" office:date-value="2020-05-14" calcext:value-type="date">
            <text:p>14-05-2020</text:p>
          </table:table-cell>
          <table:table-cell table:formula="of:=IF([.E491]&lt;10000000000;[.E491];10000000000)" office:value-type="float" office:value="60967.8788810624" calcext:value-type="float">
            <text:p>60 968</text:p>
          </table:table-cell>
          <table:table-cell/>
          <table:table-cell table:formula="of:=[.F$2]*[.C490]^[.F$3]+[.F$4]*[.C490]^[.F$5]+[.F$6]*[.C490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491]+1" office:value-type="date" office:date-value="2020-05-15" calcext:value-type="date">
            <text:p>15-05-2020</text:p>
          </table:table-cell>
          <table:table-cell table:formula="of:=IF([.E492]&lt;10000000000;[.E492];10000000000)" office:value-type="float" office:value="60967.8788810624" calcext:value-type="float">
            <text:p>60 968</text:p>
          </table:table-cell>
          <table:table-cell/>
          <table:table-cell table:formula="of:=[.F$2]*[.C491]^[.F$3]+[.F$4]*[.C491]^[.F$5]+[.F$6]*[.C491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492]+1" office:value-type="date" office:date-value="2020-05-16" calcext:value-type="date">
            <text:p>16-05-2020</text:p>
          </table:table-cell>
          <table:table-cell table:formula="of:=IF([.E493]&lt;10000000000;[.E493];10000000000)" office:value-type="float" office:value="60967.8788810624" calcext:value-type="float">
            <text:p>60 968</text:p>
          </table:table-cell>
          <table:table-cell/>
          <table:table-cell table:formula="of:=[.F$2]*[.C492]^[.F$3]+[.F$4]*[.C492]^[.F$5]+[.F$6]*[.C492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493]+1" office:value-type="date" office:date-value="2020-05-17" calcext:value-type="date">
            <text:p>17-05-2020</text:p>
          </table:table-cell>
          <table:table-cell table:formula="of:=IF([.E494]&lt;10000000000;[.E494];10000000000)" office:value-type="float" office:value="60967.8788810624" calcext:value-type="float">
            <text:p>60 968</text:p>
          </table:table-cell>
          <table:table-cell/>
          <table:table-cell table:formula="of:=[.F$2]*[.C493]^[.F$3]+[.F$4]*[.C493]^[.F$5]+[.F$6]*[.C493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494]+1" office:value-type="date" office:date-value="2020-05-18" calcext:value-type="date">
            <text:p>18-05-2020</text:p>
          </table:table-cell>
          <table:table-cell table:formula="of:=IF([.E495]&lt;10000000000;[.E495];10000000000)" office:value-type="float" office:value="60967.8788810624" calcext:value-type="float">
            <text:p>60 968</text:p>
          </table:table-cell>
          <table:table-cell/>
          <table:table-cell table:formula="of:=[.F$2]*[.C494]^[.F$3]+[.F$4]*[.C494]^[.F$5]+[.F$6]*[.C494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495]+1" office:value-type="date" office:date-value="2020-05-19" calcext:value-type="date">
            <text:p>19-05-2020</text:p>
          </table:table-cell>
          <table:table-cell table:formula="of:=IF([.E496]&lt;10000000000;[.E496];10000000000)" office:value-type="float" office:value="60967.8788810624" calcext:value-type="float">
            <text:p>60 968</text:p>
          </table:table-cell>
          <table:table-cell/>
          <table:table-cell table:formula="of:=[.F$2]*[.C495]^[.F$3]+[.F$4]*[.C495]^[.F$5]+[.F$6]*[.C495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496]+1" office:value-type="date" office:date-value="2020-05-20" calcext:value-type="date">
            <text:p>20-05-2020</text:p>
          </table:table-cell>
          <table:table-cell table:formula="of:=IF([.E497]&lt;10000000000;[.E497];10000000000)" office:value-type="float" office:value="60967.8788810624" calcext:value-type="float">
            <text:p>60 968</text:p>
          </table:table-cell>
          <table:table-cell/>
          <table:table-cell table:formula="of:=[.F$2]*[.C496]^[.F$3]+[.F$4]*[.C496]^[.F$5]+[.F$6]*[.C496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497]+1" office:value-type="date" office:date-value="2020-05-21" calcext:value-type="date">
            <text:p>21-05-2020</text:p>
          </table:table-cell>
          <table:table-cell table:formula="of:=IF([.E498]&lt;10000000000;[.E498];10000000000)" office:value-type="float" office:value="60967.8788810624" calcext:value-type="float">
            <text:p>60 968</text:p>
          </table:table-cell>
          <table:table-cell/>
          <table:table-cell table:formula="of:=[.F$2]*[.C497]^[.F$3]+[.F$4]*[.C497]^[.F$5]+[.F$6]*[.C497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498]+1" office:value-type="date" office:date-value="2020-05-22" calcext:value-type="date">
            <text:p>22-05-2020</text:p>
          </table:table-cell>
          <table:table-cell table:formula="of:=IF([.E499]&lt;10000000000;[.E499];10000000000)" office:value-type="float" office:value="60967.8788810624" calcext:value-type="float">
            <text:p>60 968</text:p>
          </table:table-cell>
          <table:table-cell/>
          <table:table-cell table:formula="of:=[.F$2]*[.C498]^[.F$3]+[.F$4]*[.C498]^[.F$5]+[.F$6]*[.C498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499]+1" office:value-type="date" office:date-value="2020-05-23" calcext:value-type="date">
            <text:p>23-05-2020</text:p>
          </table:table-cell>
          <table:table-cell table:formula="of:=IF([.E500]&lt;10000000000;[.E500];10000000000)" office:value-type="float" office:value="60967.8788810624" calcext:value-type="float">
            <text:p>60 968</text:p>
          </table:table-cell>
          <table:table-cell/>
          <table:table-cell table:formula="of:=[.F$2]*[.C499]^[.F$3]+[.F$4]*[.C499]^[.F$5]+[.F$6]*[.C499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500]+1" office:value-type="date" office:date-value="2020-05-24" calcext:value-type="date">
            <text:p>24-05-2020</text:p>
          </table:table-cell>
          <table:table-cell table:formula="of:=IF([.E501]&lt;10000000000;[.E501];10000000000)" office:value-type="float" office:value="60967.8788810624" calcext:value-type="float">
            <text:p>60 968</text:p>
          </table:table-cell>
          <table:table-cell/>
          <table:table-cell table:formula="of:=[.F$2]*[.C500]^[.F$3]+[.F$4]*[.C500]^[.F$5]+[.F$6]*[.C500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501]+1" office:value-type="date" office:date-value="2020-05-25" calcext:value-type="date">
            <text:p>25-05-2020</text:p>
          </table:table-cell>
          <table:table-cell table:formula="of:=IF([.E502]&lt;10000000000;[.E502];10000000000)" office:value-type="float" office:value="60967.8788810624" calcext:value-type="float">
            <text:p>60 968</text:p>
          </table:table-cell>
          <table:table-cell/>
          <table:table-cell table:formula="of:=[.F$2]*[.C501]^[.F$3]+[.F$4]*[.C501]^[.F$5]+[.F$6]*[.C501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502]+1" office:value-type="date" office:date-value="2020-05-26" calcext:value-type="date">
            <text:p>26-05-2020</text:p>
          </table:table-cell>
          <table:table-cell table:formula="of:=IF([.E503]&lt;10000000000;[.E503];10000000000)" office:value-type="float" office:value="60967.8788810624" calcext:value-type="float">
            <text:p>60 968</text:p>
          </table:table-cell>
          <table:table-cell/>
          <table:table-cell table:formula="of:=[.F$2]*[.C502]^[.F$3]+[.F$4]*[.C502]^[.F$5]+[.F$6]*[.C502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503]+1" office:value-type="date" office:date-value="2020-05-27" calcext:value-type="date">
            <text:p>27-05-2020</text:p>
          </table:table-cell>
          <table:table-cell table:formula="of:=IF([.E504]&lt;10000000000;[.E504];10000000000)" office:value-type="float" office:value="60967.8788810624" calcext:value-type="float">
            <text:p>60 968</text:p>
          </table:table-cell>
          <table:table-cell/>
          <table:table-cell table:formula="of:=[.F$2]*[.C503]^[.F$3]+[.F$4]*[.C503]^[.F$5]+[.F$6]*[.C503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504]+1" office:value-type="date" office:date-value="2020-05-28" calcext:value-type="date">
            <text:p>28-05-2020</text:p>
          </table:table-cell>
          <table:table-cell table:formula="of:=IF([.E505]&lt;10000000000;[.E505];10000000000)" office:value-type="float" office:value="60967.8788810624" calcext:value-type="float">
            <text:p>60 968</text:p>
          </table:table-cell>
          <table:table-cell/>
          <table:table-cell table:formula="of:=[.F$2]*[.C504]^[.F$3]+[.F$4]*[.C504]^[.F$5]+[.F$6]*[.C504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505]+1" office:value-type="date" office:date-value="2020-05-29" calcext:value-type="date">
            <text:p>29-05-2020</text:p>
          </table:table-cell>
          <table:table-cell table:formula="of:=IF([.E506]&lt;10000000000;[.E506];10000000000)" office:value-type="float" office:value="60967.8788810624" calcext:value-type="float">
            <text:p>60 968</text:p>
          </table:table-cell>
          <table:table-cell/>
          <table:table-cell table:formula="of:=[.F$2]*[.C505]^[.F$3]+[.F$4]*[.C505]^[.F$5]+[.F$6]*[.C505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506]+1" office:value-type="date" office:date-value="2020-05-30" calcext:value-type="date">
            <text:p>30-05-2020</text:p>
          </table:table-cell>
          <table:table-cell table:formula="of:=IF([.E507]&lt;10000000000;[.E507];10000000000)" office:value-type="float" office:value="60967.8788810624" calcext:value-type="float">
            <text:p>60 968</text:p>
          </table:table-cell>
          <table:table-cell/>
          <table:table-cell table:formula="of:=[.F$2]*[.C506]^[.F$3]+[.F$4]*[.C506]^[.F$5]+[.F$6]*[.C506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507]+1" office:value-type="date" office:date-value="2020-05-31" calcext:value-type="date">
            <text:p>31-05-2020</text:p>
          </table:table-cell>
          <table:table-cell table:formula="of:=IF([.E508]&lt;10000000000;[.E508];10000000000)" office:value-type="float" office:value="60967.8788810624" calcext:value-type="float">
            <text:p>60 968</text:p>
          </table:table-cell>
          <table:table-cell/>
          <table:table-cell table:formula="of:=[.F$2]*[.C507]^[.F$3]+[.F$4]*[.C507]^[.F$5]+[.F$6]*[.C507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508]+1" office:value-type="date" office:date-value="2020-06-01" calcext:value-type="date">
            <text:p>01-06-2020</text:p>
          </table:table-cell>
          <table:table-cell table:formula="of:=IF([.E509]&lt;10000000000;[.E509];10000000000)" office:value-type="float" office:value="60967.8788810624" calcext:value-type="float">
            <text:p>60 968</text:p>
          </table:table-cell>
          <table:table-cell/>
          <table:table-cell table:formula="of:=[.F$2]*[.C508]^[.F$3]+[.F$4]*[.C508]^[.F$5]+[.F$6]*[.C508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509]+1" office:value-type="date" office:date-value="2020-06-02" calcext:value-type="date">
            <text:p>02-06-2020</text:p>
          </table:table-cell>
          <table:table-cell table:formula="of:=IF([.E510]&lt;10000000000;[.E510];10000000000)" office:value-type="float" office:value="60967.8788810624" calcext:value-type="float">
            <text:p>60 968</text:p>
          </table:table-cell>
          <table:table-cell/>
          <table:table-cell table:formula="of:=[.F$2]*[.C509]^[.F$3]+[.F$4]*[.C509]^[.F$5]+[.F$6]*[.C509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510]+1" office:value-type="date" office:date-value="2020-06-03" calcext:value-type="date">
            <text:p>03-06-2020</text:p>
          </table:table-cell>
          <table:table-cell table:formula="of:=IF([.E511]&lt;10000000000;[.E511];10000000000)" office:value-type="float" office:value="60967.8788810624" calcext:value-type="float">
            <text:p>60 968</text:p>
          </table:table-cell>
          <table:table-cell/>
          <table:table-cell table:formula="of:=[.F$2]*[.C510]^[.F$3]+[.F$4]*[.C510]^[.F$5]+[.F$6]*[.C510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511]+1" office:value-type="date" office:date-value="2020-06-04" calcext:value-type="date">
            <text:p>04-06-2020</text:p>
          </table:table-cell>
          <table:table-cell table:formula="of:=IF([.E512]&lt;10000000000;[.E512];10000000000)" office:value-type="float" office:value="60967.8788810624" calcext:value-type="float">
            <text:p>60 968</text:p>
          </table:table-cell>
          <table:table-cell/>
          <table:table-cell table:formula="of:=[.F$2]*[.C511]^[.F$3]+[.F$4]*[.C511]^[.F$5]+[.F$6]*[.C511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512]+1" office:value-type="date" office:date-value="2020-06-05" calcext:value-type="date">
            <text:p>05-06-2020</text:p>
          </table:table-cell>
          <table:table-cell table:formula="of:=IF([.E513]&lt;10000000000;[.E513];10000000000)" office:value-type="float" office:value="60967.8788810624" calcext:value-type="float">
            <text:p>60 968</text:p>
          </table:table-cell>
          <table:table-cell/>
          <table:table-cell table:formula="of:=[.F$2]*[.C512]^[.F$3]+[.F$4]*[.C512]^[.F$5]+[.F$6]*[.C512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513]+1" office:value-type="date" office:date-value="2020-06-06" calcext:value-type="date">
            <text:p>06-06-2020</text:p>
          </table:table-cell>
          <table:table-cell table:formula="of:=IF([.E514]&lt;10000000000;[.E514];10000000000)" office:value-type="float" office:value="60967.8788810624" calcext:value-type="float">
            <text:p>60 968</text:p>
          </table:table-cell>
          <table:table-cell/>
          <table:table-cell table:formula="of:=[.F$2]*[.C513]^[.F$3]+[.F$4]*[.C513]^[.F$5]+[.F$6]*[.C513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514]+1" office:value-type="date" office:date-value="2020-06-07" calcext:value-type="date">
            <text:p>07-06-2020</text:p>
          </table:table-cell>
          <table:table-cell table:formula="of:=IF([.E515]&lt;10000000000;[.E515];10000000000)" office:value-type="float" office:value="60967.8788810624" calcext:value-type="float">
            <text:p>60 968</text:p>
          </table:table-cell>
          <table:table-cell/>
          <table:table-cell table:formula="of:=[.F$2]*[.C514]^[.F$3]+[.F$4]*[.C514]^[.F$5]+[.F$6]*[.C514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515]+1" office:value-type="date" office:date-value="2020-06-08" calcext:value-type="date">
            <text:p>08-06-2020</text:p>
          </table:table-cell>
          <table:table-cell table:formula="of:=IF([.E516]&lt;10000000000;[.E516];10000000000)" office:value-type="float" office:value="60967.8788810624" calcext:value-type="float">
            <text:p>60 968</text:p>
          </table:table-cell>
          <table:table-cell/>
          <table:table-cell table:formula="of:=[.F$2]*[.C515]^[.F$3]+[.F$4]*[.C515]^[.F$5]+[.F$6]*[.C515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516]+1" office:value-type="date" office:date-value="2020-06-09" calcext:value-type="date">
            <text:p>09-06-2020</text:p>
          </table:table-cell>
          <table:table-cell table:formula="of:=IF([.E517]&lt;10000000000;[.E517];10000000000)" office:value-type="float" office:value="60967.8788810624" calcext:value-type="float">
            <text:p>60 968</text:p>
          </table:table-cell>
          <table:table-cell/>
          <table:table-cell table:formula="of:=[.F$2]*[.C516]^[.F$3]+[.F$4]*[.C516]^[.F$5]+[.F$6]*[.C516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517]+1" office:value-type="date" office:date-value="2020-06-10" calcext:value-type="date">
            <text:p>10-06-2020</text:p>
          </table:table-cell>
          <table:table-cell table:formula="of:=IF([.E518]&lt;10000000000;[.E518];10000000000)" office:value-type="float" office:value="60967.8788810624" calcext:value-type="float">
            <text:p>60 968</text:p>
          </table:table-cell>
          <table:table-cell/>
          <table:table-cell table:formula="of:=[.F$2]*[.C517]^[.F$3]+[.F$4]*[.C517]^[.F$5]+[.F$6]*[.C517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518]+1" office:value-type="date" office:date-value="2020-06-11" calcext:value-type="date">
            <text:p>11-06-2020</text:p>
          </table:table-cell>
          <table:table-cell table:formula="of:=IF([.E519]&lt;10000000000;[.E519];10000000000)" office:value-type="float" office:value="60967.8788810624" calcext:value-type="float">
            <text:p>60 968</text:p>
          </table:table-cell>
          <table:table-cell/>
          <table:table-cell table:formula="of:=[.F$2]*[.C518]^[.F$3]+[.F$4]*[.C518]^[.F$5]+[.F$6]*[.C518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519]+1" office:value-type="date" office:date-value="2020-06-12" calcext:value-type="date">
            <text:p>12-06-2020</text:p>
          </table:table-cell>
          <table:table-cell table:formula="of:=IF([.E520]&lt;10000000000;[.E520];10000000000)" office:value-type="float" office:value="60967.8788810624" calcext:value-type="float">
            <text:p>60 968</text:p>
          </table:table-cell>
          <table:table-cell/>
          <table:table-cell table:formula="of:=[.F$2]*[.C519]^[.F$3]+[.F$4]*[.C519]^[.F$5]+[.F$6]*[.C519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520]+1" office:value-type="date" office:date-value="2020-06-13" calcext:value-type="date">
            <text:p>13-06-2020</text:p>
          </table:table-cell>
          <table:table-cell table:formula="of:=IF([.E521]&lt;10000000000;[.E521];10000000000)" office:value-type="float" office:value="60967.8788810624" calcext:value-type="float">
            <text:p>60 968</text:p>
          </table:table-cell>
          <table:table-cell/>
          <table:table-cell table:formula="of:=[.F$2]*[.C520]^[.F$3]+[.F$4]*[.C520]^[.F$5]+[.F$6]*[.C520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521]+1" office:value-type="date" office:date-value="2020-06-14" calcext:value-type="date">
            <text:p>14-06-2020</text:p>
          </table:table-cell>
          <table:table-cell table:formula="of:=IF([.E522]&lt;10000000000;[.E522];10000000000)" office:value-type="float" office:value="60967.8788810624" calcext:value-type="float">
            <text:p>60 968</text:p>
          </table:table-cell>
          <table:table-cell/>
          <table:table-cell table:formula="of:=[.F$2]*[.C521]^[.F$3]+[.F$4]*[.C521]^[.F$5]+[.F$6]*[.C521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522]+1" office:value-type="date" office:date-value="2020-06-15" calcext:value-type="date">
            <text:p>15-06-2020</text:p>
          </table:table-cell>
          <table:table-cell table:formula="of:=IF([.E523]&lt;10000000000;[.E523];10000000000)" office:value-type="float" office:value="60967.8788810624" calcext:value-type="float">
            <text:p>60 968</text:p>
          </table:table-cell>
          <table:table-cell/>
          <table:table-cell table:formula="of:=[.F$2]*[.C522]^[.F$3]+[.F$4]*[.C522]^[.F$5]+[.F$6]*[.C522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523]+1" office:value-type="date" office:date-value="2020-06-16" calcext:value-type="date">
            <text:p>16-06-2020</text:p>
          </table:table-cell>
          <table:table-cell table:formula="of:=IF([.E524]&lt;10000000000;[.E524];10000000000)" office:value-type="float" office:value="60967.8788810624" calcext:value-type="float">
            <text:p>60 968</text:p>
          </table:table-cell>
          <table:table-cell/>
          <table:table-cell table:formula="of:=[.F$2]*[.C523]^[.F$3]+[.F$4]*[.C523]^[.F$5]+[.F$6]*[.C523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524]+1" office:value-type="date" office:date-value="2020-06-17" calcext:value-type="date">
            <text:p>17-06-2020</text:p>
          </table:table-cell>
          <table:table-cell table:formula="of:=IF([.E525]&lt;10000000000;[.E525];10000000000)" office:value-type="float" office:value="60967.8788810624" calcext:value-type="float">
            <text:p>60 968</text:p>
          </table:table-cell>
          <table:table-cell/>
          <table:table-cell table:formula="of:=[.F$2]*[.C524]^[.F$3]+[.F$4]*[.C524]^[.F$5]+[.F$6]*[.C524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525]+1" office:value-type="date" office:date-value="2020-06-18" calcext:value-type="date">
            <text:p>18-06-2020</text:p>
          </table:table-cell>
          <table:table-cell table:formula="of:=IF([.E526]&lt;10000000000;[.E526];10000000000)" office:value-type="float" office:value="60967.8788810624" calcext:value-type="float">
            <text:p>60 968</text:p>
          </table:table-cell>
          <table:table-cell/>
          <table:table-cell table:formula="of:=[.F$2]*[.C525]^[.F$3]+[.F$4]*[.C525]^[.F$5]+[.F$6]*[.C525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526]+1" office:value-type="date" office:date-value="2020-06-19" calcext:value-type="date">
            <text:p>19-06-2020</text:p>
          </table:table-cell>
          <table:table-cell table:formula="of:=IF([.E527]&lt;10000000000;[.E527];10000000000)" office:value-type="float" office:value="60967.8788810624" calcext:value-type="float">
            <text:p>60 968</text:p>
          </table:table-cell>
          <table:table-cell/>
          <table:table-cell table:formula="of:=[.F$2]*[.C526]^[.F$3]+[.F$4]*[.C526]^[.F$5]+[.F$6]*[.C526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527]+1" office:value-type="date" office:date-value="2020-06-20" calcext:value-type="date">
            <text:p>20-06-2020</text:p>
          </table:table-cell>
          <table:table-cell table:formula="of:=IF([.E528]&lt;10000000000;[.E528];10000000000)" office:value-type="float" office:value="60967.8788810624" calcext:value-type="float">
            <text:p>60 968</text:p>
          </table:table-cell>
          <table:table-cell/>
          <table:table-cell table:formula="of:=[.F$2]*[.C527]^[.F$3]+[.F$4]*[.C527]^[.F$5]+[.F$6]*[.C527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528]+1" office:value-type="date" office:date-value="2020-06-21" calcext:value-type="date">
            <text:p>21-06-2020</text:p>
          </table:table-cell>
          <table:table-cell table:formula="of:=IF([.E529]&lt;10000000000;[.E529];10000000000)" office:value-type="float" office:value="60967.8788810624" calcext:value-type="float">
            <text:p>60 968</text:p>
          </table:table-cell>
          <table:table-cell/>
          <table:table-cell table:formula="of:=[.F$2]*[.C528]^[.F$3]+[.F$4]*[.C528]^[.F$5]+[.F$6]*[.C528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529]+1" office:value-type="date" office:date-value="2020-06-22" calcext:value-type="date">
            <text:p>22-06-2020</text:p>
          </table:table-cell>
          <table:table-cell table:formula="of:=IF([.E530]&lt;10000000000;[.E530];10000000000)" office:value-type="float" office:value="60967.8788810624" calcext:value-type="float">
            <text:p>60 968</text:p>
          </table:table-cell>
          <table:table-cell/>
          <table:table-cell table:formula="of:=[.F$2]*[.C529]^[.F$3]+[.F$4]*[.C529]^[.F$5]+[.F$6]*[.C529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530]+1" office:value-type="date" office:date-value="2020-06-23" calcext:value-type="date">
            <text:p>23-06-2020</text:p>
          </table:table-cell>
          <table:table-cell table:formula="of:=IF([.E531]&lt;10000000000;[.E531];10000000000)" office:value-type="float" office:value="60967.8788810624" calcext:value-type="float">
            <text:p>60 968</text:p>
          </table:table-cell>
          <table:table-cell/>
          <table:table-cell table:formula="of:=[.F$2]*[.C530]^[.F$3]+[.F$4]*[.C530]^[.F$5]+[.F$6]*[.C530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531]+1" office:value-type="date" office:date-value="2020-06-24" calcext:value-type="date">
            <text:p>24-06-2020</text:p>
          </table:table-cell>
          <table:table-cell table:formula="of:=IF([.E532]&lt;10000000000;[.E532];10000000000)" office:value-type="float" office:value="60967.8788810624" calcext:value-type="float">
            <text:p>60 968</text:p>
          </table:table-cell>
          <table:table-cell/>
          <table:table-cell table:formula="of:=[.F$2]*[.C531]^[.F$3]+[.F$4]*[.C531]^[.F$5]+[.F$6]*[.C531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532]+1" office:value-type="date" office:date-value="2020-06-25" calcext:value-type="date">
            <text:p>25-06-2020</text:p>
          </table:table-cell>
          <table:table-cell table:formula="of:=IF([.E533]&lt;10000000000;[.E533];10000000000)" office:value-type="float" office:value="60967.8788810624" calcext:value-type="float">
            <text:p>60 968</text:p>
          </table:table-cell>
          <table:table-cell/>
          <table:table-cell table:formula="of:=[.F$2]*[.C532]^[.F$3]+[.F$4]*[.C532]^[.F$5]+[.F$6]*[.C532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533]+1" office:value-type="date" office:date-value="2020-06-26" calcext:value-type="date">
            <text:p>26-06-2020</text:p>
          </table:table-cell>
          <table:table-cell table:formula="of:=IF([.E534]&lt;10000000000;[.E534];10000000000)" office:value-type="float" office:value="60967.8788810624" calcext:value-type="float">
            <text:p>60 968</text:p>
          </table:table-cell>
          <table:table-cell/>
          <table:table-cell table:formula="of:=[.F$2]*[.C533]^[.F$3]+[.F$4]*[.C533]^[.F$5]+[.F$6]*[.C533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534]+1" office:value-type="date" office:date-value="2020-06-27" calcext:value-type="date">
            <text:p>27-06-2020</text:p>
          </table:table-cell>
          <table:table-cell table:formula="of:=IF([.E535]&lt;10000000000;[.E535];10000000000)" office:value-type="float" office:value="60967.8788810624" calcext:value-type="float">
            <text:p>60 968</text:p>
          </table:table-cell>
          <table:table-cell/>
          <table:table-cell table:formula="of:=[.F$2]*[.C534]^[.F$3]+[.F$4]*[.C534]^[.F$5]+[.F$6]*[.C534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535]+1" office:value-type="date" office:date-value="2020-06-28" calcext:value-type="date">
            <text:p>28-06-2020</text:p>
          </table:table-cell>
          <table:table-cell table:formula="of:=IF([.E536]&lt;10000000000;[.E536];10000000000)" office:value-type="float" office:value="60967.8788810624" calcext:value-type="float">
            <text:p>60 968</text:p>
          </table:table-cell>
          <table:table-cell/>
          <table:table-cell table:formula="of:=[.F$2]*[.C535]^[.F$3]+[.F$4]*[.C535]^[.F$5]+[.F$6]*[.C535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536]+1" office:value-type="date" office:date-value="2020-06-29" calcext:value-type="date">
            <text:p>29-06-2020</text:p>
          </table:table-cell>
          <table:table-cell table:formula="of:=IF([.E537]&lt;10000000000;[.E537];10000000000)" office:value-type="float" office:value="60967.8788810624" calcext:value-type="float">
            <text:p>60 968</text:p>
          </table:table-cell>
          <table:table-cell/>
          <table:table-cell table:formula="of:=[.F$2]*[.C536]^[.F$3]+[.F$4]*[.C536]^[.F$5]+[.F$6]*[.C536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537]+1" office:value-type="date" office:date-value="2020-06-30" calcext:value-type="date">
            <text:p>30-06-2020</text:p>
          </table:table-cell>
          <table:table-cell table:formula="of:=IF([.E538]&lt;10000000000;[.E538];10000000000)" office:value-type="float" office:value="60967.8788810624" calcext:value-type="float">
            <text:p>60 968</text:p>
          </table:table-cell>
          <table:table-cell/>
          <table:table-cell table:formula="of:=[.F$2]*[.C537]^[.F$3]+[.F$4]*[.C537]^[.F$5]+[.F$6]*[.C537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538]+1" office:value-type="date" office:date-value="2020-07-01" calcext:value-type="date">
            <text:p>01-07-2020</text:p>
          </table:table-cell>
          <table:table-cell table:formula="of:=IF([.E539]&lt;10000000000;[.E539];10000000000)" office:value-type="float" office:value="60967.8788810624" calcext:value-type="float">
            <text:p>60 968</text:p>
          </table:table-cell>
          <table:table-cell/>
          <table:table-cell table:formula="of:=[.F$2]*[.C538]^[.F$3]+[.F$4]*[.C538]^[.F$5]+[.F$6]*[.C538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539]+1" office:value-type="date" office:date-value="2020-07-02" calcext:value-type="date">
            <text:p>02-07-2020</text:p>
          </table:table-cell>
          <table:table-cell table:formula="of:=IF([.E540]&lt;10000000000;[.E540];10000000000)" office:value-type="float" office:value="60967.8788810624" calcext:value-type="float">
            <text:p>60 968</text:p>
          </table:table-cell>
          <table:table-cell/>
          <table:table-cell table:formula="of:=[.F$2]*[.C539]^[.F$3]+[.F$4]*[.C539]^[.F$5]+[.F$6]*[.C539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540]+1" office:value-type="date" office:date-value="2020-07-03" calcext:value-type="date">
            <text:p>03-07-2020</text:p>
          </table:table-cell>
          <table:table-cell table:formula="of:=IF([.E541]&lt;10000000000;[.E541];10000000000)" office:value-type="float" office:value="60967.8788810624" calcext:value-type="float">
            <text:p>60 968</text:p>
          </table:table-cell>
          <table:table-cell/>
          <table:table-cell table:formula="of:=[.F$2]*[.C540]^[.F$3]+[.F$4]*[.C540]^[.F$5]+[.F$6]*[.C540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541]+1" office:value-type="date" office:date-value="2020-07-04" calcext:value-type="date">
            <text:p>04-07-2020</text:p>
          </table:table-cell>
          <table:table-cell table:formula="of:=IF([.E542]&lt;10000000000;[.E542];10000000000)" office:value-type="float" office:value="60967.8788810624" calcext:value-type="float">
            <text:p>60 968</text:p>
          </table:table-cell>
          <table:table-cell/>
          <table:table-cell table:formula="of:=[.F$2]*[.C541]^[.F$3]+[.F$4]*[.C541]^[.F$5]+[.F$6]*[.C541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542]+1" office:value-type="date" office:date-value="2020-07-05" calcext:value-type="date">
            <text:p>05-07-2020</text:p>
          </table:table-cell>
          <table:table-cell table:formula="of:=IF([.E543]&lt;10000000000;[.E543];10000000000)" office:value-type="float" office:value="60967.8788810624" calcext:value-type="float">
            <text:p>60 968</text:p>
          </table:table-cell>
          <table:table-cell/>
          <table:table-cell table:formula="of:=[.F$2]*[.C542]^[.F$3]+[.F$4]*[.C542]^[.F$5]+[.F$6]*[.C542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543]+1" office:value-type="date" office:date-value="2020-07-06" calcext:value-type="date">
            <text:p>06-07-2020</text:p>
          </table:table-cell>
          <table:table-cell table:formula="of:=IF([.E544]&lt;10000000000;[.E544];10000000000)" office:value-type="float" office:value="60967.8788810624" calcext:value-type="float">
            <text:p>60 968</text:p>
          </table:table-cell>
          <table:table-cell/>
          <table:table-cell table:formula="of:=[.F$2]*[.C543]^[.F$3]+[.F$4]*[.C543]^[.F$5]+[.F$6]*[.C543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544]+1" office:value-type="date" office:date-value="2020-07-07" calcext:value-type="date">
            <text:p>07-07-2020</text:p>
          </table:table-cell>
          <table:table-cell table:formula="of:=IF([.E545]&lt;10000000000;[.E545];10000000000)" office:value-type="float" office:value="60967.8788810624" calcext:value-type="float">
            <text:p>60 968</text:p>
          </table:table-cell>
          <table:table-cell/>
          <table:table-cell table:formula="of:=[.F$2]*[.C544]^[.F$3]+[.F$4]*[.C544]^[.F$5]+[.F$6]*[.C544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545]+1" office:value-type="date" office:date-value="2020-07-08" calcext:value-type="date">
            <text:p>08-07-2020</text:p>
          </table:table-cell>
          <table:table-cell table:formula="of:=IF([.E546]&lt;10000000000;[.E546];10000000000)" office:value-type="float" office:value="60967.8788810624" calcext:value-type="float">
            <text:p>60 968</text:p>
          </table:table-cell>
          <table:table-cell/>
          <table:table-cell table:formula="of:=[.F$2]*[.C545]^[.F$3]+[.F$4]*[.C545]^[.F$5]+[.F$6]*[.C545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546]+1" office:value-type="date" office:date-value="2020-07-09" calcext:value-type="date">
            <text:p>09-07-2020</text:p>
          </table:table-cell>
          <table:table-cell table:formula="of:=IF([.E547]&lt;10000000000;[.E547];10000000000)" office:value-type="float" office:value="60967.8788810624" calcext:value-type="float">
            <text:p>60 968</text:p>
          </table:table-cell>
          <table:table-cell/>
          <table:table-cell table:formula="of:=[.F$2]*[.C546]^[.F$3]+[.F$4]*[.C546]^[.F$5]+[.F$6]*[.C546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547]+1" office:value-type="date" office:date-value="2020-07-10" calcext:value-type="date">
            <text:p>10-07-2020</text:p>
          </table:table-cell>
          <table:table-cell table:formula="of:=IF([.E548]&lt;10000000000;[.E548];10000000000)" office:value-type="float" office:value="60967.8788810624" calcext:value-type="float">
            <text:p>60 968</text:p>
          </table:table-cell>
          <table:table-cell/>
          <table:table-cell table:formula="of:=[.F$2]*[.C547]^[.F$3]+[.F$4]*[.C547]^[.F$5]+[.F$6]*[.C547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548]+1" office:value-type="date" office:date-value="2020-07-11" calcext:value-type="date">
            <text:p>11-07-2020</text:p>
          </table:table-cell>
          <table:table-cell table:formula="of:=IF([.E549]&lt;10000000000;[.E549];10000000000)" office:value-type="float" office:value="60967.8788810624" calcext:value-type="float">
            <text:p>60 968</text:p>
          </table:table-cell>
          <table:table-cell/>
          <table:table-cell table:formula="of:=[.F$2]*[.C548]^[.F$3]+[.F$4]*[.C548]^[.F$5]+[.F$6]*[.C548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549]+1" office:value-type="date" office:date-value="2020-07-12" calcext:value-type="date">
            <text:p>12-07-2020</text:p>
          </table:table-cell>
          <table:table-cell table:formula="of:=IF([.E550]&lt;10000000000;[.E550];10000000000)" office:value-type="float" office:value="60967.8788810624" calcext:value-type="float">
            <text:p>60 968</text:p>
          </table:table-cell>
          <table:table-cell/>
          <table:table-cell table:formula="of:=[.F$2]*[.C549]^[.F$3]+[.F$4]*[.C549]^[.F$5]+[.F$6]*[.C549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550]+1" office:value-type="date" office:date-value="2020-07-13" calcext:value-type="date">
            <text:p>13-07-2020</text:p>
          </table:table-cell>
          <table:table-cell table:formula="of:=IF([.E551]&lt;10000000000;[.E551];10000000000)" office:value-type="float" office:value="60967.8788810624" calcext:value-type="float">
            <text:p>60 968</text:p>
          </table:table-cell>
          <table:table-cell/>
          <table:table-cell table:formula="of:=[.F$2]*[.C550]^[.F$3]+[.F$4]*[.C550]^[.F$5]+[.F$6]*[.C550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551]+1" office:value-type="date" office:date-value="2020-07-14" calcext:value-type="date">
            <text:p>14-07-2020</text:p>
          </table:table-cell>
          <table:table-cell table:formula="of:=IF([.E552]&lt;10000000000;[.E552];10000000000)" office:value-type="float" office:value="60967.8788810624" calcext:value-type="float">
            <text:p>60 968</text:p>
          </table:table-cell>
          <table:table-cell/>
          <table:table-cell table:formula="of:=[.F$2]*[.C551]^[.F$3]+[.F$4]*[.C551]^[.F$5]+[.F$6]*[.C551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552]+1" office:value-type="date" office:date-value="2020-07-15" calcext:value-type="date">
            <text:p>15-07-2020</text:p>
          </table:table-cell>
          <table:table-cell table:formula="of:=IF([.E553]&lt;10000000000;[.E553];10000000000)" office:value-type="float" office:value="60967.8788810624" calcext:value-type="float">
            <text:p>60 968</text:p>
          </table:table-cell>
          <table:table-cell/>
          <table:table-cell table:formula="of:=[.F$2]*[.C552]^[.F$3]+[.F$4]*[.C552]^[.F$5]+[.F$6]*[.C552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553]+1" office:value-type="date" office:date-value="2020-07-16" calcext:value-type="date">
            <text:p>16-07-2020</text:p>
          </table:table-cell>
          <table:table-cell table:formula="of:=IF([.E554]&lt;10000000000;[.E554];10000000000)" office:value-type="float" office:value="60967.8788810624" calcext:value-type="float">
            <text:p>60 968</text:p>
          </table:table-cell>
          <table:table-cell/>
          <table:table-cell table:formula="of:=[.F$2]*[.C553]^[.F$3]+[.F$4]*[.C553]^[.F$5]+[.F$6]*[.C553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554]+1" office:value-type="date" office:date-value="2020-07-17" calcext:value-type="date">
            <text:p>17-07-2020</text:p>
          </table:table-cell>
          <table:table-cell table:formula="of:=IF([.E555]&lt;10000000000;[.E555];10000000000)" office:value-type="float" office:value="60967.8788810624" calcext:value-type="float">
            <text:p>60 968</text:p>
          </table:table-cell>
          <table:table-cell/>
          <table:table-cell table:formula="of:=[.F$2]*[.C554]^[.F$3]+[.F$4]*[.C554]^[.F$5]+[.F$6]*[.C554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555]+1" office:value-type="date" office:date-value="2020-07-18" calcext:value-type="date">
            <text:p>18-07-2020</text:p>
          </table:table-cell>
          <table:table-cell table:formula="of:=IF([.E556]&lt;10000000000;[.E556];10000000000)" office:value-type="float" office:value="60967.8788810624" calcext:value-type="float">
            <text:p>60 968</text:p>
          </table:table-cell>
          <table:table-cell/>
          <table:table-cell table:formula="of:=[.F$2]*[.C555]^[.F$3]+[.F$4]*[.C555]^[.F$5]+[.F$6]*[.C555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556]+1" office:value-type="date" office:date-value="2020-07-19" calcext:value-type="date">
            <text:p>19-07-2020</text:p>
          </table:table-cell>
          <table:table-cell table:formula="of:=IF([.E557]&lt;10000000000;[.E557];10000000000)" office:value-type="float" office:value="60967.8788810624" calcext:value-type="float">
            <text:p>60 968</text:p>
          </table:table-cell>
          <table:table-cell/>
          <table:table-cell table:formula="of:=[.F$2]*[.C556]^[.F$3]+[.F$4]*[.C556]^[.F$5]+[.F$6]*[.C556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557]+1" office:value-type="date" office:date-value="2020-07-20" calcext:value-type="date">
            <text:p>20-07-2020</text:p>
          </table:table-cell>
          <table:table-cell table:formula="of:=IF([.E558]&lt;10000000000;[.E558];10000000000)" office:value-type="float" office:value="60967.8788810624" calcext:value-type="float">
            <text:p>60 968</text:p>
          </table:table-cell>
          <table:table-cell/>
          <table:table-cell table:formula="of:=[.F$2]*[.C557]^[.F$3]+[.F$4]*[.C557]^[.F$5]+[.F$6]*[.C557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558]+1" office:value-type="date" office:date-value="2020-07-21" calcext:value-type="date">
            <text:p>21-07-2020</text:p>
          </table:table-cell>
          <table:table-cell table:formula="of:=IF([.E559]&lt;10000000000;[.E559];10000000000)" office:value-type="float" office:value="60967.8788810624" calcext:value-type="float">
            <text:p>60 968</text:p>
          </table:table-cell>
          <table:table-cell/>
          <table:table-cell table:formula="of:=[.F$2]*[.C558]^[.F$3]+[.F$4]*[.C558]^[.F$5]+[.F$6]*[.C558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559]+1" office:value-type="date" office:date-value="2020-07-22" calcext:value-type="date">
            <text:p>22-07-2020</text:p>
          </table:table-cell>
          <table:table-cell table:formula="of:=IF([.E560]&lt;10000000000;[.E560];10000000000)" office:value-type="float" office:value="60967.8788810624" calcext:value-type="float">
            <text:p>60 968</text:p>
          </table:table-cell>
          <table:table-cell/>
          <table:table-cell table:formula="of:=[.F$2]*[.C559]^[.F$3]+[.F$4]*[.C559]^[.F$5]+[.F$6]*[.C559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560]+1" office:value-type="date" office:date-value="2020-07-23" calcext:value-type="date">
            <text:p>23-07-2020</text:p>
          </table:table-cell>
          <table:table-cell table:formula="of:=IF([.E561]&lt;10000000000;[.E561];10000000000)" office:value-type="float" office:value="60967.8788810624" calcext:value-type="float">
            <text:p>60 968</text:p>
          </table:table-cell>
          <table:table-cell/>
          <table:table-cell table:formula="of:=[.F$2]*[.C560]^[.F$3]+[.F$4]*[.C560]^[.F$5]+[.F$6]*[.C560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561]+1" office:value-type="date" office:date-value="2020-07-24" calcext:value-type="date">
            <text:p>24-07-2020</text:p>
          </table:table-cell>
          <table:table-cell table:formula="of:=IF([.E562]&lt;10000000000;[.E562];10000000000)" office:value-type="float" office:value="60967.8788810624" calcext:value-type="float">
            <text:p>60 968</text:p>
          </table:table-cell>
          <table:table-cell/>
          <table:table-cell table:formula="of:=[.F$2]*[.C561]^[.F$3]+[.F$4]*[.C561]^[.F$5]+[.F$6]*[.C561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562]+1" office:value-type="date" office:date-value="2020-07-25" calcext:value-type="date">
            <text:p>25-07-2020</text:p>
          </table:table-cell>
          <table:table-cell table:formula="of:=IF([.E563]&lt;10000000000;[.E563];10000000000)" office:value-type="float" office:value="60967.8788810624" calcext:value-type="float">
            <text:p>60 968</text:p>
          </table:table-cell>
          <table:table-cell/>
          <table:table-cell table:formula="of:=[.F$2]*[.C562]^[.F$3]+[.F$4]*[.C562]^[.F$5]+[.F$6]*[.C562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563]+1" office:value-type="date" office:date-value="2020-07-26" calcext:value-type="date">
            <text:p>26-07-2020</text:p>
          </table:table-cell>
          <table:table-cell table:formula="of:=IF([.E564]&lt;10000000000;[.E564];10000000000)" office:value-type="float" office:value="60967.8788810624" calcext:value-type="float">
            <text:p>60 968</text:p>
          </table:table-cell>
          <table:table-cell/>
          <table:table-cell table:formula="of:=[.F$2]*[.C563]^[.F$3]+[.F$4]*[.C563]^[.F$5]+[.F$6]*[.C563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564]+1" office:value-type="date" office:date-value="2020-07-27" calcext:value-type="date">
            <text:p>27-07-2020</text:p>
          </table:table-cell>
          <table:table-cell table:formula="of:=IF([.E565]&lt;10000000000;[.E565];10000000000)" office:value-type="float" office:value="60967.8788810624" calcext:value-type="float">
            <text:p>60 968</text:p>
          </table:table-cell>
          <table:table-cell/>
          <table:table-cell table:formula="of:=[.F$2]*[.C564]^[.F$3]+[.F$4]*[.C564]^[.F$5]+[.F$6]*[.C564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565]+1" office:value-type="date" office:date-value="2020-07-28" calcext:value-type="date">
            <text:p>28-07-2020</text:p>
          </table:table-cell>
          <table:table-cell table:formula="of:=IF([.E566]&lt;10000000000;[.E566];10000000000)" office:value-type="float" office:value="60967.8788810624" calcext:value-type="float">
            <text:p>60 968</text:p>
          </table:table-cell>
          <table:table-cell/>
          <table:table-cell table:formula="of:=[.F$2]*[.C565]^[.F$3]+[.F$4]*[.C565]^[.F$5]+[.F$6]*[.C565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566]+1" office:value-type="date" office:date-value="2020-07-29" calcext:value-type="date">
            <text:p>29-07-2020</text:p>
          </table:table-cell>
          <table:table-cell table:formula="of:=IF([.E567]&lt;10000000000;[.E567];10000000000)" office:value-type="float" office:value="60967.8788810624" calcext:value-type="float">
            <text:p>60 968</text:p>
          </table:table-cell>
          <table:table-cell/>
          <table:table-cell table:formula="of:=[.F$2]*[.C566]^[.F$3]+[.F$4]*[.C566]^[.F$5]+[.F$6]*[.C566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567]+1" office:value-type="date" office:date-value="2020-07-30" calcext:value-type="date">
            <text:p>30-07-2020</text:p>
          </table:table-cell>
          <table:table-cell table:formula="of:=IF([.E568]&lt;10000000000;[.E568];10000000000)" office:value-type="float" office:value="60967.8788810624" calcext:value-type="float">
            <text:p>60 968</text:p>
          </table:table-cell>
          <table:table-cell/>
          <table:table-cell table:formula="of:=[.F$2]*[.C567]^[.F$3]+[.F$4]*[.C567]^[.F$5]+[.F$6]*[.C567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568]+1" office:value-type="date" office:date-value="2020-07-31" calcext:value-type="date">
            <text:p>31-07-2020</text:p>
          </table:table-cell>
          <table:table-cell table:formula="of:=IF([.E569]&lt;10000000000;[.E569];10000000000)" office:value-type="float" office:value="60967.8788810624" calcext:value-type="float">
            <text:p>60 968</text:p>
          </table:table-cell>
          <table:table-cell/>
          <table:table-cell table:formula="of:=[.F$2]*[.C568]^[.F$3]+[.F$4]*[.C568]^[.F$5]+[.F$6]*[.C568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569]+1" office:value-type="date" office:date-value="2020-08-01" calcext:value-type="date">
            <text:p>01-08-2020</text:p>
          </table:table-cell>
          <table:table-cell table:formula="of:=IF([.E570]&lt;10000000000;[.E570];10000000000)" office:value-type="float" office:value="60967.8788810624" calcext:value-type="float">
            <text:p>60 968</text:p>
          </table:table-cell>
          <table:table-cell/>
          <table:table-cell table:formula="of:=[.F$2]*[.C569]^[.F$3]+[.F$4]*[.C569]^[.F$5]+[.F$6]*[.C569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570]+1" office:value-type="date" office:date-value="2020-08-02" calcext:value-type="date">
            <text:p>02-08-2020</text:p>
          </table:table-cell>
          <table:table-cell table:formula="of:=IF([.E571]&lt;10000000000;[.E571];10000000000)" office:value-type="float" office:value="60967.8788810624" calcext:value-type="float">
            <text:p>60 968</text:p>
          </table:table-cell>
          <table:table-cell/>
          <table:table-cell table:formula="of:=[.F$2]*[.C570]^[.F$3]+[.F$4]*[.C570]^[.F$5]+[.F$6]*[.C570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571]+1" office:value-type="date" office:date-value="2020-08-03" calcext:value-type="date">
            <text:p>03-08-2020</text:p>
          </table:table-cell>
          <table:table-cell table:formula="of:=IF([.E572]&lt;10000000000;[.E572];10000000000)" office:value-type="float" office:value="60967.8788810624" calcext:value-type="float">
            <text:p>60 968</text:p>
          </table:table-cell>
          <table:table-cell/>
          <table:table-cell table:formula="of:=[.F$2]*[.C571]^[.F$3]+[.F$4]*[.C571]^[.F$5]+[.F$6]*[.C571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572]+1" office:value-type="date" office:date-value="2020-08-04" calcext:value-type="date">
            <text:p>04-08-2020</text:p>
          </table:table-cell>
          <table:table-cell table:formula="of:=IF([.E573]&lt;10000000000;[.E573];10000000000)" office:value-type="float" office:value="60967.8788810624" calcext:value-type="float">
            <text:p>60 968</text:p>
          </table:table-cell>
          <table:table-cell/>
          <table:table-cell table:formula="of:=[.F$2]*[.C572]^[.F$3]+[.F$4]*[.C572]^[.F$5]+[.F$6]*[.C572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573]+1" office:value-type="date" office:date-value="2020-08-05" calcext:value-type="date">
            <text:p>05-08-2020</text:p>
          </table:table-cell>
          <table:table-cell table:formula="of:=IF([.E574]&lt;10000000000;[.E574];10000000000)" office:value-type="float" office:value="60967.8788810624" calcext:value-type="float">
            <text:p>60 968</text:p>
          </table:table-cell>
          <table:table-cell/>
          <table:table-cell table:formula="of:=[.F$2]*[.C573]^[.F$3]+[.F$4]*[.C573]^[.F$5]+[.F$6]*[.C573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574]+1" office:value-type="date" office:date-value="2020-08-06" calcext:value-type="date">
            <text:p>06-08-2020</text:p>
          </table:table-cell>
          <table:table-cell table:formula="of:=IF([.E575]&lt;10000000000;[.E575];10000000000)" office:value-type="float" office:value="60967.8788810624" calcext:value-type="float">
            <text:p>60 968</text:p>
          </table:table-cell>
          <table:table-cell/>
          <table:table-cell table:formula="of:=[.F$2]*[.C574]^[.F$3]+[.F$4]*[.C574]^[.F$5]+[.F$6]*[.C574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575]+1" office:value-type="date" office:date-value="2020-08-07" calcext:value-type="date">
            <text:p>07-08-2020</text:p>
          </table:table-cell>
          <table:table-cell table:formula="of:=IF([.E576]&lt;10000000000;[.E576];10000000000)" office:value-type="float" office:value="60967.8788810624" calcext:value-type="float">
            <text:p>60 968</text:p>
          </table:table-cell>
          <table:table-cell/>
          <table:table-cell table:formula="of:=[.F$2]*[.C575]^[.F$3]+[.F$4]*[.C575]^[.F$5]+[.F$6]*[.C575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576]+1" office:value-type="date" office:date-value="2020-08-08" calcext:value-type="date">
            <text:p>08-08-2020</text:p>
          </table:table-cell>
          <table:table-cell table:formula="of:=IF([.E577]&lt;10000000000;[.E577];10000000000)" office:value-type="float" office:value="60967.8788810624" calcext:value-type="float">
            <text:p>60 968</text:p>
          </table:table-cell>
          <table:table-cell/>
          <table:table-cell table:formula="of:=[.F$2]*[.C576]^[.F$3]+[.F$4]*[.C576]^[.F$5]+[.F$6]*[.C576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577]+1" office:value-type="date" office:date-value="2020-08-09" calcext:value-type="date">
            <text:p>09-08-2020</text:p>
          </table:table-cell>
          <table:table-cell table:formula="of:=IF([.E578]&lt;10000000000;[.E578];10000000000)" office:value-type="float" office:value="60967.8788810624" calcext:value-type="float">
            <text:p>60 968</text:p>
          </table:table-cell>
          <table:table-cell/>
          <table:table-cell table:formula="of:=[.F$2]*[.C577]^[.F$3]+[.F$4]*[.C577]^[.F$5]+[.F$6]*[.C577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578]+1" office:value-type="date" office:date-value="2020-08-10" calcext:value-type="date">
            <text:p>10-08-2020</text:p>
          </table:table-cell>
          <table:table-cell table:formula="of:=IF([.E579]&lt;10000000000;[.E579];10000000000)" office:value-type="float" office:value="60967.8788810624" calcext:value-type="float">
            <text:p>60 968</text:p>
          </table:table-cell>
          <table:table-cell/>
          <table:table-cell table:formula="of:=[.F$2]*[.C578]^[.F$3]+[.F$4]*[.C578]^[.F$5]+[.F$6]*[.C578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579]+1" office:value-type="date" office:date-value="2020-08-11" calcext:value-type="date">
            <text:p>11-08-2020</text:p>
          </table:table-cell>
          <table:table-cell table:formula="of:=IF([.E580]&lt;10000000000;[.E580];10000000000)" office:value-type="float" office:value="60967.8788810624" calcext:value-type="float">
            <text:p>60 968</text:p>
          </table:table-cell>
          <table:table-cell/>
          <table:table-cell table:formula="of:=[.F$2]*[.C579]^[.F$3]+[.F$4]*[.C579]^[.F$5]+[.F$6]*[.C579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580]+1" office:value-type="date" office:date-value="2020-08-12" calcext:value-type="date">
            <text:p>12-08-2020</text:p>
          </table:table-cell>
          <table:table-cell table:formula="of:=IF([.E581]&lt;10000000000;[.E581];10000000000)" office:value-type="float" office:value="60967.8788810624" calcext:value-type="float">
            <text:p>60 968</text:p>
          </table:table-cell>
          <table:table-cell/>
          <table:table-cell table:formula="of:=[.F$2]*[.C580]^[.F$3]+[.F$4]*[.C580]^[.F$5]+[.F$6]*[.C580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581]+1" office:value-type="date" office:date-value="2020-08-13" calcext:value-type="date">
            <text:p>13-08-2020</text:p>
          </table:table-cell>
          <table:table-cell table:formula="of:=IF([.E582]&lt;10000000000;[.E582];10000000000)" office:value-type="float" office:value="60967.8788810624" calcext:value-type="float">
            <text:p>60 968</text:p>
          </table:table-cell>
          <table:table-cell/>
          <table:table-cell table:formula="of:=[.F$2]*[.C581]^[.F$3]+[.F$4]*[.C581]^[.F$5]+[.F$6]*[.C581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582]+1" office:value-type="date" office:date-value="2020-08-14" calcext:value-type="date">
            <text:p>14-08-2020</text:p>
          </table:table-cell>
          <table:table-cell table:formula="of:=IF([.E583]&lt;10000000000;[.E583];10000000000)" office:value-type="float" office:value="60967.8788810624" calcext:value-type="float">
            <text:p>60 968</text:p>
          </table:table-cell>
          <table:table-cell/>
          <table:table-cell table:formula="of:=[.F$2]*[.C582]^[.F$3]+[.F$4]*[.C582]^[.F$5]+[.F$6]*[.C582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583]+1" office:value-type="date" office:date-value="2020-08-15" calcext:value-type="date">
            <text:p>15-08-2020</text:p>
          </table:table-cell>
          <table:table-cell table:formula="of:=IF([.E584]&lt;10000000000;[.E584];10000000000)" office:value-type="float" office:value="60967.8788810624" calcext:value-type="float">
            <text:p>60 968</text:p>
          </table:table-cell>
          <table:table-cell/>
          <table:table-cell table:formula="of:=[.F$2]*[.C583]^[.F$3]+[.F$4]*[.C583]^[.F$5]+[.F$6]*[.C583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584]+1" office:value-type="date" office:date-value="2020-08-16" calcext:value-type="date">
            <text:p>16-08-2020</text:p>
          </table:table-cell>
          <table:table-cell table:formula="of:=IF([.E585]&lt;10000000000;[.E585];10000000000)" office:value-type="float" office:value="60967.8788810624" calcext:value-type="float">
            <text:p>60 968</text:p>
          </table:table-cell>
          <table:table-cell/>
          <table:table-cell table:formula="of:=[.F$2]*[.C584]^[.F$3]+[.F$4]*[.C584]^[.F$5]+[.F$6]*[.C584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585]+1" office:value-type="date" office:date-value="2020-08-17" calcext:value-type="date">
            <text:p>17-08-2020</text:p>
          </table:table-cell>
          <table:table-cell table:formula="of:=IF([.E586]&lt;10000000000;[.E586];10000000000)" office:value-type="float" office:value="60967.8788810624" calcext:value-type="float">
            <text:p>60 968</text:p>
          </table:table-cell>
          <table:table-cell/>
          <table:table-cell table:formula="of:=[.F$2]*[.C585]^[.F$3]+[.F$4]*[.C585]^[.F$5]+[.F$6]*[.C585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586]+1" office:value-type="date" office:date-value="2020-08-18" calcext:value-type="date">
            <text:p>18-08-2020</text:p>
          </table:table-cell>
          <table:table-cell table:formula="of:=IF([.E587]&lt;10000000000;[.E587];10000000000)" office:value-type="float" office:value="60967.8788810624" calcext:value-type="float">
            <text:p>60 968</text:p>
          </table:table-cell>
          <table:table-cell/>
          <table:table-cell table:formula="of:=[.F$2]*[.C586]^[.F$3]+[.F$4]*[.C586]^[.F$5]+[.F$6]*[.C586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587]+1" office:value-type="date" office:date-value="2020-08-19" calcext:value-type="date">
            <text:p>19-08-2020</text:p>
          </table:table-cell>
          <table:table-cell table:formula="of:=IF([.E588]&lt;10000000000;[.E588];10000000000)" office:value-type="float" office:value="60967.8788810624" calcext:value-type="float">
            <text:p>60 968</text:p>
          </table:table-cell>
          <table:table-cell/>
          <table:table-cell table:formula="of:=[.F$2]*[.C587]^[.F$3]+[.F$4]*[.C587]^[.F$5]+[.F$6]*[.C587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588]+1" office:value-type="date" office:date-value="2020-08-20" calcext:value-type="date">
            <text:p>20-08-2020</text:p>
          </table:table-cell>
          <table:table-cell table:formula="of:=IF([.E589]&lt;10000000000;[.E589];10000000000)" office:value-type="float" office:value="60967.8788810624" calcext:value-type="float">
            <text:p>60 968</text:p>
          </table:table-cell>
          <table:table-cell/>
          <table:table-cell table:formula="of:=[.F$2]*[.C588]^[.F$3]+[.F$4]*[.C588]^[.F$5]+[.F$6]*[.C588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589]+1" office:value-type="date" office:date-value="2020-08-21" calcext:value-type="date">
            <text:p>21-08-2020</text:p>
          </table:table-cell>
          <table:table-cell table:formula="of:=IF([.E590]&lt;10000000000;[.E590];10000000000)" office:value-type="float" office:value="60967.8788810624" calcext:value-type="float">
            <text:p>60 968</text:p>
          </table:table-cell>
          <table:table-cell/>
          <table:table-cell table:formula="of:=[.F$2]*[.C589]^[.F$3]+[.F$4]*[.C589]^[.F$5]+[.F$6]*[.C589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590]+1" office:value-type="date" office:date-value="2020-08-22" calcext:value-type="date">
            <text:p>22-08-2020</text:p>
          </table:table-cell>
          <table:table-cell table:formula="of:=IF([.E591]&lt;10000000000;[.E591];10000000000)" office:value-type="float" office:value="60967.8788810624" calcext:value-type="float">
            <text:p>60 968</text:p>
          </table:table-cell>
          <table:table-cell/>
          <table:table-cell table:formula="of:=[.F$2]*[.C590]^[.F$3]+[.F$4]*[.C590]^[.F$5]+[.F$6]*[.C590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591]+1" office:value-type="date" office:date-value="2020-08-23" calcext:value-type="date">
            <text:p>23-08-2020</text:p>
          </table:table-cell>
          <table:table-cell table:formula="of:=IF([.E592]&lt;10000000000;[.E592];10000000000)" office:value-type="float" office:value="60967.8788810624" calcext:value-type="float">
            <text:p>60 968</text:p>
          </table:table-cell>
          <table:table-cell/>
          <table:table-cell table:formula="of:=[.F$2]*[.C591]^[.F$3]+[.F$4]*[.C591]^[.F$5]+[.F$6]*[.C591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592]+1" office:value-type="date" office:date-value="2020-08-24" calcext:value-type="date">
            <text:p>24-08-2020</text:p>
          </table:table-cell>
          <table:table-cell table:formula="of:=IF([.E593]&lt;10000000000;[.E593];10000000000)" office:value-type="float" office:value="60967.8788810624" calcext:value-type="float">
            <text:p>60 968</text:p>
          </table:table-cell>
          <table:table-cell/>
          <table:table-cell table:formula="of:=[.F$2]*[.C592]^[.F$3]+[.F$4]*[.C592]^[.F$5]+[.F$6]*[.C592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593]+1" office:value-type="date" office:date-value="2020-08-25" calcext:value-type="date">
            <text:p>25-08-2020</text:p>
          </table:table-cell>
          <table:table-cell table:formula="of:=IF([.E594]&lt;10000000000;[.E594];10000000000)" office:value-type="float" office:value="60967.8788810624" calcext:value-type="float">
            <text:p>60 968</text:p>
          </table:table-cell>
          <table:table-cell/>
          <table:table-cell table:formula="of:=[.F$2]*[.C593]^[.F$3]+[.F$4]*[.C593]^[.F$5]+[.F$6]*[.C593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594]+1" office:value-type="date" office:date-value="2020-08-26" calcext:value-type="date">
            <text:p>26-08-2020</text:p>
          </table:table-cell>
          <table:table-cell table:formula="of:=IF([.E595]&lt;10000000000;[.E595];10000000000)" office:value-type="float" office:value="60967.8788810624" calcext:value-type="float">
            <text:p>60 968</text:p>
          </table:table-cell>
          <table:table-cell/>
          <table:table-cell table:formula="of:=[.F$2]*[.C594]^[.F$3]+[.F$4]*[.C594]^[.F$5]+[.F$6]*[.C594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595]+1" office:value-type="date" office:date-value="2020-08-27" calcext:value-type="date">
            <text:p>27-08-2020</text:p>
          </table:table-cell>
          <table:table-cell table:formula="of:=IF([.E596]&lt;10000000000;[.E596];10000000000)" office:value-type="float" office:value="60967.8788810624" calcext:value-type="float">
            <text:p>60 968</text:p>
          </table:table-cell>
          <table:table-cell/>
          <table:table-cell table:formula="of:=[.F$2]*[.C595]^[.F$3]+[.F$4]*[.C595]^[.F$5]+[.F$6]*[.C595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596]+1" office:value-type="date" office:date-value="2020-08-28" calcext:value-type="date">
            <text:p>28-08-2020</text:p>
          </table:table-cell>
          <table:table-cell table:formula="of:=IF([.E597]&lt;10000000000;[.E597];10000000000)" office:value-type="float" office:value="60967.8788810624" calcext:value-type="float">
            <text:p>60 968</text:p>
          </table:table-cell>
          <table:table-cell/>
          <table:table-cell table:formula="of:=[.F$2]*[.C596]^[.F$3]+[.F$4]*[.C596]^[.F$5]+[.F$6]*[.C596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597]+1" office:value-type="date" office:date-value="2020-08-29" calcext:value-type="date">
            <text:p>29-08-2020</text:p>
          </table:table-cell>
          <table:table-cell table:formula="of:=IF([.E598]&lt;10000000000;[.E598];10000000000)" office:value-type="float" office:value="60967.8788810624" calcext:value-type="float">
            <text:p>60 968</text:p>
          </table:table-cell>
          <table:table-cell/>
          <table:table-cell table:formula="of:=[.F$2]*[.C597]^[.F$3]+[.F$4]*[.C597]^[.F$5]+[.F$6]*[.C597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598]+1" office:value-type="date" office:date-value="2020-08-30" calcext:value-type="date">
            <text:p>30-08-2020</text:p>
          </table:table-cell>
          <table:table-cell table:formula="of:=IF([.E599]&lt;10000000000;[.E599];10000000000)" office:value-type="float" office:value="60967.8788810624" calcext:value-type="float">
            <text:p>60 968</text:p>
          </table:table-cell>
          <table:table-cell/>
          <table:table-cell table:formula="of:=[.F$2]*[.C598]^[.F$3]+[.F$4]*[.C598]^[.F$5]+[.F$6]*[.C598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599]+1" office:value-type="date" office:date-value="2020-08-31" calcext:value-type="date">
            <text:p>31-08-2020</text:p>
          </table:table-cell>
          <table:table-cell table:formula="of:=IF([.E600]&lt;10000000000;[.E600];10000000000)" office:value-type="float" office:value="60967.8788810624" calcext:value-type="float">
            <text:p>60 968</text:p>
          </table:table-cell>
          <table:table-cell/>
          <table:table-cell table:formula="of:=[.F$2]*[.C599]^[.F$3]+[.F$4]*[.C599]^[.F$5]+[.F$6]*[.C599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600]+1" office:value-type="date" office:date-value="2020-09-01" calcext:value-type="date">
            <text:p>01-09-2020</text:p>
          </table:table-cell>
          <table:table-cell table:formula="of:=IF([.E601]&lt;10000000000;[.E601];10000000000)" office:value-type="float" office:value="60967.8788810624" calcext:value-type="float">
            <text:p>60 968</text:p>
          </table:table-cell>
          <table:table-cell/>
          <table:table-cell table:formula="of:=[.F$2]*[.C600]^[.F$3]+[.F$4]*[.C600]^[.F$5]+[.F$6]*[.C600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601]+1" office:value-type="date" office:date-value="2020-09-02" calcext:value-type="date">
            <text:p>02-09-2020</text:p>
          </table:table-cell>
          <table:table-cell table:formula="of:=IF([.E602]&lt;10000000000;[.E602];10000000000)" office:value-type="float" office:value="60967.8788810624" calcext:value-type="float">
            <text:p>60 968</text:p>
          </table:table-cell>
          <table:table-cell/>
          <table:table-cell table:formula="of:=[.F$2]*[.C601]^[.F$3]+[.F$4]*[.C601]^[.F$5]+[.F$6]*[.C601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602]+1" office:value-type="date" office:date-value="2020-09-03" calcext:value-type="date">
            <text:p>03-09-2020</text:p>
          </table:table-cell>
          <table:table-cell table:formula="of:=IF([.E603]&lt;10000000000;[.E603];10000000000)" office:value-type="float" office:value="60967.8788810624" calcext:value-type="float">
            <text:p>60 968</text:p>
          </table:table-cell>
          <table:table-cell/>
          <table:table-cell table:formula="of:=[.F$2]*[.C602]^[.F$3]+[.F$4]*[.C602]^[.F$5]+[.F$6]*[.C602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603]+1" office:value-type="date" office:date-value="2020-09-04" calcext:value-type="date">
            <text:p>04-09-2020</text:p>
          </table:table-cell>
          <table:table-cell table:formula="of:=IF([.E604]&lt;10000000000;[.E604];10000000000)" office:value-type="float" office:value="60967.8788810624" calcext:value-type="float">
            <text:p>60 968</text:p>
          </table:table-cell>
          <table:table-cell/>
          <table:table-cell table:formula="of:=[.F$2]*[.C603]^[.F$3]+[.F$4]*[.C603]^[.F$5]+[.F$6]*[.C603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604]+1" office:value-type="date" office:date-value="2020-09-05" calcext:value-type="date">
            <text:p>05-09-2020</text:p>
          </table:table-cell>
          <table:table-cell table:formula="of:=IF([.E605]&lt;10000000000;[.E605];10000000000)" office:value-type="float" office:value="60967.8788810624" calcext:value-type="float">
            <text:p>60 968</text:p>
          </table:table-cell>
          <table:table-cell/>
          <table:table-cell table:formula="of:=[.F$2]*[.C604]^[.F$3]+[.F$4]*[.C604]^[.F$5]+[.F$6]*[.C604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605]+1" office:value-type="date" office:date-value="2020-09-06" calcext:value-type="date">
            <text:p>06-09-2020</text:p>
          </table:table-cell>
          <table:table-cell table:formula="of:=IF([.E606]&lt;10000000000;[.E606];10000000000)" office:value-type="float" office:value="60967.8788810624" calcext:value-type="float">
            <text:p>60 968</text:p>
          </table:table-cell>
          <table:table-cell/>
          <table:table-cell table:formula="of:=[.F$2]*[.C605]^[.F$3]+[.F$4]*[.C605]^[.F$5]+[.F$6]*[.C605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606]+1" office:value-type="date" office:date-value="2020-09-07" calcext:value-type="date">
            <text:p>07-09-2020</text:p>
          </table:table-cell>
          <table:table-cell table:formula="of:=IF([.E607]&lt;10000000000;[.E607];10000000000)" office:value-type="float" office:value="60967.8788810624" calcext:value-type="float">
            <text:p>60 968</text:p>
          </table:table-cell>
          <table:table-cell/>
          <table:table-cell table:formula="of:=[.F$2]*[.C606]^[.F$3]+[.F$4]*[.C606]^[.F$5]+[.F$6]*[.C606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607]+1" office:value-type="date" office:date-value="2020-09-08" calcext:value-type="date">
            <text:p>08-09-2020</text:p>
          </table:table-cell>
          <table:table-cell table:formula="of:=IF([.E608]&lt;10000000000;[.E608];10000000000)" office:value-type="float" office:value="60967.8788810624" calcext:value-type="float">
            <text:p>60 968</text:p>
          </table:table-cell>
          <table:table-cell/>
          <table:table-cell table:formula="of:=[.F$2]*[.C607]^[.F$3]+[.F$4]*[.C607]^[.F$5]+[.F$6]*[.C607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608]+1" office:value-type="date" office:date-value="2020-09-09" calcext:value-type="date">
            <text:p>09-09-2020</text:p>
          </table:table-cell>
          <table:table-cell table:formula="of:=IF([.E609]&lt;10000000000;[.E609];10000000000)" office:value-type="float" office:value="60967.8788810624" calcext:value-type="float">
            <text:p>60 968</text:p>
          </table:table-cell>
          <table:table-cell/>
          <table:table-cell table:formula="of:=[.F$2]*[.C608]^[.F$3]+[.F$4]*[.C608]^[.F$5]+[.F$6]*[.C608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609]+1" office:value-type="date" office:date-value="2020-09-10" calcext:value-type="date">
            <text:p>10-09-2020</text:p>
          </table:table-cell>
          <table:table-cell table:formula="of:=IF([.E610]&lt;10000000000;[.E610];10000000000)" office:value-type="float" office:value="60967.8788810624" calcext:value-type="float">
            <text:p>60 968</text:p>
          </table:table-cell>
          <table:table-cell/>
          <table:table-cell table:formula="of:=[.F$2]*[.C609]^[.F$3]+[.F$4]*[.C609]^[.F$5]+[.F$6]*[.C609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610]+1" office:value-type="date" office:date-value="2020-09-11" calcext:value-type="date">
            <text:p>11-09-2020</text:p>
          </table:table-cell>
          <table:table-cell table:formula="of:=IF([.E611]&lt;10000000000;[.E611];10000000000)" office:value-type="float" office:value="60967.8788810624" calcext:value-type="float">
            <text:p>60 968</text:p>
          </table:table-cell>
          <table:table-cell/>
          <table:table-cell table:formula="of:=[.F$2]*[.C610]^[.F$3]+[.F$4]*[.C610]^[.F$5]+[.F$6]*[.C610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611]+1" office:value-type="date" office:date-value="2020-09-12" calcext:value-type="date">
            <text:p>12-09-2020</text:p>
          </table:table-cell>
          <table:table-cell table:formula="of:=IF([.E612]&lt;10000000000;[.E612];10000000000)" office:value-type="float" office:value="60967.8788810624" calcext:value-type="float">
            <text:p>60 968</text:p>
          </table:table-cell>
          <table:table-cell/>
          <table:table-cell table:formula="of:=[.F$2]*[.C611]^[.F$3]+[.F$4]*[.C611]^[.F$5]+[.F$6]*[.C611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612]+1" office:value-type="date" office:date-value="2020-09-13" calcext:value-type="date">
            <text:p>13-09-2020</text:p>
          </table:table-cell>
          <table:table-cell table:formula="of:=IF([.E613]&lt;10000000000;[.E613];10000000000)" office:value-type="float" office:value="60967.8788810624" calcext:value-type="float">
            <text:p>60 968</text:p>
          </table:table-cell>
          <table:table-cell/>
          <table:table-cell table:formula="of:=[.F$2]*[.C612]^[.F$3]+[.F$4]*[.C612]^[.F$5]+[.F$6]*[.C612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613]+1" office:value-type="date" office:date-value="2020-09-14" calcext:value-type="date">
            <text:p>14-09-2020</text:p>
          </table:table-cell>
          <table:table-cell table:formula="of:=IF([.E614]&lt;10000000000;[.E614];10000000000)" office:value-type="float" office:value="60967.8788810624" calcext:value-type="float">
            <text:p>60 968</text:p>
          </table:table-cell>
          <table:table-cell/>
          <table:table-cell table:formula="of:=[.F$2]*[.C613]^[.F$3]+[.F$4]*[.C613]^[.F$5]+[.F$6]*[.C613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614]+1" office:value-type="date" office:date-value="2020-09-15" calcext:value-type="date">
            <text:p>15-09-2020</text:p>
          </table:table-cell>
          <table:table-cell table:formula="of:=IF([.E615]&lt;10000000000;[.E615];10000000000)" office:value-type="float" office:value="60967.8788810624" calcext:value-type="float">
            <text:p>60 968</text:p>
          </table:table-cell>
          <table:table-cell/>
          <table:table-cell table:formula="of:=[.F$2]*[.C614]^[.F$3]+[.F$4]*[.C614]^[.F$5]+[.F$6]*[.C614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615]+1" office:value-type="date" office:date-value="2020-09-16" calcext:value-type="date">
            <text:p>16-09-2020</text:p>
          </table:table-cell>
          <table:table-cell table:formula="of:=IF([.E616]&lt;10000000000;[.E616];10000000000)" office:value-type="float" office:value="60967.8788810624" calcext:value-type="float">
            <text:p>60 968</text:p>
          </table:table-cell>
          <table:table-cell/>
          <table:table-cell table:formula="of:=[.F$2]*[.C615]^[.F$3]+[.F$4]*[.C615]^[.F$5]+[.F$6]*[.C615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616]+1" office:value-type="date" office:date-value="2020-09-17" calcext:value-type="date">
            <text:p>17-09-2020</text:p>
          </table:table-cell>
          <table:table-cell table:formula="of:=IF([.E617]&lt;10000000000;[.E617];10000000000)" office:value-type="float" office:value="60967.8788810624" calcext:value-type="float">
            <text:p>60 968</text:p>
          </table:table-cell>
          <table:table-cell/>
          <table:table-cell table:formula="of:=[.F$2]*[.C616]^[.F$3]+[.F$4]*[.C616]^[.F$5]+[.F$6]*[.C616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617]+1" office:value-type="date" office:date-value="2020-09-18" calcext:value-type="date">
            <text:p>18-09-2020</text:p>
          </table:table-cell>
          <table:table-cell table:formula="of:=IF([.E618]&lt;10000000000;[.E618];10000000000)" office:value-type="float" office:value="60967.8788810624" calcext:value-type="float">
            <text:p>60 968</text:p>
          </table:table-cell>
          <table:table-cell/>
          <table:table-cell table:formula="of:=[.F$2]*[.C617]^[.F$3]+[.F$4]*[.C617]^[.F$5]+[.F$6]*[.C617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618]+1" office:value-type="date" office:date-value="2020-09-19" calcext:value-type="date">
            <text:p>19-09-2020</text:p>
          </table:table-cell>
          <table:table-cell table:formula="of:=IF([.E619]&lt;10000000000;[.E619];10000000000)" office:value-type="float" office:value="60967.8788810624" calcext:value-type="float">
            <text:p>60 968</text:p>
          </table:table-cell>
          <table:table-cell/>
          <table:table-cell table:formula="of:=[.F$2]*[.C618]^[.F$3]+[.F$4]*[.C618]^[.F$5]+[.F$6]*[.C618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619]+1" office:value-type="date" office:date-value="2020-09-20" calcext:value-type="date">
            <text:p>20-09-2020</text:p>
          </table:table-cell>
          <table:table-cell table:formula="of:=IF([.E620]&lt;10000000000;[.E620];10000000000)" office:value-type="float" office:value="60967.8788810624" calcext:value-type="float">
            <text:p>60 968</text:p>
          </table:table-cell>
          <table:table-cell/>
          <table:table-cell table:formula="of:=[.F$2]*[.C619]^[.F$3]+[.F$4]*[.C619]^[.F$5]+[.F$6]*[.C619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620]+1" office:value-type="date" office:date-value="2020-09-21" calcext:value-type="date">
            <text:p>21-09-2020</text:p>
          </table:table-cell>
          <table:table-cell table:formula="of:=IF([.E621]&lt;10000000000;[.E621];10000000000)" office:value-type="float" office:value="60967.8788810624" calcext:value-type="float">
            <text:p>60 968</text:p>
          </table:table-cell>
          <table:table-cell/>
          <table:table-cell table:formula="of:=[.F$2]*[.C620]^[.F$3]+[.F$4]*[.C620]^[.F$5]+[.F$6]*[.C620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621]+1" office:value-type="date" office:date-value="2020-09-22" calcext:value-type="date">
            <text:p>22-09-2020</text:p>
          </table:table-cell>
          <table:table-cell table:formula="of:=IF([.E622]&lt;10000000000;[.E622];10000000000)" office:value-type="float" office:value="60967.8788810624" calcext:value-type="float">
            <text:p>60 968</text:p>
          </table:table-cell>
          <table:table-cell/>
          <table:table-cell table:formula="of:=[.F$2]*[.C621]^[.F$3]+[.F$4]*[.C621]^[.F$5]+[.F$6]*[.C621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622]+1" office:value-type="date" office:date-value="2020-09-23" calcext:value-type="date">
            <text:p>23-09-2020</text:p>
          </table:table-cell>
          <table:table-cell table:formula="of:=IF([.E623]&lt;10000000000;[.E623];10000000000)" office:value-type="float" office:value="60967.8788810624" calcext:value-type="float">
            <text:p>60 968</text:p>
          </table:table-cell>
          <table:table-cell/>
          <table:table-cell table:formula="of:=[.F$2]*[.C622]^[.F$3]+[.F$4]*[.C622]^[.F$5]+[.F$6]*[.C622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623]+1" office:value-type="date" office:date-value="2020-09-24" calcext:value-type="date">
            <text:p>24-09-2020</text:p>
          </table:table-cell>
          <table:table-cell table:formula="of:=IF([.E624]&lt;10000000000;[.E624];10000000000)" office:value-type="float" office:value="60967.8788810624" calcext:value-type="float">
            <text:p>60 968</text:p>
          </table:table-cell>
          <table:table-cell/>
          <table:table-cell table:formula="of:=[.F$2]*[.C623]^[.F$3]+[.F$4]*[.C623]^[.F$5]+[.F$6]*[.C623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624]+1" office:value-type="date" office:date-value="2020-09-25" calcext:value-type="date">
            <text:p>25-09-2020</text:p>
          </table:table-cell>
          <table:table-cell table:formula="of:=IF([.E625]&lt;10000000000;[.E625];10000000000)" office:value-type="float" office:value="60967.8788810624" calcext:value-type="float">
            <text:p>60 968</text:p>
          </table:table-cell>
          <table:table-cell/>
          <table:table-cell table:formula="of:=[.F$2]*[.C624]^[.F$3]+[.F$4]*[.C624]^[.F$5]+[.F$6]*[.C624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625]+1" office:value-type="date" office:date-value="2020-09-26" calcext:value-type="date">
            <text:p>26-09-2020</text:p>
          </table:table-cell>
          <table:table-cell table:formula="of:=IF([.E626]&lt;10000000000;[.E626];10000000000)" office:value-type="float" office:value="60967.8788810624" calcext:value-type="float">
            <text:p>60 968</text:p>
          </table:table-cell>
          <table:table-cell/>
          <table:table-cell table:formula="of:=[.F$2]*[.C625]^[.F$3]+[.F$4]*[.C625]^[.F$5]+[.F$6]*[.C625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626]+1" office:value-type="date" office:date-value="2020-09-27" calcext:value-type="date">
            <text:p>27-09-2020</text:p>
          </table:table-cell>
          <table:table-cell table:formula="of:=IF([.E627]&lt;10000000000;[.E627];10000000000)" office:value-type="float" office:value="60967.8788810624" calcext:value-type="float">
            <text:p>60 968</text:p>
          </table:table-cell>
          <table:table-cell/>
          <table:table-cell table:formula="of:=[.F$2]*[.C626]^[.F$3]+[.F$4]*[.C626]^[.F$5]+[.F$6]*[.C626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627]+1" office:value-type="date" office:date-value="2020-09-28" calcext:value-type="date">
            <text:p>28-09-2020</text:p>
          </table:table-cell>
          <table:table-cell table:formula="of:=IF([.E628]&lt;10000000000;[.E628];10000000000)" office:value-type="float" office:value="60967.8788810624" calcext:value-type="float">
            <text:p>60 968</text:p>
          </table:table-cell>
          <table:table-cell/>
          <table:table-cell table:formula="of:=[.F$2]*[.C627]^[.F$3]+[.F$4]*[.C627]^[.F$5]+[.F$6]*[.C627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628]+1" office:value-type="date" office:date-value="2020-09-29" calcext:value-type="date">
            <text:p>29-09-2020</text:p>
          </table:table-cell>
          <table:table-cell table:formula="of:=IF([.E629]&lt;10000000000;[.E629];10000000000)" office:value-type="float" office:value="60967.8788810624" calcext:value-type="float">
            <text:p>60 968</text:p>
          </table:table-cell>
          <table:table-cell/>
          <table:table-cell table:formula="of:=[.F$2]*[.C628]^[.F$3]+[.F$4]*[.C628]^[.F$5]+[.F$6]*[.C628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629]+1" office:value-type="date" office:date-value="2020-09-30" calcext:value-type="date">
            <text:p>30-09-2020</text:p>
          </table:table-cell>
          <table:table-cell table:formula="of:=IF([.E630]&lt;10000000000;[.E630];10000000000)" office:value-type="float" office:value="60967.8788810624" calcext:value-type="float">
            <text:p>60 968</text:p>
          </table:table-cell>
          <table:table-cell/>
          <table:table-cell table:formula="of:=[.F$2]*[.C629]^[.F$3]+[.F$4]*[.C629]^[.F$5]+[.F$6]*[.C629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630]+1" office:value-type="date" office:date-value="2020-10-01" calcext:value-type="date">
            <text:p>01-10-2020</text:p>
          </table:table-cell>
          <table:table-cell table:formula="of:=IF([.E631]&lt;10000000000;[.E631];10000000000)" office:value-type="float" office:value="60967.8788810624" calcext:value-type="float">
            <text:p>60 968</text:p>
          </table:table-cell>
          <table:table-cell/>
          <table:table-cell table:formula="of:=[.F$2]*[.C630]^[.F$3]+[.F$4]*[.C630]^[.F$5]+[.F$6]*[.C630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631]+1" office:value-type="date" office:date-value="2020-10-02" calcext:value-type="date">
            <text:p>02-10-2020</text:p>
          </table:table-cell>
          <table:table-cell table:formula="of:=IF([.E632]&lt;10000000000;[.E632];10000000000)" office:value-type="float" office:value="60967.8788810624" calcext:value-type="float">
            <text:p>60 968</text:p>
          </table:table-cell>
          <table:table-cell/>
          <table:table-cell table:formula="of:=[.F$2]*[.C631]^[.F$3]+[.F$4]*[.C631]^[.F$5]+[.F$6]*[.C631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632]+1" office:value-type="date" office:date-value="2020-10-03" calcext:value-type="date">
            <text:p>03-10-2020</text:p>
          </table:table-cell>
          <table:table-cell table:formula="of:=IF([.E633]&lt;10000000000;[.E633];10000000000)" office:value-type="float" office:value="60967.8788810624" calcext:value-type="float">
            <text:p>60 968</text:p>
          </table:table-cell>
          <table:table-cell/>
          <table:table-cell table:formula="of:=[.F$2]*[.C632]^[.F$3]+[.F$4]*[.C632]^[.F$5]+[.F$6]*[.C632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633]+1" office:value-type="date" office:date-value="2020-10-04" calcext:value-type="date">
            <text:p>04-10-2020</text:p>
          </table:table-cell>
          <table:table-cell table:formula="of:=IF([.E634]&lt;10000000000;[.E634];10000000000)" office:value-type="float" office:value="60967.8788810624" calcext:value-type="float">
            <text:p>60 968</text:p>
          </table:table-cell>
          <table:table-cell/>
          <table:table-cell table:formula="of:=[.F$2]*[.C633]^[.F$3]+[.F$4]*[.C633]^[.F$5]+[.F$6]*[.C633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634]+1" office:value-type="date" office:date-value="2020-10-05" calcext:value-type="date">
            <text:p>05-10-2020</text:p>
          </table:table-cell>
          <table:table-cell table:formula="of:=IF([.E635]&lt;10000000000;[.E635];10000000000)" office:value-type="float" office:value="60967.8788810624" calcext:value-type="float">
            <text:p>60 968</text:p>
          </table:table-cell>
          <table:table-cell/>
          <table:table-cell table:formula="of:=[.F$2]*[.C634]^[.F$3]+[.F$4]*[.C634]^[.F$5]+[.F$6]*[.C634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635]+1" office:value-type="date" office:date-value="2020-10-06" calcext:value-type="date">
            <text:p>06-10-2020</text:p>
          </table:table-cell>
          <table:table-cell table:formula="of:=IF([.E636]&lt;10000000000;[.E636];10000000000)" office:value-type="float" office:value="60967.8788810624" calcext:value-type="float">
            <text:p>60 968</text:p>
          </table:table-cell>
          <table:table-cell/>
          <table:table-cell table:formula="of:=[.F$2]*[.C635]^[.F$3]+[.F$4]*[.C635]^[.F$5]+[.F$6]*[.C635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636]+1" office:value-type="date" office:date-value="2020-10-07" calcext:value-type="date">
            <text:p>07-10-2020</text:p>
          </table:table-cell>
          <table:table-cell table:formula="of:=IF([.E637]&lt;10000000000;[.E637];10000000000)" office:value-type="float" office:value="60967.8788810624" calcext:value-type="float">
            <text:p>60 968</text:p>
          </table:table-cell>
          <table:table-cell/>
          <table:table-cell table:formula="of:=[.F$2]*[.C636]^[.F$3]+[.F$4]*[.C636]^[.F$5]+[.F$6]*[.C636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637]+1" office:value-type="date" office:date-value="2020-10-08" calcext:value-type="date">
            <text:p>08-10-2020</text:p>
          </table:table-cell>
          <table:table-cell table:formula="of:=IF([.E638]&lt;10000000000;[.E638];10000000000)" office:value-type="float" office:value="60967.8788810624" calcext:value-type="float">
            <text:p>60 968</text:p>
          </table:table-cell>
          <table:table-cell/>
          <table:table-cell table:formula="of:=[.F$2]*[.C637]^[.F$3]+[.F$4]*[.C637]^[.F$5]+[.F$6]*[.C637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638]+1" office:value-type="date" office:date-value="2020-10-09" calcext:value-type="date">
            <text:p>09-10-2020</text:p>
          </table:table-cell>
          <table:table-cell table:formula="of:=IF([.E639]&lt;10000000000;[.E639];10000000000)" office:value-type="float" office:value="60967.8788810624" calcext:value-type="float">
            <text:p>60 968</text:p>
          </table:table-cell>
          <table:table-cell/>
          <table:table-cell table:formula="of:=[.F$2]*[.C638]^[.F$3]+[.F$4]*[.C638]^[.F$5]+[.F$6]*[.C638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639]+1" office:value-type="date" office:date-value="2020-10-10" calcext:value-type="date">
            <text:p>10-10-2020</text:p>
          </table:table-cell>
          <table:table-cell table:formula="of:=IF([.E640]&lt;10000000000;[.E640];10000000000)" office:value-type="float" office:value="60967.8788810624" calcext:value-type="float">
            <text:p>60 968</text:p>
          </table:table-cell>
          <table:table-cell/>
          <table:table-cell table:formula="of:=[.F$2]*[.C639]^[.F$3]+[.F$4]*[.C639]^[.F$5]+[.F$6]*[.C639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640]+1" office:value-type="date" office:date-value="2020-10-11" calcext:value-type="date">
            <text:p>11-10-2020</text:p>
          </table:table-cell>
          <table:table-cell table:formula="of:=IF([.E641]&lt;10000000000;[.E641];10000000000)" office:value-type="float" office:value="60967.8788810624" calcext:value-type="float">
            <text:p>60 968</text:p>
          </table:table-cell>
          <table:table-cell/>
          <table:table-cell table:formula="of:=[.F$2]*[.C640]^[.F$3]+[.F$4]*[.C640]^[.F$5]+[.F$6]*[.C640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641]+1" office:value-type="date" office:date-value="2020-10-12" calcext:value-type="date">
            <text:p>12-10-2020</text:p>
          </table:table-cell>
          <table:table-cell table:formula="of:=IF([.E642]&lt;10000000000;[.E642];10000000000)" office:value-type="float" office:value="60967.8788810624" calcext:value-type="float">
            <text:p>60 968</text:p>
          </table:table-cell>
          <table:table-cell/>
          <table:table-cell table:formula="of:=[.F$2]*[.C641]^[.F$3]+[.F$4]*[.C641]^[.F$5]+[.F$6]*[.C641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642]+1" office:value-type="date" office:date-value="2020-10-13" calcext:value-type="date">
            <text:p>13-10-2020</text:p>
          </table:table-cell>
          <table:table-cell table:formula="of:=IF([.E643]&lt;10000000000;[.E643];10000000000)" office:value-type="float" office:value="60967.8788810624" calcext:value-type="float">
            <text:p>60 968</text:p>
          </table:table-cell>
          <table:table-cell/>
          <table:table-cell table:formula="of:=[.F$2]*[.C642]^[.F$3]+[.F$4]*[.C642]^[.F$5]+[.F$6]*[.C642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643]+1" office:value-type="date" office:date-value="2020-10-14" calcext:value-type="date">
            <text:p>14-10-2020</text:p>
          </table:table-cell>
          <table:table-cell table:formula="of:=IF([.E644]&lt;10000000000;[.E644];10000000000)" office:value-type="float" office:value="60967.8788810624" calcext:value-type="float">
            <text:p>60 968</text:p>
          </table:table-cell>
          <table:table-cell/>
          <table:table-cell table:formula="of:=[.F$2]*[.C643]^[.F$3]+[.F$4]*[.C643]^[.F$5]+[.F$6]*[.C643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644]+1" office:value-type="date" office:date-value="2020-10-15" calcext:value-type="date">
            <text:p>15-10-2020</text:p>
          </table:table-cell>
          <table:table-cell table:formula="of:=IF([.E645]&lt;10000000000;[.E645];10000000000)" office:value-type="float" office:value="60967.8788810624" calcext:value-type="float">
            <text:p>60 968</text:p>
          </table:table-cell>
          <table:table-cell/>
          <table:table-cell table:formula="of:=[.F$2]*[.C644]^[.F$3]+[.F$4]*[.C644]^[.F$5]+[.F$6]*[.C644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645]+1" office:value-type="date" office:date-value="2020-10-16" calcext:value-type="date">
            <text:p>16-10-2020</text:p>
          </table:table-cell>
          <table:table-cell table:formula="of:=IF([.E646]&lt;10000000000;[.E646];10000000000)" office:value-type="float" office:value="60967.8788810624" calcext:value-type="float">
            <text:p>60 968</text:p>
          </table:table-cell>
          <table:table-cell/>
          <table:table-cell table:formula="of:=[.F$2]*[.C645]^[.F$3]+[.F$4]*[.C645]^[.F$5]+[.F$6]*[.C645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646]+1" office:value-type="date" office:date-value="2020-10-17" calcext:value-type="date">
            <text:p>17-10-2020</text:p>
          </table:table-cell>
          <table:table-cell table:formula="of:=IF([.E647]&lt;10000000000;[.E647];10000000000)" office:value-type="float" office:value="60967.8788810624" calcext:value-type="float">
            <text:p>60 968</text:p>
          </table:table-cell>
          <table:table-cell/>
          <table:table-cell table:formula="of:=[.F$2]*[.C646]^[.F$3]+[.F$4]*[.C646]^[.F$5]+[.F$6]*[.C646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647]+1" office:value-type="date" office:date-value="2020-10-18" calcext:value-type="date">
            <text:p>18-10-2020</text:p>
          </table:table-cell>
          <table:table-cell table:formula="of:=IF([.E648]&lt;10000000000;[.E648];10000000000)" office:value-type="float" office:value="60967.8788810624" calcext:value-type="float">
            <text:p>60 968</text:p>
          </table:table-cell>
          <table:table-cell/>
          <table:table-cell table:formula="of:=[.F$2]*[.C647]^[.F$3]+[.F$4]*[.C647]^[.F$5]+[.F$6]*[.C647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648]+1" office:value-type="date" office:date-value="2020-10-19" calcext:value-type="date">
            <text:p>19-10-2020</text:p>
          </table:table-cell>
          <table:table-cell table:formula="of:=IF([.E649]&lt;10000000000;[.E649];10000000000)" office:value-type="float" office:value="60967.8788810624" calcext:value-type="float">
            <text:p>60 968</text:p>
          </table:table-cell>
          <table:table-cell/>
          <table:table-cell table:formula="of:=[.F$2]*[.C648]^[.F$3]+[.F$4]*[.C648]^[.F$5]+[.F$6]*[.C648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649]+1" office:value-type="date" office:date-value="2020-10-20" calcext:value-type="date">
            <text:p>20-10-2020</text:p>
          </table:table-cell>
          <table:table-cell table:formula="of:=IF([.E650]&lt;10000000000;[.E650];10000000000)" office:value-type="float" office:value="60967.8788810624" calcext:value-type="float">
            <text:p>60 968</text:p>
          </table:table-cell>
          <table:table-cell/>
          <table:table-cell table:formula="of:=[.F$2]*[.C649]^[.F$3]+[.F$4]*[.C649]^[.F$5]+[.F$6]*[.C649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650]+1" office:value-type="date" office:date-value="2020-10-21" calcext:value-type="date">
            <text:p>21-10-2020</text:p>
          </table:table-cell>
          <table:table-cell table:formula="of:=IF([.E651]&lt;10000000000;[.E651];10000000000)" office:value-type="float" office:value="60967.8788810624" calcext:value-type="float">
            <text:p>60 968</text:p>
          </table:table-cell>
          <table:table-cell/>
          <table:table-cell table:formula="of:=[.F$2]*[.C650]^[.F$3]+[.F$4]*[.C650]^[.F$5]+[.F$6]*[.C650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651]+1" office:value-type="date" office:date-value="2020-10-22" calcext:value-type="date">
            <text:p>22-10-2020</text:p>
          </table:table-cell>
          <table:table-cell table:formula="of:=IF([.E652]&lt;10000000000;[.E652];10000000000)" office:value-type="float" office:value="60967.8788810624" calcext:value-type="float">
            <text:p>60 968</text:p>
          </table:table-cell>
          <table:table-cell/>
          <table:table-cell table:formula="of:=[.F$2]*[.C651]^[.F$3]+[.F$4]*[.C651]^[.F$5]+[.F$6]*[.C651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652]+1" office:value-type="date" office:date-value="2020-10-23" calcext:value-type="date">
            <text:p>23-10-2020</text:p>
          </table:table-cell>
          <table:table-cell table:formula="of:=IF([.E653]&lt;10000000000;[.E653];10000000000)" office:value-type="float" office:value="60967.8788810624" calcext:value-type="float">
            <text:p>60 968</text:p>
          </table:table-cell>
          <table:table-cell/>
          <table:table-cell table:formula="of:=[.F$2]*[.C652]^[.F$3]+[.F$4]*[.C652]^[.F$5]+[.F$6]*[.C652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653]+1" office:value-type="date" office:date-value="2020-10-24" calcext:value-type="date">
            <text:p>24-10-2020</text:p>
          </table:table-cell>
          <table:table-cell table:formula="of:=IF([.E654]&lt;10000000000;[.E654];10000000000)" office:value-type="float" office:value="60967.8788810624" calcext:value-type="float">
            <text:p>60 968</text:p>
          </table:table-cell>
          <table:table-cell/>
          <table:table-cell table:formula="of:=[.F$2]*[.C653]^[.F$3]+[.F$4]*[.C653]^[.F$5]+[.F$6]*[.C653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654]+1" office:value-type="date" office:date-value="2020-10-25" calcext:value-type="date">
            <text:p>25-10-2020</text:p>
          </table:table-cell>
          <table:table-cell table:formula="of:=IF([.E655]&lt;10000000000;[.E655];10000000000)" office:value-type="float" office:value="60967.8788810624" calcext:value-type="float">
            <text:p>60 968</text:p>
          </table:table-cell>
          <table:table-cell/>
          <table:table-cell table:formula="of:=[.F$2]*[.C654]^[.F$3]+[.F$4]*[.C654]^[.F$5]+[.F$6]*[.C654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655]+1" office:value-type="date" office:date-value="2020-10-26" calcext:value-type="date">
            <text:p>26-10-2020</text:p>
          </table:table-cell>
          <table:table-cell table:formula="of:=IF([.E656]&lt;10000000000;[.E656];10000000000)" office:value-type="float" office:value="60967.8788810624" calcext:value-type="float">
            <text:p>60 968</text:p>
          </table:table-cell>
          <table:table-cell/>
          <table:table-cell table:formula="of:=[.F$2]*[.C655]^[.F$3]+[.F$4]*[.C655]^[.F$5]+[.F$6]*[.C655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656]+1" office:value-type="date" office:date-value="2020-10-27" calcext:value-type="date">
            <text:p>27-10-2020</text:p>
          </table:table-cell>
          <table:table-cell table:formula="of:=IF([.E657]&lt;10000000000;[.E657];10000000000)" office:value-type="float" office:value="60967.8788810624" calcext:value-type="float">
            <text:p>60 968</text:p>
          </table:table-cell>
          <table:table-cell/>
          <table:table-cell table:formula="of:=[.F$2]*[.C656]^[.F$3]+[.F$4]*[.C656]^[.F$5]+[.F$6]*[.C656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657]+1" office:value-type="date" office:date-value="2020-10-28" calcext:value-type="date">
            <text:p>28-10-2020</text:p>
          </table:table-cell>
          <table:table-cell table:formula="of:=IF([.E658]&lt;10000000000;[.E658];10000000000)" office:value-type="float" office:value="60967.8788810624" calcext:value-type="float">
            <text:p>60 968</text:p>
          </table:table-cell>
          <table:table-cell/>
          <table:table-cell table:formula="of:=[.F$2]*[.C657]^[.F$3]+[.F$4]*[.C657]^[.F$5]+[.F$6]*[.C657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658]+1" office:value-type="date" office:date-value="2020-10-29" calcext:value-type="date">
            <text:p>29-10-2020</text:p>
          </table:table-cell>
          <table:table-cell table:formula="of:=IF([.E659]&lt;10000000000;[.E659];10000000000)" office:value-type="float" office:value="60967.8788810624" calcext:value-type="float">
            <text:p>60 968</text:p>
          </table:table-cell>
          <table:table-cell/>
          <table:table-cell table:formula="of:=[.F$2]*[.C658]^[.F$3]+[.F$4]*[.C658]^[.F$5]+[.F$6]*[.C658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659]+1" office:value-type="date" office:date-value="2020-10-30" calcext:value-type="date">
            <text:p>30-10-2020</text:p>
          </table:table-cell>
          <table:table-cell table:formula="of:=IF([.E660]&lt;10000000000;[.E660];10000000000)" office:value-type="float" office:value="60967.8788810624" calcext:value-type="float">
            <text:p>60 968</text:p>
          </table:table-cell>
          <table:table-cell/>
          <table:table-cell table:formula="of:=[.F$2]*[.C659]^[.F$3]+[.F$4]*[.C659]^[.F$5]+[.F$6]*[.C659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660]+1" office:value-type="date" office:date-value="2020-10-31" calcext:value-type="date">
            <text:p>31-10-2020</text:p>
          </table:table-cell>
          <table:table-cell table:formula="of:=IF([.E661]&lt;10000000000;[.E661];10000000000)" office:value-type="float" office:value="60967.8788810624" calcext:value-type="float">
            <text:p>60 968</text:p>
          </table:table-cell>
          <table:table-cell/>
          <table:table-cell table:formula="of:=[.F$2]*[.C660]^[.F$3]+[.F$4]*[.C660]^[.F$5]+[.F$6]*[.C660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661]+1" office:value-type="date" office:date-value="2020-11-01" calcext:value-type="date">
            <text:p>01-11-2020</text:p>
          </table:table-cell>
          <table:table-cell table:formula="of:=IF([.E662]&lt;10000000000;[.E662];10000000000)" office:value-type="float" office:value="60967.8788810624" calcext:value-type="float">
            <text:p>60 968</text:p>
          </table:table-cell>
          <table:table-cell/>
          <table:table-cell table:formula="of:=[.F$2]*[.C661]^[.F$3]+[.F$4]*[.C661]^[.F$5]+[.F$6]*[.C661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662]+1" office:value-type="date" office:date-value="2020-11-02" calcext:value-type="date">
            <text:p>02-11-2020</text:p>
          </table:table-cell>
          <table:table-cell table:formula="of:=IF([.E663]&lt;10000000000;[.E663];10000000000)" office:value-type="float" office:value="60967.8788810624" calcext:value-type="float">
            <text:p>60 968</text:p>
          </table:table-cell>
          <table:table-cell/>
          <table:table-cell table:formula="of:=[.F$2]*[.C662]^[.F$3]+[.F$4]*[.C662]^[.F$5]+[.F$6]*[.C662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663]+1" office:value-type="date" office:date-value="2020-11-03" calcext:value-type="date">
            <text:p>03-11-2020</text:p>
          </table:table-cell>
          <table:table-cell table:formula="of:=IF([.E664]&lt;10000000000;[.E664];10000000000)" office:value-type="float" office:value="60967.8788810624" calcext:value-type="float">
            <text:p>60 968</text:p>
          </table:table-cell>
          <table:table-cell/>
          <table:table-cell table:formula="of:=[.F$2]*[.C663]^[.F$3]+[.F$4]*[.C663]^[.F$5]+[.F$6]*[.C663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664]+1" office:value-type="date" office:date-value="2020-11-04" calcext:value-type="date">
            <text:p>04-11-2020</text:p>
          </table:table-cell>
          <table:table-cell table:formula="of:=IF([.E665]&lt;10000000000;[.E665];10000000000)" office:value-type="float" office:value="60967.8788810624" calcext:value-type="float">
            <text:p>60 968</text:p>
          </table:table-cell>
          <table:table-cell/>
          <table:table-cell table:formula="of:=[.F$2]*[.C664]^[.F$3]+[.F$4]*[.C664]^[.F$5]+[.F$6]*[.C664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665]+1" office:value-type="date" office:date-value="2020-11-05" calcext:value-type="date">
            <text:p>05-11-2020</text:p>
          </table:table-cell>
          <table:table-cell table:formula="of:=IF([.E666]&lt;10000000000;[.E666];10000000000)" office:value-type="float" office:value="60967.8788810624" calcext:value-type="float">
            <text:p>60 968</text:p>
          </table:table-cell>
          <table:table-cell/>
          <table:table-cell table:formula="of:=[.F$2]*[.C665]^[.F$3]+[.F$4]*[.C665]^[.F$5]+[.F$6]*[.C665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666]+1" office:value-type="date" office:date-value="2020-11-06" calcext:value-type="date">
            <text:p>06-11-2020</text:p>
          </table:table-cell>
          <table:table-cell table:formula="of:=IF([.E667]&lt;10000000000;[.E667];10000000000)" office:value-type="float" office:value="60967.8788810624" calcext:value-type="float">
            <text:p>60 968</text:p>
          </table:table-cell>
          <table:table-cell/>
          <table:table-cell table:formula="of:=[.F$2]*[.C666]^[.F$3]+[.F$4]*[.C666]^[.F$5]+[.F$6]*[.C666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667]+1" office:value-type="date" office:date-value="2020-11-07" calcext:value-type="date">
            <text:p>07-11-2020</text:p>
          </table:table-cell>
          <table:table-cell table:formula="of:=IF([.E668]&lt;10000000000;[.E668];10000000000)" office:value-type="float" office:value="60967.8788810624" calcext:value-type="float">
            <text:p>60 968</text:p>
          </table:table-cell>
          <table:table-cell/>
          <table:table-cell table:formula="of:=[.F$2]*[.C667]^[.F$3]+[.F$4]*[.C667]^[.F$5]+[.F$6]*[.C667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668]+1" office:value-type="date" office:date-value="2020-11-08" calcext:value-type="date">
            <text:p>08-11-2020</text:p>
          </table:table-cell>
          <table:table-cell table:formula="of:=IF([.E669]&lt;10000000000;[.E669];10000000000)" office:value-type="float" office:value="60967.8788810624" calcext:value-type="float">
            <text:p>60 968</text:p>
          </table:table-cell>
          <table:table-cell/>
          <table:table-cell table:formula="of:=[.F$2]*[.C668]^[.F$3]+[.F$4]*[.C668]^[.F$5]+[.F$6]*[.C668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669]+1" office:value-type="date" office:date-value="2020-11-09" calcext:value-type="date">
            <text:p>09-11-2020</text:p>
          </table:table-cell>
          <table:table-cell table:formula="of:=IF([.E670]&lt;10000000000;[.E670];10000000000)" office:value-type="float" office:value="60967.8788810624" calcext:value-type="float">
            <text:p>60 968</text:p>
          </table:table-cell>
          <table:table-cell/>
          <table:table-cell table:formula="of:=[.F$2]*[.C669]^[.F$3]+[.F$4]*[.C669]^[.F$5]+[.F$6]*[.C669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670]+1" office:value-type="date" office:date-value="2020-11-10" calcext:value-type="date">
            <text:p>10-11-2020</text:p>
          </table:table-cell>
          <table:table-cell table:formula="of:=IF([.E671]&lt;10000000000;[.E671];10000000000)" office:value-type="float" office:value="60967.8788810624" calcext:value-type="float">
            <text:p>60 968</text:p>
          </table:table-cell>
          <table:table-cell/>
          <table:table-cell table:formula="of:=[.F$2]*[.C670]^[.F$3]+[.F$4]*[.C670]^[.F$5]+[.F$6]*[.C670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671]+1" office:value-type="date" office:date-value="2020-11-11" calcext:value-type="date">
            <text:p>11-11-2020</text:p>
          </table:table-cell>
          <table:table-cell table:formula="of:=IF([.E672]&lt;10000000000;[.E672];10000000000)" office:value-type="float" office:value="60967.8788810624" calcext:value-type="float">
            <text:p>60 968</text:p>
          </table:table-cell>
          <table:table-cell/>
          <table:table-cell table:formula="of:=[.F$2]*[.C671]^[.F$3]+[.F$4]*[.C671]^[.F$5]+[.F$6]*[.C671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672]+1" office:value-type="date" office:date-value="2020-11-12" calcext:value-type="date">
            <text:p>12-11-2020</text:p>
          </table:table-cell>
          <table:table-cell table:formula="of:=IF([.E673]&lt;10000000000;[.E673];10000000000)" office:value-type="float" office:value="60967.8788810624" calcext:value-type="float">
            <text:p>60 968</text:p>
          </table:table-cell>
          <table:table-cell/>
          <table:table-cell table:formula="of:=[.F$2]*[.C672]^[.F$3]+[.F$4]*[.C672]^[.F$5]+[.F$6]*[.C672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673]+1" office:value-type="date" office:date-value="2020-11-13" calcext:value-type="date">
            <text:p>13-11-2020</text:p>
          </table:table-cell>
          <table:table-cell table:formula="of:=IF([.E674]&lt;10000000000;[.E674];10000000000)" office:value-type="float" office:value="60967.8788810624" calcext:value-type="float">
            <text:p>60 968</text:p>
          </table:table-cell>
          <table:table-cell/>
          <table:table-cell table:formula="of:=[.F$2]*[.C673]^[.F$3]+[.F$4]*[.C673]^[.F$5]+[.F$6]*[.C673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674]+1" office:value-type="date" office:date-value="2020-11-14" calcext:value-type="date">
            <text:p>14-11-2020</text:p>
          </table:table-cell>
          <table:table-cell table:formula="of:=IF([.E675]&lt;10000000000;[.E675];10000000000)" office:value-type="float" office:value="60967.8788810624" calcext:value-type="float">
            <text:p>60 968</text:p>
          </table:table-cell>
          <table:table-cell/>
          <table:table-cell table:formula="of:=[.F$2]*[.C674]^[.F$3]+[.F$4]*[.C674]^[.F$5]+[.F$6]*[.C674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675]+1" office:value-type="date" office:date-value="2020-11-15" calcext:value-type="date">
            <text:p>15-11-2020</text:p>
          </table:table-cell>
          <table:table-cell table:formula="of:=IF([.E676]&lt;10000000000;[.E676];10000000000)" office:value-type="float" office:value="60967.8788810624" calcext:value-type="float">
            <text:p>60 968</text:p>
          </table:table-cell>
          <table:table-cell/>
          <table:table-cell table:formula="of:=[.F$2]*[.C675]^[.F$3]+[.F$4]*[.C675]^[.F$5]+[.F$6]*[.C675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676]+1" office:value-type="date" office:date-value="2020-11-16" calcext:value-type="date">
            <text:p>16-11-2020</text:p>
          </table:table-cell>
          <table:table-cell table:formula="of:=IF([.E677]&lt;10000000000;[.E677];10000000000)" office:value-type="float" office:value="60967.8788810624" calcext:value-type="float">
            <text:p>60 968</text:p>
          </table:table-cell>
          <table:table-cell/>
          <table:table-cell table:formula="of:=[.F$2]*[.C676]^[.F$3]+[.F$4]*[.C676]^[.F$5]+[.F$6]*[.C676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677]+1" office:value-type="date" office:date-value="2020-11-17" calcext:value-type="date">
            <text:p>17-11-2020</text:p>
          </table:table-cell>
          <table:table-cell table:formula="of:=IF([.E678]&lt;10000000000;[.E678];10000000000)" office:value-type="float" office:value="60967.8788810624" calcext:value-type="float">
            <text:p>60 968</text:p>
          </table:table-cell>
          <table:table-cell/>
          <table:table-cell table:formula="of:=[.F$2]*[.C677]^[.F$3]+[.F$4]*[.C677]^[.F$5]+[.F$6]*[.C677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678]+1" office:value-type="date" office:date-value="2020-11-18" calcext:value-type="date">
            <text:p>18-11-2020</text:p>
          </table:table-cell>
          <table:table-cell table:formula="of:=IF([.E679]&lt;10000000000;[.E679];10000000000)" office:value-type="float" office:value="60967.8788810624" calcext:value-type="float">
            <text:p>60 968</text:p>
          </table:table-cell>
          <table:table-cell/>
          <table:table-cell table:formula="of:=[.F$2]*[.C678]^[.F$3]+[.F$4]*[.C678]^[.F$5]+[.F$6]*[.C678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679]+1" office:value-type="date" office:date-value="2020-11-19" calcext:value-type="date">
            <text:p>19-11-2020</text:p>
          </table:table-cell>
          <table:table-cell table:formula="of:=IF([.E680]&lt;10000000000;[.E680];10000000000)" office:value-type="float" office:value="60967.8788810624" calcext:value-type="float">
            <text:p>60 968</text:p>
          </table:table-cell>
          <table:table-cell/>
          <table:table-cell table:formula="of:=[.F$2]*[.C679]^[.F$3]+[.F$4]*[.C679]^[.F$5]+[.F$6]*[.C679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680]+1" office:value-type="date" office:date-value="2020-11-20" calcext:value-type="date">
            <text:p>20-11-2020</text:p>
          </table:table-cell>
          <table:table-cell table:formula="of:=IF([.E681]&lt;10000000000;[.E681];10000000000)" office:value-type="float" office:value="60967.8788810624" calcext:value-type="float">
            <text:p>60 968</text:p>
          </table:table-cell>
          <table:table-cell/>
          <table:table-cell table:formula="of:=[.F$2]*[.C680]^[.F$3]+[.F$4]*[.C680]^[.F$5]+[.F$6]*[.C680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681]+1" office:value-type="date" office:date-value="2020-11-21" calcext:value-type="date">
            <text:p>21-11-2020</text:p>
          </table:table-cell>
          <table:table-cell table:formula="of:=IF([.E682]&lt;10000000000;[.E682];10000000000)" office:value-type="float" office:value="60967.8788810624" calcext:value-type="float">
            <text:p>60 968</text:p>
          </table:table-cell>
          <table:table-cell/>
          <table:table-cell table:formula="of:=[.F$2]*[.C681]^[.F$3]+[.F$4]*[.C681]^[.F$5]+[.F$6]*[.C681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682]+1" office:value-type="date" office:date-value="2020-11-22" calcext:value-type="date">
            <text:p>22-11-2020</text:p>
          </table:table-cell>
          <table:table-cell table:formula="of:=IF([.E683]&lt;10000000000;[.E683];10000000000)" office:value-type="float" office:value="60967.8788810624" calcext:value-type="float">
            <text:p>60 968</text:p>
          </table:table-cell>
          <table:table-cell/>
          <table:table-cell table:formula="of:=[.F$2]*[.C682]^[.F$3]+[.F$4]*[.C682]^[.F$5]+[.F$6]*[.C682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683]+1" office:value-type="date" office:date-value="2020-11-23" calcext:value-type="date">
            <text:p>23-11-2020</text:p>
          </table:table-cell>
          <table:table-cell table:formula="of:=IF([.E684]&lt;10000000000;[.E684];10000000000)" office:value-type="float" office:value="60967.8788810624" calcext:value-type="float">
            <text:p>60 968</text:p>
          </table:table-cell>
          <table:table-cell/>
          <table:table-cell table:formula="of:=[.F$2]*[.C683]^[.F$3]+[.F$4]*[.C683]^[.F$5]+[.F$6]*[.C683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684]+1" office:value-type="date" office:date-value="2020-11-24" calcext:value-type="date">
            <text:p>24-11-2020</text:p>
          </table:table-cell>
          <table:table-cell table:formula="of:=IF([.E685]&lt;10000000000;[.E685];10000000000)" office:value-type="float" office:value="60967.8788810624" calcext:value-type="float">
            <text:p>60 968</text:p>
          </table:table-cell>
          <table:table-cell/>
          <table:table-cell table:formula="of:=[.F$2]*[.C684]^[.F$3]+[.F$4]*[.C684]^[.F$5]+[.F$6]*[.C684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685]+1" office:value-type="date" office:date-value="2020-11-25" calcext:value-type="date">
            <text:p>25-11-2020</text:p>
          </table:table-cell>
          <table:table-cell table:formula="of:=IF([.E686]&lt;10000000000;[.E686];10000000000)" office:value-type="float" office:value="60967.8788810624" calcext:value-type="float">
            <text:p>60 968</text:p>
          </table:table-cell>
          <table:table-cell/>
          <table:table-cell table:formula="of:=[.F$2]*[.C685]^[.F$3]+[.F$4]*[.C685]^[.F$5]+[.F$6]*[.C685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686]+1" office:value-type="date" office:date-value="2020-11-26" calcext:value-type="date">
            <text:p>26-11-2020</text:p>
          </table:table-cell>
          <table:table-cell table:formula="of:=IF([.E687]&lt;10000000000;[.E687];10000000000)" office:value-type="float" office:value="60967.8788810624" calcext:value-type="float">
            <text:p>60 968</text:p>
          </table:table-cell>
          <table:table-cell/>
          <table:table-cell table:formula="of:=[.F$2]*[.C686]^[.F$3]+[.F$4]*[.C686]^[.F$5]+[.F$6]*[.C686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687]+1" office:value-type="date" office:date-value="2020-11-27" calcext:value-type="date">
            <text:p>27-11-2020</text:p>
          </table:table-cell>
          <table:table-cell table:formula="of:=IF([.E688]&lt;10000000000;[.E688];10000000000)" office:value-type="float" office:value="60967.8788810624" calcext:value-type="float">
            <text:p>60 968</text:p>
          </table:table-cell>
          <table:table-cell/>
          <table:table-cell table:formula="of:=[.F$2]*[.C687]^[.F$3]+[.F$4]*[.C687]^[.F$5]+[.F$6]*[.C687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688]+1" office:value-type="date" office:date-value="2020-11-28" calcext:value-type="date">
            <text:p>28-11-2020</text:p>
          </table:table-cell>
          <table:table-cell table:formula="of:=IF([.E689]&lt;10000000000;[.E689];10000000000)" office:value-type="float" office:value="60967.8788810624" calcext:value-type="float">
            <text:p>60 968</text:p>
          </table:table-cell>
          <table:table-cell/>
          <table:table-cell table:formula="of:=[.F$2]*[.C688]^[.F$3]+[.F$4]*[.C688]^[.F$5]+[.F$6]*[.C688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689]+1" office:value-type="date" office:date-value="2020-11-29" calcext:value-type="date">
            <text:p>29-11-2020</text:p>
          </table:table-cell>
          <table:table-cell table:formula="of:=IF([.E690]&lt;10000000000;[.E690];10000000000)" office:value-type="float" office:value="60967.8788810624" calcext:value-type="float">
            <text:p>60 968</text:p>
          </table:table-cell>
          <table:table-cell/>
          <table:table-cell table:formula="of:=[.F$2]*[.C689]^[.F$3]+[.F$4]*[.C689]^[.F$5]+[.F$6]*[.C689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690]+1" office:value-type="date" office:date-value="2020-11-30" calcext:value-type="date">
            <text:p>30-11-2020</text:p>
          </table:table-cell>
          <table:table-cell table:formula="of:=IF([.E691]&lt;10000000000;[.E691];10000000000)" office:value-type="float" office:value="60967.8788810624" calcext:value-type="float">
            <text:p>60 968</text:p>
          </table:table-cell>
          <table:table-cell/>
          <table:table-cell table:formula="of:=[.F$2]*[.C690]^[.F$3]+[.F$4]*[.C690]^[.F$5]+[.F$6]*[.C690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691]+1" office:value-type="date" office:date-value="2020-12-01" calcext:value-type="date">
            <text:p>01-12-2020</text:p>
          </table:table-cell>
          <table:table-cell table:formula="of:=IF([.E692]&lt;10000000000;[.E692];10000000000)" office:value-type="float" office:value="60967.8788810624" calcext:value-type="float">
            <text:p>60 968</text:p>
          </table:table-cell>
          <table:table-cell/>
          <table:table-cell table:formula="of:=[.F$2]*[.C691]^[.F$3]+[.F$4]*[.C691]^[.F$5]+[.F$6]*[.C691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692]+1" office:value-type="date" office:date-value="2020-12-02" calcext:value-type="date">
            <text:p>02-12-2020</text:p>
          </table:table-cell>
          <table:table-cell table:formula="of:=IF([.E693]&lt;10000000000;[.E693];10000000000)" office:value-type="float" office:value="60967.8788810624" calcext:value-type="float">
            <text:p>60 968</text:p>
          </table:table-cell>
          <table:table-cell/>
          <table:table-cell table:formula="of:=[.F$2]*[.C692]^[.F$3]+[.F$4]*[.C692]^[.F$5]+[.F$6]*[.C692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693]+1" office:value-type="date" office:date-value="2020-12-03" calcext:value-type="date">
            <text:p>03-12-2020</text:p>
          </table:table-cell>
          <table:table-cell table:formula="of:=IF([.E694]&lt;10000000000;[.E694];10000000000)" office:value-type="float" office:value="60967.8788810624" calcext:value-type="float">
            <text:p>60 968</text:p>
          </table:table-cell>
          <table:table-cell/>
          <table:table-cell table:formula="of:=[.F$2]*[.C693]^[.F$3]+[.F$4]*[.C693]^[.F$5]+[.F$6]*[.C693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694]+1" office:value-type="date" office:date-value="2020-12-04" calcext:value-type="date">
            <text:p>04-12-2020</text:p>
          </table:table-cell>
          <table:table-cell table:formula="of:=IF([.E695]&lt;10000000000;[.E695];10000000000)" office:value-type="float" office:value="60967.8788810624" calcext:value-type="float">
            <text:p>60 968</text:p>
          </table:table-cell>
          <table:table-cell/>
          <table:table-cell table:formula="of:=[.F$2]*[.C694]^[.F$3]+[.F$4]*[.C694]^[.F$5]+[.F$6]*[.C694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695]+1" office:value-type="date" office:date-value="2020-12-05" calcext:value-type="date">
            <text:p>05-12-2020</text:p>
          </table:table-cell>
          <table:table-cell table:formula="of:=IF([.E696]&lt;10000000000;[.E696];10000000000)" office:value-type="float" office:value="60967.8788810624" calcext:value-type="float">
            <text:p>60 968</text:p>
          </table:table-cell>
          <table:table-cell/>
          <table:table-cell table:formula="of:=[.F$2]*[.C695]^[.F$3]+[.F$4]*[.C695]^[.F$5]+[.F$6]*[.C695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696]+1" office:value-type="date" office:date-value="2020-12-06" calcext:value-type="date">
            <text:p>06-12-2020</text:p>
          </table:table-cell>
          <table:table-cell table:formula="of:=IF([.E697]&lt;10000000000;[.E697];10000000000)" office:value-type="float" office:value="60967.8788810624" calcext:value-type="float">
            <text:p>60 968</text:p>
          </table:table-cell>
          <table:table-cell/>
          <table:table-cell table:formula="of:=[.F$2]*[.C696]^[.F$3]+[.F$4]*[.C696]^[.F$5]+[.F$6]*[.C696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697]+1" office:value-type="date" office:date-value="2020-12-07" calcext:value-type="date">
            <text:p>07-12-2020</text:p>
          </table:table-cell>
          <table:table-cell table:formula="of:=IF([.E698]&lt;10000000000;[.E698];10000000000)" office:value-type="float" office:value="60967.8788810624" calcext:value-type="float">
            <text:p>60 968</text:p>
          </table:table-cell>
          <table:table-cell/>
          <table:table-cell table:formula="of:=[.F$2]*[.C697]^[.F$3]+[.F$4]*[.C697]^[.F$5]+[.F$6]*[.C697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698]+1" office:value-type="date" office:date-value="2020-12-08" calcext:value-type="date">
            <text:p>08-12-2020</text:p>
          </table:table-cell>
          <table:table-cell table:formula="of:=IF([.E699]&lt;10000000000;[.E699];10000000000)" office:value-type="float" office:value="60967.8788810624" calcext:value-type="float">
            <text:p>60 968</text:p>
          </table:table-cell>
          <table:table-cell/>
          <table:table-cell table:formula="of:=[.F$2]*[.C698]^[.F$3]+[.F$4]*[.C698]^[.F$5]+[.F$6]*[.C698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699]+1" office:value-type="date" office:date-value="2020-12-09" calcext:value-type="date">
            <text:p>09-12-2020</text:p>
          </table:table-cell>
          <table:table-cell table:formula="of:=IF([.E700]&lt;10000000000;[.E700];10000000000)" office:value-type="float" office:value="60967.8788810624" calcext:value-type="float">
            <text:p>60 968</text:p>
          </table:table-cell>
          <table:table-cell/>
          <table:table-cell table:formula="of:=[.F$2]*[.C699]^[.F$3]+[.F$4]*[.C699]^[.F$5]+[.F$6]*[.C699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700]+1" office:value-type="date" office:date-value="2020-12-10" calcext:value-type="date">
            <text:p>10-12-2020</text:p>
          </table:table-cell>
          <table:table-cell table:formula="of:=IF([.E701]&lt;10000000000;[.E701];10000000000)" office:value-type="float" office:value="60967.8788810624" calcext:value-type="float">
            <text:p>60 968</text:p>
          </table:table-cell>
          <table:table-cell/>
          <table:table-cell table:formula="of:=[.F$2]*[.C700]^[.F$3]+[.F$4]*[.C700]^[.F$5]+[.F$6]*[.C700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701]+1" office:value-type="date" office:date-value="2020-12-11" calcext:value-type="date">
            <text:p>11-12-2020</text:p>
          </table:table-cell>
          <table:table-cell table:formula="of:=IF([.E702]&lt;10000000000;[.E702];10000000000)" office:value-type="float" office:value="60967.8788810624" calcext:value-type="float">
            <text:p>60 968</text:p>
          </table:table-cell>
          <table:table-cell/>
          <table:table-cell table:formula="of:=[.F$2]*[.C701]^[.F$3]+[.F$4]*[.C701]^[.F$5]+[.F$6]*[.C701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702]+1" office:value-type="date" office:date-value="2020-12-12" calcext:value-type="date">
            <text:p>12-12-2020</text:p>
          </table:table-cell>
          <table:table-cell table:formula="of:=IF([.E703]&lt;10000000000;[.E703];10000000000)" office:value-type="float" office:value="60967.8788810624" calcext:value-type="float">
            <text:p>60 968</text:p>
          </table:table-cell>
          <table:table-cell/>
          <table:table-cell table:formula="of:=[.F$2]*[.C702]^[.F$3]+[.F$4]*[.C702]^[.F$5]+[.F$6]*[.C702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703]+1" office:value-type="date" office:date-value="2020-12-13" calcext:value-type="date">
            <text:p>13-12-2020</text:p>
          </table:table-cell>
          <table:table-cell table:formula="of:=IF([.E704]&lt;10000000000;[.E704];10000000000)" office:value-type="float" office:value="60967.8788810624" calcext:value-type="float">
            <text:p>60 968</text:p>
          </table:table-cell>
          <table:table-cell/>
          <table:table-cell table:formula="of:=[.F$2]*[.C703]^[.F$3]+[.F$4]*[.C703]^[.F$5]+[.F$6]*[.C703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704]+1" office:value-type="date" office:date-value="2020-12-14" calcext:value-type="date">
            <text:p>14-12-2020</text:p>
          </table:table-cell>
          <table:table-cell table:formula="of:=IF([.E705]&lt;10000000000;[.E705];10000000000)" office:value-type="float" office:value="60967.8788810624" calcext:value-type="float">
            <text:p>60 968</text:p>
          </table:table-cell>
          <table:table-cell/>
          <table:table-cell table:formula="of:=[.F$2]*[.C704]^[.F$3]+[.F$4]*[.C704]^[.F$5]+[.F$6]*[.C704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705]+1" office:value-type="date" office:date-value="2020-12-15" calcext:value-type="date">
            <text:p>15-12-2020</text:p>
          </table:table-cell>
          <table:table-cell table:formula="of:=IF([.E706]&lt;10000000000;[.E706];10000000000)" office:value-type="float" office:value="60967.8788810624" calcext:value-type="float">
            <text:p>60 968</text:p>
          </table:table-cell>
          <table:table-cell/>
          <table:table-cell table:formula="of:=[.F$2]*[.C705]^[.F$3]+[.F$4]*[.C705]^[.F$5]+[.F$6]*[.C705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706]+1" office:value-type="date" office:date-value="2020-12-16" calcext:value-type="date">
            <text:p>16-12-2020</text:p>
          </table:table-cell>
          <table:table-cell table:formula="of:=IF([.E707]&lt;10000000000;[.E707];10000000000)" office:value-type="float" office:value="60967.8788810624" calcext:value-type="float">
            <text:p>60 968</text:p>
          </table:table-cell>
          <table:table-cell/>
          <table:table-cell table:formula="of:=[.F$2]*[.C706]^[.F$3]+[.F$4]*[.C706]^[.F$5]+[.F$6]*[.C706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707]+1" office:value-type="date" office:date-value="2020-12-17" calcext:value-type="date">
            <text:p>17-12-2020</text:p>
          </table:table-cell>
          <table:table-cell table:formula="of:=IF([.E708]&lt;10000000000;[.E708];10000000000)" office:value-type="float" office:value="60967.8788810624" calcext:value-type="float">
            <text:p>60 968</text:p>
          </table:table-cell>
          <table:table-cell/>
          <table:table-cell table:formula="of:=[.F$2]*[.C707]^[.F$3]+[.F$4]*[.C707]^[.F$5]+[.F$6]*[.C707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708]+1" office:value-type="date" office:date-value="2020-12-18" calcext:value-type="date">
            <text:p>18-12-2020</text:p>
          </table:table-cell>
          <table:table-cell table:formula="of:=IF([.E709]&lt;10000000000;[.E709];10000000000)" office:value-type="float" office:value="60967.8788810624" calcext:value-type="float">
            <text:p>60 968</text:p>
          </table:table-cell>
          <table:table-cell/>
          <table:table-cell table:formula="of:=[.F$2]*[.C708]^[.F$3]+[.F$4]*[.C708]^[.F$5]+[.F$6]*[.C708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709]+1" office:value-type="date" office:date-value="2020-12-19" calcext:value-type="date">
            <text:p>19-12-2020</text:p>
          </table:table-cell>
          <table:table-cell table:formula="of:=IF([.E710]&lt;10000000000;[.E710];10000000000)" office:value-type="float" office:value="60967.8788810624" calcext:value-type="float">
            <text:p>60 968</text:p>
          </table:table-cell>
          <table:table-cell/>
          <table:table-cell table:formula="of:=[.F$2]*[.C709]^[.F$3]+[.F$4]*[.C709]^[.F$5]+[.F$6]*[.C709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710]+1" office:value-type="date" office:date-value="2020-12-20" calcext:value-type="date">
            <text:p>20-12-2020</text:p>
          </table:table-cell>
          <table:table-cell table:formula="of:=IF([.E711]&lt;10000000000;[.E711];10000000000)" office:value-type="float" office:value="60967.8788810624" calcext:value-type="float">
            <text:p>60 968</text:p>
          </table:table-cell>
          <table:table-cell/>
          <table:table-cell table:formula="of:=[.F$2]*[.C710]^[.F$3]+[.F$4]*[.C710]^[.F$5]+[.F$6]*[.C710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711]+1" office:value-type="date" office:date-value="2020-12-21" calcext:value-type="date">
            <text:p>21-12-2020</text:p>
          </table:table-cell>
          <table:table-cell table:formula="of:=IF([.E712]&lt;10000000000;[.E712];10000000000)" office:value-type="float" office:value="60967.8788810624" calcext:value-type="float">
            <text:p>60 968</text:p>
          </table:table-cell>
          <table:table-cell/>
          <table:table-cell table:formula="of:=[.F$2]*[.C711]^[.F$3]+[.F$4]*[.C711]^[.F$5]+[.F$6]*[.C711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712]+1" office:value-type="date" office:date-value="2020-12-22" calcext:value-type="date">
            <text:p>22-12-2020</text:p>
          </table:table-cell>
          <table:table-cell table:formula="of:=IF([.E713]&lt;10000000000;[.E713];10000000000)" office:value-type="float" office:value="60967.8788810624" calcext:value-type="float">
            <text:p>60 968</text:p>
          </table:table-cell>
          <table:table-cell/>
          <table:table-cell table:formula="of:=[.F$2]*[.C712]^[.F$3]+[.F$4]*[.C712]^[.F$5]+[.F$6]*[.C712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713]+1" office:value-type="date" office:date-value="2020-12-23" calcext:value-type="date">
            <text:p>23-12-2020</text:p>
          </table:table-cell>
          <table:table-cell table:formula="of:=IF([.E714]&lt;10000000000;[.E714];10000000000)" office:value-type="float" office:value="60967.8788810624" calcext:value-type="float">
            <text:p>60 968</text:p>
          </table:table-cell>
          <table:table-cell/>
          <table:table-cell table:formula="of:=[.F$2]*[.C713]^[.F$3]+[.F$4]*[.C713]^[.F$5]+[.F$6]*[.C713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714]+1" office:value-type="date" office:date-value="2020-12-24" calcext:value-type="date">
            <text:p>24-12-2020</text:p>
          </table:table-cell>
          <table:table-cell table:formula="of:=IF([.E715]&lt;10000000000;[.E715];10000000000)" office:value-type="float" office:value="60967.8788810624" calcext:value-type="float">
            <text:p>60 968</text:p>
          </table:table-cell>
          <table:table-cell/>
          <table:table-cell table:formula="of:=[.F$2]*[.C714]^[.F$3]+[.F$4]*[.C714]^[.F$5]+[.F$6]*[.C714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715]+1" office:value-type="date" office:date-value="2020-12-25" calcext:value-type="date">
            <text:p>25-12-2020</text:p>
          </table:table-cell>
          <table:table-cell table:formula="of:=IF([.E716]&lt;10000000000;[.E716];10000000000)" office:value-type="float" office:value="60967.8788810624" calcext:value-type="float">
            <text:p>60 968</text:p>
          </table:table-cell>
          <table:table-cell/>
          <table:table-cell table:formula="of:=[.F$2]*[.C715]^[.F$3]+[.F$4]*[.C715]^[.F$5]+[.F$6]*[.C715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716]+1" office:value-type="date" office:date-value="2020-12-26" calcext:value-type="date">
            <text:p>26-12-2020</text:p>
          </table:table-cell>
          <table:table-cell table:formula="of:=IF([.E717]&lt;10000000000;[.E717];10000000000)" office:value-type="float" office:value="60967.8788810624" calcext:value-type="float">
            <text:p>60 968</text:p>
          </table:table-cell>
          <table:table-cell/>
          <table:table-cell table:formula="of:=[.F$2]*[.C716]^[.F$3]+[.F$4]*[.C716]^[.F$5]+[.F$6]*[.C716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717]+1" office:value-type="date" office:date-value="2020-12-27" calcext:value-type="date">
            <text:p>27-12-2020</text:p>
          </table:table-cell>
          <table:table-cell table:formula="of:=IF([.E718]&lt;10000000000;[.E718];10000000000)" office:value-type="float" office:value="60967.8788810624" calcext:value-type="float">
            <text:p>60 968</text:p>
          </table:table-cell>
          <table:table-cell/>
          <table:table-cell table:formula="of:=[.F$2]*[.C717]^[.F$3]+[.F$4]*[.C717]^[.F$5]+[.F$6]*[.C717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718]+1" office:value-type="date" office:date-value="2020-12-28" calcext:value-type="date">
            <text:p>28-12-2020</text:p>
          </table:table-cell>
          <table:table-cell table:formula="of:=IF([.E719]&lt;10000000000;[.E719];10000000000)" office:value-type="float" office:value="60967.8788810624" calcext:value-type="float">
            <text:p>60 968</text:p>
          </table:table-cell>
          <table:table-cell/>
          <table:table-cell table:formula="of:=[.F$2]*[.C718]^[.F$3]+[.F$4]*[.C718]^[.F$5]+[.F$6]*[.C718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719]+1" office:value-type="date" office:date-value="2020-12-29" calcext:value-type="date">
            <text:p>29-12-2020</text:p>
          </table:table-cell>
          <table:table-cell table:formula="of:=IF([.E720]&lt;10000000000;[.E720];10000000000)" office:value-type="float" office:value="60967.8788810624" calcext:value-type="float">
            <text:p>60 968</text:p>
          </table:table-cell>
          <table:table-cell/>
          <table:table-cell table:formula="of:=[.F$2]*[.C719]^[.F$3]+[.F$4]*[.C719]^[.F$5]+[.F$6]*[.C719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720]+1" office:value-type="date" office:date-value="2020-12-30" calcext:value-type="date">
            <text:p>30-12-2020</text:p>
          </table:table-cell>
          <table:table-cell table:formula="of:=IF([.E721]&lt;10000000000;[.E721];10000000000)" office:value-type="float" office:value="60967.8788810624" calcext:value-type="float">
            <text:p>60 968</text:p>
          </table:table-cell>
          <table:table-cell/>
          <table:table-cell table:formula="of:=[.F$2]*[.C720]^[.F$3]+[.F$4]*[.C720]^[.F$5]+[.F$6]*[.C720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721]+1" office:value-type="date" office:date-value="2020-12-31" calcext:value-type="date">
            <text:p>31-12-2020</text:p>
          </table:table-cell>
          <table:table-cell table:formula="of:=IF([.E722]&lt;10000000000;[.E722];10000000000)" office:value-type="float" office:value="60967.8788810624" calcext:value-type="float">
            <text:p>60 968</text:p>
          </table:table-cell>
          <table:table-cell/>
          <table:table-cell table:formula="of:=[.F$2]*[.C721]^[.F$3]+[.F$4]*[.C721]^[.F$5]+[.F$6]*[.C721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722]+1" office:value-type="date" office:date-value="2021-01-01" calcext:value-type="date">
            <text:p>01-01-2021</text:p>
          </table:table-cell>
          <table:table-cell table:formula="of:=IF([.E723]&lt;10000000000;[.E723];10000000000)" office:value-type="float" office:value="60967.8788810624" calcext:value-type="float">
            <text:p>60 968</text:p>
          </table:table-cell>
          <table:table-cell/>
          <table:table-cell table:formula="of:=[.F$2]*[.C722]^[.F$3]+[.F$4]*[.C722]^[.F$5]+[.F$6]*[.C722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723]+1" office:value-type="date" office:date-value="2021-01-02" calcext:value-type="date">
            <text:p>02-01-2021</text:p>
          </table:table-cell>
          <table:table-cell table:formula="of:=IF([.E724]&lt;10000000000;[.E724];10000000000)" office:value-type="float" office:value="60967.8788810624" calcext:value-type="float">
            <text:p>60 968</text:p>
          </table:table-cell>
          <table:table-cell/>
          <table:table-cell table:formula="of:=[.F$2]*[.C723]^[.F$3]+[.F$4]*[.C723]^[.F$5]+[.F$6]*[.C723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724]+1" office:value-type="date" office:date-value="2021-01-03" calcext:value-type="date">
            <text:p>03-01-2021</text:p>
          </table:table-cell>
          <table:table-cell table:formula="of:=IF([.E725]&lt;10000000000;[.E725];10000000000)" office:value-type="float" office:value="60967.8788810624" calcext:value-type="float">
            <text:p>60 968</text:p>
          </table:table-cell>
          <table:table-cell/>
          <table:table-cell table:formula="of:=[.F$2]*[.C724]^[.F$3]+[.F$4]*[.C724]^[.F$5]+[.F$6]*[.C724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725]+1" office:value-type="date" office:date-value="2021-01-04" calcext:value-type="date">
            <text:p>04-01-2021</text:p>
          </table:table-cell>
          <table:table-cell table:formula="of:=IF([.E726]&lt;10000000000;[.E726];10000000000)" office:value-type="float" office:value="60967.8788810624" calcext:value-type="float">
            <text:p>60 968</text:p>
          </table:table-cell>
          <table:table-cell/>
          <table:table-cell table:formula="of:=[.F$2]*[.C725]^[.F$3]+[.F$4]*[.C725]^[.F$5]+[.F$6]*[.C725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726]+1" office:value-type="date" office:date-value="2021-01-05" calcext:value-type="date">
            <text:p>05-01-2021</text:p>
          </table:table-cell>
          <table:table-cell table:formula="of:=IF([.E727]&lt;10000000000;[.E727];10000000000)" office:value-type="float" office:value="60967.8788810624" calcext:value-type="float">
            <text:p>60 968</text:p>
          </table:table-cell>
          <table:table-cell/>
          <table:table-cell table:formula="of:=[.F$2]*[.C726]^[.F$3]+[.F$4]*[.C726]^[.F$5]+[.F$6]*[.C726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727]+1" office:value-type="date" office:date-value="2021-01-06" calcext:value-type="date">
            <text:p>06-01-2021</text:p>
          </table:table-cell>
          <table:table-cell table:formula="of:=IF([.E728]&lt;10000000000;[.E728];10000000000)" office:value-type="float" office:value="60967.8788810624" calcext:value-type="float">
            <text:p>60 968</text:p>
          </table:table-cell>
          <table:table-cell/>
          <table:table-cell table:formula="of:=[.F$2]*[.C727]^[.F$3]+[.F$4]*[.C727]^[.F$5]+[.F$6]*[.C727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728]+1" office:value-type="date" office:date-value="2021-01-07" calcext:value-type="date">
            <text:p>07-01-2021</text:p>
          </table:table-cell>
          <table:table-cell table:formula="of:=IF([.E729]&lt;10000000000;[.E729];10000000000)" office:value-type="float" office:value="60967.8788810624" calcext:value-type="float">
            <text:p>60 968</text:p>
          </table:table-cell>
          <table:table-cell/>
          <table:table-cell table:formula="of:=[.F$2]*[.C728]^[.F$3]+[.F$4]*[.C728]^[.F$5]+[.F$6]*[.C728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729]+1" office:value-type="date" office:date-value="2021-01-08" calcext:value-type="date">
            <text:p>08-01-2021</text:p>
          </table:table-cell>
          <table:table-cell table:formula="of:=IF([.E730]&lt;10000000000;[.E730];10000000000)" office:value-type="float" office:value="60967.8788810624" calcext:value-type="float">
            <text:p>60 968</text:p>
          </table:table-cell>
          <table:table-cell/>
          <table:table-cell table:formula="of:=[.F$2]*[.C729]^[.F$3]+[.F$4]*[.C729]^[.F$5]+[.F$6]*[.C729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730]+1" office:value-type="date" office:date-value="2021-01-09" calcext:value-type="date">
            <text:p>09-01-2021</text:p>
          </table:table-cell>
          <table:table-cell table:formula="of:=IF([.E731]&lt;10000000000;[.E731];10000000000)" office:value-type="float" office:value="60967.8788810624" calcext:value-type="float">
            <text:p>60 968</text:p>
          </table:table-cell>
          <table:table-cell/>
          <table:table-cell table:formula="of:=[.F$2]*[.C730]^[.F$3]+[.F$4]*[.C730]^[.F$5]+[.F$6]*[.C730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731]+1" office:value-type="date" office:date-value="2021-01-10" calcext:value-type="date">
            <text:p>10-01-2021</text:p>
          </table:table-cell>
          <table:table-cell table:formula="of:=IF([.E732]&lt;10000000000;[.E732];10000000000)" office:value-type="float" office:value="60967.8788810624" calcext:value-type="float">
            <text:p>60 968</text:p>
          </table:table-cell>
          <table:table-cell/>
          <table:table-cell table:formula="of:=[.F$2]*[.C731]^[.F$3]+[.F$4]*[.C731]^[.F$5]+[.F$6]*[.C731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732]+1" office:value-type="date" office:date-value="2021-01-11" calcext:value-type="date">
            <text:p>11-01-2021</text:p>
          </table:table-cell>
          <table:table-cell table:formula="of:=IF([.E733]&lt;10000000000;[.E733];10000000000)" office:value-type="float" office:value="60967.8788810624" calcext:value-type="float">
            <text:p>60 968</text:p>
          </table:table-cell>
          <table:table-cell/>
          <table:table-cell table:formula="of:=[.F$2]*[.C732]^[.F$3]+[.F$4]*[.C732]^[.F$5]+[.F$6]*[.C732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733]+1" office:value-type="date" office:date-value="2021-01-12" calcext:value-type="date">
            <text:p>12-01-2021</text:p>
          </table:table-cell>
          <table:table-cell table:formula="of:=IF([.E734]&lt;10000000000;[.E734];10000000000)" office:value-type="float" office:value="60967.8788810624" calcext:value-type="float">
            <text:p>60 968</text:p>
          </table:table-cell>
          <table:table-cell/>
          <table:table-cell table:formula="of:=[.F$2]*[.C733]^[.F$3]+[.F$4]*[.C733]^[.F$5]+[.F$6]*[.C733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734]+1" office:value-type="date" office:date-value="2021-01-13" calcext:value-type="date">
            <text:p>13-01-2021</text:p>
          </table:table-cell>
          <table:table-cell table:formula="of:=IF([.E735]&lt;10000000000;[.E735];10000000000)" office:value-type="float" office:value="60967.8788810624" calcext:value-type="float">
            <text:p>60 968</text:p>
          </table:table-cell>
          <table:table-cell/>
          <table:table-cell table:formula="of:=[.F$2]*[.C734]^[.F$3]+[.F$4]*[.C734]^[.F$5]+[.F$6]*[.C734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735]+1" office:value-type="date" office:date-value="2021-01-14" calcext:value-type="date">
            <text:p>14-01-2021</text:p>
          </table:table-cell>
          <table:table-cell table:formula="of:=IF([.E736]&lt;10000000000;[.E736];10000000000)" office:value-type="float" office:value="60967.8788810624" calcext:value-type="float">
            <text:p>60 968</text:p>
          </table:table-cell>
          <table:table-cell/>
          <table:table-cell table:formula="of:=[.F$2]*[.C735]^[.F$3]+[.F$4]*[.C735]^[.F$5]+[.F$6]*[.C735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736]+1" office:value-type="date" office:date-value="2021-01-15" calcext:value-type="date">
            <text:p>15-01-2021</text:p>
          </table:table-cell>
          <table:table-cell table:formula="of:=IF([.E737]&lt;10000000000;[.E737];10000000000)" office:value-type="float" office:value="60967.8788810624" calcext:value-type="float">
            <text:p>60 968</text:p>
          </table:table-cell>
          <table:table-cell/>
          <table:table-cell table:formula="of:=[.F$2]*[.C736]^[.F$3]+[.F$4]*[.C736]^[.F$5]+[.F$6]*[.C736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737]+1" office:value-type="date" office:date-value="2021-01-16" calcext:value-type="date">
            <text:p>16-01-2021</text:p>
          </table:table-cell>
          <table:table-cell table:formula="of:=IF([.E738]&lt;10000000000;[.E738];10000000000)" office:value-type="float" office:value="60967.8788810624" calcext:value-type="float">
            <text:p>60 968</text:p>
          </table:table-cell>
          <table:table-cell/>
          <table:table-cell table:formula="of:=[.F$2]*[.C737]^[.F$3]+[.F$4]*[.C737]^[.F$5]+[.F$6]*[.C737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738]+1" office:value-type="date" office:date-value="2021-01-17" calcext:value-type="date">
            <text:p>17-01-2021</text:p>
          </table:table-cell>
          <table:table-cell table:formula="of:=IF([.E739]&lt;10000000000;[.E739];10000000000)" office:value-type="float" office:value="60967.8788810624" calcext:value-type="float">
            <text:p>60 968</text:p>
          </table:table-cell>
          <table:table-cell/>
          <table:table-cell table:formula="of:=[.F$2]*[.C738]^[.F$3]+[.F$4]*[.C738]^[.F$5]+[.F$6]*[.C738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739]+1" office:value-type="date" office:date-value="2021-01-18" calcext:value-type="date">
            <text:p>18-01-2021</text:p>
          </table:table-cell>
          <table:table-cell table:formula="of:=IF([.E740]&lt;10000000000;[.E740];10000000000)" office:value-type="float" office:value="60967.8788810624" calcext:value-type="float">
            <text:p>60 968</text:p>
          </table:table-cell>
          <table:table-cell/>
          <table:table-cell table:formula="of:=[.F$2]*[.C739]^[.F$3]+[.F$4]*[.C739]^[.F$5]+[.F$6]*[.C739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740]+1" office:value-type="date" office:date-value="2021-01-19" calcext:value-type="date">
            <text:p>19-01-2021</text:p>
          </table:table-cell>
          <table:table-cell table:formula="of:=IF([.E741]&lt;10000000000;[.E741];10000000000)" office:value-type="float" office:value="60967.8788810624" calcext:value-type="float">
            <text:p>60 968</text:p>
          </table:table-cell>
          <table:table-cell/>
          <table:table-cell table:formula="of:=[.F$2]*[.C740]^[.F$3]+[.F$4]*[.C740]^[.F$5]+[.F$6]*[.C740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741]+1" office:value-type="date" office:date-value="2021-01-20" calcext:value-type="date">
            <text:p>20-01-2021</text:p>
          </table:table-cell>
          <table:table-cell table:formula="of:=IF([.E742]&lt;10000000000;[.E742];10000000000)" office:value-type="float" office:value="60967.8788810624" calcext:value-type="float">
            <text:p>60 968</text:p>
          </table:table-cell>
          <table:table-cell/>
          <table:table-cell table:formula="of:=[.F$2]*[.C741]^[.F$3]+[.F$4]*[.C741]^[.F$5]+[.F$6]*[.C741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742]+1" office:value-type="date" office:date-value="2021-01-21" calcext:value-type="date">
            <text:p>21-01-2021</text:p>
          </table:table-cell>
          <table:table-cell table:formula="of:=IF([.E743]&lt;10000000000;[.E743];10000000000)" office:value-type="float" office:value="60967.8788810624" calcext:value-type="float">
            <text:p>60 968</text:p>
          </table:table-cell>
          <table:table-cell/>
          <table:table-cell table:formula="of:=[.F$2]*[.C742]^[.F$3]+[.F$4]*[.C742]^[.F$5]+[.F$6]*[.C742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743]+1" office:value-type="date" office:date-value="2021-01-22" calcext:value-type="date">
            <text:p>22-01-2021</text:p>
          </table:table-cell>
          <table:table-cell table:formula="of:=IF([.E744]&lt;10000000000;[.E744];10000000000)" office:value-type="float" office:value="60967.8788810624" calcext:value-type="float">
            <text:p>60 968</text:p>
          </table:table-cell>
          <table:table-cell/>
          <table:table-cell table:formula="of:=[.F$2]*[.C743]^[.F$3]+[.F$4]*[.C743]^[.F$5]+[.F$6]*[.C743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744]+1" office:value-type="date" office:date-value="2021-01-23" calcext:value-type="date">
            <text:p>23-01-2021</text:p>
          </table:table-cell>
          <table:table-cell table:formula="of:=IF([.E745]&lt;10000000000;[.E745];10000000000)" office:value-type="float" office:value="60967.8788810624" calcext:value-type="float">
            <text:p>60 968</text:p>
          </table:table-cell>
          <table:table-cell/>
          <table:table-cell table:formula="of:=[.F$2]*[.C744]^[.F$3]+[.F$4]*[.C744]^[.F$5]+[.F$6]*[.C744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745]+1" office:value-type="date" office:date-value="2021-01-24" calcext:value-type="date">
            <text:p>24-01-2021</text:p>
          </table:table-cell>
          <table:table-cell table:formula="of:=IF([.E746]&lt;10000000000;[.E746];10000000000)" office:value-type="float" office:value="60967.8788810624" calcext:value-type="float">
            <text:p>60 968</text:p>
          </table:table-cell>
          <table:table-cell/>
          <table:table-cell table:formula="of:=[.F$2]*[.C745]^[.F$3]+[.F$4]*[.C745]^[.F$5]+[.F$6]*[.C745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746]+1" office:value-type="date" office:date-value="2021-01-25" calcext:value-type="date">
            <text:p>25-01-2021</text:p>
          </table:table-cell>
          <table:table-cell table:formula="of:=IF([.E747]&lt;10000000000;[.E747];10000000000)" office:value-type="float" office:value="60967.8788810624" calcext:value-type="float">
            <text:p>60 968</text:p>
          </table:table-cell>
          <table:table-cell/>
          <table:table-cell table:formula="of:=[.F$2]*[.C746]^[.F$3]+[.F$4]*[.C746]^[.F$5]+[.F$6]*[.C746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747]+1" office:value-type="date" office:date-value="2021-01-26" calcext:value-type="date">
            <text:p>26-01-2021</text:p>
          </table:table-cell>
          <table:table-cell table:formula="of:=IF([.E748]&lt;10000000000;[.E748];10000000000)" office:value-type="float" office:value="60967.8788810624" calcext:value-type="float">
            <text:p>60 968</text:p>
          </table:table-cell>
          <table:table-cell/>
          <table:table-cell table:formula="of:=[.F$2]*[.C747]^[.F$3]+[.F$4]*[.C747]^[.F$5]+[.F$6]*[.C747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748]+1" office:value-type="date" office:date-value="2021-01-27" calcext:value-type="date">
            <text:p>27-01-2021</text:p>
          </table:table-cell>
          <table:table-cell table:formula="of:=IF([.E749]&lt;10000000000;[.E749];10000000000)" office:value-type="float" office:value="60967.8788810624" calcext:value-type="float">
            <text:p>60 968</text:p>
          </table:table-cell>
          <table:table-cell/>
          <table:table-cell table:formula="of:=[.F$2]*[.C748]^[.F$3]+[.F$4]*[.C748]^[.F$5]+[.F$6]*[.C748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749]+1" office:value-type="date" office:date-value="2021-01-28" calcext:value-type="date">
            <text:p>28-01-2021</text:p>
          </table:table-cell>
          <table:table-cell table:formula="of:=IF([.E750]&lt;10000000000;[.E750];10000000000)" office:value-type="float" office:value="60967.8788810624" calcext:value-type="float">
            <text:p>60 968</text:p>
          </table:table-cell>
          <table:table-cell/>
          <table:table-cell table:formula="of:=[.F$2]*[.C749]^[.F$3]+[.F$4]*[.C749]^[.F$5]+[.F$6]*[.C749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750]+1" office:value-type="date" office:date-value="2021-01-29" calcext:value-type="date">
            <text:p>29-01-2021</text:p>
          </table:table-cell>
          <table:table-cell table:formula="of:=IF([.E751]&lt;10000000000;[.E751];10000000000)" office:value-type="float" office:value="60967.8788810624" calcext:value-type="float">
            <text:p>60 968</text:p>
          </table:table-cell>
          <table:table-cell/>
          <table:table-cell table:formula="of:=[.F$2]*[.C750]^[.F$3]+[.F$4]*[.C750]^[.F$5]+[.F$6]*[.C750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751]+1" office:value-type="date" office:date-value="2021-01-30" calcext:value-type="date">
            <text:p>30-01-2021</text:p>
          </table:table-cell>
          <table:table-cell table:formula="of:=IF([.E752]&lt;10000000000;[.E752];10000000000)" office:value-type="float" office:value="60967.8788810624" calcext:value-type="float">
            <text:p>60 968</text:p>
          </table:table-cell>
          <table:table-cell/>
          <table:table-cell table:formula="of:=[.F$2]*[.C751]^[.F$3]+[.F$4]*[.C751]^[.F$5]+[.F$6]*[.C751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752]+1" office:value-type="date" office:date-value="2021-01-31" calcext:value-type="date">
            <text:p>31-01-2021</text:p>
          </table:table-cell>
          <table:table-cell table:formula="of:=IF([.E753]&lt;10000000000;[.E753];10000000000)" office:value-type="float" office:value="60967.8788810624" calcext:value-type="float">
            <text:p>60 968</text:p>
          </table:table-cell>
          <table:table-cell/>
          <table:table-cell table:formula="of:=[.F$2]*[.C752]^[.F$3]+[.F$4]*[.C752]^[.F$5]+[.F$6]*[.C752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753]+1" office:value-type="date" office:date-value="2021-02-01" calcext:value-type="date">
            <text:p>01-02-2021</text:p>
          </table:table-cell>
          <table:table-cell table:formula="of:=IF([.E754]&lt;10000000000;[.E754];10000000000)" office:value-type="float" office:value="60967.8788810624" calcext:value-type="float">
            <text:p>60 968</text:p>
          </table:table-cell>
          <table:table-cell/>
          <table:table-cell table:formula="of:=[.F$2]*[.C753]^[.F$3]+[.F$4]*[.C753]^[.F$5]+[.F$6]*[.C753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754]+1" office:value-type="date" office:date-value="2021-02-02" calcext:value-type="date">
            <text:p>02-02-2021</text:p>
          </table:table-cell>
          <table:table-cell table:formula="of:=IF([.E755]&lt;10000000000;[.E755];10000000000)" office:value-type="float" office:value="60967.8788810624" calcext:value-type="float">
            <text:p>60 968</text:p>
          </table:table-cell>
          <table:table-cell/>
          <table:table-cell table:formula="of:=[.F$2]*[.C754]^[.F$3]+[.F$4]*[.C754]^[.F$5]+[.F$6]*[.C754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755]+1" office:value-type="date" office:date-value="2021-02-03" calcext:value-type="date">
            <text:p>03-02-2021</text:p>
          </table:table-cell>
          <table:table-cell table:formula="of:=IF([.E756]&lt;10000000000;[.E756];10000000000)" office:value-type="float" office:value="60967.8788810624" calcext:value-type="float">
            <text:p>60 968</text:p>
          </table:table-cell>
          <table:table-cell/>
          <table:table-cell table:formula="of:=[.F$2]*[.C755]^[.F$3]+[.F$4]*[.C755]^[.F$5]+[.F$6]*[.C755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756]+1" office:value-type="date" office:date-value="2021-02-04" calcext:value-type="date">
            <text:p>04-02-2021</text:p>
          </table:table-cell>
          <table:table-cell table:formula="of:=IF([.E757]&lt;10000000000;[.E757];10000000000)" office:value-type="float" office:value="60967.8788810624" calcext:value-type="float">
            <text:p>60 968</text:p>
          </table:table-cell>
          <table:table-cell/>
          <table:table-cell table:formula="of:=[.F$2]*[.C756]^[.F$3]+[.F$4]*[.C756]^[.F$5]+[.F$6]*[.C756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757]+1" office:value-type="date" office:date-value="2021-02-05" calcext:value-type="date">
            <text:p>05-02-2021</text:p>
          </table:table-cell>
          <table:table-cell table:formula="of:=IF([.E758]&lt;10000000000;[.E758];10000000000)" office:value-type="float" office:value="60967.8788810624" calcext:value-type="float">
            <text:p>60 968</text:p>
          </table:table-cell>
          <table:table-cell/>
          <table:table-cell table:formula="of:=[.F$2]*[.C757]^[.F$3]+[.F$4]*[.C757]^[.F$5]+[.F$6]*[.C757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758]+1" office:value-type="date" office:date-value="2021-02-06" calcext:value-type="date">
            <text:p>06-02-2021</text:p>
          </table:table-cell>
          <table:table-cell table:formula="of:=IF([.E759]&lt;10000000000;[.E759];10000000000)" office:value-type="float" office:value="60967.8788810624" calcext:value-type="float">
            <text:p>60 968</text:p>
          </table:table-cell>
          <table:table-cell/>
          <table:table-cell table:formula="of:=[.F$2]*[.C758]^[.F$3]+[.F$4]*[.C758]^[.F$5]+[.F$6]*[.C758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759]+1" office:value-type="date" office:date-value="2021-02-07" calcext:value-type="date">
            <text:p>07-02-2021</text:p>
          </table:table-cell>
          <table:table-cell table:formula="of:=IF([.E760]&lt;10000000000;[.E760];10000000000)" office:value-type="float" office:value="60967.8788810624" calcext:value-type="float">
            <text:p>60 968</text:p>
          </table:table-cell>
          <table:table-cell/>
          <table:table-cell table:formula="of:=[.F$2]*[.C759]^[.F$3]+[.F$4]*[.C759]^[.F$5]+[.F$6]*[.C759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760]+1" office:value-type="date" office:date-value="2021-02-08" calcext:value-type="date">
            <text:p>08-02-2021</text:p>
          </table:table-cell>
          <table:table-cell table:formula="of:=IF([.E761]&lt;10000000000;[.E761];10000000000)" office:value-type="float" office:value="60967.8788810624" calcext:value-type="float">
            <text:p>60 968</text:p>
          </table:table-cell>
          <table:table-cell/>
          <table:table-cell table:formula="of:=[.F$2]*[.C760]^[.F$3]+[.F$4]*[.C760]^[.F$5]+[.F$6]*[.C760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761]+1" office:value-type="date" office:date-value="2021-02-09" calcext:value-type="date">
            <text:p>09-02-2021</text:p>
          </table:table-cell>
          <table:table-cell table:formula="of:=IF([.E762]&lt;10000000000;[.E762];10000000000)" office:value-type="float" office:value="60967.8788810624" calcext:value-type="float">
            <text:p>60 968</text:p>
          </table:table-cell>
          <table:table-cell/>
          <table:table-cell table:formula="of:=[.F$2]*[.C761]^[.F$3]+[.F$4]*[.C761]^[.F$5]+[.F$6]*[.C761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762]+1" office:value-type="date" office:date-value="2021-02-10" calcext:value-type="date">
            <text:p>10-02-2021</text:p>
          </table:table-cell>
          <table:table-cell table:formula="of:=IF([.E763]&lt;10000000000;[.E763];10000000000)" office:value-type="float" office:value="60967.8788810624" calcext:value-type="float">
            <text:p>60 968</text:p>
          </table:table-cell>
          <table:table-cell/>
          <table:table-cell table:formula="of:=[.F$2]*[.C762]^[.F$3]+[.F$4]*[.C762]^[.F$5]+[.F$6]*[.C762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763]+1" office:value-type="date" office:date-value="2021-02-11" calcext:value-type="date">
            <text:p>11-02-2021</text:p>
          </table:table-cell>
          <table:table-cell table:formula="of:=IF([.E764]&lt;10000000000;[.E764];10000000000)" office:value-type="float" office:value="60967.8788810624" calcext:value-type="float">
            <text:p>60 968</text:p>
          </table:table-cell>
          <table:table-cell/>
          <table:table-cell table:formula="of:=[.F$2]*[.C763]^[.F$3]+[.F$4]*[.C763]^[.F$5]+[.F$6]*[.C763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764]+1" office:value-type="date" office:date-value="2021-02-12" calcext:value-type="date">
            <text:p>12-02-2021</text:p>
          </table:table-cell>
          <table:table-cell table:formula="of:=IF([.E765]&lt;10000000000;[.E765];10000000000)" office:value-type="float" office:value="60967.8788810624" calcext:value-type="float">
            <text:p>60 968</text:p>
          </table:table-cell>
          <table:table-cell/>
          <table:table-cell table:formula="of:=[.F$2]*[.C764]^[.F$3]+[.F$4]*[.C764]^[.F$5]+[.F$6]*[.C764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765]+1" office:value-type="date" office:date-value="2021-02-13" calcext:value-type="date">
            <text:p>13-02-2021</text:p>
          </table:table-cell>
          <table:table-cell table:formula="of:=IF([.E766]&lt;10000000000;[.E766];10000000000)" office:value-type="float" office:value="60967.8788810624" calcext:value-type="float">
            <text:p>60 968</text:p>
          </table:table-cell>
          <table:table-cell/>
          <table:table-cell table:formula="of:=[.F$2]*[.C765]^[.F$3]+[.F$4]*[.C765]^[.F$5]+[.F$6]*[.C765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766]+1" office:value-type="date" office:date-value="2021-02-14" calcext:value-type="date">
            <text:p>14-02-2021</text:p>
          </table:table-cell>
          <table:table-cell table:formula="of:=IF([.E767]&lt;10000000000;[.E767];10000000000)" office:value-type="float" office:value="60967.8788810624" calcext:value-type="float">
            <text:p>60 968</text:p>
          </table:table-cell>
          <table:table-cell/>
          <table:table-cell table:formula="of:=[.F$2]*[.C766]^[.F$3]+[.F$4]*[.C766]^[.F$5]+[.F$6]*[.C766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767]+1" office:value-type="date" office:date-value="2021-02-15" calcext:value-type="date">
            <text:p>15-02-2021</text:p>
          </table:table-cell>
          <table:table-cell table:formula="of:=IF([.E768]&lt;10000000000;[.E768];10000000000)" office:value-type="float" office:value="60967.8788810624" calcext:value-type="float">
            <text:p>60 968</text:p>
          </table:table-cell>
          <table:table-cell/>
          <table:table-cell table:formula="of:=[.F$2]*[.C767]^[.F$3]+[.F$4]*[.C767]^[.F$5]+[.F$6]*[.C767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768]+1" office:value-type="date" office:date-value="2021-02-16" calcext:value-type="date">
            <text:p>16-02-2021</text:p>
          </table:table-cell>
          <table:table-cell table:formula="of:=IF([.E769]&lt;10000000000;[.E769];10000000000)" office:value-type="float" office:value="60967.8788810624" calcext:value-type="float">
            <text:p>60 968</text:p>
          </table:table-cell>
          <table:table-cell/>
          <table:table-cell table:formula="of:=[.F$2]*[.C768]^[.F$3]+[.F$4]*[.C768]^[.F$5]+[.F$6]*[.C768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769]+1" office:value-type="date" office:date-value="2021-02-17" calcext:value-type="date">
            <text:p>17-02-2021</text:p>
          </table:table-cell>
          <table:table-cell table:formula="of:=IF([.E770]&lt;10000000000;[.E770];10000000000)" office:value-type="float" office:value="60967.8788810624" calcext:value-type="float">
            <text:p>60 968</text:p>
          </table:table-cell>
          <table:table-cell/>
          <table:table-cell table:formula="of:=[.F$2]*[.C769]^[.F$3]+[.F$4]*[.C769]^[.F$5]+[.F$6]*[.C769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770]+1" office:value-type="date" office:date-value="2021-02-18" calcext:value-type="date">
            <text:p>18-02-2021</text:p>
          </table:table-cell>
          <table:table-cell table:formula="of:=IF([.E771]&lt;10000000000;[.E771];10000000000)" office:value-type="float" office:value="60967.8788810624" calcext:value-type="float">
            <text:p>60 968</text:p>
          </table:table-cell>
          <table:table-cell/>
          <table:table-cell table:formula="of:=[.F$2]*[.C770]^[.F$3]+[.F$4]*[.C770]^[.F$5]+[.F$6]*[.C770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771]+1" office:value-type="date" office:date-value="2021-02-19" calcext:value-type="date">
            <text:p>19-02-2021</text:p>
          </table:table-cell>
          <table:table-cell table:formula="of:=IF([.E772]&lt;10000000000;[.E772];10000000000)" office:value-type="float" office:value="60967.8788810624" calcext:value-type="float">
            <text:p>60 968</text:p>
          </table:table-cell>
          <table:table-cell/>
          <table:table-cell table:formula="of:=[.F$2]*[.C771]^[.F$3]+[.F$4]*[.C771]^[.F$5]+[.F$6]*[.C771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772]+1" office:value-type="date" office:date-value="2021-02-20" calcext:value-type="date">
            <text:p>20-02-2021</text:p>
          </table:table-cell>
          <table:table-cell table:formula="of:=IF([.E773]&lt;10000000000;[.E773];10000000000)" office:value-type="float" office:value="60967.8788810624" calcext:value-type="float">
            <text:p>60 968</text:p>
          </table:table-cell>
          <table:table-cell/>
          <table:table-cell table:formula="of:=[.F$2]*[.C772]^[.F$3]+[.F$4]*[.C772]^[.F$5]+[.F$6]*[.C772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773]+1" office:value-type="date" office:date-value="2021-02-21" calcext:value-type="date">
            <text:p>21-02-2021</text:p>
          </table:table-cell>
          <table:table-cell table:formula="of:=IF([.E774]&lt;10000000000;[.E774];10000000000)" office:value-type="float" office:value="60967.8788810624" calcext:value-type="float">
            <text:p>60 968</text:p>
          </table:table-cell>
          <table:table-cell/>
          <table:table-cell table:formula="of:=[.F$2]*[.C773]^[.F$3]+[.F$4]*[.C773]^[.F$5]+[.F$6]*[.C773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774]+1" office:value-type="date" office:date-value="2021-02-22" calcext:value-type="date">
            <text:p>22-02-2021</text:p>
          </table:table-cell>
          <table:table-cell table:formula="of:=IF([.E775]&lt;10000000000;[.E775];10000000000)" office:value-type="float" office:value="60967.8788810624" calcext:value-type="float">
            <text:p>60 968</text:p>
          </table:table-cell>
          <table:table-cell/>
          <table:table-cell table:formula="of:=[.F$2]*[.C774]^[.F$3]+[.F$4]*[.C774]^[.F$5]+[.F$6]*[.C774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775]+1" office:value-type="date" office:date-value="2021-02-23" calcext:value-type="date">
            <text:p>23-02-2021</text:p>
          </table:table-cell>
          <table:table-cell table:formula="of:=IF([.E776]&lt;10000000000;[.E776];10000000000)" office:value-type="float" office:value="60967.8788810624" calcext:value-type="float">
            <text:p>60 968</text:p>
          </table:table-cell>
          <table:table-cell/>
          <table:table-cell table:formula="of:=[.F$2]*[.C775]^[.F$3]+[.F$4]*[.C775]^[.F$5]+[.F$6]*[.C775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776]+1" office:value-type="date" office:date-value="2021-02-24" calcext:value-type="date">
            <text:p>24-02-2021</text:p>
          </table:table-cell>
          <table:table-cell table:formula="of:=IF([.E777]&lt;10000000000;[.E777];10000000000)" office:value-type="float" office:value="60967.8788810624" calcext:value-type="float">
            <text:p>60 968</text:p>
          </table:table-cell>
          <table:table-cell/>
          <table:table-cell table:formula="of:=[.F$2]*[.C776]^[.F$3]+[.F$4]*[.C776]^[.F$5]+[.F$6]*[.C776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777]+1" office:value-type="date" office:date-value="2021-02-25" calcext:value-type="date">
            <text:p>25-02-2021</text:p>
          </table:table-cell>
          <table:table-cell table:formula="of:=IF([.E778]&lt;10000000000;[.E778];10000000000)" office:value-type="float" office:value="60967.8788810624" calcext:value-type="float">
            <text:p>60 968</text:p>
          </table:table-cell>
          <table:table-cell/>
          <table:table-cell table:formula="of:=[.F$2]*[.C777]^[.F$3]+[.F$4]*[.C777]^[.F$5]+[.F$6]*[.C777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778]+1" office:value-type="date" office:date-value="2021-02-26" calcext:value-type="date">
            <text:p>26-02-2021</text:p>
          </table:table-cell>
          <table:table-cell table:formula="of:=IF([.E779]&lt;10000000000;[.E779];10000000000)" office:value-type="float" office:value="60967.8788810624" calcext:value-type="float">
            <text:p>60 968</text:p>
          </table:table-cell>
          <table:table-cell/>
          <table:table-cell table:formula="of:=[.F$2]*[.C778]^[.F$3]+[.F$4]*[.C778]^[.F$5]+[.F$6]*[.C778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779]+1" office:value-type="date" office:date-value="2021-02-27" calcext:value-type="date">
            <text:p>27-02-2021</text:p>
          </table:table-cell>
          <table:table-cell table:formula="of:=IF([.E780]&lt;10000000000;[.E780];10000000000)" office:value-type="float" office:value="60967.8788810624" calcext:value-type="float">
            <text:p>60 968</text:p>
          </table:table-cell>
          <table:table-cell/>
          <table:table-cell table:formula="of:=[.F$2]*[.C779]^[.F$3]+[.F$4]*[.C779]^[.F$5]+[.F$6]*[.C779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780]+1" office:value-type="date" office:date-value="2021-02-28" calcext:value-type="date">
            <text:p>28-02-2021</text:p>
          </table:table-cell>
          <table:table-cell table:formula="of:=IF([.E781]&lt;10000000000;[.E781];10000000000)" office:value-type="float" office:value="60967.8788810624" calcext:value-type="float">
            <text:p>60 968</text:p>
          </table:table-cell>
          <table:table-cell/>
          <table:table-cell table:formula="of:=[.F$2]*[.C780]^[.F$3]+[.F$4]*[.C780]^[.F$5]+[.F$6]*[.C780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781]+1" office:value-type="date" office:date-value="2021-03-01" calcext:value-type="date">
            <text:p>01-03-2021</text:p>
          </table:table-cell>
          <table:table-cell table:formula="of:=IF([.E782]&lt;10000000000;[.E782];10000000000)" office:value-type="float" office:value="60967.8788810624" calcext:value-type="float">
            <text:p>60 968</text:p>
          </table:table-cell>
          <table:table-cell/>
          <table:table-cell table:formula="of:=[.F$2]*[.C781]^[.F$3]+[.F$4]*[.C781]^[.F$5]+[.F$6]*[.C781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782]+1" office:value-type="date" office:date-value="2021-03-02" calcext:value-type="date">
            <text:p>02-03-2021</text:p>
          </table:table-cell>
          <table:table-cell table:formula="of:=IF([.E783]&lt;10000000000;[.E783];10000000000)" office:value-type="float" office:value="60967.8788810624" calcext:value-type="float">
            <text:p>60 968</text:p>
          </table:table-cell>
          <table:table-cell/>
          <table:table-cell table:formula="of:=[.F$2]*[.C782]^[.F$3]+[.F$4]*[.C782]^[.F$5]+[.F$6]*[.C782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783]+1" office:value-type="date" office:date-value="2021-03-03" calcext:value-type="date">
            <text:p>03-03-2021</text:p>
          </table:table-cell>
          <table:table-cell table:formula="of:=IF([.E784]&lt;10000000000;[.E784];10000000000)" office:value-type="float" office:value="60967.8788810624" calcext:value-type="float">
            <text:p>60 968</text:p>
          </table:table-cell>
          <table:table-cell/>
          <table:table-cell table:formula="of:=[.F$2]*[.C783]^[.F$3]+[.F$4]*[.C783]^[.F$5]+[.F$6]*[.C783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784]+1" office:value-type="date" office:date-value="2021-03-04" calcext:value-type="date">
            <text:p>04-03-2021</text:p>
          </table:table-cell>
          <table:table-cell table:formula="of:=IF([.E785]&lt;10000000000;[.E785];10000000000)" office:value-type="float" office:value="60967.8788810624" calcext:value-type="float">
            <text:p>60 968</text:p>
          </table:table-cell>
          <table:table-cell/>
          <table:table-cell table:formula="of:=[.F$2]*[.C784]^[.F$3]+[.F$4]*[.C784]^[.F$5]+[.F$6]*[.C784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785]+1" office:value-type="date" office:date-value="2021-03-05" calcext:value-type="date">
            <text:p>05-03-2021</text:p>
          </table:table-cell>
          <table:table-cell table:formula="of:=IF([.E786]&lt;10000000000;[.E786];10000000000)" office:value-type="float" office:value="60967.8788810624" calcext:value-type="float">
            <text:p>60 968</text:p>
          </table:table-cell>
          <table:table-cell/>
          <table:table-cell table:formula="of:=[.F$2]*[.C785]^[.F$3]+[.F$4]*[.C785]^[.F$5]+[.F$6]*[.C785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786]+1" office:value-type="date" office:date-value="2021-03-06" calcext:value-type="date">
            <text:p>06-03-2021</text:p>
          </table:table-cell>
          <table:table-cell table:formula="of:=IF([.E787]&lt;10000000000;[.E787];10000000000)" office:value-type="float" office:value="60967.8788810624" calcext:value-type="float">
            <text:p>60 968</text:p>
          </table:table-cell>
          <table:table-cell/>
          <table:table-cell table:formula="of:=[.F$2]*[.C786]^[.F$3]+[.F$4]*[.C786]^[.F$5]+[.F$6]*[.C786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787]+1" office:value-type="date" office:date-value="2021-03-07" calcext:value-type="date">
            <text:p>07-03-2021</text:p>
          </table:table-cell>
          <table:table-cell table:formula="of:=IF([.E788]&lt;10000000000;[.E788];10000000000)" office:value-type="float" office:value="60967.8788810624" calcext:value-type="float">
            <text:p>60 968</text:p>
          </table:table-cell>
          <table:table-cell/>
          <table:table-cell table:formula="of:=[.F$2]*[.C787]^[.F$3]+[.F$4]*[.C787]^[.F$5]+[.F$6]*[.C787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788]+1" office:value-type="date" office:date-value="2021-03-08" calcext:value-type="date">
            <text:p>08-03-2021</text:p>
          </table:table-cell>
          <table:table-cell table:formula="of:=IF([.E789]&lt;10000000000;[.E789];10000000000)" office:value-type="float" office:value="60967.8788810624" calcext:value-type="float">
            <text:p>60 968</text:p>
          </table:table-cell>
          <table:table-cell/>
          <table:table-cell table:formula="of:=[.F$2]*[.C788]^[.F$3]+[.F$4]*[.C788]^[.F$5]+[.F$6]*[.C788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789]+1" office:value-type="date" office:date-value="2021-03-09" calcext:value-type="date">
            <text:p>09-03-2021</text:p>
          </table:table-cell>
          <table:table-cell table:formula="of:=IF([.E790]&lt;10000000000;[.E790];10000000000)" office:value-type="float" office:value="60967.8788810624" calcext:value-type="float">
            <text:p>60 968</text:p>
          </table:table-cell>
          <table:table-cell/>
          <table:table-cell table:formula="of:=[.F$2]*[.C789]^[.F$3]+[.F$4]*[.C789]^[.F$5]+[.F$6]*[.C789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790]+1" office:value-type="date" office:date-value="2021-03-10" calcext:value-type="date">
            <text:p>10-03-2021</text:p>
          </table:table-cell>
          <table:table-cell table:formula="of:=IF([.E791]&lt;10000000000;[.E791];10000000000)" office:value-type="float" office:value="60967.8788810624" calcext:value-type="float">
            <text:p>60 968</text:p>
          </table:table-cell>
          <table:table-cell/>
          <table:table-cell table:formula="of:=[.F$2]*[.C790]^[.F$3]+[.F$4]*[.C790]^[.F$5]+[.F$6]*[.C790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791]+1" office:value-type="date" office:date-value="2021-03-11" calcext:value-type="date">
            <text:p>11-03-2021</text:p>
          </table:table-cell>
          <table:table-cell table:formula="of:=IF([.E792]&lt;10000000000;[.E792];10000000000)" office:value-type="float" office:value="60967.8788810624" calcext:value-type="float">
            <text:p>60 968</text:p>
          </table:table-cell>
          <table:table-cell/>
          <table:table-cell table:formula="of:=[.F$2]*[.C791]^[.F$3]+[.F$4]*[.C791]^[.F$5]+[.F$6]*[.C791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792]+1" office:value-type="date" office:date-value="2021-03-12" calcext:value-type="date">
            <text:p>12-03-2021</text:p>
          </table:table-cell>
          <table:table-cell table:formula="of:=IF([.E793]&lt;10000000000;[.E793];10000000000)" office:value-type="float" office:value="60967.8788810624" calcext:value-type="float">
            <text:p>60 968</text:p>
          </table:table-cell>
          <table:table-cell/>
          <table:table-cell table:formula="of:=[.F$2]*[.C792]^[.F$3]+[.F$4]*[.C792]^[.F$5]+[.F$6]*[.C792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793]+1" office:value-type="date" office:date-value="2021-03-13" calcext:value-type="date">
            <text:p>13-03-2021</text:p>
          </table:table-cell>
          <table:table-cell table:formula="of:=IF([.E794]&lt;10000000000;[.E794];10000000000)" office:value-type="float" office:value="60967.8788810624" calcext:value-type="float">
            <text:p>60 968</text:p>
          </table:table-cell>
          <table:table-cell/>
          <table:table-cell table:formula="of:=[.F$2]*[.C793]^[.F$3]+[.F$4]*[.C793]^[.F$5]+[.F$6]*[.C793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794]+1" office:value-type="date" office:date-value="2021-03-14" calcext:value-type="date">
            <text:p>14-03-2021</text:p>
          </table:table-cell>
          <table:table-cell table:formula="of:=IF([.E795]&lt;10000000000;[.E795];10000000000)" office:value-type="float" office:value="60967.8788810624" calcext:value-type="float">
            <text:p>60 968</text:p>
          </table:table-cell>
          <table:table-cell/>
          <table:table-cell table:formula="of:=[.F$2]*[.C794]^[.F$3]+[.F$4]*[.C794]^[.F$5]+[.F$6]*[.C794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795]+1" office:value-type="date" office:date-value="2021-03-15" calcext:value-type="date">
            <text:p>15-03-2021</text:p>
          </table:table-cell>
          <table:table-cell table:formula="of:=IF([.E796]&lt;10000000000;[.E796];10000000000)" office:value-type="float" office:value="60967.8788810624" calcext:value-type="float">
            <text:p>60 968</text:p>
          </table:table-cell>
          <table:table-cell/>
          <table:table-cell table:formula="of:=[.F$2]*[.C795]^[.F$3]+[.F$4]*[.C795]^[.F$5]+[.F$6]*[.C795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796]+1" office:value-type="date" office:date-value="2021-03-16" calcext:value-type="date">
            <text:p>16-03-2021</text:p>
          </table:table-cell>
          <table:table-cell table:formula="of:=IF([.E797]&lt;10000000000;[.E797];10000000000)" office:value-type="float" office:value="60967.8788810624" calcext:value-type="float">
            <text:p>60 968</text:p>
          </table:table-cell>
          <table:table-cell/>
          <table:table-cell table:formula="of:=[.F$2]*[.C796]^[.F$3]+[.F$4]*[.C796]^[.F$5]+[.F$6]*[.C796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797]+1" office:value-type="date" office:date-value="2021-03-17" calcext:value-type="date">
            <text:p>17-03-2021</text:p>
          </table:table-cell>
          <table:table-cell table:formula="of:=IF([.E798]&lt;10000000000;[.E798];10000000000)" office:value-type="float" office:value="60967.8788810624" calcext:value-type="float">
            <text:p>60 968</text:p>
          </table:table-cell>
          <table:table-cell/>
          <table:table-cell table:formula="of:=[.F$2]*[.C797]^[.F$3]+[.F$4]*[.C797]^[.F$5]+[.F$6]*[.C797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798]+1" office:value-type="date" office:date-value="2021-03-18" calcext:value-type="date">
            <text:p>18-03-2021</text:p>
          </table:table-cell>
          <table:table-cell table:formula="of:=IF([.E799]&lt;10000000000;[.E799];10000000000)" office:value-type="float" office:value="60967.8788810624" calcext:value-type="float">
            <text:p>60 968</text:p>
          </table:table-cell>
          <table:table-cell/>
          <table:table-cell table:formula="of:=[.F$2]*[.C798]^[.F$3]+[.F$4]*[.C798]^[.F$5]+[.F$6]*[.C798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799]+1" office:value-type="date" office:date-value="2021-03-19" calcext:value-type="date">
            <text:p>19-03-2021</text:p>
          </table:table-cell>
          <table:table-cell table:formula="of:=IF([.E800]&lt;10000000000;[.E800];10000000000)" office:value-type="float" office:value="60967.8788810624" calcext:value-type="float">
            <text:p>60 968</text:p>
          </table:table-cell>
          <table:table-cell/>
          <table:table-cell table:formula="of:=[.F$2]*[.C799]^[.F$3]+[.F$4]*[.C799]^[.F$5]+[.F$6]*[.C799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800]+1" office:value-type="date" office:date-value="2021-03-20" calcext:value-type="date">
            <text:p>20-03-2021</text:p>
          </table:table-cell>
          <table:table-cell table:formula="of:=IF([.E801]&lt;10000000000;[.E801];10000000000)" office:value-type="float" office:value="60967.8788810624" calcext:value-type="float">
            <text:p>60 968</text:p>
          </table:table-cell>
          <table:table-cell/>
          <table:table-cell table:formula="of:=[.F$2]*[.C800]^[.F$3]+[.F$4]*[.C800]^[.F$5]+[.F$6]*[.C800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801]+1" office:value-type="date" office:date-value="2021-03-21" calcext:value-type="date">
            <text:p>21-03-2021</text:p>
          </table:table-cell>
          <table:table-cell table:formula="of:=IF([.E802]&lt;10000000000;[.E802];10000000000)" office:value-type="float" office:value="60967.8788810624" calcext:value-type="float">
            <text:p>60 968</text:p>
          </table:table-cell>
          <table:table-cell/>
          <table:table-cell table:formula="of:=[.F$2]*[.C801]^[.F$3]+[.F$4]*[.C801]^[.F$5]+[.F$6]*[.C801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802]+1" office:value-type="date" office:date-value="2021-03-22" calcext:value-type="date">
            <text:p>22-03-2021</text:p>
          </table:table-cell>
          <table:table-cell table:formula="of:=IF([.E803]&lt;10000000000;[.E803];10000000000)" office:value-type="float" office:value="60967.8788810624" calcext:value-type="float">
            <text:p>60 968</text:p>
          </table:table-cell>
          <table:table-cell/>
          <table:table-cell table:formula="of:=[.F$2]*[.C802]^[.F$3]+[.F$4]*[.C802]^[.F$5]+[.F$6]*[.C802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803]+1" office:value-type="date" office:date-value="2021-03-23" calcext:value-type="date">
            <text:p>23-03-2021</text:p>
          </table:table-cell>
          <table:table-cell table:formula="of:=IF([.E804]&lt;10000000000;[.E804];10000000000)" office:value-type="float" office:value="60967.8788810624" calcext:value-type="float">
            <text:p>60 968</text:p>
          </table:table-cell>
          <table:table-cell/>
          <table:table-cell table:formula="of:=[.F$2]*[.C803]^[.F$3]+[.F$4]*[.C803]^[.F$5]+[.F$6]*[.C803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804]+1" office:value-type="date" office:date-value="2021-03-24" calcext:value-type="date">
            <text:p>24-03-2021</text:p>
          </table:table-cell>
          <table:table-cell table:formula="of:=IF([.E805]&lt;10000000000;[.E805];10000000000)" office:value-type="float" office:value="60967.8788810624" calcext:value-type="float">
            <text:p>60 968</text:p>
          </table:table-cell>
          <table:table-cell/>
          <table:table-cell table:formula="of:=[.F$2]*[.C804]^[.F$3]+[.F$4]*[.C804]^[.F$5]+[.F$6]*[.C804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805]+1" office:value-type="date" office:date-value="2021-03-25" calcext:value-type="date">
            <text:p>25-03-2021</text:p>
          </table:table-cell>
          <table:table-cell table:formula="of:=IF([.E806]&lt;10000000000;[.E806];10000000000)" office:value-type="float" office:value="60967.8788810624" calcext:value-type="float">
            <text:p>60 968</text:p>
          </table:table-cell>
          <table:table-cell/>
          <table:table-cell table:formula="of:=[.F$2]*[.C805]^[.F$3]+[.F$4]*[.C805]^[.F$5]+[.F$6]*[.C805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806]+1" office:value-type="date" office:date-value="2021-03-26" calcext:value-type="date">
            <text:p>26-03-2021</text:p>
          </table:table-cell>
          <table:table-cell table:formula="of:=IF([.E807]&lt;10000000000;[.E807];10000000000)" office:value-type="float" office:value="60967.8788810624" calcext:value-type="float">
            <text:p>60 968</text:p>
          </table:table-cell>
          <table:table-cell/>
          <table:table-cell table:formula="of:=[.F$2]*[.C806]^[.F$3]+[.F$4]*[.C806]^[.F$5]+[.F$6]*[.C806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807]+1" office:value-type="date" office:date-value="2021-03-27" calcext:value-type="date">
            <text:p>27-03-2021</text:p>
          </table:table-cell>
          <table:table-cell table:formula="of:=IF([.E808]&lt;10000000000;[.E808];10000000000)" office:value-type="float" office:value="60967.8788810624" calcext:value-type="float">
            <text:p>60 968</text:p>
          </table:table-cell>
          <table:table-cell/>
          <table:table-cell table:formula="of:=[.F$2]*[.C807]^[.F$3]+[.F$4]*[.C807]^[.F$5]+[.F$6]*[.C807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808]+1" office:value-type="date" office:date-value="2021-03-28" calcext:value-type="date">
            <text:p>28-03-2021</text:p>
          </table:table-cell>
          <table:table-cell table:formula="of:=IF([.E809]&lt;10000000000;[.E809];10000000000)" office:value-type="float" office:value="60967.8788810624" calcext:value-type="float">
            <text:p>60 968</text:p>
          </table:table-cell>
          <table:table-cell/>
          <table:table-cell table:formula="of:=[.F$2]*[.C808]^[.F$3]+[.F$4]*[.C808]^[.F$5]+[.F$6]*[.C808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809]+1" office:value-type="date" office:date-value="2021-03-29" calcext:value-type="date">
            <text:p>29-03-2021</text:p>
          </table:table-cell>
          <table:table-cell table:formula="of:=IF([.E810]&lt;10000000000;[.E810];10000000000)" office:value-type="float" office:value="60967.8788810624" calcext:value-type="float">
            <text:p>60 968</text:p>
          </table:table-cell>
          <table:table-cell/>
          <table:table-cell table:formula="of:=[.F$2]*[.C809]^[.F$3]+[.F$4]*[.C809]^[.F$5]+[.F$6]*[.C809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810]+1" office:value-type="date" office:date-value="2021-03-30" calcext:value-type="date">
            <text:p>30-03-2021</text:p>
          </table:table-cell>
          <table:table-cell table:formula="of:=IF([.E811]&lt;10000000000;[.E811];10000000000)" office:value-type="float" office:value="60967.8788810624" calcext:value-type="float">
            <text:p>60 968</text:p>
          </table:table-cell>
          <table:table-cell/>
          <table:table-cell table:formula="of:=[.F$2]*[.C810]^[.F$3]+[.F$4]*[.C810]^[.F$5]+[.F$6]*[.C810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811]+1" office:value-type="date" office:date-value="2021-03-31" calcext:value-type="date">
            <text:p>31-03-2021</text:p>
          </table:table-cell>
          <table:table-cell table:formula="of:=IF([.E812]&lt;10000000000;[.E812];10000000000)" office:value-type="float" office:value="60967.8788810624" calcext:value-type="float">
            <text:p>60 968</text:p>
          </table:table-cell>
          <table:table-cell/>
          <table:table-cell table:formula="of:=[.F$2]*[.C811]^[.F$3]+[.F$4]*[.C811]^[.F$5]+[.F$6]*[.C811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812]+1" office:value-type="date" office:date-value="2021-04-01" calcext:value-type="date">
            <text:p>01-04-2021</text:p>
          </table:table-cell>
          <table:table-cell table:formula="of:=IF([.E813]&lt;10000000000;[.E813];10000000000)" office:value-type="float" office:value="60967.8788810624" calcext:value-type="float">
            <text:p>60 968</text:p>
          </table:table-cell>
          <table:table-cell/>
          <table:table-cell table:formula="of:=[.F$2]*[.C812]^[.F$3]+[.F$4]*[.C812]^[.F$5]+[.F$6]*[.C812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813]+1" office:value-type="date" office:date-value="2021-04-02" calcext:value-type="date">
            <text:p>02-04-2021</text:p>
          </table:table-cell>
          <table:table-cell table:formula="of:=IF([.E814]&lt;10000000000;[.E814];10000000000)" office:value-type="float" office:value="60967.8788810624" calcext:value-type="float">
            <text:p>60 968</text:p>
          </table:table-cell>
          <table:table-cell/>
          <table:table-cell table:formula="of:=[.F$2]*[.C813]^[.F$3]+[.F$4]*[.C813]^[.F$5]+[.F$6]*[.C813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814]+1" office:value-type="date" office:date-value="2021-04-03" calcext:value-type="date">
            <text:p>03-04-2021</text:p>
          </table:table-cell>
          <table:table-cell table:formula="of:=IF([.E815]&lt;10000000000;[.E815];10000000000)" office:value-type="float" office:value="60967.8788810624" calcext:value-type="float">
            <text:p>60 968</text:p>
          </table:table-cell>
          <table:table-cell/>
          <table:table-cell table:formula="of:=[.F$2]*[.C814]^[.F$3]+[.F$4]*[.C814]^[.F$5]+[.F$6]*[.C814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815]+1" office:value-type="date" office:date-value="2021-04-04" calcext:value-type="date">
            <text:p>04-04-2021</text:p>
          </table:table-cell>
          <table:table-cell table:formula="of:=IF([.E816]&lt;10000000000;[.E816];10000000000)" office:value-type="float" office:value="60967.8788810624" calcext:value-type="float">
            <text:p>60 968</text:p>
          </table:table-cell>
          <table:table-cell/>
          <table:table-cell table:formula="of:=[.F$2]*[.C815]^[.F$3]+[.F$4]*[.C815]^[.F$5]+[.F$6]*[.C815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816]+1" office:value-type="date" office:date-value="2021-04-05" calcext:value-type="date">
            <text:p>05-04-2021</text:p>
          </table:table-cell>
          <table:table-cell table:formula="of:=IF([.E817]&lt;10000000000;[.E817];10000000000)" office:value-type="float" office:value="60967.8788810624" calcext:value-type="float">
            <text:p>60 968</text:p>
          </table:table-cell>
          <table:table-cell/>
          <table:table-cell table:formula="of:=[.F$2]*[.C816]^[.F$3]+[.F$4]*[.C816]^[.F$5]+[.F$6]*[.C816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817]+1" office:value-type="date" office:date-value="2021-04-06" calcext:value-type="date">
            <text:p>06-04-2021</text:p>
          </table:table-cell>
          <table:table-cell table:formula="of:=IF([.E818]&lt;10000000000;[.E818];10000000000)" office:value-type="float" office:value="60967.8788810624" calcext:value-type="float">
            <text:p>60 968</text:p>
          </table:table-cell>
          <table:table-cell/>
          <table:table-cell table:formula="of:=[.F$2]*[.C817]^[.F$3]+[.F$4]*[.C817]^[.F$5]+[.F$6]*[.C817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818]+1" office:value-type="date" office:date-value="2021-04-07" calcext:value-type="date">
            <text:p>07-04-2021</text:p>
          </table:table-cell>
          <table:table-cell table:formula="of:=IF([.E819]&lt;10000000000;[.E819];10000000000)" office:value-type="float" office:value="60967.8788810624" calcext:value-type="float">
            <text:p>60 968</text:p>
          </table:table-cell>
          <table:table-cell/>
          <table:table-cell table:formula="of:=[.F$2]*[.C818]^[.F$3]+[.F$4]*[.C818]^[.F$5]+[.F$6]*[.C818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819]+1" office:value-type="date" office:date-value="2021-04-08" calcext:value-type="date">
            <text:p>08-04-2021</text:p>
          </table:table-cell>
          <table:table-cell table:formula="of:=IF([.E820]&lt;10000000000;[.E820];10000000000)" office:value-type="float" office:value="60967.8788810624" calcext:value-type="float">
            <text:p>60 968</text:p>
          </table:table-cell>
          <table:table-cell/>
          <table:table-cell table:formula="of:=[.F$2]*[.C819]^[.F$3]+[.F$4]*[.C819]^[.F$5]+[.F$6]*[.C819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820]+1" office:value-type="date" office:date-value="2021-04-09" calcext:value-type="date">
            <text:p>09-04-2021</text:p>
          </table:table-cell>
          <table:table-cell table:formula="of:=IF([.E821]&lt;10000000000;[.E821];10000000000)" office:value-type="float" office:value="60967.8788810624" calcext:value-type="float">
            <text:p>60 968</text:p>
          </table:table-cell>
          <table:table-cell/>
          <table:table-cell table:formula="of:=[.F$2]*[.C820]^[.F$3]+[.F$4]*[.C820]^[.F$5]+[.F$6]*[.C820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821]+1" office:value-type="date" office:date-value="2021-04-10" calcext:value-type="date">
            <text:p>10-04-2021</text:p>
          </table:table-cell>
          <table:table-cell table:formula="of:=IF([.E822]&lt;10000000000;[.E822];10000000000)" office:value-type="float" office:value="60967.8788810624" calcext:value-type="float">
            <text:p>60 968</text:p>
          </table:table-cell>
          <table:table-cell/>
          <table:table-cell table:formula="of:=[.F$2]*[.C821]^[.F$3]+[.F$4]*[.C821]^[.F$5]+[.F$6]*[.C821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822]+1" office:value-type="date" office:date-value="2021-04-11" calcext:value-type="date">
            <text:p>11-04-2021</text:p>
          </table:table-cell>
          <table:table-cell table:formula="of:=IF([.E823]&lt;10000000000;[.E823];10000000000)" office:value-type="float" office:value="60967.8788810624" calcext:value-type="float">
            <text:p>60 968</text:p>
          </table:table-cell>
          <table:table-cell/>
          <table:table-cell table:formula="of:=[.F$2]*[.C822]^[.F$3]+[.F$4]*[.C822]^[.F$5]+[.F$6]*[.C822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823]+1" office:value-type="date" office:date-value="2021-04-12" calcext:value-type="date">
            <text:p>12-04-2021</text:p>
          </table:table-cell>
          <table:table-cell table:formula="of:=IF([.E824]&lt;10000000000;[.E824];10000000000)" office:value-type="float" office:value="60967.8788810624" calcext:value-type="float">
            <text:p>60 968</text:p>
          </table:table-cell>
          <table:table-cell/>
          <table:table-cell table:formula="of:=[.F$2]*[.C823]^[.F$3]+[.F$4]*[.C823]^[.F$5]+[.F$6]*[.C823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824]+1" office:value-type="date" office:date-value="2021-04-13" calcext:value-type="date">
            <text:p>13-04-2021</text:p>
          </table:table-cell>
          <table:table-cell table:formula="of:=IF([.E825]&lt;10000000000;[.E825];10000000000)" office:value-type="float" office:value="60967.8788810624" calcext:value-type="float">
            <text:p>60 968</text:p>
          </table:table-cell>
          <table:table-cell/>
          <table:table-cell table:formula="of:=[.F$2]*[.C824]^[.F$3]+[.F$4]*[.C824]^[.F$5]+[.F$6]*[.C824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825]+1" office:value-type="date" office:date-value="2021-04-14" calcext:value-type="date">
            <text:p>14-04-2021</text:p>
          </table:table-cell>
          <table:table-cell table:formula="of:=IF([.E826]&lt;10000000000;[.E826];10000000000)" office:value-type="float" office:value="60967.8788810624" calcext:value-type="float">
            <text:p>60 968</text:p>
          </table:table-cell>
          <table:table-cell/>
          <table:table-cell table:formula="of:=[.F$2]*[.C825]^[.F$3]+[.F$4]*[.C825]^[.F$5]+[.F$6]*[.C825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826]+1" office:value-type="date" office:date-value="2021-04-15" calcext:value-type="date">
            <text:p>15-04-2021</text:p>
          </table:table-cell>
          <table:table-cell table:formula="of:=IF([.E827]&lt;10000000000;[.E827];10000000000)" office:value-type="float" office:value="60967.8788810624" calcext:value-type="float">
            <text:p>60 968</text:p>
          </table:table-cell>
          <table:table-cell/>
          <table:table-cell table:formula="of:=[.F$2]*[.C826]^[.F$3]+[.F$4]*[.C826]^[.F$5]+[.F$6]*[.C826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827]+1" office:value-type="date" office:date-value="2021-04-16" calcext:value-type="date">
            <text:p>16-04-2021</text:p>
          </table:table-cell>
          <table:table-cell table:formula="of:=IF([.E828]&lt;10000000000;[.E828];10000000000)" office:value-type="float" office:value="60967.8788810624" calcext:value-type="float">
            <text:p>60 968</text:p>
          </table:table-cell>
          <table:table-cell/>
          <table:table-cell table:formula="of:=[.F$2]*[.C827]^[.F$3]+[.F$4]*[.C827]^[.F$5]+[.F$6]*[.C827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828]+1" office:value-type="date" office:date-value="2021-04-17" calcext:value-type="date">
            <text:p>17-04-2021</text:p>
          </table:table-cell>
          <table:table-cell table:formula="of:=IF([.E829]&lt;10000000000;[.E829];10000000000)" office:value-type="float" office:value="60967.8788810624" calcext:value-type="float">
            <text:p>60 968</text:p>
          </table:table-cell>
          <table:table-cell/>
          <table:table-cell table:formula="of:=[.F$2]*[.C828]^[.F$3]+[.F$4]*[.C828]^[.F$5]+[.F$6]*[.C828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829]+1" office:value-type="date" office:date-value="2021-04-18" calcext:value-type="date">
            <text:p>18-04-2021</text:p>
          </table:table-cell>
          <table:table-cell table:formula="of:=IF([.E830]&lt;10000000000;[.E830];10000000000)" office:value-type="float" office:value="60967.8788810624" calcext:value-type="float">
            <text:p>60 968</text:p>
          </table:table-cell>
          <table:table-cell/>
          <table:table-cell table:formula="of:=[.F$2]*[.C829]^[.F$3]+[.F$4]*[.C829]^[.F$5]+[.F$6]*[.C829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830]+1" office:value-type="date" office:date-value="2021-04-19" calcext:value-type="date">
            <text:p>19-04-2021</text:p>
          </table:table-cell>
          <table:table-cell table:formula="of:=IF([.E831]&lt;10000000000;[.E831];10000000000)" office:value-type="float" office:value="60967.8788810624" calcext:value-type="float">
            <text:p>60 968</text:p>
          </table:table-cell>
          <table:table-cell/>
          <table:table-cell table:formula="of:=[.F$2]*[.C830]^[.F$3]+[.F$4]*[.C830]^[.F$5]+[.F$6]*[.C830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831]+1" office:value-type="date" office:date-value="2021-04-20" calcext:value-type="date">
            <text:p>20-04-2021</text:p>
          </table:table-cell>
          <table:table-cell table:formula="of:=IF([.E832]&lt;10000000000;[.E832];10000000000)" office:value-type="float" office:value="60967.8788810624" calcext:value-type="float">
            <text:p>60 968</text:p>
          </table:table-cell>
          <table:table-cell/>
          <table:table-cell table:formula="of:=[.F$2]*[.C831]^[.F$3]+[.F$4]*[.C831]^[.F$5]+[.F$6]*[.C831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832]+1" office:value-type="date" office:date-value="2021-04-21" calcext:value-type="date">
            <text:p>21-04-2021</text:p>
          </table:table-cell>
          <table:table-cell table:formula="of:=IF([.E833]&lt;10000000000;[.E833];10000000000)" office:value-type="float" office:value="60967.8788810624" calcext:value-type="float">
            <text:p>60 968</text:p>
          </table:table-cell>
          <table:table-cell/>
          <table:table-cell table:formula="of:=[.F$2]*[.C832]^[.F$3]+[.F$4]*[.C832]^[.F$5]+[.F$6]*[.C832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833]+1" office:value-type="date" office:date-value="2021-04-22" calcext:value-type="date">
            <text:p>22-04-2021</text:p>
          </table:table-cell>
          <table:table-cell table:formula="of:=IF([.E834]&lt;10000000000;[.E834];10000000000)" office:value-type="float" office:value="60967.8788810624" calcext:value-type="float">
            <text:p>60 968</text:p>
          </table:table-cell>
          <table:table-cell/>
          <table:table-cell table:formula="of:=[.F$2]*[.C833]^[.F$3]+[.F$4]*[.C833]^[.F$5]+[.F$6]*[.C833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834]+1" office:value-type="date" office:date-value="2021-04-23" calcext:value-type="date">
            <text:p>23-04-2021</text:p>
          </table:table-cell>
          <table:table-cell table:formula="of:=IF([.E835]&lt;10000000000;[.E835];10000000000)" office:value-type="float" office:value="60967.8788810624" calcext:value-type="float">
            <text:p>60 968</text:p>
          </table:table-cell>
          <table:table-cell/>
          <table:table-cell table:formula="of:=[.F$2]*[.C834]^[.F$3]+[.F$4]*[.C834]^[.F$5]+[.F$6]*[.C834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835]+1" office:value-type="date" office:date-value="2021-04-24" calcext:value-type="date">
            <text:p>24-04-2021</text:p>
          </table:table-cell>
          <table:table-cell table:formula="of:=IF([.E836]&lt;10000000000;[.E836];10000000000)" office:value-type="float" office:value="60967.8788810624" calcext:value-type="float">
            <text:p>60 968</text:p>
          </table:table-cell>
          <table:table-cell/>
          <table:table-cell table:formula="of:=[.F$2]*[.C835]^[.F$3]+[.F$4]*[.C835]^[.F$5]+[.F$6]*[.C835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836]+1" office:value-type="date" office:date-value="2021-04-25" calcext:value-type="date">
            <text:p>25-04-2021</text:p>
          </table:table-cell>
          <table:table-cell table:formula="of:=IF([.E837]&lt;10000000000;[.E837];10000000000)" office:value-type="float" office:value="60967.8788810624" calcext:value-type="float">
            <text:p>60 968</text:p>
          </table:table-cell>
          <table:table-cell/>
          <table:table-cell table:formula="of:=[.F$2]*[.C836]^[.F$3]+[.F$4]*[.C836]^[.F$5]+[.F$6]*[.C836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837]+1" office:value-type="date" office:date-value="2021-04-26" calcext:value-type="date">
            <text:p>26-04-2021</text:p>
          </table:table-cell>
          <table:table-cell table:formula="of:=IF([.E838]&lt;10000000000;[.E838];10000000000)" office:value-type="float" office:value="60967.8788810624" calcext:value-type="float">
            <text:p>60 968</text:p>
          </table:table-cell>
          <table:table-cell/>
          <table:table-cell table:formula="of:=[.F$2]*[.C837]^[.F$3]+[.F$4]*[.C837]^[.F$5]+[.F$6]*[.C837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838]+1" office:value-type="date" office:date-value="2021-04-27" calcext:value-type="date">
            <text:p>27-04-2021</text:p>
          </table:table-cell>
          <table:table-cell table:formula="of:=IF([.E839]&lt;10000000000;[.E839];10000000000)" office:value-type="float" office:value="60967.8788810624" calcext:value-type="float">
            <text:p>60 968</text:p>
          </table:table-cell>
          <table:table-cell/>
          <table:table-cell table:formula="of:=[.F$2]*[.C838]^[.F$3]+[.F$4]*[.C838]^[.F$5]+[.F$6]*[.C838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839]+1" office:value-type="date" office:date-value="2021-04-28" calcext:value-type="date">
            <text:p>28-04-2021</text:p>
          </table:table-cell>
          <table:table-cell table:formula="of:=IF([.E840]&lt;10000000000;[.E840];10000000000)" office:value-type="float" office:value="60967.8788810624" calcext:value-type="float">
            <text:p>60 968</text:p>
          </table:table-cell>
          <table:table-cell/>
          <table:table-cell table:formula="of:=[.F$2]*[.C839]^[.F$3]+[.F$4]*[.C839]^[.F$5]+[.F$6]*[.C839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840]+1" office:value-type="date" office:date-value="2021-04-29" calcext:value-type="date">
            <text:p>29-04-2021</text:p>
          </table:table-cell>
          <table:table-cell table:formula="of:=IF([.E841]&lt;10000000000;[.E841];10000000000)" office:value-type="float" office:value="60967.8788810624" calcext:value-type="float">
            <text:p>60 968</text:p>
          </table:table-cell>
          <table:table-cell/>
          <table:table-cell table:formula="of:=[.F$2]*[.C840]^[.F$3]+[.F$4]*[.C840]^[.F$5]+[.F$6]*[.C840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841]+1" office:value-type="date" office:date-value="2021-04-30" calcext:value-type="date">
            <text:p>30-04-2021</text:p>
          </table:table-cell>
          <table:table-cell table:formula="of:=IF([.E842]&lt;10000000000;[.E842];10000000000)" office:value-type="float" office:value="60967.8788810624" calcext:value-type="float">
            <text:p>60 968</text:p>
          </table:table-cell>
          <table:table-cell/>
          <table:table-cell table:formula="of:=[.F$2]*[.C841]^[.F$3]+[.F$4]*[.C841]^[.F$5]+[.F$6]*[.C841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842]+1" office:value-type="date" office:date-value="2021-05-01" calcext:value-type="date">
            <text:p>01-05-2021</text:p>
          </table:table-cell>
          <table:table-cell table:formula="of:=IF([.E843]&lt;10000000000;[.E843];10000000000)" office:value-type="float" office:value="60967.8788810624" calcext:value-type="float">
            <text:p>60 968</text:p>
          </table:table-cell>
          <table:table-cell/>
          <table:table-cell table:formula="of:=[.F$2]*[.C842]^[.F$3]+[.F$4]*[.C842]^[.F$5]+[.F$6]*[.C842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843]+1" office:value-type="date" office:date-value="2021-05-02" calcext:value-type="date">
            <text:p>02-05-2021</text:p>
          </table:table-cell>
          <table:table-cell table:formula="of:=IF([.E844]&lt;10000000000;[.E844];10000000000)" office:value-type="float" office:value="60967.8788810624" calcext:value-type="float">
            <text:p>60 968</text:p>
          </table:table-cell>
          <table:table-cell/>
          <table:table-cell table:formula="of:=[.F$2]*[.C843]^[.F$3]+[.F$4]*[.C843]^[.F$5]+[.F$6]*[.C843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844]+1" office:value-type="date" office:date-value="2021-05-03" calcext:value-type="date">
            <text:p>03-05-2021</text:p>
          </table:table-cell>
          <table:table-cell table:formula="of:=IF([.E845]&lt;10000000000;[.E845];10000000000)" office:value-type="float" office:value="60967.8788810624" calcext:value-type="float">
            <text:p>60 968</text:p>
          </table:table-cell>
          <table:table-cell/>
          <table:table-cell table:formula="of:=[.F$2]*[.C844]^[.F$3]+[.F$4]*[.C844]^[.F$5]+[.F$6]*[.C844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845]+1" office:value-type="date" office:date-value="2021-05-04" calcext:value-type="date">
            <text:p>04-05-2021</text:p>
          </table:table-cell>
          <table:table-cell table:formula="of:=IF([.E846]&lt;10000000000;[.E846];10000000000)" office:value-type="float" office:value="60967.8788810624" calcext:value-type="float">
            <text:p>60 968</text:p>
          </table:table-cell>
          <table:table-cell/>
          <table:table-cell table:formula="of:=[.F$2]*[.C845]^[.F$3]+[.F$4]*[.C845]^[.F$5]+[.F$6]*[.C845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846]+1" office:value-type="date" office:date-value="2021-05-05" calcext:value-type="date">
            <text:p>05-05-2021</text:p>
          </table:table-cell>
          <table:table-cell table:formula="of:=IF([.E847]&lt;10000000000;[.E847];10000000000)" office:value-type="float" office:value="60967.8788810624" calcext:value-type="float">
            <text:p>60 968</text:p>
          </table:table-cell>
          <table:table-cell/>
          <table:table-cell table:formula="of:=[.F$2]*[.C846]^[.F$3]+[.F$4]*[.C846]^[.F$5]+[.F$6]*[.C846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847]+1" office:value-type="date" office:date-value="2021-05-06" calcext:value-type="date">
            <text:p>06-05-2021</text:p>
          </table:table-cell>
          <table:table-cell table:formula="of:=IF([.E848]&lt;10000000000;[.E848];10000000000)" office:value-type="float" office:value="60967.8788810624" calcext:value-type="float">
            <text:p>60 968</text:p>
          </table:table-cell>
          <table:table-cell/>
          <table:table-cell table:formula="of:=[.F$2]*[.C847]^[.F$3]+[.F$4]*[.C847]^[.F$5]+[.F$6]*[.C847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848]+1" office:value-type="date" office:date-value="2021-05-07" calcext:value-type="date">
            <text:p>07-05-2021</text:p>
          </table:table-cell>
          <table:table-cell table:formula="of:=IF([.E849]&lt;10000000000;[.E849];10000000000)" office:value-type="float" office:value="60967.8788810624" calcext:value-type="float">
            <text:p>60 968</text:p>
          </table:table-cell>
          <table:table-cell/>
          <table:table-cell table:formula="of:=[.F$2]*[.C848]^[.F$3]+[.F$4]*[.C848]^[.F$5]+[.F$6]*[.C848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849]+1" office:value-type="date" office:date-value="2021-05-08" calcext:value-type="date">
            <text:p>08-05-2021</text:p>
          </table:table-cell>
          <table:table-cell table:formula="of:=IF([.E850]&lt;10000000000;[.E850];10000000000)" office:value-type="float" office:value="60967.8788810624" calcext:value-type="float">
            <text:p>60 968</text:p>
          </table:table-cell>
          <table:table-cell/>
          <table:table-cell table:formula="of:=[.F$2]*[.C849]^[.F$3]+[.F$4]*[.C849]^[.F$5]+[.F$6]*[.C849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850]+1" office:value-type="date" office:date-value="2021-05-09" calcext:value-type="date">
            <text:p>09-05-2021</text:p>
          </table:table-cell>
          <table:table-cell table:formula="of:=IF([.E851]&lt;10000000000;[.E851];10000000000)" office:value-type="float" office:value="60967.8788810624" calcext:value-type="float">
            <text:p>60 968</text:p>
          </table:table-cell>
          <table:table-cell/>
          <table:table-cell table:formula="of:=[.F$2]*[.C850]^[.F$3]+[.F$4]*[.C850]^[.F$5]+[.F$6]*[.C850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851]+1" office:value-type="date" office:date-value="2021-05-10" calcext:value-type="date">
            <text:p>10-05-2021</text:p>
          </table:table-cell>
          <table:table-cell table:formula="of:=IF([.E852]&lt;10000000000;[.E852];10000000000)" office:value-type="float" office:value="60967.8788810624" calcext:value-type="float">
            <text:p>60 968</text:p>
          </table:table-cell>
          <table:table-cell/>
          <table:table-cell table:formula="of:=[.F$2]*[.C851]^[.F$3]+[.F$4]*[.C851]^[.F$5]+[.F$6]*[.C851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852]+1" office:value-type="date" office:date-value="2021-05-11" calcext:value-type="date">
            <text:p>11-05-2021</text:p>
          </table:table-cell>
          <table:table-cell table:formula="of:=IF([.E853]&lt;10000000000;[.E853];10000000000)" office:value-type="float" office:value="60967.8788810624" calcext:value-type="float">
            <text:p>60 968</text:p>
          </table:table-cell>
          <table:table-cell/>
          <table:table-cell table:formula="of:=[.F$2]*[.C852]^[.F$3]+[.F$4]*[.C852]^[.F$5]+[.F$6]*[.C852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853]+1" office:value-type="date" office:date-value="2021-05-12" calcext:value-type="date">
            <text:p>12-05-2021</text:p>
          </table:table-cell>
          <table:table-cell table:formula="of:=IF([.E854]&lt;10000000000;[.E854];10000000000)" office:value-type="float" office:value="60967.8788810624" calcext:value-type="float">
            <text:p>60 968</text:p>
          </table:table-cell>
          <table:table-cell/>
          <table:table-cell table:formula="of:=[.F$2]*[.C853]^[.F$3]+[.F$4]*[.C853]^[.F$5]+[.F$6]*[.C853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854]+1" office:value-type="date" office:date-value="2021-05-13" calcext:value-type="date">
            <text:p>13-05-2021</text:p>
          </table:table-cell>
          <table:table-cell table:formula="of:=IF([.E855]&lt;10000000000;[.E855];10000000000)" office:value-type="float" office:value="60967.8788810624" calcext:value-type="float">
            <text:p>60 968</text:p>
          </table:table-cell>
          <table:table-cell/>
          <table:table-cell table:formula="of:=[.F$2]*[.C854]^[.F$3]+[.F$4]*[.C854]^[.F$5]+[.F$6]*[.C854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855]+1" office:value-type="date" office:date-value="2021-05-14" calcext:value-type="date">
            <text:p>14-05-2021</text:p>
          </table:table-cell>
          <table:table-cell table:formula="of:=IF([.E856]&lt;10000000000;[.E856];10000000000)" office:value-type="float" office:value="60967.8788810624" calcext:value-type="float">
            <text:p>60 968</text:p>
          </table:table-cell>
          <table:table-cell/>
          <table:table-cell table:formula="of:=[.F$2]*[.C855]^[.F$3]+[.F$4]*[.C855]^[.F$5]+[.F$6]*[.C855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856]+1" office:value-type="date" office:date-value="2021-05-15" calcext:value-type="date">
            <text:p>15-05-2021</text:p>
          </table:table-cell>
          <table:table-cell table:formula="of:=IF([.E857]&lt;10000000000;[.E857];10000000000)" office:value-type="float" office:value="60967.8788810624" calcext:value-type="float">
            <text:p>60 968</text:p>
          </table:table-cell>
          <table:table-cell/>
          <table:table-cell table:formula="of:=[.F$2]*[.C856]^[.F$3]+[.F$4]*[.C856]^[.F$5]+[.F$6]*[.C856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857]+1" office:value-type="date" office:date-value="2021-05-16" calcext:value-type="date">
            <text:p>16-05-2021</text:p>
          </table:table-cell>
          <table:table-cell table:formula="of:=IF([.E858]&lt;10000000000;[.E858];10000000000)" office:value-type="float" office:value="60967.8788810624" calcext:value-type="float">
            <text:p>60 968</text:p>
          </table:table-cell>
          <table:table-cell/>
          <table:table-cell table:formula="of:=[.F$2]*[.C857]^[.F$3]+[.F$4]*[.C857]^[.F$5]+[.F$6]*[.C857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858]+1" office:value-type="date" office:date-value="2021-05-17" calcext:value-type="date">
            <text:p>17-05-2021</text:p>
          </table:table-cell>
          <table:table-cell table:formula="of:=IF([.E859]&lt;10000000000;[.E859];10000000000)" office:value-type="float" office:value="60967.8788810624" calcext:value-type="float">
            <text:p>60 968</text:p>
          </table:table-cell>
          <table:table-cell/>
          <table:table-cell table:formula="of:=[.F$2]*[.C858]^[.F$3]+[.F$4]*[.C858]^[.F$5]+[.F$6]*[.C858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859]+1" office:value-type="date" office:date-value="2021-05-18" calcext:value-type="date">
            <text:p>18-05-2021</text:p>
          </table:table-cell>
          <table:table-cell table:formula="of:=IF([.E860]&lt;10000000000;[.E860];10000000000)" office:value-type="float" office:value="60967.8788810624" calcext:value-type="float">
            <text:p>60 968</text:p>
          </table:table-cell>
          <table:table-cell/>
          <table:table-cell table:formula="of:=[.F$2]*[.C859]^[.F$3]+[.F$4]*[.C859]^[.F$5]+[.F$6]*[.C859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860]+1" office:value-type="date" office:date-value="2021-05-19" calcext:value-type="date">
            <text:p>19-05-2021</text:p>
          </table:table-cell>
          <table:table-cell table:formula="of:=IF([.E861]&lt;10000000000;[.E861];10000000000)" office:value-type="float" office:value="60967.8788810624" calcext:value-type="float">
            <text:p>60 968</text:p>
          </table:table-cell>
          <table:table-cell/>
          <table:table-cell table:formula="of:=[.F$2]*[.C860]^[.F$3]+[.F$4]*[.C860]^[.F$5]+[.F$6]*[.C860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861]+1" office:value-type="date" office:date-value="2021-05-20" calcext:value-type="date">
            <text:p>20-05-2021</text:p>
          </table:table-cell>
          <table:table-cell table:formula="of:=IF([.E862]&lt;10000000000;[.E862];10000000000)" office:value-type="float" office:value="60967.8788810624" calcext:value-type="float">
            <text:p>60 968</text:p>
          </table:table-cell>
          <table:table-cell/>
          <table:table-cell table:formula="of:=[.F$2]*[.C861]^[.F$3]+[.F$4]*[.C861]^[.F$5]+[.F$6]*[.C861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862]+1" office:value-type="date" office:date-value="2021-05-21" calcext:value-type="date">
            <text:p>21-05-2021</text:p>
          </table:table-cell>
          <table:table-cell table:formula="of:=IF([.E863]&lt;10000000000;[.E863];10000000000)" office:value-type="float" office:value="60967.8788810624" calcext:value-type="float">
            <text:p>60 968</text:p>
          </table:table-cell>
          <table:table-cell/>
          <table:table-cell table:formula="of:=[.F$2]*[.C862]^[.F$3]+[.F$4]*[.C862]^[.F$5]+[.F$6]*[.C862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863]+1" office:value-type="date" office:date-value="2021-05-22" calcext:value-type="date">
            <text:p>22-05-2021</text:p>
          </table:table-cell>
          <table:table-cell table:formula="of:=IF([.E864]&lt;10000000000;[.E864];10000000000)" office:value-type="float" office:value="60967.8788810624" calcext:value-type="float">
            <text:p>60 968</text:p>
          </table:table-cell>
          <table:table-cell/>
          <table:table-cell table:formula="of:=[.F$2]*[.C863]^[.F$3]+[.F$4]*[.C863]^[.F$5]+[.F$6]*[.C863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864]+1" office:value-type="date" office:date-value="2021-05-23" calcext:value-type="date">
            <text:p>23-05-2021</text:p>
          </table:table-cell>
          <table:table-cell table:formula="of:=IF([.E865]&lt;10000000000;[.E865];10000000000)" office:value-type="float" office:value="60967.8788810624" calcext:value-type="float">
            <text:p>60 968</text:p>
          </table:table-cell>
          <table:table-cell/>
          <table:table-cell table:formula="of:=[.F$2]*[.C864]^[.F$3]+[.F$4]*[.C864]^[.F$5]+[.F$6]*[.C864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865]+1" office:value-type="date" office:date-value="2021-05-24" calcext:value-type="date">
            <text:p>24-05-2021</text:p>
          </table:table-cell>
          <table:table-cell table:formula="of:=IF([.E866]&lt;10000000000;[.E866];10000000000)" office:value-type="float" office:value="60967.8788810624" calcext:value-type="float">
            <text:p>60 968</text:p>
          </table:table-cell>
          <table:table-cell/>
          <table:table-cell table:formula="of:=[.F$2]*[.C865]^[.F$3]+[.F$4]*[.C865]^[.F$5]+[.F$6]*[.C865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866]+1" office:value-type="date" office:date-value="2021-05-25" calcext:value-type="date">
            <text:p>25-05-2021</text:p>
          </table:table-cell>
          <table:table-cell table:formula="of:=IF([.E867]&lt;10000000000;[.E867];10000000000)" office:value-type="float" office:value="60967.8788810624" calcext:value-type="float">
            <text:p>60 968</text:p>
          </table:table-cell>
          <table:table-cell/>
          <table:table-cell table:formula="of:=[.F$2]*[.C866]^[.F$3]+[.F$4]*[.C866]^[.F$5]+[.F$6]*[.C866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867]+1" office:value-type="date" office:date-value="2021-05-26" calcext:value-type="date">
            <text:p>26-05-2021</text:p>
          </table:table-cell>
          <table:table-cell table:formula="of:=IF([.E868]&lt;10000000000;[.E868];10000000000)" office:value-type="float" office:value="60967.8788810624" calcext:value-type="float">
            <text:p>60 968</text:p>
          </table:table-cell>
          <table:table-cell/>
          <table:table-cell table:formula="of:=[.F$2]*[.C867]^[.F$3]+[.F$4]*[.C867]^[.F$5]+[.F$6]*[.C867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868]+1" office:value-type="date" office:date-value="2021-05-27" calcext:value-type="date">
            <text:p>27-05-2021</text:p>
          </table:table-cell>
          <table:table-cell table:formula="of:=IF([.E869]&lt;10000000000;[.E869];10000000000)" office:value-type="float" office:value="60967.8788810624" calcext:value-type="float">
            <text:p>60 968</text:p>
          </table:table-cell>
          <table:table-cell/>
          <table:table-cell table:formula="of:=[.F$2]*[.C868]^[.F$3]+[.F$4]*[.C868]^[.F$5]+[.F$6]*[.C868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869]+1" office:value-type="date" office:date-value="2021-05-28" calcext:value-type="date">
            <text:p>28-05-2021</text:p>
          </table:table-cell>
          <table:table-cell table:formula="of:=IF([.E870]&lt;10000000000;[.E870];10000000000)" office:value-type="float" office:value="60967.8788810624" calcext:value-type="float">
            <text:p>60 968</text:p>
          </table:table-cell>
          <table:table-cell/>
          <table:table-cell table:formula="of:=[.F$2]*[.C869]^[.F$3]+[.F$4]*[.C869]^[.F$5]+[.F$6]*[.C869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870]+1" office:value-type="date" office:date-value="2021-05-29" calcext:value-type="date">
            <text:p>29-05-2021</text:p>
          </table:table-cell>
          <table:table-cell table:formula="of:=IF([.E871]&lt;10000000000;[.E871];10000000000)" office:value-type="float" office:value="60967.8788810624" calcext:value-type="float">
            <text:p>60 968</text:p>
          </table:table-cell>
          <table:table-cell/>
          <table:table-cell table:formula="of:=[.F$2]*[.C870]^[.F$3]+[.F$4]*[.C870]^[.F$5]+[.F$6]*[.C870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871]+1" office:value-type="date" office:date-value="2021-05-30" calcext:value-type="date">
            <text:p>30-05-2021</text:p>
          </table:table-cell>
          <table:table-cell table:formula="of:=IF([.E872]&lt;10000000000;[.E872];10000000000)" office:value-type="float" office:value="60967.8788810624" calcext:value-type="float">
            <text:p>60 968</text:p>
          </table:table-cell>
          <table:table-cell/>
          <table:table-cell table:formula="of:=[.F$2]*[.C871]^[.F$3]+[.F$4]*[.C871]^[.F$5]+[.F$6]*[.C871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872]+1" office:value-type="date" office:date-value="2021-05-31" calcext:value-type="date">
            <text:p>31-05-2021</text:p>
          </table:table-cell>
          <table:table-cell table:formula="of:=IF([.E873]&lt;10000000000;[.E873];10000000000)" office:value-type="float" office:value="60967.8788810624" calcext:value-type="float">
            <text:p>60 968</text:p>
          </table:table-cell>
          <table:table-cell/>
          <table:table-cell table:formula="of:=[.F$2]*[.C872]^[.F$3]+[.F$4]*[.C872]^[.F$5]+[.F$6]*[.C872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873]+1" office:value-type="date" office:date-value="2021-06-01" calcext:value-type="date">
            <text:p>01-06-2021</text:p>
          </table:table-cell>
          <table:table-cell table:formula="of:=IF([.E874]&lt;10000000000;[.E874];10000000000)" office:value-type="float" office:value="60967.8788810624" calcext:value-type="float">
            <text:p>60 968</text:p>
          </table:table-cell>
          <table:table-cell/>
          <table:table-cell table:formula="of:=[.F$2]*[.C873]^[.F$3]+[.F$4]*[.C873]^[.F$5]+[.F$6]*[.C873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874]+1" office:value-type="date" office:date-value="2021-06-02" calcext:value-type="date">
            <text:p>02-06-2021</text:p>
          </table:table-cell>
          <table:table-cell table:formula="of:=IF([.E875]&lt;10000000000;[.E875];10000000000)" office:value-type="float" office:value="60967.8788810624" calcext:value-type="float">
            <text:p>60 968</text:p>
          </table:table-cell>
          <table:table-cell/>
          <table:table-cell table:formula="of:=[.F$2]*[.C874]^[.F$3]+[.F$4]*[.C874]^[.F$5]+[.F$6]*[.C874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875]+1" office:value-type="date" office:date-value="2021-06-03" calcext:value-type="date">
            <text:p>03-06-2021</text:p>
          </table:table-cell>
          <table:table-cell table:formula="of:=IF([.E876]&lt;10000000000;[.E876];10000000000)" office:value-type="float" office:value="60967.8788810624" calcext:value-type="float">
            <text:p>60 968</text:p>
          </table:table-cell>
          <table:table-cell/>
          <table:table-cell table:formula="of:=[.F$2]*[.C875]^[.F$3]+[.F$4]*[.C875]^[.F$5]+[.F$6]*[.C875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876]+1" office:value-type="date" office:date-value="2021-06-04" calcext:value-type="date">
            <text:p>04-06-2021</text:p>
          </table:table-cell>
          <table:table-cell table:formula="of:=IF([.E877]&lt;10000000000;[.E877];10000000000)" office:value-type="float" office:value="60967.8788810624" calcext:value-type="float">
            <text:p>60 968</text:p>
          </table:table-cell>
          <table:table-cell/>
          <table:table-cell table:formula="of:=[.F$2]*[.C876]^[.F$3]+[.F$4]*[.C876]^[.F$5]+[.F$6]*[.C876]^[.F$7]+[.F$8]" office:value-type="float" office:value="60967.8788810624" calcext:value-type="float">
            <text:p>60 968</text:p>
          </table:table-cell>
          <table:table-cell table:number-columns-repeated="6"/>
        </table:table-row>
        <table:table-row table:style-name="ro1">
          <table:table-cell/>
          <table:table-cell table:formula="of:=[.B877]+1" office:value-type="date" office:date-value="2021-06-05" calcext:value-type="date">
            <text:p>05-06-2021</text:p>
          </table:table-cell>
          <table:table-cell table:formula="of:=IF([.E878]&lt;10000000000;[.E878];10000000000)" office:value-type="float" office:value="60967.8788810624" calcext:value-type="float">
            <text:p>60 968</text:p>
          </table:table-cell>
          <table:table-cell/>
          <table:table-cell table:formula="of:=[.F$2]*[.C877]^[.F$3]+[.F$4]*[.C877]^[.F$5]+[.F$6]*[.C877]^[.F$7]+[.F$8]" office:value-type="float" office:value="60967.8788810624" calcext:value-type="float">
            <text:p>60 968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10">
      <number:number number:decimal-places="9" loext:min-decimal-places="9" number:min-integer-digits="1"/>
    </number:number-style>
    <number:number-style style:name="N111">
      <number:number number:decimal-places="8" loext:min-decimal-places="8" number:min-integer-digits="1"/>
    </number:number-style>
    <number:number-style style:name="N112">
      <number:number number:decimal-places="7" loext:min-decimal-places="7" number:min-integer-digits="1"/>
    </number:number-style>
    <number:number-style style:name="N113">
      <number:number number:decimal-places="6" loext:min-decimal-places="6" number:min-integer-digits="1"/>
    </number:number-style>
    <number:number-style style:name="N114">
      <number:number number:decimal-places="5" loext:min-decimal-places="5" number:min-integer-digits="1"/>
    </number:number-style>
    <number:number-style style:name="N115">
      <number:number number:decimal-places="4" loext:min-decimal-places="4" number:min-integer-digits="1"/>
    </number:number-style>
    <number:number-style style:name="N116">
      <number:number number:decimal-places="3" loext:min-decimal-places="3" number:min-integer-digits="1"/>
    </number:number-style>
    <number:number-style style:name="N117">
      <number:number number:decimal-places="1" loext:min-decimal-places="1" number:min-integer-digits="1"/>
    </number:number-style>
    <number:number-style style:name="N118">
      <number:number number:decimal-places="11" loext:min-decimal-places="11" number:min-integer-digits="1"/>
    </number:number-style>
    <number:number-style style:name="N119">
      <number:number number:decimal-places="10" loext:min-decimal-places="10" number:min-integer-digits="1"/>
    </number:number-style>
    <number:number-style style:name="N120">
      <number:number number:decimal-places="3" loext:min-decimal-places="3" number:min-integer-digits="1" number:grouping="true"/>
    </number:number-style>
    <number:number-style style:name="N121">
      <number:number number:decimal-places="4" loext:min-decimal-places="4" number:min-integer-digits="1" number:grouping="true"/>
    </number:number-style>
    <number:number-style style:name="N122">
      <number:number number:decimal-places="5" loext:min-decimal-places="5" number:min-integer-digits="1" number:grouping="true"/>
    </number:number-style>
    <number:number-style style:name="N123">
      <number:number number:decimal-places="6" loext:min-decimal-places="6" number:min-integer-digits="1" number:grouping="true"/>
    </number:number-style>
    <number:number-style style:name="N124">
      <number:number number:decimal-places="1" loext:min-decimal-places="1" number:min-integer-digits="1" number:grouping="true"/>
    </number:number-style>
    <number:date-style style:name="N125">
      <number:day number:style="long"/>
      <number:text>-</number:text>
      <number:month number:style="long"/>
      <number:text>-</number:text>
      <number:year number:style="long"/>
    </number:date-style>
    <number:percentage-style style:name="N126">
      <number:number number:decimal-places="3" loext:min-decimal-places="3" number:min-integer-digits="1"/>
      <number:text>%</number:text>
    </number:percentage-style>
    <number:percentage-style style:name="N127">
      <number:number number:decimal-places="4" loext:min-decimal-places="4" number:min-integer-digits="1"/>
      <number:text>%</number:text>
    </number:percentag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14">00.00.0000</text:date>, <text:time style:data-style-name="N2" text:time-value="08:38:43.2702321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5T22:47:22.318984305</meta:creation-date>
    <dc:date>2020-02-14T23:27:00.369412909</dc:date>
    <meta:editing-duration>P3DT11H53M36S</meta:editing-duration>
    <meta:editing-cycles>53</meta:editing-cycles>
    <meta:generator>LibreOffice/5.1.6.2$Linux_X86_64 LibreOffice_project/10m0$Build-2</meta:generator>
    <meta:document-statistic meta:table-count="1" meta:cell-count="264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date-style style:name="N125">
      <number:day number:style="long"/>
      <number:text>-</number:text>
      <number:month number:style="long"/>
      <number:text>-</number:text>
      <number:year number:style="long"/>
    </number:date-style>
    <style:style style:name="ch1" style:family="chart">
      <style:graphic-properties draw:stroke="solid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125">
      <style:chart-properties chart:display-label="true" chart:logarithmic="false" chart:origin="1" chart:reverse-direction="false" text:line-break="false" loext:try-staggering-first="false" chart:link-data-style-to-source="true" chart:axis-position="0" style:rotation-angle="27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3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679cm" svg:height="8.847cm" xlink:href=".." xlink:type="simple" chart:class="chart:line" chart:style-name="ch1">
        <chart:title svg:x="7.872cm" svg:y="0.097cm" chart:style-name="ch2">
          <text:p>expansion 2019-nCoV</text:p>
        </chart:title>
        <chart:plot-area chart:style-name="ch3" table:cell-range-address="Sheet9.B12:Sheet9.C849" chart:data-source-has-labels="column" svg:x="1.312cm" svg:y="0.751cm" svg:width="19.237cm" svg:height="7.271cm">
          <chartooo:coordinate-region svg:x="2.596cm" svg:y="0.951cm" svg:width="17.953cm" svg:height="5.127cm"/>
          <chart:axis chart:dimension="x" chart:name="primary-x" chart:style-name="ch4" chartooo:axis-type="auto">
            <chartooo:date-scale chart:base-time-unit="days"/>
            <chart:categories table:cell-range-address="Sheet9.B12:Sheet9.B849"/>
            <chart:grid chart:style-name="ch5" chart:class="major"/>
          </chart:axis>
          <chart:axis chart:dimension="y" chart:name="primary-y" chart:style-name="ch6">
            <chart:title svg:x="0.779cm" svg:y="6.44cm" chart:style-name="ch7">
              <text:p>confirmed infections</text:p>
            </chart:title>
            <chart:grid chart:style-name="ch5" chart:class="major"/>
          </chart:axis>
          <chart:series chart:style-name="ch8" chart:values-cell-range-address="Sheet9.C12:Sheet9.C849" chart:class="chart:line">
            <chart:data-point chart:repeated="83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43486">
                <text:p>43486</text:p>
                <draw:g>
                  <svg:desc>Sheet9.B12:Sheet9.B849</svg:desc>
                </draw:g>
              </table:table-cell>
              <table:table-cell office:value-type="float" office:value="282">
                <text:p>282</text:p>
                <draw:g>
                  <svg:desc>Sheet9.C12:Sheet9.C849</svg:desc>
                </draw:g>
              </table:table-cell>
            </table:table-row>
            <table:table-row>
              <table:table-cell office:value-type="float" office:value="43487">
                <text:p>43487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float" office:value="43488">
                <text:p>43488</text:p>
              </table:table-cell>
              <table:table-cell office:value-type="float" office:value="579">
                <text:p>579</text:p>
              </table:table-cell>
            </table:table-row>
            <table:table-row>
              <table:table-cell office:value-type="float" office:value="43489">
                <text:p>43489</text:p>
              </table:table-cell>
              <table:table-cell office:value-type="float" office:value="843">
                <text:p>843</text:p>
              </table:table-cell>
            </table:table-row>
            <table:table-row>
              <table:table-cell office:value-type="float" office:value="43490">
                <text:p>43490</text:p>
              </table:table-cell>
              <table:table-cell office:value-type="float" office:value="1337">
                <text:p>1337</text:p>
              </table:table-cell>
            </table:table-row>
            <table:table-row>
              <table:table-cell office:value-type="float" office:value="43491">
                <text:p>43491</text:p>
              </table:table-cell>
              <table:table-cell office:value-type="float" office:value="2014">
                <text:p>2014</text:p>
              </table:table-cell>
            </table:table-row>
            <table:table-row>
              <table:table-cell office:value-type="float" office:value="43492">
                <text:p>43492</text:p>
              </table:table-cell>
              <table:table-cell office:value-type="float" office:value="2798">
                <text:p>2798</text:p>
              </table:table-cell>
            </table:table-row>
            <table:table-row>
              <table:table-cell office:value-type="float" office:value="43493">
                <text:p>43493</text:p>
              </table:table-cell>
              <table:table-cell office:value-type="float" office:value="4593">
                <text:p>4593</text:p>
              </table:table-cell>
            </table:table-row>
            <table:table-row>
              <table:table-cell office:value-type="float" office:value="43494">
                <text:p>43494</text:p>
              </table:table-cell>
              <table:table-cell office:value-type="float" office:value="6065">
                <text:p>6065</text:p>
              </table:table-cell>
            </table:table-row>
            <table:table-row>
              <table:table-cell office:value-type="float" office:value="43495">
                <text:p>43495</text:p>
              </table:table-cell>
              <table:table-cell office:value-type="float" office:value="7818">
                <text:p>7818</text:p>
              </table:table-cell>
            </table:table-row>
            <table:table-row>
              <table:table-cell office:value-type="float" office:value="43496">
                <text:p>43496</text:p>
              </table:table-cell>
              <table:table-cell office:value-type="float" office:value="9826">
                <text:p>9826</text:p>
              </table:table-cell>
            </table:table-row>
            <table:table-row>
              <table:table-cell office:value-type="float" office:value="43497">
                <text:p>43497</text:p>
              </table:table-cell>
              <table:table-cell office:value-type="float" office:value="11953">
                <text:p>11953</text:p>
              </table:table-cell>
            </table:table-row>
            <table:table-row>
              <table:table-cell office:value-type="float" office:value="43498">
                <text:p>43498</text:p>
              </table:table-cell>
              <table:table-cell office:value-type="float" office:value="14557">
                <text:p>14557</text:p>
              </table:table-cell>
            </table:table-row>
            <table:table-row>
              <table:table-cell office:value-type="float" office:value="43499">
                <text:p>43499</text:p>
              </table:table-cell>
              <table:table-cell office:value-type="float" office:value="17391">
                <text:p>17391</text:p>
              </table:table-cell>
            </table:table-row>
            <table:table-row>
              <table:table-cell office:value-type="float" office:value="43500">
                <text:p>43500</text:p>
              </table:table-cell>
              <table:table-cell office:value-type="float" office:value="20630">
                <text:p>20630</text:p>
              </table:table-cell>
            </table:table-row>
            <table:table-row>
              <table:table-cell office:value-type="float" office:value="43501">
                <text:p>43501</text:p>
              </table:table-cell>
              <table:table-cell office:value-type="float" office:value="24554">
                <text:p>24554</text:p>
              </table:table-cell>
            </table:table-row>
            <table:table-row>
              <table:table-cell office:value-type="float" office:value="43502">
                <text:p>43502</text:p>
              </table:table-cell>
              <table:table-cell office:value-type="float" office:value="28276">
                <text:p>28276</text:p>
              </table:table-cell>
            </table:table-row>
            <table:table-row>
              <table:table-cell office:value-type="float" office:value="43503">
                <text:p>43503</text:p>
              </table:table-cell>
              <table:table-cell office:value-type="float" office:value="31481">
                <text:p>31481</text:p>
              </table:table-cell>
            </table:table-row>
            <table:table-row>
              <table:table-cell office:value-type="float" office:value="43504">
                <text:p>43504</text:p>
              </table:table-cell>
              <table:table-cell office:value-type="float" office:value="34886">
                <text:p>34886</text:p>
              </table:table-cell>
            </table:table-row>
            <table:table-row>
              <table:table-cell office:value-type="float" office:value="43505">
                <text:p>43505</text:p>
              </table:table-cell>
              <table:table-cell office:value-type="float" office:value="37198">
                <text:p>37198</text:p>
              </table:table-cell>
            </table:table-row>
            <table:table-row>
              <table:table-cell office:value-type="float" office:value="43506">
                <text:p>43506</text:p>
              </table:table-cell>
              <table:table-cell office:value-type="float" office:value="40490">
                <text:p>40490</text:p>
              </table:table-cell>
            </table:table-row>
            <table:table-row>
              <table:table-cell office:value-type="float" office:value="43507">
                <text:p>43507</text:p>
              </table:table-cell>
              <table:table-cell office:value-type="float" office:value="43107">
                <text:p>43107</text:p>
              </table:table-cell>
            </table:table-row>
            <table:table-row>
              <table:table-cell office:value-type="float" office:value="43508">
                <text:p>43508</text:p>
              </table:table-cell>
              <table:table-cell office:value-type="float" office:value="45174">
                <text:p>45174</text:p>
              </table:table-cell>
            </table:table-row>
            <table:table-row>
              <table:table-cell office:value-type="float" office:value="43509">
                <text:p>43509</text:p>
              </table:table-cell>
              <table:table-cell office:value-type="float" office:value="49070">
                <text:p>49070</text:p>
              </table:table-cell>
            </table:table-row>
            <table:table-row>
              <table:table-cell office:value-type="float" office:value="43510">
                <text:p>43510</text:p>
              </table:table-cell>
              <table:table-cell office:value-type="float" office:value="50713.603260361">
                <text:p>50713.603260361</text:p>
              </table:table-cell>
            </table:table-row>
            <table:table-row>
              <table:table-cell office:value-type="float" office:value="43511">
                <text:p>43511</text:p>
              </table:table-cell>
              <table:table-cell office:value-type="float" office:value="52155.2342569876">
                <text:p>52155.2342569876</text:p>
              </table:table-cell>
            </table:table-row>
            <table:table-row>
              <table:table-cell office:value-type="float" office:value="43512">
                <text:p>43512</text:p>
              </table:table-cell>
              <table:table-cell office:value-type="float" office:value="53412.6894215134">
                <text:p>53412.6894215134</text:p>
              </table:table-cell>
            </table:table-row>
            <table:table-row>
              <table:table-cell office:value-type="float" office:value="43513">
                <text:p>43513</text:p>
              </table:table-cell>
              <table:table-cell office:value-type="float" office:value="54504.3022083677">
                <text:p>54504.3022083677</text:p>
              </table:table-cell>
            </table:table-row>
            <table:table-row>
              <table:table-cell office:value-type="float" office:value="43514">
                <text:p>43514</text:p>
              </table:table-cell>
              <table:table-cell office:value-type="float" office:value="55448.1212895755">
                <text:p>55448.1212895755</text:p>
              </table:table-cell>
            </table:table-row>
            <table:table-row>
              <table:table-cell office:value-type="float" office:value="43515">
                <text:p>43515</text:p>
              </table:table-cell>
              <table:table-cell office:value-type="float" office:value="56261.355188038">
                <text:p>56261.355188038</text:p>
              </table:table-cell>
            </table:table-row>
            <table:table-row>
              <table:table-cell office:value-type="float" office:value="43516">
                <text:p>43516</text:p>
              </table:table-cell>
              <table:table-cell office:value-type="float" office:value="56960.0271123532">
                <text:p>56960.0271123532</text:p>
              </table:table-cell>
            </table:table-row>
            <table:table-row>
              <table:table-cell office:value-type="float" office:value="43517">
                <text:p>43517</text:p>
              </table:table-cell>
              <table:table-cell office:value-type="float" office:value="57558.7885812168">
                <text:p>57558.7885812168</text:p>
              </table:table-cell>
            </table:table-row>
            <table:table-row>
              <table:table-cell office:value-type="float" office:value="43518">
                <text:p>43518</text:p>
              </table:table-cell>
              <table:table-cell office:value-type="float" office:value="58070.8481065123">
                <text:p>58070.8481065123</text:p>
              </table:table-cell>
            </table:table-row>
            <table:table-row>
              <table:table-cell office:value-type="float" office:value="43519">
                <text:p>43519</text:p>
              </table:table-cell>
              <table:table-cell office:value-type="float" office:value="58507.9796072985">
                <text:p>58507.9796072985</text:p>
              </table:table-cell>
            </table:table-row>
            <table:table-row>
              <table:table-cell office:value-type="float" office:value="43520">
                <text:p>43520</text:p>
              </table:table-cell>
              <table:table-cell office:value-type="float" office:value="58880.5831541235">
                <text:p>58880.5831541235</text:p>
              </table:table-cell>
            </table:table-row>
            <table:table-row>
              <table:table-cell office:value-type="float" office:value="43521">
                <text:p>43521</text:p>
              </table:table-cell>
              <table:table-cell office:value-type="float" office:value="59197.7775245471">
                <text:p>59197.7775245471</text:p>
              </table:table-cell>
            </table:table-row>
            <table:table-row>
              <table:table-cell office:value-type="float" office:value="43522">
                <text:p>43522</text:p>
              </table:table-cell>
              <table:table-cell office:value-type="float" office:value="59467.5097036636">
                <text:p>59467.5097036636</text:p>
              </table:table-cell>
            </table:table-row>
            <table:table-row>
              <table:table-cell office:value-type="float" office:value="43523">
                <text:p>43523</text:p>
              </table:table-cell>
              <table:table-cell office:value-type="float" office:value="59696.670921745">
                <text:p>59696.670921745</text:p>
              </table:table-cell>
            </table:table-row>
            <table:table-row>
              <table:table-cell office:value-type="float" office:value="43524">
                <text:p>43524</text:p>
              </table:table-cell>
              <table:table-cell office:value-type="float" office:value="59891.2122242238">
                <text:p>59891.2122242238</text:p>
              </table:table-cell>
            </table:table-row>
            <table:table-row>
              <table:table-cell office:value-type="float" office:value="43525">
                <text:p>43525</text:p>
              </table:table-cell>
              <table:table-cell office:value-type="float" office:value="60056.2550943062">
                <text:p>60056.2550943062</text:p>
              </table:table-cell>
            </table:table-row>
            <table:table-row>
              <table:table-cell office:value-type="float" office:value="43526">
                <text:p>43526</text:p>
              </table:table-cell>
              <table:table-cell office:value-type="float" office:value="60196.1944729802">
                <text:p>60196.1944729802</text:p>
              </table:table-cell>
            </table:table-row>
            <table:table-row>
              <table:table-cell office:value-type="float" office:value="43527">
                <text:p>43527</text:p>
              </table:table-cell>
              <table:table-cell office:value-type="float" office:value="60314.792804205">
                <text:p>60314.792804205</text:p>
              </table:table-cell>
            </table:table-row>
            <table:table-row>
              <table:table-cell office:value-type="float" office:value="43528">
                <text:p>43528</text:p>
              </table:table-cell>
              <table:table-cell office:value-type="float" office:value="60415.2646084447">
                <text:p>60415.2646084447</text:p>
              </table:table-cell>
            </table:table-row>
            <table:table-row>
              <table:table-cell office:value-type="float" office:value="43529">
                <text:p>43529</text:p>
              </table:table-cell>
              <table:table-cell office:value-type="float" office:value="60500.3516631087">
                <text:p>60500.3516631087</text:p>
              </table:table-cell>
            </table:table-row>
            <table:table-row>
              <table:table-cell office:value-type="float" office:value="43530">
                <text:p>43530</text:p>
              </table:table-cell>
              <table:table-cell office:value-type="float" office:value="60572.3892278357">
                <text:p>60572.3892278357</text:p>
              </table:table-cell>
            </table:table-row>
            <table:table-row>
              <table:table-cell office:value-type="float" office:value="43531">
                <text:p>43531</text:p>
              </table:table-cell>
              <table:table-cell office:value-type="float" office:value="60633.3639597009">
                <text:p>60633.3639597009</text:p>
              </table:table-cell>
            </table:table-row>
            <table:table-row>
              <table:table-cell office:value-type="float" office:value="43532">
                <text:p>43532</text:p>
              </table:table-cell>
              <table:table-cell office:value-type="float" office:value="60684.964265845">
                <text:p>60684.964265845</text:p>
              </table:table-cell>
            </table:table-row>
            <table:table-row>
              <table:table-cell office:value-type="float" office:value="43533">
                <text:p>43533</text:p>
              </table:table-cell>
              <table:table-cell office:value-type="float" office:value="60728.6238734204">
                <text:p>60728.6238734204</text:p>
              </table:table-cell>
            </table:table-row>
            <table:table-row>
              <table:table-cell office:value-type="float" office:value="43534">
                <text:p>43534</text:p>
              </table:table-cell>
              <table:table-cell office:value-type="float" office:value="60765.559384047">
                <text:p>60765.559384047</text:p>
              </table:table-cell>
            </table:table-row>
            <table:table-row>
              <table:table-cell office:value-type="float" office:value="43535">
                <text:p>43535</text:p>
              </table:table-cell>
              <table:table-cell office:value-type="float" office:value="60796.8025397421">
                <text:p>60796.8025397421</text:p>
              </table:table-cell>
            </table:table-row>
            <table:table-row>
              <table:table-cell office:value-type="float" office:value="43536">
                <text:p>43536</text:p>
              </table:table-cell>
              <table:table-cell office:value-type="float" office:value="60823.2278716945">
                <text:p>60823.2278716945</text:p>
              </table:table-cell>
            </table:table-row>
            <table:table-row>
              <table:table-cell office:value-type="float" office:value="43537">
                <text:p>43537</text:p>
              </table:table-cell>
              <table:table-cell office:value-type="float" office:value="60845.5763405174">
                <text:p>60845.5763405174</text:p>
              </table:table-cell>
            </table:table-row>
            <table:table-row>
              <table:table-cell office:value-type="float" office:value="43538">
                <text:p>43538</text:p>
              </table:table-cell>
              <table:table-cell office:value-type="float" office:value="60864.4755121482">
                <text:p>60864.4755121482</text:p>
              </table:table-cell>
            </table:table-row>
            <table:table-row>
              <table:table-cell office:value-type="float" office:value="43539">
                <text:p>43539</text:p>
              </table:table-cell>
              <table:table-cell office:value-type="float" office:value="60880.4567507693">
                <text:p>60880.4567507693</text:p>
              </table:table-cell>
            </table:table-row>
            <table:table-row>
              <table:table-cell office:value-type="float" office:value="43540">
                <text:p>43540</text:p>
              </table:table-cell>
              <table:table-cell office:value-type="float" office:value="60893.9698510589">
                <text:p>60893.9698510589</text:p>
              </table:table-cell>
            </table:table-row>
            <table:table-row>
              <table:table-cell office:value-type="float" office:value="43541">
                <text:p>43541</text:p>
              </table:table-cell>
              <table:table-cell office:value-type="float" office:value="60905.3954778156">
                <text:p>60905.3954778156</text:p>
              </table:table-cell>
            </table:table-row>
            <table:table-row>
              <table:table-cell office:value-type="float" office:value="43542">
                <text:p>43542</text:p>
              </table:table-cell>
              <table:table-cell office:value-type="float" office:value="60915.0557320175">
                <text:p>60915.0557320175</text:p>
              </table:table-cell>
            </table:table-row>
            <table:table-row>
              <table:table-cell office:value-type="float" office:value="43543">
                <text:p>43543</text:p>
              </table:table-cell>
              <table:table-cell office:value-type="float" office:value="60923.2231187251">
                <text:p>60923.2231187251</text:p>
              </table:table-cell>
            </table:table-row>
            <table:table-row>
              <table:table-cell office:value-type="float" office:value="43544">
                <text:p>43544</text:p>
              </table:table-cell>
              <table:table-cell office:value-type="float" office:value="60930.1281537225">
                <text:p>60930.1281537225</text:p>
              </table:table-cell>
            </table:table-row>
            <table:table-row>
              <table:table-cell office:value-type="float" office:value="43545">
                <text:p>43545</text:p>
              </table:table-cell>
              <table:table-cell office:value-type="float" office:value="60935.9658120811">
                <text:p>60935.9658120811</text:p>
              </table:table-cell>
            </table:table-row>
            <table:table-row>
              <table:table-cell office:value-type="float" office:value="43546">
                <text:p>43546</text:p>
              </table:table-cell>
              <table:table-cell office:value-type="float" office:value="60940.9009924977">
                <text:p>60940.9009924977</text:p>
              </table:table-cell>
            </table:table-row>
            <table:table-row>
              <table:table-cell office:value-type="float" office:value="43547">
                <text:p>43547</text:p>
              </table:table-cell>
              <table:table-cell office:value-type="float" office:value="60945.0731458715">
                <text:p>60945.0731458715</text:p>
              </table:table-cell>
            </table:table-row>
            <table:table-row>
              <table:table-cell office:value-type="float" office:value="43548">
                <text:p>43548</text:p>
              </table:table-cell>
              <table:table-cell office:value-type="float" office:value="60948.6001946943">
                <text:p>60948.6001946943</text:p>
              </table:table-cell>
            </table:table-row>
            <table:table-row>
              <table:table-cell office:value-type="float" office:value="43549">
                <text:p>43549</text:p>
              </table:table-cell>
              <table:table-cell office:value-type="float" office:value="60951.5818510213">
                <text:p>60951.5818510213</text:p>
              </table:table-cell>
            </table:table-row>
            <table:table-row>
              <table:table-cell office:value-type="float" office:value="43550">
                <text:p>43550</text:p>
              </table:table-cell>
              <table:table-cell office:value-type="float" office:value="60954.1024246687">
                <text:p>60954.1024246687</text:p>
              </table:table-cell>
            </table:table-row>
            <table:table-row>
              <table:table-cell office:value-type="float" office:value="43551">
                <text:p>43551</text:p>
              </table:table-cell>
              <table:table-cell office:value-type="float" office:value="60956.2331995037">
                <text:p>60956.2331995037</text:p>
              </table:table-cell>
            </table:table-row>
            <table:table-row>
              <table:table-cell office:value-type="float" office:value="43552">
                <text:p>43552</text:p>
              </table:table-cell>
              <table:table-cell office:value-type="float" office:value="60958.0344439303">
                <text:p>60958.0344439303</text:p>
              </table:table-cell>
            </table:table-row>
            <table:table-row>
              <table:table-cell office:value-type="float" office:value="43553">
                <text:p>43553</text:p>
              </table:table-cell>
              <table:table-cell office:value-type="float" office:value="60959.5571116479">
                <text:p>60959.5571116479</text:p>
              </table:table-cell>
            </table:table-row>
            <table:table-row>
              <table:table-cell office:value-type="float" office:value="43554">
                <text:p>43554</text:p>
              </table:table-cell>
              <table:table-cell office:value-type="float" office:value="60960.844280234">
                <text:p>60960.844280234</text:p>
              </table:table-cell>
            </table:table-row>
            <table:table-row>
              <table:table-cell office:value-type="float" office:value="43555">
                <text:p>43555</text:p>
              </table:table-cell>
              <table:table-cell office:value-type="float" office:value="60961.932367845">
                <text:p>60961.932367845</text:p>
              </table:table-cell>
            </table:table-row>
            <table:table-row>
              <table:table-cell office:value-type="float" office:value="43556">
                <text:p>43556</text:p>
              </table:table-cell>
              <table:table-cell office:value-type="float" office:value="60962.8521621746">
                <text:p>60962.8521621746</text:p>
              </table:table-cell>
            </table:table-row>
            <table:table-row>
              <table:table-cell office:value-type="float" office:value="43557">
                <text:p>43557</text:p>
              </table:table-cell>
              <table:table-cell office:value-type="float" office:value="60963.6296905769">
                <text:p>60963.6296905769</text:p>
              </table:table-cell>
            </table:table-row>
            <table:table-row>
              <table:table-cell office:value-type="float" office:value="43558">
                <text:p>43558</text:p>
              </table:table-cell>
              <table:table-cell office:value-type="float" office:value="60964.2869558311">
                <text:p>60964.2869558311</text:p>
              </table:table-cell>
            </table:table-row>
            <table:table-row>
              <table:table-cell office:value-type="float" office:value="43559">
                <text:p>43559</text:p>
              </table:table-cell>
              <table:table-cell office:value-type="float" office:value="60964.8425582621">
                <text:p>60964.8425582621</text:p>
              </table:table-cell>
            </table:table-row>
            <table:table-row>
              <table:table-cell office:value-type="float" office:value="43560">
                <text:p>43560</text:p>
              </table:table-cell>
              <table:table-cell office:value-type="float" office:value="60965.3122217491">
                <text:p>60965.3122217491</text:p>
              </table:table-cell>
            </table:table-row>
            <table:table-row>
              <table:table-cell office:value-type="float" office:value="43561">
                <text:p>43561</text:p>
              </table:table-cell>
              <table:table-cell office:value-type="float" office:value="60965.7092384544">
                <text:p>60965.7092384544</text:p>
              </table:table-cell>
            </table:table-row>
            <table:table-row>
              <table:table-cell office:value-type="float" office:value="43562">
                <text:p>43562</text:p>
              </table:table-cell>
              <table:table-cell office:value-type="float" office:value="60966.0448448208">
                <text:p>60966.0448448208</text:p>
              </table:table-cell>
            </table:table-row>
            <table:table-row>
              <table:table-cell office:value-type="float" office:value="43563">
                <text:p>43563</text:p>
              </table:table-cell>
              <table:table-cell office:value-type="float" office:value="60966.3285394512">
                <text:p>60966.3285394512</text:p>
              </table:table-cell>
            </table:table-row>
            <table:table-row>
              <table:table-cell office:value-type="float" office:value="43564">
                <text:p>43564</text:p>
              </table:table-cell>
              <table:table-cell office:value-type="float" office:value="60966.568351849">
                <text:p>60966.568351849</text:p>
              </table:table-cell>
            </table:table-row>
            <table:table-row>
              <table:table-cell office:value-type="float" office:value="43565">
                <text:p>43565</text:p>
              </table:table-cell>
              <table:table-cell office:value-type="float" office:value="60966.77106961">
                <text:p>60966.77106961</text:p>
              </table:table-cell>
            </table:table-row>
            <table:table-row>
              <table:table-cell office:value-type="float" office:value="43566">
                <text:p>43566</text:p>
              </table:table-cell>
              <table:table-cell office:value-type="float" office:value="60966.9424304876">
                <text:p>60966.9424304876</text:p>
              </table:table-cell>
            </table:table-row>
            <table:table-row>
              <table:table-cell office:value-type="float" office:value="43567">
                <text:p>43567</text:p>
              </table:table-cell>
              <table:table-cell office:value-type="float" office:value="60967.0872847593">
                <text:p>60967.0872847593</text:p>
              </table:table-cell>
            </table:table-row>
            <table:table-row>
              <table:table-cell office:value-type="float" office:value="43568">
                <text:p>43568</text:p>
              </table:table-cell>
              <table:table-cell office:value-type="float" office:value="60967.2097324862">
                <text:p>60967.2097324862</text:p>
              </table:table-cell>
            </table:table-row>
            <table:table-row>
              <table:table-cell office:value-type="float" office:value="43569">
                <text:p>43569</text:p>
              </table:table-cell>
              <table:table-cell office:value-type="float" office:value="60967.3132395456">
                <text:p>60967.3132395456</text:p>
              </table:table-cell>
            </table:table-row>
            <table:table-row>
              <table:table-cell office:value-type="float" office:value="43570">
                <text:p>43570</text:p>
              </table:table-cell>
              <table:table-cell office:value-type="float" office:value="60967.40073572">
                <text:p>60967.40073572</text:p>
              </table:table-cell>
            </table:table-row>
            <table:table-row>
              <table:table-cell office:value-type="float" office:value="43571">
                <text:p>43571</text:p>
              </table:table-cell>
              <table:table-cell office:value-type="float" office:value="60967.4746976155">
                <text:p>60967.4746976155</text:p>
              </table:table-cell>
            </table:table-row>
            <table:table-row>
              <table:table-cell office:value-type="float" office:value="43572">
                <text:p>43572</text:p>
              </table:table-cell>
              <table:table-cell office:value-type="float" office:value="60967.5372187562">
                <text:p>60967.5372187562</text:p>
              </table:table-cell>
            </table:table-row>
            <table:table-row>
              <table:table-cell office:value-type="float" office:value="43573">
                <text:p>43573</text:p>
              </table:table-cell>
              <table:table-cell office:value-type="float" office:value="60967.590068838">
                <text:p>60967.590068838</text:p>
              </table:table-cell>
            </table:table-row>
            <table:table-row>
              <table:table-cell office:value-type="float" office:value="43574">
                <text:p>43574</text:p>
              </table:table-cell>
              <table:table-cell office:value-type="float" office:value="60967.6347438172">
                <text:p>60967.6347438172</text:p>
              </table:table-cell>
            </table:table-row>
            <table:table-row>
              <table:table-cell office:value-type="float" office:value="43575">
                <text:p>43575</text:p>
              </table:table-cell>
              <table:table-cell office:value-type="float" office:value="60967.6725082519">
                <text:p>60967.6725082519</text:p>
              </table:table-cell>
            </table:table-row>
            <table:table-row>
              <table:table-cell office:value-type="float" office:value="43576">
                <text:p>43576</text:p>
              </table:table-cell>
              <table:table-cell office:value-type="float" office:value="60967.704431095">
                <text:p>60967.704431095</text:p>
              </table:table-cell>
            </table:table-row>
            <table:table-row>
              <table:table-cell office:value-type="float" office:value="43577">
                <text:p>43577</text:p>
              </table:table-cell>
              <table:table-cell office:value-type="float" office:value="60967.7314159503">
                <text:p>60967.7314159503</text:p>
              </table:table-cell>
            </table:table-row>
            <table:table-row>
              <table:table-cell office:value-type="float" office:value="43578">
                <text:p>43578</text:p>
              </table:table-cell>
              <table:table-cell office:value-type="float" office:value="60967.7542266487">
                <text:p>60967.7542266487</text:p>
              </table:table-cell>
            </table:table-row>
            <table:table-row>
              <table:table-cell office:value-type="float" office:value="43579">
                <text:p>43579</text:p>
              </table:table-cell>
              <table:table-cell office:value-type="float" office:value="60967.7735088691">
                <text:p>60967.7735088691</text:p>
              </table:table-cell>
            </table:table-row>
            <table:table-row>
              <table:table-cell office:value-type="float" office:value="43580">
                <text:p>43580</text:p>
              </table:table-cell>
              <table:table-cell office:value-type="float" office:value="60967.7898084137">
                <text:p>60967.7898084137</text:p>
              </table:table-cell>
            </table:table-row>
            <table:table-row>
              <table:table-cell office:value-type="float" office:value="43581">
                <text:p>43581</text:p>
              </table:table-cell>
              <table:table-cell office:value-type="float" office:value="60967.8035866578">
                <text:p>60967.8035866578</text:p>
              </table:table-cell>
            </table:table-row>
            <table:table-row>
              <table:table-cell office:value-type="float" office:value="43582">
                <text:p>43582</text:p>
              </table:table-cell>
              <table:table-cell office:value-type="float" office:value="60967.8152336092">
                <text:p>60967.8152336092</text:p>
              </table:table-cell>
            </table:table-row>
            <table:table-row>
              <table:table-cell office:value-type="float" office:value="43583">
                <text:p>43583</text:p>
              </table:table-cell>
              <table:table-cell office:value-type="float" office:value="60967.8250789472">
                <text:p>60967.8250789472</text:p>
              </table:table-cell>
            </table:table-row>
            <table:table-row>
              <table:table-cell office:value-type="float" office:value="43584">
                <text:p>43584</text:p>
              </table:table-cell>
              <table:table-cell office:value-type="float" office:value="60967.8334013549">
                <text:p>60967.8334013549</text:p>
              </table:table-cell>
            </table:table-row>
            <table:table-row>
              <table:table-cell office:value-type="float" office:value="43585">
                <text:p>43585</text:p>
              </table:table-cell>
              <table:table-cell office:value-type="float" office:value="60967.8404364072">
                <text:p>60967.8404364072</text:p>
              </table:table-cell>
            </table:table-row>
            <table:table-row>
              <table:table-cell office:value-type="float" office:value="43586">
                <text:p>43586</text:p>
              </table:table-cell>
              <table:table-cell office:value-type="float" office:value="60967.8463832391">
                <text:p>60967.8463832391</text:p>
              </table:table-cell>
            </table:table-row>
            <table:table-row>
              <table:table-cell office:value-type="float" office:value="43587">
                <text:p>43587</text:p>
              </table:table-cell>
              <table:table-cell office:value-type="float" office:value="60967.8514101824">
                <text:p>60967.8514101824</text:p>
              </table:table-cell>
            </table:table-row>
            <table:table-row>
              <table:table-cell office:value-type="float" office:value="43588">
                <text:p>43588</text:p>
              </table:table-cell>
              <table:table-cell office:value-type="float" office:value="60967.8556595305">
                <text:p>60967.8556595305</text:p>
              </table:table-cell>
            </table:table-row>
            <table:table-row>
              <table:table-cell office:value-type="float" office:value="43589">
                <text:p>43589</text:p>
              </table:table-cell>
              <table:table-cell office:value-type="float" office:value="60967.8592515659">
                <text:p>60967.8592515659</text:p>
              </table:table-cell>
            </table:table-row>
            <table:table-row>
              <table:table-cell office:value-type="float" office:value="43590">
                <text:p>43590</text:p>
              </table:table-cell>
              <table:table-cell office:value-type="float" office:value="60967.8622879655">
                <text:p>60967.8622879655</text:p>
              </table:table-cell>
            </table:table-row>
            <table:table-row>
              <table:table-cell office:value-type="float" office:value="43591">
                <text:p>43591</text:p>
              </table:table-cell>
              <table:table-cell office:value-type="float" office:value="60967.864854678">
                <text:p>60967.864854678</text:p>
              </table:table-cell>
            </table:table-row>
            <table:table-row>
              <table:table-cell office:value-type="float" office:value="43592">
                <text:p>43592</text:p>
              </table:table-cell>
              <table:table-cell office:value-type="float" office:value="60967.8670243572">
                <text:p>60967.8670243572</text:p>
              </table:table-cell>
            </table:table-row>
            <table:table-row>
              <table:table-cell office:value-type="float" office:value="43593">
                <text:p>43593</text:p>
              </table:table-cell>
              <table:table-cell office:value-type="float" office:value="60967.8688584183">
                <text:p>60967.8688584183</text:p>
              </table:table-cell>
            </table:table-row>
            <table:table-row>
              <table:table-cell office:value-type="float" office:value="43594">
                <text:p>43594</text:p>
              </table:table-cell>
              <table:table-cell office:value-type="float" office:value="60967.8704087767">
                <text:p>60967.8704087767</text:p>
              </table:table-cell>
            </table:table-row>
            <table:table-row>
              <table:table-cell office:value-type="float" office:value="43595">
                <text:p>43595</text:p>
              </table:table-cell>
              <table:table-cell office:value-type="float" office:value="60967.8717193171">
                <text:p>60967.8717193171</text:p>
              </table:table-cell>
            </table:table-row>
            <table:table-row>
              <table:table-cell office:value-type="float" office:value="43596">
                <text:p>43596</text:p>
              </table:table-cell>
              <table:table-cell office:value-type="float" office:value="60967.8728271358">
                <text:p>60967.8728271358</text:p>
              </table:table-cell>
            </table:table-row>
            <table:table-row>
              <table:table-cell office:value-type="float" office:value="43597">
                <text:p>43597</text:p>
              </table:table-cell>
              <table:table-cell office:value-type="float" office:value="60967.8737635909">
                <text:p>60967.8737635909</text:p>
              </table:table-cell>
            </table:table-row>
            <table:table-row>
              <table:table-cell office:value-type="float" office:value="43598">
                <text:p>43598</text:p>
              </table:table-cell>
              <table:table-cell office:value-type="float" office:value="60967.8745551899">
                <text:p>60967.8745551899</text:p>
              </table:table-cell>
            </table:table-row>
            <table:table-row>
              <table:table-cell office:value-type="float" office:value="43599">
                <text:p>43599</text:p>
              </table:table-cell>
              <table:table-cell office:value-type="float" office:value="60967.87522434">
                <text:p>60967.87522434</text:p>
              </table:table-cell>
            </table:table-row>
            <table:table-row>
              <table:table-cell office:value-type="float" office:value="43600">
                <text:p>43600</text:p>
              </table:table-cell>
              <table:table-cell office:value-type="float" office:value="60967.8757899822">
                <text:p>60967.8757899822</text:p>
              </table:table-cell>
            </table:table-row>
            <table:table-row>
              <table:table-cell office:value-type="float" office:value="43601">
                <text:p>43601</text:p>
              </table:table-cell>
              <table:table-cell office:value-type="float" office:value="60967.8762681278">
                <text:p>60967.8762681278</text:p>
              </table:table-cell>
            </table:table-row>
            <table:table-row>
              <table:table-cell office:value-type="float" office:value="43602">
                <text:p>43602</text:p>
              </table:table-cell>
              <table:table-cell office:value-type="float" office:value="60967.8766723111">
                <text:p>60967.8766723111</text:p>
              </table:table-cell>
            </table:table-row>
            <table:table-row>
              <table:table-cell office:value-type="float" office:value="43603">
                <text:p>43603</text:p>
              </table:table-cell>
              <table:table-cell office:value-type="float" office:value="60967.8770139731">
                <text:p>60967.8770139731</text:p>
              </table:table-cell>
            </table:table-row>
            <table:table-row>
              <table:table-cell office:value-type="float" office:value="43604">
                <text:p>43604</text:p>
              </table:table-cell>
              <table:table-cell office:value-type="float" office:value="60967.8773027849">
                <text:p>60967.8773027849</text:p>
              </table:table-cell>
            </table:table-row>
            <table:table-row>
              <table:table-cell office:value-type="float" office:value="43605">
                <text:p>43605</text:p>
              </table:table-cell>
              <table:table-cell office:value-type="float" office:value="60967.8775469217">
                <text:p>60967.8775469217</text:p>
              </table:table-cell>
            </table:table-row>
            <table:table-row>
              <table:table-cell office:value-type="float" office:value="43606">
                <text:p>43606</text:p>
              </table:table-cell>
              <table:table-cell office:value-type="float" office:value="60967.877753294">
                <text:p>60967.877753294</text:p>
              </table:table-cell>
            </table:table-row>
            <table:table-row>
              <table:table-cell office:value-type="float" office:value="43607">
                <text:p>43607</text:p>
              </table:table-cell>
              <table:table-cell office:value-type="float" office:value="60967.8779277435">
                <text:p>60967.8779277435</text:p>
              </table:table-cell>
            </table:table-row>
            <table:table-row>
              <table:table-cell office:value-type="float" office:value="43608">
                <text:p>43608</text:p>
              </table:table-cell>
              <table:table-cell office:value-type="float" office:value="60967.8780752082">
                <text:p>60967.8780752082</text:p>
              </table:table-cell>
            </table:table-row>
            <table:table-row>
              <table:table-cell office:value-type="float" office:value="43609">
                <text:p>43609</text:p>
              </table:table-cell>
              <table:table-cell office:value-type="float" office:value="60967.8781998623">
                <text:p>60967.8781998623</text:p>
              </table:table-cell>
            </table:table-row>
            <table:table-row>
              <table:table-cell office:value-type="float" office:value="43610">
                <text:p>43610</text:p>
              </table:table-cell>
              <table:table-cell office:value-type="float" office:value="60967.8783052341">
                <text:p>60967.8783052341</text:p>
              </table:table-cell>
            </table:table-row>
            <table:table-row>
              <table:table-cell office:value-type="float" office:value="43611">
                <text:p>43611</text:p>
              </table:table-cell>
              <table:table-cell office:value-type="float" office:value="60967.8783943065">
                <text:p>60967.8783943065</text:p>
              </table:table-cell>
            </table:table-row>
            <table:table-row>
              <table:table-cell office:value-type="float" office:value="43612">
                <text:p>43612</text:p>
              </table:table-cell>
              <table:table-cell office:value-type="float" office:value="60967.8784696006">
                <text:p>60967.8784696006</text:p>
              </table:table-cell>
            </table:table-row>
            <table:table-row>
              <table:table-cell office:value-type="float" office:value="43613">
                <text:p>43613</text:p>
              </table:table-cell>
              <table:table-cell office:value-type="float" office:value="60967.8785332478">
                <text:p>60967.8785332478</text:p>
              </table:table-cell>
            </table:table-row>
            <table:table-row>
              <table:table-cell office:value-type="float" office:value="43614">
                <text:p>43614</text:p>
              </table:table-cell>
              <table:table-cell office:value-type="float" office:value="60967.8785870497">
                <text:p>60967.8785870497</text:p>
              </table:table-cell>
            </table:table-row>
            <table:table-row>
              <table:table-cell office:value-type="float" office:value="43615">
                <text:p>43615</text:p>
              </table:table-cell>
              <table:table-cell office:value-type="float" office:value="60967.8786325293">
                <text:p>60967.8786325293</text:p>
              </table:table-cell>
            </table:table-row>
            <table:table-row>
              <table:table-cell office:value-type="float" office:value="43616">
                <text:p>43616</text:p>
              </table:table-cell>
              <table:table-cell office:value-type="float" office:value="60967.8786709738">
                <text:p>60967.8786709738</text:p>
              </table:table-cell>
            </table:table-row>
            <table:table-row>
              <table:table-cell office:value-type="float" office:value="43617">
                <text:p>43617</text:p>
              </table:table-cell>
              <table:table-cell office:value-type="float" office:value="60967.8787034715">
                <text:p>60967.8787034715</text:p>
              </table:table-cell>
            </table:table-row>
            <table:table-row>
              <table:table-cell office:value-type="float" office:value="43618">
                <text:p>43618</text:p>
              </table:table-cell>
              <table:table-cell office:value-type="float" office:value="60967.8787309423">
                <text:p>60967.8787309423</text:p>
              </table:table-cell>
            </table:table-row>
            <table:table-row>
              <table:table-cell office:value-type="float" office:value="43619">
                <text:p>43619</text:p>
              </table:table-cell>
              <table:table-cell office:value-type="float" office:value="60967.8787541637">
                <text:p>60967.8787541637</text:p>
              </table:table-cell>
            </table:table-row>
            <table:table-row>
              <table:table-cell office:value-type="float" office:value="43620">
                <text:p>43620</text:p>
              </table:table-cell>
              <table:table-cell office:value-type="float" office:value="60967.8787737931">
                <text:p>60967.8787737931</text:p>
              </table:table-cell>
            </table:table-row>
            <table:table-row>
              <table:table-cell office:value-type="float" office:value="43621">
                <text:p>43621</text:p>
              </table:table-cell>
              <table:table-cell office:value-type="float" office:value="60967.8787903861">
                <text:p>60967.8787903861</text:p>
              </table:table-cell>
            </table:table-row>
            <table:table-row>
              <table:table-cell office:value-type="float" office:value="43622">
                <text:p>43622</text:p>
              </table:table-cell>
              <table:table-cell office:value-type="float" office:value="60967.8788044125">
                <text:p>60967.8788044125</text:p>
              </table:table-cell>
            </table:table-row>
            <table:table-row>
              <table:table-cell office:value-type="float" office:value="43623">
                <text:p>43623</text:p>
              </table:table-cell>
              <table:table-cell office:value-type="float" office:value="60967.8788162691">
                <text:p>60967.8788162691</text:p>
              </table:table-cell>
            </table:table-row>
            <table:table-row>
              <table:table-cell office:value-type="float" office:value="43624">
                <text:p>43624</text:p>
              </table:table-cell>
              <table:table-cell office:value-type="float" office:value="60967.8788262917">
                <text:p>60967.8788262917</text:p>
              </table:table-cell>
            </table:table-row>
            <table:table-row>
              <table:table-cell office:value-type="float" office:value="43625">
                <text:p>43625</text:p>
              </table:table-cell>
              <table:table-cell office:value-type="float" office:value="60967.878834764">
                <text:p>60967.878834764</text:p>
              </table:table-cell>
            </table:table-row>
            <table:table-row>
              <table:table-cell office:value-type="float" office:value="43626">
                <text:p>43626</text:p>
              </table:table-cell>
              <table:table-cell office:value-type="float" office:value="60967.8788419257">
                <text:p>60967.8788419257</text:p>
              </table:table-cell>
            </table:table-row>
            <table:table-row>
              <table:table-cell office:value-type="float" office:value="43627">
                <text:p>43627</text:p>
              </table:table-cell>
              <table:table-cell office:value-type="float" office:value="60967.8788479796">
                <text:p>60967.8788479796</text:p>
              </table:table-cell>
            </table:table-row>
            <table:table-row>
              <table:table-cell office:value-type="float" office:value="43628">
                <text:p>43628</text:p>
              </table:table-cell>
              <table:table-cell office:value-type="float" office:value="60967.878853097">
                <text:p>60967.878853097</text:p>
              </table:table-cell>
            </table:table-row>
            <table:table-row>
              <table:table-cell office:value-type="float" office:value="43629">
                <text:p>43629</text:p>
              </table:table-cell>
              <table:table-cell office:value-type="float" office:value="60967.8788574229">
                <text:p>60967.8788574229</text:p>
              </table:table-cell>
            </table:table-row>
            <table:table-row>
              <table:table-cell office:value-type="float" office:value="43630">
                <text:p>43630</text:p>
              </table:table-cell>
              <table:table-cell office:value-type="float" office:value="60967.8788610796">
                <text:p>60967.8788610796</text:p>
              </table:table-cell>
            </table:table-row>
            <table:table-row>
              <table:table-cell office:value-type="float" office:value="43631">
                <text:p>43631</text:p>
              </table:table-cell>
              <table:table-cell office:value-type="float" office:value="60967.8788641707">
                <text:p>60967.8788641707</text:p>
              </table:table-cell>
            </table:table-row>
            <table:table-row>
              <table:table-cell office:value-type="float" office:value="43632">
                <text:p>43632</text:p>
              </table:table-cell>
              <table:table-cell office:value-type="float" office:value="60967.8788667836">
                <text:p>60967.8788667836</text:p>
              </table:table-cell>
            </table:table-row>
            <table:table-row>
              <table:table-cell office:value-type="float" office:value="43633">
                <text:p>43633</text:p>
              </table:table-cell>
              <table:table-cell office:value-type="float" office:value="60967.8788689923">
                <text:p>60967.8788689923</text:p>
              </table:table-cell>
            </table:table-row>
            <table:table-row>
              <table:table-cell office:value-type="float" office:value="43634">
                <text:p>43634</text:p>
              </table:table-cell>
              <table:table-cell office:value-type="float" office:value="60967.8788708594">
                <text:p>60967.8788708594</text:p>
              </table:table-cell>
            </table:table-row>
            <table:table-row>
              <table:table-cell office:value-type="float" office:value="43635">
                <text:p>43635</text:p>
              </table:table-cell>
              <table:table-cell office:value-type="float" office:value="60967.8788724377">
                <text:p>60967.8788724377</text:p>
              </table:table-cell>
            </table:table-row>
            <table:table-row>
              <table:table-cell office:value-type="float" office:value="43636">
                <text:p>43636</text:p>
              </table:table-cell>
              <table:table-cell office:value-type="float" office:value="60967.8788737718">
                <text:p>60967.8788737718</text:p>
              </table:table-cell>
            </table:table-row>
            <table:table-row>
              <table:table-cell office:value-type="float" office:value="43637">
                <text:p>43637</text:p>
              </table:table-cell>
              <table:table-cell office:value-type="float" office:value="60967.8788748996">
                <text:p>60967.8788748996</text:p>
              </table:table-cell>
            </table:table-row>
            <table:table-row>
              <table:table-cell office:value-type="float" office:value="43638">
                <text:p>43638</text:p>
              </table:table-cell>
              <table:table-cell office:value-type="float" office:value="60967.8788758529">
                <text:p>60967.8788758529</text:p>
              </table:table-cell>
            </table:table-row>
            <table:table-row>
              <table:table-cell office:value-type="float" office:value="43639">
                <text:p>43639</text:p>
              </table:table-cell>
              <table:table-cell office:value-type="float" office:value="60967.8788766588">
                <text:p>60967.8788766588</text:p>
              </table:table-cell>
            </table:table-row>
            <table:table-row>
              <table:table-cell office:value-type="float" office:value="43640">
                <text:p>43640</text:p>
              </table:table-cell>
              <table:table-cell office:value-type="float" office:value="60967.8788773399">
                <text:p>60967.8788773399</text:p>
              </table:table-cell>
            </table:table-row>
            <table:table-row>
              <table:table-cell office:value-type="float" office:value="43641">
                <text:p>43641</text:p>
              </table:table-cell>
              <table:table-cell office:value-type="float" office:value="60967.8788779158">
                <text:p>60967.8788779158</text:p>
              </table:table-cell>
            </table:table-row>
            <table:table-row>
              <table:table-cell office:value-type="float" office:value="43642">
                <text:p>43642</text:p>
              </table:table-cell>
              <table:table-cell office:value-type="float" office:value="60967.8788784025">
                <text:p>60967.8788784025</text:p>
              </table:table-cell>
            </table:table-row>
            <table:table-row>
              <table:table-cell office:value-type="float" office:value="43643">
                <text:p>43643</text:p>
              </table:table-cell>
              <table:table-cell office:value-type="float" office:value="60967.878878814">
                <text:p>60967.878878814</text:p>
              </table:table-cell>
            </table:table-row>
            <table:table-row>
              <table:table-cell office:value-type="float" office:value="43644">
                <text:p>43644</text:p>
              </table:table-cell>
              <table:table-cell office:value-type="float" office:value="60967.8788791618">
                <text:p>60967.8788791618</text:p>
              </table:table-cell>
            </table:table-row>
            <table:table-row>
              <table:table-cell office:value-type="float" office:value="43645">
                <text:p>43645</text:p>
              </table:table-cell>
              <table:table-cell office:value-type="float" office:value="60967.8788794558">
                <text:p>60967.8788794558</text:p>
              </table:table-cell>
            </table:table-row>
            <table:table-row>
              <table:table-cell office:value-type="float" office:value="43646">
                <text:p>43646</text:p>
              </table:table-cell>
              <table:table-cell office:value-type="float" office:value="60967.8788797044">
                <text:p>60967.8788797044</text:p>
              </table:table-cell>
            </table:table-row>
            <table:table-row>
              <table:table-cell office:value-type="float" office:value="43647">
                <text:p>43647</text:p>
              </table:table-cell>
              <table:table-cell office:value-type="float" office:value="60967.8788799144">
                <text:p>60967.8788799144</text:p>
              </table:table-cell>
            </table:table-row>
            <table:table-row>
              <table:table-cell office:value-type="float" office:value="43648">
                <text:p>43648</text:p>
              </table:table-cell>
              <table:table-cell office:value-type="float" office:value="60967.878880092">
                <text:p>60967.878880092</text:p>
              </table:table-cell>
            </table:table-row>
            <table:table-row>
              <table:table-cell office:value-type="float" office:value="43649">
                <text:p>43649</text:p>
              </table:table-cell>
              <table:table-cell office:value-type="float" office:value="60967.8788802422">
                <text:p>60967.8788802422</text:p>
              </table:table-cell>
            </table:table-row>
            <table:table-row>
              <table:table-cell office:value-type="float" office:value="43650">
                <text:p>43650</text:p>
              </table:table-cell>
              <table:table-cell office:value-type="float" office:value="60967.8788803691">
                <text:p>60967.8788803691</text:p>
              </table:table-cell>
            </table:table-row>
            <table:table-row>
              <table:table-cell office:value-type="float" office:value="43651">
                <text:p>43651</text:p>
              </table:table-cell>
              <table:table-cell office:value-type="float" office:value="60967.8788804763">
                <text:p>60967.8788804763</text:p>
              </table:table-cell>
            </table:table-row>
            <table:table-row>
              <table:table-cell office:value-type="float" office:value="43652">
                <text:p>43652</text:p>
              </table:table-cell>
              <table:table-cell office:value-type="float" office:value="60967.878880567">
                <text:p>60967.878880567</text:p>
              </table:table-cell>
            </table:table-row>
            <table:table-row>
              <table:table-cell office:value-type="float" office:value="43653">
                <text:p>43653</text:p>
              </table:table-cell>
              <table:table-cell office:value-type="float" office:value="60967.8788806436">
                <text:p>60967.8788806436</text:p>
              </table:table-cell>
            </table:table-row>
            <table:table-row>
              <table:table-cell office:value-type="float" office:value="43654">
                <text:p>43654</text:p>
              </table:table-cell>
              <table:table-cell office:value-type="float" office:value="60967.8788807084">
                <text:p>60967.8788807084</text:p>
              </table:table-cell>
            </table:table-row>
            <table:table-row>
              <table:table-cell office:value-type="float" office:value="43655">
                <text:p>43655</text:p>
              </table:table-cell>
              <table:table-cell office:value-type="float" office:value="60967.8788807632">
                <text:p>60967.8788807632</text:p>
              </table:table-cell>
            </table:table-row>
            <table:table-row>
              <table:table-cell office:value-type="float" office:value="43656">
                <text:p>43656</text:p>
              </table:table-cell>
              <table:table-cell office:value-type="float" office:value="60967.8788808095">
                <text:p>60967.8788808095</text:p>
              </table:table-cell>
            </table:table-row>
            <table:table-row>
              <table:table-cell office:value-type="float" office:value="43657">
                <text:p>43657</text:p>
              </table:table-cell>
              <table:table-cell office:value-type="float" office:value="60967.8788808487">
                <text:p>60967.8788808487</text:p>
              </table:table-cell>
            </table:table-row>
            <table:table-row>
              <table:table-cell office:value-type="float" office:value="43658">
                <text:p>43658</text:p>
              </table:table-cell>
              <table:table-cell office:value-type="float" office:value="60967.8788808817">
                <text:p>60967.8788808817</text:p>
              </table:table-cell>
            </table:table-row>
            <table:table-row>
              <table:table-cell office:value-type="float" office:value="43659">
                <text:p>43659</text:p>
              </table:table-cell>
              <table:table-cell office:value-type="float" office:value="60967.8788809097">
                <text:p>60967.8788809097</text:p>
              </table:table-cell>
            </table:table-row>
            <table:table-row>
              <table:table-cell office:value-type="float" office:value="43660">
                <text:p>43660</text:p>
              </table:table-cell>
              <table:table-cell office:value-type="float" office:value="60967.8788809333">
                <text:p>60967.8788809333</text:p>
              </table:table-cell>
            </table:table-row>
            <table:table-row>
              <table:table-cell office:value-type="float" office:value="43661">
                <text:p>43661</text:p>
              </table:table-cell>
              <table:table-cell office:value-type="float" office:value="60967.8788809533">
                <text:p>60967.8788809533</text:p>
              </table:table-cell>
            </table:table-row>
            <table:table-row>
              <table:table-cell office:value-type="float" office:value="43662">
                <text:p>43662</text:p>
              </table:table-cell>
              <table:table-cell office:value-type="float" office:value="60967.8788809702">
                <text:p>60967.8788809702</text:p>
              </table:table-cell>
            </table:table-row>
            <table:table-row>
              <table:table-cell office:value-type="float" office:value="43663">
                <text:p>43663</text:p>
              </table:table-cell>
              <table:table-cell office:value-type="float" office:value="60967.8788809845">
                <text:p>60967.8788809845</text:p>
              </table:table-cell>
            </table:table-row>
            <table:table-row>
              <table:table-cell office:value-type="float" office:value="43664">
                <text:p>43664</text:p>
              </table:table-cell>
              <table:table-cell office:value-type="float" office:value="60967.8788809966">
                <text:p>60967.8788809966</text:p>
              </table:table-cell>
            </table:table-row>
            <table:table-row>
              <table:table-cell office:value-type="float" office:value="43665">
                <text:p>43665</text:p>
              </table:table-cell>
              <table:table-cell office:value-type="float" office:value="60967.8788810068">
                <text:p>60967.8788810068</text:p>
              </table:table-cell>
            </table:table-row>
            <table:table-row>
              <table:table-cell office:value-type="float" office:value="43666">
                <text:p>43666</text:p>
              </table:table-cell>
              <table:table-cell office:value-type="float" office:value="60967.8788810154">
                <text:p>60967.8788810154</text:p>
              </table:table-cell>
            </table:table-row>
            <table:table-row>
              <table:table-cell office:value-type="float" office:value="43667">
                <text:p>43667</text:p>
              </table:table-cell>
              <table:table-cell office:value-type="float" office:value="60967.8788810227">
                <text:p>60967.8788810227</text:p>
              </table:table-cell>
            </table:table-row>
            <table:table-row>
              <table:table-cell office:value-type="float" office:value="43668">
                <text:p>43668</text:p>
              </table:table-cell>
              <table:table-cell office:value-type="float" office:value="60967.8788810288">
                <text:p>60967.8788810288</text:p>
              </table:table-cell>
            </table:table-row>
            <table:table-row>
              <table:table-cell office:value-type="float" office:value="43669">
                <text:p>43669</text:p>
              </table:table-cell>
              <table:table-cell office:value-type="float" office:value="60967.8788810341">
                <text:p>60967.8788810341</text:p>
              </table:table-cell>
            </table:table-row>
            <table:table-row>
              <table:table-cell office:value-type="float" office:value="43670">
                <text:p>43670</text:p>
              </table:table-cell>
              <table:table-cell office:value-type="float" office:value="60967.8788810384">
                <text:p>60967.8788810384</text:p>
              </table:table-cell>
            </table:table-row>
            <table:table-row>
              <table:table-cell office:value-type="float" office:value="43671">
                <text:p>43671</text:p>
              </table:table-cell>
              <table:table-cell office:value-type="float" office:value="60967.8788810422">
                <text:p>60967.8788810422</text:p>
              </table:table-cell>
            </table:table-row>
            <table:table-row>
              <table:table-cell office:value-type="float" office:value="43672">
                <text:p>43672</text:p>
              </table:table-cell>
              <table:table-cell office:value-type="float" office:value="60967.8788810454">
                <text:p>60967.8788810454</text:p>
              </table:table-cell>
            </table:table-row>
            <table:table-row>
              <table:table-cell office:value-type="float" office:value="43673">
                <text:p>43673</text:p>
              </table:table-cell>
              <table:table-cell office:value-type="float" office:value="60967.878881048">
                <text:p>60967.878881048</text:p>
              </table:table-cell>
            </table:table-row>
            <table:table-row>
              <table:table-cell office:value-type="float" office:value="43674">
                <text:p>43674</text:p>
              </table:table-cell>
              <table:table-cell office:value-type="float" office:value="60967.8788810503">
                <text:p>60967.8788810503</text:p>
              </table:table-cell>
            </table:table-row>
            <table:table-row>
              <table:table-cell office:value-type="float" office:value="43675">
                <text:p>43675</text:p>
              </table:table-cell>
              <table:table-cell office:value-type="float" office:value="60967.8788810521">
                <text:p>60967.8788810521</text:p>
              </table:table-cell>
            </table:table-row>
            <table:table-row>
              <table:table-cell office:value-type="float" office:value="43676">
                <text:p>43676</text:p>
              </table:table-cell>
              <table:table-cell office:value-type="float" office:value="60967.8788810537">
                <text:p>60967.8788810537</text:p>
              </table:table-cell>
            </table:table-row>
            <table:table-row>
              <table:table-cell office:value-type="float" office:value="43677">
                <text:p>43677</text:p>
              </table:table-cell>
              <table:table-cell office:value-type="float" office:value="60967.8788810551">
                <text:p>60967.8788810551</text:p>
              </table:table-cell>
            </table:table-row>
            <table:table-row>
              <table:table-cell office:value-type="float" office:value="43678">
                <text:p>43678</text:p>
              </table:table-cell>
              <table:table-cell office:value-type="float" office:value="60967.8788810563">
                <text:p>60967.8788810563</text:p>
              </table:table-cell>
            </table:table-row>
            <table:table-row>
              <table:table-cell office:value-type="float" office:value="43679">
                <text:p>43679</text:p>
              </table:table-cell>
              <table:table-cell office:value-type="float" office:value="60967.8788810572">
                <text:p>60967.8788810572</text:p>
              </table:table-cell>
            </table:table-row>
            <table:table-row>
              <table:table-cell office:value-type="float" office:value="43680">
                <text:p>43680</text:p>
              </table:table-cell>
              <table:table-cell office:value-type="float" office:value="60967.8788810581">
                <text:p>60967.8788810581</text:p>
              </table:table-cell>
            </table:table-row>
            <table:table-row>
              <table:table-cell office:value-type="float" office:value="43681">
                <text:p>43681</text:p>
              </table:table-cell>
              <table:table-cell office:value-type="float" office:value="60967.8788810587">
                <text:p>60967.8788810587</text:p>
              </table:table-cell>
            </table:table-row>
            <table:table-row>
              <table:table-cell office:value-type="float" office:value="43682">
                <text:p>43682</text:p>
              </table:table-cell>
              <table:table-cell office:value-type="float" office:value="60967.8788810593">
                <text:p>60967.8788810593</text:p>
              </table:table-cell>
            </table:table-row>
            <table:table-row>
              <table:table-cell office:value-type="float" office:value="43683">
                <text:p>43683</text:p>
              </table:table-cell>
              <table:table-cell office:value-type="float" office:value="60967.8788810598">
                <text:p>60967.8788810598</text:p>
              </table:table-cell>
            </table:table-row>
            <table:table-row>
              <table:table-cell office:value-type="float" office:value="43684">
                <text:p>43684</text:p>
              </table:table-cell>
              <table:table-cell office:value-type="float" office:value="60967.8788810603">
                <text:p>60967.8788810603</text:p>
              </table:table-cell>
            </table:table-row>
            <table:table-row>
              <table:table-cell office:value-type="float" office:value="43685">
                <text:p>43685</text:p>
              </table:table-cell>
              <table:table-cell office:value-type="float" office:value="60967.8788810606">
                <text:p>60967.8788810606</text:p>
              </table:table-cell>
            </table:table-row>
            <table:table-row>
              <table:table-cell office:value-type="float" office:value="43686">
                <text:p>43686</text:p>
              </table:table-cell>
              <table:table-cell office:value-type="float" office:value="60967.8788810609">
                <text:p>60967.8788810609</text:p>
              </table:table-cell>
            </table:table-row>
            <table:table-row>
              <table:table-cell office:value-type="float" office:value="43687">
                <text:p>43687</text:p>
              </table:table-cell>
              <table:table-cell office:value-type="float" office:value="60967.8788810612">
                <text:p>60967.8788810612</text:p>
              </table:table-cell>
            </table:table-row>
            <table:table-row>
              <table:table-cell office:value-type="float" office:value="43688">
                <text:p>43688</text:p>
              </table:table-cell>
              <table:table-cell office:value-type="float" office:value="60967.8788810614">
                <text:p>60967.8788810614</text:p>
              </table:table-cell>
            </table:table-row>
            <table:table-row>
              <table:table-cell office:value-type="float" office:value="43689">
                <text:p>43689</text:p>
              </table:table-cell>
              <table:table-cell office:value-type="float" office:value="60967.8788810616">
                <text:p>60967.8788810616</text:p>
              </table:table-cell>
            </table:table-row>
            <table:table-row>
              <table:table-cell office:value-type="float" office:value="43690">
                <text:p>43690</text:p>
              </table:table-cell>
              <table:table-cell office:value-type="float" office:value="60967.8788810617">
                <text:p>60967.8788810617</text:p>
              </table:table-cell>
            </table:table-row>
            <table:table-row>
              <table:table-cell office:value-type="float" office:value="43691">
                <text:p>43691</text:p>
              </table:table-cell>
              <table:table-cell office:value-type="float" office:value="60967.8788810618">
                <text:p>60967.8788810618</text:p>
              </table:table-cell>
            </table:table-row>
            <table:table-row>
              <table:table-cell office:value-type="float" office:value="43692">
                <text:p>43692</text:p>
              </table:table-cell>
              <table:table-cell office:value-type="float" office:value="60967.8788810619">
                <text:p>60967.8788810619</text:p>
              </table:table-cell>
            </table:table-row>
            <table:table-row>
              <table:table-cell office:value-type="float" office:value="43693">
                <text:p>43693</text:p>
              </table:table-cell>
              <table:table-cell office:value-type="float" office:value="60967.878881062">
                <text:p>60967.878881062</text:p>
              </table:table-cell>
            </table:table-row>
            <table:table-row>
              <table:table-cell office:value-type="float" office:value="43694">
                <text:p>43694</text:p>
              </table:table-cell>
              <table:table-cell office:value-type="float" office:value="60967.8788810621">
                <text:p>60967.8788810621</text:p>
              </table:table-cell>
            </table:table-row>
            <table:table-row>
              <table:table-cell office:value-type="float" office:value="43695">
                <text:p>43695</text:p>
              </table:table-cell>
              <table:table-cell office:value-type="float" office:value="60967.8788810621">
                <text:p>60967.8788810621</text:p>
              </table:table-cell>
            </table:table-row>
            <table:table-row>
              <table:table-cell office:value-type="float" office:value="43696">
                <text:p>43696</text:p>
              </table:table-cell>
              <table:table-cell office:value-type="float" office:value="60967.8788810622">
                <text:p>60967.8788810622</text:p>
              </table:table-cell>
            </table:table-row>
            <table:table-row>
              <table:table-cell office:value-type="float" office:value="43697">
                <text:p>43697</text:p>
              </table:table-cell>
              <table:table-cell office:value-type="float" office:value="60967.8788810622">
                <text:p>60967.8788810622</text:p>
              </table:table-cell>
            </table:table-row>
            <table:table-row>
              <table:table-cell office:value-type="float" office:value="43698">
                <text:p>43698</text:p>
              </table:table-cell>
              <table:table-cell office:value-type="float" office:value="60967.8788810623">
                <text:p>60967.8788810623</text:p>
              </table:table-cell>
            </table:table-row>
            <table:table-row>
              <table:table-cell office:value-type="float" office:value="43699">
                <text:p>43699</text:p>
              </table:table-cell>
              <table:table-cell office:value-type="float" office:value="60967.8788810623">
                <text:p>60967.8788810623</text:p>
              </table:table-cell>
            </table:table-row>
            <table:table-row>
              <table:table-cell office:value-type="float" office:value="43700">
                <text:p>43700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701">
                <text:p>43701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702">
                <text:p>43702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703">
                <text:p>43703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704">
                <text:p>43704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705">
                <text:p>43705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706">
                <text:p>43706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707">
                <text:p>43707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708">
                <text:p>43708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709">
                <text:p>43709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710">
                <text:p>43710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711">
                <text:p>43711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712">
                <text:p>43712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713">
                <text:p>43713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714">
                <text:p>43714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715">
                <text:p>43715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716">
                <text:p>43716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717">
                <text:p>43717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718">
                <text:p>43718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719">
                <text:p>43719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720">
                <text:p>43720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721">
                <text:p>43721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722">
                <text:p>43722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723">
                <text:p>43723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724">
                <text:p>43724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725">
                <text:p>43725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726">
                <text:p>43726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727">
                <text:p>43727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728">
                <text:p>43728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729">
                <text:p>43729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730">
                <text:p>43730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731">
                <text:p>43731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732">
                <text:p>43732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733">
                <text:p>43733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734">
                <text:p>43734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735">
                <text:p>43735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736">
                <text:p>43736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737">
                <text:p>43737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738">
                <text:p>43738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739">
                <text:p>43739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740">
                <text:p>43740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741">
                <text:p>43741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742">
                <text:p>43742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743">
                <text:p>43743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744">
                <text:p>43744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745">
                <text:p>43745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746">
                <text:p>43746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747">
                <text:p>43747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748">
                <text:p>43748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749">
                <text:p>43749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750">
                <text:p>43750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751">
                <text:p>43751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752">
                <text:p>43752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753">
                <text:p>43753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754">
                <text:p>43754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755">
                <text:p>43755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756">
                <text:p>43756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757">
                <text:p>43757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758">
                <text:p>43758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759">
                <text:p>43759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760">
                <text:p>43760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761">
                <text:p>43761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762">
                <text:p>43762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763">
                <text:p>43763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764">
                <text:p>43764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765">
                <text:p>43765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766">
                <text:p>43766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767">
                <text:p>43767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768">
                <text:p>43768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769">
                <text:p>43769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770">
                <text:p>43770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771">
                <text:p>43771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772">
                <text:p>43772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773">
                <text:p>43773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774">
                <text:p>43774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775">
                <text:p>43775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776">
                <text:p>43776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777">
                <text:p>43777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778">
                <text:p>43778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779">
                <text:p>43779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780">
                <text:p>43780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781">
                <text:p>43781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782">
                <text:p>43782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783">
                <text:p>43783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784">
                <text:p>43784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785">
                <text:p>43785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786">
                <text:p>43786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787">
                <text:p>43787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788">
                <text:p>43788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789">
                <text:p>43789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790">
                <text:p>43790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791">
                <text:p>43791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792">
                <text:p>43792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793">
                <text:p>43793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794">
                <text:p>43794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795">
                <text:p>43795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796">
                <text:p>43796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797">
                <text:p>43797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798">
                <text:p>43798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799">
                <text:p>43799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800">
                <text:p>43800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801">
                <text:p>43801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802">
                <text:p>43802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803">
                <text:p>43803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804">
                <text:p>43804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805">
                <text:p>43805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806">
                <text:p>43806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807">
                <text:p>43807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808">
                <text:p>43808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809">
                <text:p>43809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810">
                <text:p>43810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811">
                <text:p>43811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812">
                <text:p>43812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813">
                <text:p>43813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814">
                <text:p>43814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815">
                <text:p>43815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816">
                <text:p>43816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817">
                <text:p>43817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818">
                <text:p>43818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819">
                <text:p>43819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820">
                <text:p>43820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821">
                <text:p>43821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822">
                <text:p>43822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823">
                <text:p>43823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824">
                <text:p>43824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825">
                <text:p>43825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826">
                <text:p>43826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827">
                <text:p>43827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828">
                <text:p>43828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829">
                <text:p>43829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830">
                <text:p>43830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831">
                <text:p>43831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832">
                <text:p>43832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833">
                <text:p>43833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834">
                <text:p>43834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835">
                <text:p>43835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836">
                <text:p>43836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837">
                <text:p>43837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838">
                <text:p>43838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839">
                <text:p>43839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840">
                <text:p>43840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841">
                <text:p>43841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842">
                <text:p>43842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843">
                <text:p>43843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844">
                <text:p>43844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845">
                <text:p>43845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846">
                <text:p>43846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847">
                <text:p>43847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848">
                <text:p>43848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849">
                <text:p>43849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850">
                <text:p>43850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851">
                <text:p>43851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852">
                <text:p>43852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853">
                <text:p>43853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854">
                <text:p>43854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855">
                <text:p>43855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856">
                <text:p>43856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857">
                <text:p>43857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858">
                <text:p>43858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859">
                <text:p>43859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860">
                <text:p>43860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861">
                <text:p>43861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862">
                <text:p>43862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863">
                <text:p>43863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864">
                <text:p>43864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865">
                <text:p>43865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866">
                <text:p>43866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867">
                <text:p>43867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868">
                <text:p>43868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869">
                <text:p>43869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870">
                <text:p>43870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871">
                <text:p>43871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872">
                <text:p>43872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873">
                <text:p>43873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874">
                <text:p>43874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875">
                <text:p>43875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876">
                <text:p>43876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877">
                <text:p>43877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878">
                <text:p>43878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879">
                <text:p>43879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880">
                <text:p>43880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881">
                <text:p>43881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986">
                <text:p>43986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987">
                <text:p>43987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988">
                <text:p>43988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989">
                <text:p>43989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991">
                <text:p>43991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992">
                <text:p>43992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993">
                <text:p>43993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994">
                <text:p>43994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995">
                <text:p>43995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996">
                <text:p>43996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997">
                <text:p>43997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998">
                <text:p>43998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3999">
                <text:p>43999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001">
                <text:p>44001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002">
                <text:p>44002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003">
                <text:p>44003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004">
                <text:p>44004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005">
                <text:p>44005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006">
                <text:p>44006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007">
                <text:p>44007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008">
                <text:p>44008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009">
                <text:p>44009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011">
                <text:p>44011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012">
                <text:p>44012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013">
                <text:p>44013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014">
                <text:p>44014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015">
                <text:p>44015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016">
                <text:p>44016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017">
                <text:p>44017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018">
                <text:p>44018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019">
                <text:p>44019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021">
                <text:p>44021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022">
                <text:p>44022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023">
                <text:p>44023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024">
                <text:p>44024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025">
                <text:p>44025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026">
                <text:p>44026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027">
                <text:p>44027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028">
                <text:p>44028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029">
                <text:p>44029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031">
                <text:p>44031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032">
                <text:p>44032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033">
                <text:p>44033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034">
                <text:p>44034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035">
                <text:p>44035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036">
                <text:p>44036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037">
                <text:p>44037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038">
                <text:p>44038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039">
                <text:p>44039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041">
                <text:p>44041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042">
                <text:p>44042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043">
                <text:p>44043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044">
                <text:p>44044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045">
                <text:p>44045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046">
                <text:p>44046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047">
                <text:p>44047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048">
                <text:p>44048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049">
                <text:p>44049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051">
                <text:p>44051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052">
                <text:p>44052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053">
                <text:p>44053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054">
                <text:p>44054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055">
                <text:p>44055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056">
                <text:p>44056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057">
                <text:p>44057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058">
                <text:p>44058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059">
                <text:p>44059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061">
                <text:p>44061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062">
                <text:p>44062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063">
                <text:p>44063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064">
                <text:p>44064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065">
                <text:p>44065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066">
                <text:p>44066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067">
                <text:p>44067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068">
                <text:p>44068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069">
                <text:p>44069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071">
                <text:p>44071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072">
                <text:p>44072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073">
                <text:p>44073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074">
                <text:p>44074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075">
                <text:p>44075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076">
                <text:p>44076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077">
                <text:p>44077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078">
                <text:p>44078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079">
                <text:p>44079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081">
                <text:p>44081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082">
                <text:p>44082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083">
                <text:p>44083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084">
                <text:p>44084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085">
                <text:p>44085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086">
                <text:p>44086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087">
                <text:p>44087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088">
                <text:p>44088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089">
                <text:p>44089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091">
                <text:p>44091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092">
                <text:p>44092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093">
                <text:p>44093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094">
                <text:p>44094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095">
                <text:p>44095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096">
                <text:p>44096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097">
                <text:p>44097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098">
                <text:p>44098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099">
                <text:p>44099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101">
                <text:p>44101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102">
                <text:p>44102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103">
                <text:p>44103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104">
                <text:p>44104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105">
                <text:p>44105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106">
                <text:p>44106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107">
                <text:p>44107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108">
                <text:p>44108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109">
                <text:p>44109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111">
                <text:p>44111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112">
                <text:p>44112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113">
                <text:p>44113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114">
                <text:p>44114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115">
                <text:p>44115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116">
                <text:p>44116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117">
                <text:p>44117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118">
                <text:p>44118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119">
                <text:p>44119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121">
                <text:p>44121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122">
                <text:p>44122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123">
                <text:p>44123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124">
                <text:p>44124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125">
                <text:p>44125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126">
                <text:p>44126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127">
                <text:p>44127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128">
                <text:p>44128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129">
                <text:p>44129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131">
                <text:p>44131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132">
                <text:p>44132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133">
                <text:p>44133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134">
                <text:p>44134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135">
                <text:p>44135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136">
                <text:p>44136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137">
                <text:p>44137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138">
                <text:p>44138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139">
                <text:p>44139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141">
                <text:p>44141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142">
                <text:p>44142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143">
                <text:p>44143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144">
                <text:p>44144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145">
                <text:p>44145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146">
                <text:p>44146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147">
                <text:p>44147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148">
                <text:p>44148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149">
                <text:p>44149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151">
                <text:p>44151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152">
                <text:p>44152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153">
                <text:p>44153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154">
                <text:p>44154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155">
                <text:p>44155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156">
                <text:p>44156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157">
                <text:p>44157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158">
                <text:p>44158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159">
                <text:p>44159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161">
                <text:p>44161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162">
                <text:p>44162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163">
                <text:p>44163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164">
                <text:p>44164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165">
                <text:p>44165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166">
                <text:p>44166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167">
                <text:p>44167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168">
                <text:p>44168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169">
                <text:p>44169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171">
                <text:p>44171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172">
                <text:p>44172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173">
                <text:p>44173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174">
                <text:p>44174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175">
                <text:p>44175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176">
                <text:p>44176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177">
                <text:p>44177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178">
                <text:p>44178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179">
                <text:p>44179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181">
                <text:p>44181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182">
                <text:p>44182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183">
                <text:p>44183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184">
                <text:p>44184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185">
                <text:p>44185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186">
                <text:p>44186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187">
                <text:p>44187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188">
                <text:p>44188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189">
                <text:p>44189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191">
                <text:p>44191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192">
                <text:p>44192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193">
                <text:p>44193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194">
                <text:p>44194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195">
                <text:p>44195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196">
                <text:p>44196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197">
                <text:p>44197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198">
                <text:p>44198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199">
                <text:p>44199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201">
                <text:p>44201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202">
                <text:p>44202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203">
                <text:p>44203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204">
                <text:p>44204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205">
                <text:p>44205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206">
                <text:p>44206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207">
                <text:p>44207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208">
                <text:p>44208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209">
                <text:p>44209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211">
                <text:p>44211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212">
                <text:p>44212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213">
                <text:p>44213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214">
                <text:p>44214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215">
                <text:p>44215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216">
                <text:p>44216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217">
                <text:p>44217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218">
                <text:p>44218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219">
                <text:p>44219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221">
                <text:p>44221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222">
                <text:p>44222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223">
                <text:p>44223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224">
                <text:p>44224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225">
                <text:p>44225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226">
                <text:p>44226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227">
                <text:p>44227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228">
                <text:p>44228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229">
                <text:p>44229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231">
                <text:p>44231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232">
                <text:p>44232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233">
                <text:p>44233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234">
                <text:p>44234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235">
                <text:p>44235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236">
                <text:p>44236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237">
                <text:p>44237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238">
                <text:p>44238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239">
                <text:p>44239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241">
                <text:p>44241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242">
                <text:p>44242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243">
                <text:p>44243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244">
                <text:p>44244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245">
                <text:p>44245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246">
                <text:p>44246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247">
                <text:p>44247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248">
                <text:p>44248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249">
                <text:p>44249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251">
                <text:p>44251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252">
                <text:p>44252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253">
                <text:p>44253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254">
                <text:p>44254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255">
                <text:p>44255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256">
                <text:p>44256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257">
                <text:p>44257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258">
                <text:p>44258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259">
                <text:p>44259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261">
                <text:p>44261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262">
                <text:p>44262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263">
                <text:p>44263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264">
                <text:p>44264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265">
                <text:p>44265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266">
                <text:p>44266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267">
                <text:p>44267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268">
                <text:p>44268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269">
                <text:p>44269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271">
                <text:p>44271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272">
                <text:p>44272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273">
                <text:p>44273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274">
                <text:p>44274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275">
                <text:p>44275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276">
                <text:p>44276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277">
                <text:p>44277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278">
                <text:p>44278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279">
                <text:p>44279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281">
                <text:p>44281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282">
                <text:p>44282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283">
                <text:p>44283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284">
                <text:p>44284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285">
                <text:p>44285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286">
                <text:p>44286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287">
                <text:p>44287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288">
                <text:p>44288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289">
                <text:p>44289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290">
                <text:p>44290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291">
                <text:p>44291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292">
                <text:p>44292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293">
                <text:p>44293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294">
                <text:p>44294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295">
                <text:p>44295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296">
                <text:p>44296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297">
                <text:p>44297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298">
                <text:p>44298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299">
                <text:p>44299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300">
                <text:p>44300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301">
                <text:p>44301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302">
                <text:p>44302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303">
                <text:p>44303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304">
                <text:p>44304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305">
                <text:p>44305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306">
                <text:p>44306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307">
                <text:p>44307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308">
                <text:p>44308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309">
                <text:p>44309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310">
                <text:p>44310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311">
                <text:p>44311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312">
                <text:p>44312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313">
                <text:p>44313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314">
                <text:p>44314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315">
                <text:p>44315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316">
                <text:p>44316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317">
                <text:p>44317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318">
                <text:p>44318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319">
                <text:p>44319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320">
                <text:p>44320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321">
                <text:p>44321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322">
                <text:p>44322</text:p>
              </table:table-cell>
              <table:table-cell office:value-type="float" office:value="60967.8788810624">
                <text:p>60967.8788810624</text:p>
              </table:table-cell>
            </table:table-row>
            <table:table-row>
              <table:table-cell office:value-type="float" office:value="44323">
                <text:p>44323</text:p>
              </table:table-cell>
              <table:table-cell office:value-type="float" office:value="60967.8788810624">
                <text:p>60967.87888106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3">
      <number:number number:decimal-places="0" loext:min-decimal-places="0" number:min-integer-digits="1" number:grouping="true"/>
    </number:number-style>
    <number:date-style style:name="N125">
      <number:day number:style="long"/>
      <number:text>-</number:text>
      <number:month number:style="long"/>
      <number:text>-</number:text>
      <number:year number:style="long"/>
    </number:date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125">
      <style:chart-properties chart:display-label="true" chart:logarithmic="false" chart:origin="1" chart:reverse-direction="false" text:line-break="false" loext:try-staggering-first="false" chart:link-data-style-to-source="true" chart:axis-position="0" style:rotation-angle="27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3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3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3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713cm" svg:height="11.716cm" xlink:href=".." xlink:type="simple" chart:class="chart:bar" chart:style-name="ch1">
        <chart:title svg:x="9.37cm" svg:y="0.37cm" chart:style-name="ch2">
          <text:p>real/prediction</text:p>
        </chart:title>
        <chart:legend chart:legend-position="end" svg:x="19.476cm" svg:y="5.31cm" style:legend-expansion="high" chart:style-name="ch3"/>
        <chart:plot-area chart:style-name="ch4" table:cell-range-address="Sheet9.B13:Sheet9.B50 Sheet9.C13:Sheet9.C35 Sheet9.E13:Sheet9.E50" chart:data-source-has-labels="both" svg:x="1.445cm" svg:y="1.383cm" svg:width="17.597cm" svg:height="9.118cm">
          <chartooo:coordinate-region svg:x="2.728cm" svg:y="1.582cm" svg:width="16.314cm" svg:height="6.975cm"/>
          <chart:axis chart:dimension="x" chart:name="primary-x" chart:style-name="ch5" chartooo:axis-type="auto">
            <chartooo:date-scale/>
            <chart:title svg:x="9.868cm" svg:y="10.735cm" chart:style-name="ch6">
              <text:p>date</text:p>
            </chart:title>
            <chart:categories table:cell-range-address="Sheet9.B13:Sheet9.B50"/>
          </chart:axis>
          <chart:axis chart:dimension="y" chart:name="primary-y" chart:style-name="ch7">
            <chart:title svg:x="0.451cm" svg:y="7.441cm" chart:style-name="ch8">
              <text:p>confirmed infections</text:p>
            </chart:title>
            <chart:grid chart:style-name="ch9" chart:class="major"/>
          </chart:axis>
          <chart:series chart:style-name="ch10" chart:values-cell-range-address="Sheet9.C13:Sheet9.C35" loext:label-string="real" chart:class="chart:bar">
            <chart:data-point chart:repeated="23"/>
          </chart:series>
          <chart:series chart:style-name="ch11" chart:values-cell-range-address="Sheet9.E13:Sheet9.E50" loext:label-string="prediction" chart:class="chart:bar">
            <chart:data-point chart:repeated="3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al</text:p>
              </table:table-cell>
              <table:table-cell office:value-type="string">
                <text:p>prediction</text:p>
              </table:table-cell>
            </table:table-row>
          </table:table-header-rows>
          <table:table-rows>
            <table:table-row>
              <table:table-cell office:value-type="float" office:value="43487">
                <text:p>43487</text:p>
                <draw:g>
                  <svg:desc>Sheet9.B13:Sheet9.B50</svg:desc>
                </draw:g>
              </table:table-cell>
              <table:table-cell office:value-type="float" office:value="314">
                <text:p>314</text:p>
                <draw:g>
                  <svg:desc>Sheet9.C13:Sheet9.C35</svg:desc>
                </draw:g>
              </table:table-cell>
              <table:table-cell office:value-type="float" office:value="411.548904962503">
                <text:p>411.548904962503</text:p>
                <draw:g>
                  <svg:desc>Sheet9.E13:Sheet9.E50</svg:desc>
                </draw:g>
              </table:table-cell>
            </table:table-row>
            <table:table-row>
              <table:table-cell office:value-type="float" office:value="43488">
                <text:p>43488</text:p>
              </table:table-cell>
              <table:table-cell office:value-type="float" office:value="579">
                <text:p>579</text:p>
              </table:table-cell>
              <table:table-cell office:value-type="float" office:value="490.273444678925">
                <text:p>490.273444678925</text:p>
              </table:table-cell>
            </table:table-row>
            <table:table-row>
              <table:table-cell office:value-type="float" office:value="43489">
                <text:p>43489</text:p>
              </table:table-cell>
              <table:table-cell office:value-type="float" office:value="843">
                <text:p>843</text:p>
              </table:table-cell>
              <table:table-cell office:value-type="float" office:value="959.939299163558">
                <text:p>959.939299163558</text:p>
              </table:table-cell>
            </table:table-row>
            <table:table-row>
              <table:table-cell office:value-type="float" office:value="43490">
                <text:p>43490</text:p>
              </table:table-cell>
              <table:table-cell office:value-type="float" office:value="1337">
                <text:p>1337</text:p>
              </table:table-cell>
              <table:table-cell office:value-type="float" office:value="1332.91701510271">
                <text:p>1332.91701510271</text:p>
              </table:table-cell>
            </table:table-row>
            <table:table-row>
              <table:table-cell office:value-type="float" office:value="43491">
                <text:p>43491</text:p>
              </table:table-cell>
              <table:table-cell office:value-type="float" office:value="2014">
                <text:p>2014</text:p>
              </table:table-cell>
              <table:table-cell office:value-type="float" office:value="1989.7878354079">
                <text:p>1989.7878354079</text:p>
              </table:table-cell>
            </table:table-row>
            <table:table-row>
              <table:table-cell office:value-type="float" office:value="43492">
                <text:p>43492</text:p>
              </table:table-cell>
              <table:table-cell office:value-type="float" office:value="2798">
                <text:p>2798</text:p>
              </table:table-cell>
              <table:table-cell office:value-type="float" office:value="2872.74588324072">
                <text:p>2872.74588324072</text:p>
              </table:table-cell>
            </table:table-row>
            <table:table-row>
              <table:table-cell office:value-type="float" office:value="43493">
                <text:p>43493</text:p>
              </table:table-cell>
              <table:table-cell office:value-type="float" office:value="4593">
                <text:p>4593</text:p>
              </table:table-cell>
              <table:table-cell office:value-type="float" office:value="3883.30107098738">
                <text:p>3883.30107098738</text:p>
              </table:table-cell>
            </table:table-row>
            <table:table-row>
              <table:table-cell office:value-type="float" office:value="43494">
                <text:p>43494</text:p>
              </table:table-cell>
              <table:table-cell office:value-type="float" office:value="6065">
                <text:p>6065</text:p>
              </table:table-cell>
              <table:table-cell office:value-type="float" office:value="6144.93793530806">
                <text:p>6144.93793530806</text:p>
              </table:table-cell>
            </table:table-row>
            <table:table-row>
              <table:table-cell office:value-type="float" office:value="43495">
                <text:p>43495</text:p>
              </table:table-cell>
              <table:table-cell office:value-type="float" office:value="7818">
                <text:p>7818</text:p>
              </table:table-cell>
              <table:table-cell office:value-type="float" office:value="7945.22060965982">
                <text:p>7945.22060965982</text:p>
              </table:table-cell>
            </table:table-row>
            <table:table-row>
              <table:table-cell office:value-type="float" office:value="43496">
                <text:p>43496</text:p>
              </table:table-cell>
              <table:table-cell office:value-type="float" office:value="9826">
                <text:p>9826</text:p>
              </table:table-cell>
              <table:table-cell office:value-type="float" office:value="10031.4881937171">
                <text:p>10031.4881937171</text:p>
              </table:table-cell>
            </table:table-row>
            <table:table-row>
              <table:table-cell office:value-type="float" office:value="43497">
                <text:p>43497</text:p>
              </table:table-cell>
              <table:table-cell office:value-type="float" office:value="11953">
                <text:p>11953</text:p>
              </table:table-cell>
              <table:table-cell office:value-type="float" office:value="12354.1133994667">
                <text:p>12354.1133994667</text:p>
              </table:table-cell>
            </table:table-row>
            <table:table-row>
              <table:table-cell office:value-type="float" office:value="43498">
                <text:p>43498</text:p>
              </table:table-cell>
              <table:table-cell office:value-type="float" office:value="14557">
                <text:p>14557</text:p>
              </table:table-cell>
              <table:table-cell office:value-type="float" office:value="14747.2938844603">
                <text:p>14747.2938844603</text:p>
              </table:table-cell>
            </table:table-row>
            <table:table-row>
              <table:table-cell office:value-type="float" office:value="43499">
                <text:p>43499</text:p>
              </table:table-cell>
              <table:table-cell office:value-type="float" office:value="17391">
                <text:p>17391</text:p>
              </table:table-cell>
              <table:table-cell office:value-type="float" office:value="17597.1281544653">
                <text:p>17597.1281544653</text:p>
              </table:table-cell>
            </table:table-row>
            <table:table-row>
              <table:table-cell office:value-type="float" office:value="43500">
                <text:p>43500</text:p>
              </table:table-cell>
              <table:table-cell office:value-type="float" office:value="20630">
                <text:p>20630</text:p>
              </table:table-cell>
              <table:table-cell office:value-type="float" office:value="20613.4485848951">
                <text:p>20613.4485848951</text:p>
              </table:table-cell>
            </table:table-row>
            <table:table-row>
              <table:table-cell office:value-type="float" office:value="43501">
                <text:p>43501</text:p>
              </table:table-cell>
              <table:table-cell office:value-type="float" office:value="24554">
                <text:p>24554</text:p>
              </table:table-cell>
              <table:table-cell office:value-type="float" office:value="23968.4562936856">
                <text:p>23968.4562936856</text:p>
              </table:table-cell>
            </table:table-row>
            <table:table-row>
              <table:table-cell office:value-type="float" office:value="43502">
                <text:p>43502</text:p>
              </table:table-cell>
              <table:table-cell office:value-type="float" office:value="28276">
                <text:p>28276</text:p>
              </table:table-cell>
              <table:table-cell office:value-type="float" office:value="27921.0786979562">
                <text:p>27921.0786979562</text:p>
              </table:table-cell>
            </table:table-row>
            <table:table-row>
              <table:table-cell office:value-type="float" office:value="43503">
                <text:p>43503</text:p>
              </table:table-cell>
              <table:table-cell office:value-type="float" office:value="31481">
                <text:p>31481</text:p>
              </table:table-cell>
              <table:table-cell office:value-type="float" office:value="31573.4912724896">
                <text:p>31573.4912724896</text:p>
              </table:table-cell>
            </table:table-row>
            <table:table-row>
              <table:table-cell office:value-type="float" office:value="43504">
                <text:p>43504</text:p>
              </table:table-cell>
              <table:table-cell office:value-type="float" office:value="34886">
                <text:p>34886</text:p>
              </table:table-cell>
              <table:table-cell office:value-type="float" office:value="34652.9897240074">
                <text:p>34652.9897240074</text:p>
              </table:table-cell>
            </table:table-row>
            <table:table-row>
              <table:table-cell office:value-type="float" office:value="43505">
                <text:p>43505</text:p>
              </table:table-cell>
              <table:table-cell office:value-type="float" office:value="37198">
                <text:p>37198</text:p>
              </table:table-cell>
              <table:table-cell office:value-type="float" office:value="37865.6701512592">
                <text:p>37865.6701512592</text:p>
              </table:table-cell>
            </table:table-row>
            <table:table-row>
              <table:table-cell office:value-type="float" office:value="43506">
                <text:p>43506</text:p>
              </table:table-cell>
              <table:table-cell office:value-type="float" office:value="40490">
                <text:p>40490</text:p>
              </table:table-cell>
              <table:table-cell office:value-type="float" office:value="40015.5738535572">
                <text:p>40015.5738535572</text:p>
              </table:table-cell>
            </table:table-row>
            <table:table-row>
              <table:table-cell office:value-type="float" office:value="43507">
                <text:p>43507</text:p>
              </table:table-cell>
              <table:table-cell office:value-type="float" office:value="43107">
                <text:p>43107</text:p>
              </table:table-cell>
              <table:table-cell office:value-type="float" office:value="43036.5028577438">
                <text:p>43036.5028577438</text:p>
              </table:table-cell>
            </table:table-row>
            <table:table-row>
              <table:table-cell office:value-type="float" office:value="43508">
                <text:p>43508</text:p>
              </table:table-cell>
              <table:table-cell office:value-type="float" office:value="45174">
                <text:p>45174</text:p>
              </table:table-cell>
              <table:table-cell office:value-type="float" office:value="45406.7017136727">
                <text:p>45406.7017136727</text:p>
              </table:table-cell>
            </table:table-row>
            <table:table-row>
              <table:table-cell office:value-type="float" office:value="43509">
                <text:p>43509</text:p>
              </table:table-cell>
              <table:table-cell office:value-type="float" office:value="49070">
                <text:p>49070</text:p>
              </table:table-cell>
              <table:table-cell office:value-type="float" office:value="47260.472331552">
                <text:p>47260.472331552</text:p>
              </table:table-cell>
            </table:table-row>
            <table:table-row>
              <table:table-cell office:value-type="float" office:value="43510">
                <text:p>43510</text:p>
              </table:table-cell>
              <table:table-cell office:value-type="float" office:value="NaN">
                <text:p>NaN</text:p>
              </table:table-cell>
              <table:table-cell office:value-type="float" office:value="50713.603260361">
                <text:p>50713.603260361</text:p>
              </table:table-cell>
            </table:table-row>
            <table:table-row>
              <table:table-cell office:value-type="float" office:value="43511">
                <text:p>43511</text:p>
              </table:table-cell>
              <table:table-cell office:value-type="float" office:value="NaN">
                <text:p>NaN</text:p>
              </table:table-cell>
              <table:table-cell office:value-type="float" office:value="52155.2342569876">
                <text:p>52155.2342569876</text:p>
              </table:table-cell>
            </table:table-row>
            <table:table-row>
              <table:table-cell office:value-type="float" office:value="43512">
                <text:p>43512</text:p>
              </table:table-cell>
              <table:table-cell office:value-type="float" office:value="NaN">
                <text:p>NaN</text:p>
              </table:table-cell>
              <table:table-cell office:value-type="float" office:value="53412.6894215134">
                <text:p>53412.6894215134</text:p>
              </table:table-cell>
            </table:table-row>
            <table:table-row>
              <table:table-cell office:value-type="float" office:value="43513">
                <text:p>43513</text:p>
              </table:table-cell>
              <table:table-cell office:value-type="float" office:value="NaN">
                <text:p>NaN</text:p>
              </table:table-cell>
              <table:table-cell office:value-type="float" office:value="54504.3022083677">
                <text:p>54504.3022083677</text:p>
              </table:table-cell>
            </table:table-row>
            <table:table-row>
              <table:table-cell office:value-type="float" office:value="43514">
                <text:p>43514</text:p>
              </table:table-cell>
              <table:table-cell office:value-type="float" office:value="NaN">
                <text:p>NaN</text:p>
              </table:table-cell>
              <table:table-cell office:value-type="float" office:value="55448.1212895755">
                <text:p>55448.1212895755</text:p>
              </table:table-cell>
            </table:table-row>
            <table:table-row>
              <table:table-cell office:value-type="float" office:value="43515">
                <text:p>43515</text:p>
              </table:table-cell>
              <table:table-cell office:value-type="float" office:value="NaN">
                <text:p>NaN</text:p>
              </table:table-cell>
              <table:table-cell office:value-type="float" office:value="56261.355188038">
                <text:p>56261.355188038</text:p>
              </table:table-cell>
            </table:table-row>
            <table:table-row>
              <table:table-cell office:value-type="float" office:value="43516">
                <text:p>43516</text:p>
              </table:table-cell>
              <table:table-cell office:value-type="float" office:value="NaN">
                <text:p>NaN</text:p>
              </table:table-cell>
              <table:table-cell office:value-type="float" office:value="56960.0271123532">
                <text:p>56960.0271123532</text:p>
              </table:table-cell>
            </table:table-row>
            <table:table-row>
              <table:table-cell office:value-type="float" office:value="43517">
                <text:p>43517</text:p>
              </table:table-cell>
              <table:table-cell office:value-type="float" office:value="NaN">
                <text:p>NaN</text:p>
              </table:table-cell>
              <table:table-cell office:value-type="float" office:value="57558.7885812168">
                <text:p>57558.7885812168</text:p>
              </table:table-cell>
            </table:table-row>
            <table:table-row>
              <table:table-cell office:value-type="float" office:value="43518">
                <text:p>43518</text:p>
              </table:table-cell>
              <table:table-cell office:value-type="float" office:value="NaN">
                <text:p>NaN</text:p>
              </table:table-cell>
              <table:table-cell office:value-type="float" office:value="58070.8481065123">
                <text:p>58070.8481065123</text:p>
              </table:table-cell>
            </table:table-row>
            <table:table-row>
              <table:table-cell office:value-type="float" office:value="43519">
                <text:p>43519</text:p>
              </table:table-cell>
              <table:table-cell office:value-type="float" office:value="NaN">
                <text:p>NaN</text:p>
              </table:table-cell>
              <table:table-cell office:value-type="float" office:value="58507.9796072985">
                <text:p>58507.9796072985</text:p>
              </table:table-cell>
            </table:table-row>
            <table:table-row>
              <table:table-cell office:value-type="float" office:value="43520">
                <text:p>43520</text:p>
              </table:table-cell>
              <table:table-cell office:value-type="float" office:value="NaN">
                <text:p>NaN</text:p>
              </table:table-cell>
              <table:table-cell office:value-type="float" office:value="58880.5831541235">
                <text:p>58880.5831541235</text:p>
              </table:table-cell>
            </table:table-row>
            <table:table-row>
              <table:table-cell office:value-type="float" office:value="43521">
                <text:p>43521</text:p>
              </table:table-cell>
              <table:table-cell office:value-type="float" office:value="NaN">
                <text:p>NaN</text:p>
              </table:table-cell>
              <table:table-cell office:value-type="float" office:value="59197.7775245471">
                <text:p>59197.7775245471</text:p>
              </table:table-cell>
            </table:table-row>
            <table:table-row>
              <table:table-cell office:value-type="float" office:value="43522">
                <text:p>43522</text:p>
              </table:table-cell>
              <table:table-cell office:value-type="float" office:value="NaN">
                <text:p>NaN</text:p>
              </table:table-cell>
              <table:table-cell office:value-type="float" office:value="59467.5097036636">
                <text:p>59467.5097036636</text:p>
              </table:table-cell>
            </table:table-row>
            <table:table-row>
              <table:table-cell office:value-type="float" office:value="43523">
                <text:p>43523</text:p>
              </table:table-cell>
              <table:table-cell office:value-type="float" office:value="NaN">
                <text:p>NaN</text:p>
              </table:table-cell>
              <table:table-cell office:value-type="float" office:value="59696.670921745">
                <text:p>59696.670921745</text:p>
              </table:table-cell>
            </table:table-row>
            <table:table-row>
              <table:table-cell office:value-type="float" office:value="43524">
                <text:p>43524</text:p>
              </table:table-cell>
              <table:table-cell office:value-type="float" office:value="NaN">
                <text:p>NaN</text:p>
              </table:table-cell>
              <table:table-cell office:value-type="float" office:value="59891.2122242238">
                <text:p>59891.212224223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